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officeooo:rsid="000d47e2" officeooo:paragraph-rsid="00157d19" style:font-size-asian="12pt" style:font-weight-asian="bold" style:font-size-complex="12pt" style:font-weight-complex="bold"/>
    </style:style>
    <style:style style:name="P2" style:family="paragraph" style:parent-style-name="Standard">
      <style:text-properties fo:font-size="12pt" fo:font-weight="bold" officeooo:paragraph-rsid="014921a2" style:font-size-asian="12pt" style:font-weight-asian="bold" style:font-size-complex="12pt" style:font-weight-complex="bold"/>
    </style:style>
    <style:style style:name="P3" style:family="paragraph" style:parent-style-name="Standard">
      <style:text-properties fo:font-size="12pt" fo:font-weight="bold" officeooo:rsid="014c0254" officeooo:paragraph-rsid="014c0254" style:font-size-asian="12pt" style:font-weight-asian="bold" style:font-size-complex="12pt" style:font-weight-complex="bold"/>
    </style:style>
    <style:style style:name="P4" style:family="paragraph" style:parent-style-name="Standard">
      <style:text-properties fo:font-size="12pt" fo:font-weight="bold" officeooo:paragraph-rsid="015a82db" style:font-size-asian="12pt" style:font-weight-asian="bold" style:font-size-complex="12pt" style:font-weight-complex="bold"/>
    </style:style>
    <style:style style:name="P5" style:family="paragraph" style:parent-style-name="Standard">
      <style:text-properties fo:font-size="12pt" fo:font-weight="bold" officeooo:rsid="0054e40b" officeooo:paragraph-rsid="029ffc63" style:font-size-asian="12pt" style:font-weight-asian="bold" style:font-size-complex="12pt" style:font-weight-complex="bold"/>
    </style:style>
    <style:style style:name="P6" style:family="paragraph" style:parent-style-name="Standard">
      <style:text-properties fo:font-size="12pt" officeooo:rsid="0054e40b" officeooo:paragraph-rsid="01579bff" style:font-size-asian="12pt" style:font-size-complex="12pt"/>
    </style:style>
    <style:style style:name="P7" style:family="paragraph" style:parent-style-name="Standard">
      <style:text-properties fo:font-size="12pt" officeooo:paragraph-rsid="02a0ec42" style:font-size-asian="12pt" style:font-size-complex="12pt"/>
    </style:style>
    <style:style style:name="P8" style:family="paragraph" style:parent-style-name="Standard">
      <style:text-properties fo:font-size="12pt" officeooo:paragraph-rsid="03b146bd" style:font-size-asian="12pt" style:font-size-complex="12pt"/>
    </style:style>
    <style:style style:name="P9" style:family="paragraph" style:parent-style-name="Standard">
      <style:text-properties fo:font-size="12pt" fo:font-weight="normal" officeooo:rsid="014c0254" officeooo:paragraph-rsid="01fb373e" style:font-size-asian="12pt" style:font-weight-asian="normal" style:font-size-complex="12pt" style:font-weight-complex="normal"/>
    </style:style>
    <style:style style:name="P10" style:family="paragraph" style:parent-style-name="Standard">
      <style:text-properties fo:font-size="12pt" fo:font-weight="normal" officeooo:rsid="016041a5" officeooo:paragraph-rsid="016041a5" style:font-size-asian="12pt" style:font-weight-asian="normal" style:font-size-complex="12pt" style:font-weight-complex="normal"/>
    </style:style>
    <style:style style:name="P11" style:family="paragraph" style:parent-style-name="Standard">
      <style:text-properties fo:font-size="12pt" fo:font-weight="normal" officeooo:rsid="016041a5" officeooo:paragraph-rsid="01fb373e" style:font-size-asian="12pt" style:font-weight-asian="normal" style:font-size-complex="12pt" style:font-weight-complex="normal"/>
    </style:style>
    <style:style style:name="P12" style:family="paragraph" style:parent-style-name="Standard">
      <style:text-properties style:text-outline="false" style:text-line-through-style="none" style:text-line-through-type="none" style:font-name="Liberation Sans1" fo:font-size="12pt" fo:font-style="normal" fo:text-shadow="none" style:text-underline-style="none" fo:font-weight="bold" officeooo:rsid="00d30f4f" officeooo:paragraph-rsid="00d51cb2" style:font-size-asian="12pt" style:font-style-asian="normal" style:font-weight-asian="bold" style:font-size-complex="12pt" style:font-weight-complex="bold" style:text-emphasize="none"/>
    </style:style>
    <style:style style:name="P13" style:family="paragraph" style:parent-style-name="Standard">
      <style:text-properties style:text-outline="false" style:text-line-through-style="none" style:text-line-through-type="none" style:font-name="Liberation Sans1" fo:font-size="12pt" fo:font-style="normal" fo:text-shadow="none" style:text-underline-style="none" fo:font-weight="bold" officeooo:rsid="014c0254" officeooo:paragraph-rsid="014c0254" style:font-size-asian="12pt" style:font-style-asian="normal" style:font-weight-asian="bold" style:font-size-complex="12pt" style:font-weight-complex="bold" style:text-emphasize="none"/>
    </style:style>
    <style:style style:name="P14"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10a7f04" officeooo:paragraph-rsid="005f614e" style:font-size-asian="12pt" style:font-style-asian="normal" style:font-weight-asian="normal" style:font-size-complex="12pt" style:font-weight-complex="normal" style:text-emphasize="none"/>
    </style:style>
    <style:style style:name="P15"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13fc5af" officeooo:paragraph-rsid="014921a2" style:font-size-asian="12pt" style:font-style-asian="normal" style:font-weight-asian="normal" style:font-size-complex="12pt" style:font-weight-complex="normal" style:text-emphasize="none"/>
    </style:style>
    <style:style style:name="P16" style:family="paragraph" style:parent-style-name="Standard">
      <style:text-properties officeooo:paragraph-rsid="029ffc63"/>
    </style:style>
    <style:style style:name="P17" style:family="paragraph" style:parent-style-name="Standard">
      <style:text-properties fo:font-size="12pt" style:text-underline-style="none" fo:font-weight="normal" officeooo:rsid="02007572" officeooo:paragraph-rsid="02007572" style:font-size-asian="12pt" style:font-weight-asian="normal" style:font-size-complex="12pt" style:font-weight-complex="normal"/>
    </style:style>
    <style:style style:name="P18" style:family="paragraph" style:parent-style-name="Standard" style:list-style-name="L1">
      <style:text-properties fo:font-size="12pt" style:text-underline-style="none" fo:font-weight="normal" officeooo:rsid="02007572" officeooo:paragraph-rsid="02007572" style:font-size-asian="12pt" style:font-weight-asian="normal" style:font-size-complex="12pt" style:font-weight-complex="normal"/>
    </style:style>
    <style:style style:name="P19" style:family="paragraph" style:parent-style-name="Standard" style:list-style-name="L1">
      <style:text-properties fo:font-size="12pt" style:text-underline-style="none" fo:font-weight="normal" officeooo:rsid="0201a32d" officeooo:paragraph-rsid="0201a32d" style:font-size-asian="12pt" style:font-weight-asian="normal" style:font-size-complex="12pt" style:font-weight-complex="normal"/>
    </style:style>
    <style:style style:name="P20" style:family="paragraph" style:parent-style-name="Standard" style:list-style-name="L1">
      <style:text-properties fo:font-size="12pt" style:text-underline-style="none" fo:font-weight="normal" officeooo:rsid="0202a9bd" officeooo:paragraph-rsid="0202a9bd" style:font-size-asian="12pt" style:font-weight-asian="normal" style:font-size-complex="12pt" style:font-weight-complex="normal"/>
    </style:style>
    <style:style style:name="P21" style:family="paragraph" style:parent-style-name="Standard" style:list-style-name="L1">
      <style:text-properties fo:font-size="12pt" style:text-underline-style="none" fo:font-weight="normal" officeooo:rsid="02c07e4b" officeooo:paragraph-rsid="02c07e4b" style:font-size-asian="12pt" style:font-weight-asian="normal" style:font-size-complex="12pt" style:font-weight-complex="normal"/>
    </style:style>
    <style:style style:name="P22" style:family="paragraph" style:parent-style-name="Standard" style:list-style-name="L2">
      <style:text-properties fo:font-size="12pt" officeooo:paragraph-rsid="004fdbaf" style:font-size-asian="12pt" style:font-size-complex="12pt"/>
    </style:style>
    <style:style style:name="P23" style:family="paragraph" style:parent-style-name="Standard" style:list-style-name="L2">
      <style:text-properties fo:font-size="12pt" officeooo:paragraph-rsid="023a6c2c" style:font-size-asian="12pt" style:font-size-complex="12pt"/>
    </style:style>
    <style:style style:name="P24" style:family="paragraph" style:parent-style-name="Standard" style:list-style-name="L2">
      <style:text-properties fo:font-size="12pt" officeooo:paragraph-rsid="027a89f7" style:font-size-asian="12pt" style:font-size-complex="12pt"/>
    </style:style>
    <style:style style:name="P25" style:family="paragraph" style:parent-style-name="Standard" style:list-style-name="L2">
      <style:text-properties fo:font-size="12pt" officeooo:paragraph-rsid="023540b8" style:font-size-asian="12pt" style:font-size-complex="12pt"/>
    </style:style>
    <style:style style:name="P26" style:family="paragraph" style:parent-style-name="Standard" style:list-style-name="L2">
      <style:text-properties fo:font-size="12pt" officeooo:paragraph-rsid="03427fb4" style:font-size-asian="12pt" style:font-size-complex="12pt"/>
    </style:style>
    <style:style style:name="P27" style:family="paragraph" style:parent-style-name="Standard" style:list-style-name="L2">
      <style:text-properties fo:font-size="12pt" officeooo:paragraph-rsid="0342ce3b" style:font-size-asian="12pt" style:font-size-complex="12pt"/>
    </style:style>
    <style:style style:name="P28" style:family="paragraph" style:parent-style-name="Standard" style:list-style-name="L2">
      <style:text-properties fo:font-size="12pt" officeooo:paragraph-rsid="004e44b4" style:font-size-asian="12pt" style:font-size-complex="12pt"/>
    </style:style>
    <style:style style:name="P29" style:family="paragraph" style:parent-style-name="Standard" style:list-style-name="L2">
      <style:text-properties fo:font-size="12pt" officeooo:paragraph-rsid="017d348b" style:font-size-asian="12pt" style:font-size-complex="12pt"/>
    </style:style>
    <style:style style:name="P30" style:family="paragraph" style:parent-style-name="Standard" style:list-style-name="L2">
      <style:text-properties fo:font-size="12pt" officeooo:paragraph-rsid="0282839e" style:font-size-asian="12pt" style:font-size-complex="12pt"/>
    </style:style>
    <style:style style:name="P31" style:family="paragraph" style:parent-style-name="Standard" style:list-style-name="L2">
      <style:text-properties fo:font-size="12pt" officeooo:paragraph-rsid="028461bd" style:font-size-asian="12pt" style:font-size-complex="12pt"/>
    </style:style>
    <style:style style:name="P32" style:family="paragraph" style:parent-style-name="Standard" style:list-style-name="L2">
      <style:text-properties fo:font-size="12pt" officeooo:paragraph-rsid="018096ec" style:font-size-asian="12pt" style:font-size-complex="12pt"/>
    </style:style>
    <style:style style:name="P33" style:family="paragraph" style:parent-style-name="Standard" style:list-style-name="L2">
      <style:text-properties fo:font-size="12pt" officeooo:paragraph-rsid="022d98d4" style:font-size-asian="12pt" style:font-size-complex="12pt"/>
    </style:style>
    <style:style style:name="P34" style:family="paragraph" style:parent-style-name="Standard" style:list-style-name="L2">
      <style:text-properties fo:font-size="12pt" officeooo:paragraph-rsid="00417baf" style:font-size-asian="12pt" style:font-size-complex="12pt"/>
    </style:style>
    <style:style style:name="P35" style:family="paragraph" style:parent-style-name="Standard" style:list-style-name="L2">
      <style:text-properties fo:font-size="12pt" officeooo:paragraph-rsid="02923e17" style:font-size-asian="12pt" style:font-size-complex="12pt"/>
    </style:style>
    <style:style style:name="P36" style:family="paragraph" style:parent-style-name="Standard" style:list-style-name="L2">
      <style:text-properties fo:font-size="12pt" officeooo:paragraph-rsid="028f1a3e" style:font-size-asian="12pt" style:font-size-complex="12pt"/>
    </style:style>
    <style:style style:name="P37" style:family="paragraph" style:parent-style-name="Standard" style:list-style-name="L2">
      <style:text-properties fo:font-size="12pt" officeooo:paragraph-rsid="01877027" style:font-size-asian="12pt" style:font-size-complex="12pt"/>
    </style:style>
    <style:style style:name="P38" style:family="paragraph" style:parent-style-name="Standard" style:list-style-name="L2">
      <style:text-properties fo:font-size="12pt" officeooo:paragraph-rsid="03447ff0" style:font-size-asian="12pt" style:font-size-complex="12pt"/>
    </style:style>
    <style:style style:name="P39" style:family="paragraph" style:parent-style-name="Standard" style:list-style-name="L2">
      <style:text-properties fo:font-size="12pt" officeooo:paragraph-rsid="0169a75a" style:font-size-asian="12pt" style:font-size-complex="12pt"/>
    </style:style>
    <style:style style:name="P40" style:family="paragraph" style:parent-style-name="Standard" style:list-style-name="L2">
      <style:text-properties fo:font-size="12pt" officeooo:paragraph-rsid="034639c0" style:font-size-asian="12pt" style:font-size-complex="12pt"/>
    </style:style>
    <style:style style:name="P41" style:family="paragraph" style:parent-style-name="Standard" style:list-style-name="L2">
      <style:text-properties fo:font-size="12pt" officeooo:paragraph-rsid="0296f1bf" style:font-size-asian="12pt" style:font-size-complex="12pt"/>
    </style:style>
    <style:style style:name="P42" style:family="paragraph" style:parent-style-name="Standard" style:list-style-name="L2">
      <style:text-properties fo:font-size="12pt" officeooo:paragraph-rsid="02997941" style:font-size-asian="12pt" style:font-size-complex="12pt"/>
    </style:style>
    <style:style style:name="P43" style:family="paragraph" style:parent-style-name="Standard" style:list-style-name="L2">
      <style:text-properties fo:font-size="12pt" officeooo:paragraph-rsid="01894a3e" style:font-size-asian="12pt" style:font-size-complex="12pt"/>
    </style:style>
    <style:style style:name="P44" style:family="paragraph" style:parent-style-name="Standard" style:list-style-name="L2">
      <style:text-properties fo:font-size="12pt" officeooo:paragraph-rsid="02a847d0" style:font-size-asian="12pt" style:font-size-complex="12pt"/>
    </style:style>
    <style:style style:name="P45" style:family="paragraph" style:parent-style-name="Standard" style:list-style-name="L2">
      <style:text-properties fo:font-size="12pt" officeooo:paragraph-rsid="02b1ecf0" style:font-size-asian="12pt" style:font-size-complex="12pt"/>
    </style:style>
    <style:style style:name="P46" style:family="paragraph" style:parent-style-name="Standard" style:list-style-name="L2">
      <style:text-properties fo:font-size="12pt" officeooo:paragraph-rsid="02b2d6e5" style:font-size-asian="12pt" style:font-size-complex="12pt"/>
    </style:style>
    <style:style style:name="P47" style:family="paragraph" style:parent-style-name="Standard" style:list-style-name="L2">
      <style:text-properties fo:font-size="12pt" officeooo:paragraph-rsid="02b4de7b" style:font-size-asian="12pt" style:font-size-complex="12pt"/>
    </style:style>
    <style:style style:name="P48" style:family="paragraph" style:parent-style-name="Standard" style:list-style-name="L2">
      <style:text-properties fo:font-size="12pt" officeooo:paragraph-rsid="016d01bd" style:font-size-asian="12pt" style:font-size-complex="12pt"/>
    </style:style>
    <style:style style:name="P49" style:family="paragraph" style:parent-style-name="Standard" style:list-style-name="L2">
      <style:text-properties fo:font-size="12pt" officeooo:paragraph-rsid="004c933d" style:font-size-asian="12pt" style:font-size-complex="12pt"/>
    </style:style>
    <style:style style:name="P50" style:family="paragraph" style:parent-style-name="Standard" style:list-style-name="L3">
      <style:text-properties fo:font-size="12pt" officeooo:paragraph-rsid="022d98d4" style:font-size-asian="12pt" style:font-size-complex="12pt"/>
    </style:style>
    <style:style style:name="P51" style:family="paragraph" style:parent-style-name="Standard" style:list-style-name="L3">
      <style:text-properties fo:font-size="12pt" officeooo:paragraph-rsid="03620e6f" style:font-size-asian="12pt" style:font-size-complex="12pt"/>
    </style:style>
    <style:style style:name="P52" style:family="paragraph" style:parent-style-name="Standard" style:list-style-name="L3">
      <style:text-properties fo:font-size="12pt" officeooo:paragraph-rsid="037c7983" style:font-size-asian="12pt" style:font-size-complex="12pt"/>
    </style:style>
    <style:style style:name="P53" style:family="paragraph" style:parent-style-name="Standard" style:list-style-name="L3">
      <style:text-properties fo:font-size="12pt" officeooo:paragraph-rsid="037f3d75" style:font-size-asian="12pt" style:font-size-complex="12pt"/>
    </style:style>
    <style:style style:name="P54" style:family="paragraph" style:parent-style-name="Standard" style:list-style-name="L3">
      <style:text-properties fo:font-size="12pt" officeooo:paragraph-rsid="0369bd04" style:font-size-asian="12pt" style:font-size-complex="12pt"/>
    </style:style>
    <style:style style:name="P55" style:family="paragraph" style:parent-style-name="Standard" style:list-style-name="L3">
      <style:text-properties fo:font-size="12pt" officeooo:paragraph-rsid="035831dd" style:font-size-asian="12pt" style:font-size-complex="12pt"/>
    </style:style>
    <style:style style:name="P56" style:family="paragraph" style:parent-style-name="Standard" style:list-style-name="L3">
      <style:text-properties fo:font-size="12pt" officeooo:paragraph-rsid="038801f3" style:font-size-asian="12pt" style:font-size-complex="12pt"/>
    </style:style>
    <style:style style:name="P57" style:family="paragraph" style:parent-style-name="Standard" style:list-style-name="L3">
      <style:text-properties fo:font-size="12pt" officeooo:paragraph-rsid="03540153" style:font-size-asian="12pt" style:font-size-complex="12pt"/>
    </style:style>
    <style:style style:name="P58" style:family="paragraph" style:parent-style-name="Standard" style:list-style-name="L3">
      <style:text-properties fo:font-size="12pt" officeooo:paragraph-rsid="035a2ef7" style:font-size-asian="12pt" style:font-size-complex="12pt"/>
    </style:style>
    <style:style style:name="P59" style:family="paragraph" style:parent-style-name="Standard" style:list-style-name="L3">
      <style:text-properties fo:font-size="12pt" officeooo:paragraph-rsid="03a13029" style:font-size-asian="12pt" style:font-size-complex="12pt"/>
    </style:style>
    <style:style style:name="P60" style:family="paragraph" style:parent-style-name="Standard" style:list-style-name="L3">
      <style:text-properties fo:font-size="12pt" officeooo:paragraph-rsid="03768c96" style:font-size-asian="12pt" style:font-size-complex="12pt"/>
    </style:style>
    <style:style style:name="P61" style:family="paragraph" style:parent-style-name="Standard" style:list-style-name="L3">
      <style:text-properties fo:font-size="12pt" officeooo:paragraph-rsid="0388e79e" style:font-size-asian="12pt" style:font-size-complex="12pt"/>
    </style:style>
    <style:style style:name="P62" style:family="paragraph" style:parent-style-name="Standard" style:list-style-name="L3">
      <style:text-properties fo:font-size="12pt" officeooo:paragraph-rsid="038b4fcc" style:font-size-asian="12pt" style:font-size-complex="12pt"/>
    </style:style>
    <style:style style:name="P63" style:family="paragraph" style:parent-style-name="Standard" style:list-style-name="L3">
      <style:text-properties fo:font-size="12pt" officeooo:paragraph-rsid="038c5e7d" style:font-size-asian="12pt" style:font-size-complex="12pt"/>
    </style:style>
    <style:style style:name="P64" style:family="paragraph" style:parent-style-name="Standard" style:list-style-name="L4">
      <style:text-properties fo:font-size="12pt" fo:font-weight="bold" officeooo:paragraph-rsid="022d98d4" style:font-size-asian="12pt" style:font-weight-asian="bold" style:font-size-complex="12pt" style:font-weight-complex="bold"/>
    </style:style>
    <style:style style:name="P65" style:family="paragraph" style:parent-style-name="Standard" style:list-style-name="L5">
      <style:text-properties fo:font-size="12pt" fo:font-weight="bold" officeooo:paragraph-rsid="022d98d4" style:font-size-asian="12pt" style:font-weight-asian="bold" style:font-size-complex="12pt" style:font-weight-complex="bold"/>
    </style:style>
    <style:style style:name="P66" style:family="paragraph" style:parent-style-name="Standard" style:list-style-name="L5">
      <style:text-properties fo:font-size="12pt" fo:font-weight="bold" officeooo:paragraph-rsid="02cf5eed" style:font-size-asian="12pt" style:font-weight-asian="bold" style:font-size-complex="12pt" style:font-weight-complex="bold"/>
    </style:style>
    <style:style style:name="P67" style:family="paragraph" style:parent-style-name="Standard" style:list-style-name="L5">
      <style:text-properties fo:font-size="12pt" fo:font-weight="bold" officeooo:paragraph-rsid="02d0a2c5" style:font-size-asian="12pt" style:font-weight-asian="bold" style:font-size-complex="12pt" style:font-weight-complex="bold"/>
    </style:style>
    <style:style style:name="P68" style:family="paragraph" style:parent-style-name="Standard" style:list-style-name="L5">
      <style:text-properties fo:font-size="12pt" fo:font-weight="bold" officeooo:paragraph-rsid="02e36e76" style:font-size-asian="12pt" style:font-weight-asian="bold" style:font-size-complex="12pt" style:font-weight-complex="bold"/>
    </style:style>
    <style:style style:name="P69" style:family="paragraph" style:parent-style-name="Standard" style:list-style-name="L5">
      <style:text-properties fo:font-size="12pt" fo:font-weight="bold" officeooo:paragraph-rsid="030bb25e" style:font-size-asian="12pt" style:font-weight-asian="bold" style:font-size-complex="12pt" style:font-weight-complex="bold"/>
    </style:style>
    <style:style style:name="P70" style:family="paragraph" style:parent-style-name="Standard" style:list-style-name="L5">
      <style:text-properties fo:font-size="12pt" fo:font-weight="bold" officeooo:paragraph-rsid="0314a38b" style:font-size-asian="12pt" style:font-weight-asian="bold" style:font-size-complex="12pt" style:font-weight-complex="bold"/>
    </style:style>
    <style:style style:name="P71" style:family="paragraph" style:parent-style-name="Standard" style:list-style-name="L5">
      <style:text-properties fo:font-size="12pt" fo:font-weight="bold" officeooo:paragraph-rsid="031f3ba5" style:font-size-asian="12pt" style:font-weight-asian="bold" style:font-size-complex="12pt" style:font-weight-complex="bold"/>
    </style:style>
    <style:style style:name="P72" style:family="paragraph" style:parent-style-name="Standard" style:list-style-name="L5">
      <style:text-properties fo:font-size="12pt" fo:font-weight="bold" officeooo:paragraph-rsid="031eea51" style:font-size-asian="12pt" style:font-weight-asian="bold" style:font-size-complex="12pt" style:font-weight-complex="bold"/>
    </style:style>
    <style:style style:name="P73" style:family="paragraph" style:parent-style-name="Standard" style:list-style-name="L5">
      <style:text-properties fo:font-size="12pt" fo:font-weight="bold" officeooo:paragraph-rsid="032b9f5b" style:font-size-asian="12pt" style:font-weight-asian="bold" style:font-size-complex="12pt" style:font-weight-complex="bold"/>
    </style:style>
    <style:style style:name="P74" style:family="paragraph" style:parent-style-name="Standard" style:list-style-name="L5">
      <style:text-properties fo:font-size="12pt" fo:font-weight="bold" officeooo:paragraph-rsid="033ad98f" style:font-size-asian="12pt" style:font-weight-asian="bold" style:font-size-complex="12pt" style:font-weight-complex="bold"/>
    </style:style>
    <style:style style:name="P75" style:family="paragraph" style:parent-style-name="Standard" style:list-style-name="L1">
      <style:text-properties officeooo:rsid="02007572" officeooo:paragraph-rsid="02007572"/>
    </style:style>
    <style:style style:name="P76" style:family="paragraph" style:parent-style-name="Standard" style:list-style-name="L1">
      <style:text-properties officeooo:rsid="0226416d" officeooo:paragraph-rsid="0226416d"/>
    </style:style>
    <style:style style:name="P77" style:family="paragraph" style:parent-style-name="Standard" style:list-style-name="L1">
      <style:text-properties officeooo:rsid="030b8b1c" officeooo:paragraph-rsid="030b8b1c"/>
    </style:style>
    <style:style style:name="P78" style:family="paragraph" style:parent-style-name="Standard" style:list-style-name="L2">
      <style:text-properties officeooo:paragraph-rsid="022c8b32"/>
    </style:style>
    <style:style style:name="P79" style:family="paragraph" style:parent-style-name="Standard" style:list-style-name="L2">
      <style:text-properties officeooo:paragraph-rsid="033f27c3"/>
    </style:style>
    <style:style style:name="P80" style:family="paragraph" style:parent-style-name="Standard" style:list-style-name="L2">
      <style:text-properties officeooo:paragraph-rsid="023540b8"/>
    </style:style>
    <style:style style:name="P81"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bold" officeooo:rsid="000d47e2" officeooo:paragraph-rsid="0020e321" style:font-size-asian="12pt" style:font-style-asian="normal" style:font-weight-asian="bold" style:font-size-complex="12pt" style:font-weight-complex="bold" style:text-emphasize="none"/>
    </style:style>
    <style:style style:name="P82"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bold" officeooo:rsid="00210b99" officeooo:paragraph-rsid="00210b99" style:font-size-asian="12pt" style:font-style-asian="normal" style:font-weight-asian="bold" style:font-size-complex="12pt" style:font-weight-complex="bold" style:text-emphasize="none"/>
    </style:style>
    <style:style style:name="P83"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bold" officeooo:rsid="002349fd" officeooo:paragraph-rsid="002349fd" style:font-size-asian="12pt" style:font-style-asian="normal" style:font-weight-asian="bold" style:font-size-complex="12pt" style:font-weight-complex="bold" style:text-emphasize="none"/>
    </style:style>
    <style:style style:name="P84"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bold" officeooo:rsid="00247b95" officeooo:paragraph-rsid="00247b95" style:font-size-asian="12pt" style:font-style-asian="normal" style:font-weight-asian="bold" style:font-size-complex="12pt" style:font-weight-complex="bold" style:text-emphasize="none"/>
    </style:style>
    <style:style style:name="P85"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normal" officeooo:rsid="002349fd" officeooo:paragraph-rsid="024fea35" style:font-size-asian="12pt" style:font-style-asian="normal" style:font-weight-asian="normal" style:font-size-complex="12pt" style:font-weight-complex="bold" style:text-emphasize="none"/>
    </style:style>
    <style:style style:name="P86"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normal" officeooo:rsid="002349fd" officeooo:paragraph-rsid="023540b8" style:font-size-asian="12pt" style:font-style-asian="normal" style:font-weight-asian="normal" style:font-size-complex="12pt" style:font-weight-complex="bold" style:text-emphasize="none"/>
    </style:style>
    <style:style style:name="P87"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normal" officeooo:rsid="00247b95" officeooo:paragraph-rsid="023540b8" style:font-size-asian="12pt" style:font-style-asian="normal" style:font-weight-asian="normal" style:font-size-complex="12pt" style:font-weight-complex="bold" style:text-emphasize="none"/>
    </style:style>
    <style:style style:name="P88"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normal" officeooo:rsid="0178d892" officeooo:paragraph-rsid="018c7094" style:font-size-asian="12pt" style:font-style-asian="normal" style:font-weight-asian="normal" style:font-size-complex="12pt" style:font-weight-complex="bold" style:text-emphasize="none"/>
    </style:style>
    <style:style style:name="P89" style:family="paragraph" style:parent-style-name="Standard" style:list-style-name="L2">
      <style:text-properties style:text-outline="false" style:text-line-through-style="none" style:text-line-through-type="none" style:font-name="Liberation Sans1" fo:font-size="12pt" fo:font-style="normal" fo:text-shadow="none" style:text-underline-style="none" fo:font-weight="normal" officeooo:rsid="0054e40b" officeooo:paragraph-rsid="013b1f37" style:font-size-asian="12pt" style:font-style-asian="normal" style:font-weight-asian="normal" style:font-size-complex="12pt" style:text-emphasize="none"/>
    </style:style>
    <style:style style:name="P90" style:family="paragraph" style:parent-style-name="Standard" style:list-style-name="L5">
      <style:text-properties officeooo:paragraph-rsid="032523e6"/>
    </style:style>
    <style:style style:name="T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style:font-name="Liberation Sans1" fo:font-style="normal" fo:text-shadow="none" style:text-underline-style="none" fo:font-weight="normal" officeooo:rsid="00247b95" style:font-style-asian="normal" style:font-weight-asian="normal" style:text-emphasize="none"/>
    </style:style>
    <style:style style:name="T3" style:family="text">
      <style:text-properties style:text-outline="false" style:text-line-through-style="none" style:text-line-through-type="none" style:font-name="Liberation Sans1" fo:font-style="normal" fo:text-shadow="none" style:text-underline-style="none" fo:font-weight="normal" officeooo:rsid="002dbf6a" style:font-style-asian="normal" style:font-weight-asian="normal" style:text-emphasize="none"/>
    </style:style>
    <style:style style:name="T4" style:family="text">
      <style:text-properties style:text-outline="false" style:text-line-through-style="none" style:text-line-through-type="none" style:font-name="Liberation Sans1" fo:font-style="normal" fo:text-shadow="none" style:text-underline-style="none" fo:font-weight="normal" officeooo:rsid="0040b225" style:font-style-asian="normal" style:font-weight-asian="normal" style:text-emphasize="none"/>
    </style:style>
    <style:style style:name="T5" style:family="text">
      <style:text-properties style:text-outline="false" style:text-line-through-style="none" style:text-line-through-type="none" style:font-name="Liberation Sans1" fo:font-style="normal" fo:text-shadow="none" style:text-underline-style="none" fo:font-weight="normal" officeooo:rsid="0048ded2" style:font-style-asian="normal" style:font-weight-asian="normal" style:text-emphasize="none"/>
    </style:style>
    <style:style style:name="T6" style:family="text">
      <style:text-properties style:text-outline="false" style:text-line-through-style="none" style:text-line-through-type="none" style:font-name="Liberation Sans1" fo:font-style="normal" fo:text-shadow="none" style:text-underline-style="none" fo:font-weight="normal" officeooo:rsid="0054e40b" style:font-style-asian="normal" style:font-weight-asian="normal" style:text-emphasize="none"/>
    </style:style>
    <style:style style:name="T7" style:family="text">
      <style:text-properties style:text-outline="false" style:text-line-through-style="none" style:text-line-through-type="none" style:font-name="Liberation Sans1" fo:font-style="normal" fo:text-shadow="none" style:text-underline-style="none" fo:font-weight="normal" officeooo:rsid="00ab0a9a" style:font-style-asian="normal" style:font-weight-asian="normal" style:text-emphasize="none"/>
    </style:style>
    <style:style style:name="T8" style:family="text">
      <style:text-properties style:text-outline="false" style:text-line-through-style="none" style:text-line-through-type="none" style:font-name="Liberation Sans1" fo:font-style="normal" fo:text-shadow="none" style:text-underline-style="none" fo:font-weight="normal" officeooo:rsid="00abc456" style:font-style-asian="normal" style:font-weight-asian="normal" style:text-emphasize="none"/>
    </style:style>
    <style:style style:name="T9" style:family="text">
      <style:text-properties style:text-outline="false" style:text-line-through-style="none" style:text-line-through-type="none" style:font-name="Liberation Sans1" fo:font-style="normal" fo:text-shadow="none" style:text-underline-style="none" fo:font-weight="normal" officeooo:rsid="00ada7b2" style:font-style-asian="normal" style:font-weight-asian="normal" style:text-emphasize="none"/>
    </style:style>
    <style:style style:name="T10" style:family="text">
      <style:text-properties style:text-outline="false" style:text-line-through-style="none" style:text-line-through-type="none" style:font-name="Liberation Sans1" fo:font-style="normal" fo:text-shadow="none" style:text-underline-style="none" fo:font-weight="normal" officeooo:rsid="00af2d74" style:font-style-asian="normal" style:font-weight-asian="normal" style:text-emphasize="none"/>
    </style:style>
    <style:style style:name="T11" style:family="text">
      <style:text-properties style:text-outline="false" style:text-line-through-style="none" style:text-line-through-type="none" style:font-name="Liberation Sans1" fo:font-style="normal" fo:text-shadow="none" style:text-underline-style="none" fo:font-weight="normal" officeooo:rsid="00b0cd70" style:font-style-asian="normal" style:font-weight-asian="normal" style:text-emphasize="none"/>
    </style:style>
    <style:style style:name="T12" style:family="text">
      <style:text-properties style:text-outline="false" style:text-line-through-style="none" style:text-line-through-type="none" style:font-name="Liberation Sans1" fo:font-style="normal" fo:text-shadow="none" style:text-underline-style="none" fo:font-weight="normal" officeooo:rsid="00cf5b27" style:font-style-asian="normal" style:font-weight-asian="normal" style:text-emphasize="none"/>
    </style:style>
    <style:style style:name="T13" style:family="text">
      <style:text-properties style:text-outline="false" style:text-line-through-style="none" style:text-line-through-type="none" style:font-name="Liberation Sans1" fo:font-style="normal" fo:text-shadow="none" style:text-underline-style="none" fo:font-weight="normal" officeooo:rsid="00d30f4f" style:font-style-asian="normal" style:font-weight-asian="normal" style:text-emphasize="none"/>
    </style:style>
    <style:style style:name="T14" style:family="text">
      <style:text-properties style:text-outline="false" style:text-line-through-style="none" style:text-line-through-type="none" style:font-name="Liberation Sans1" fo:font-style="normal" fo:text-shadow="none" style:text-underline-style="none" fo:font-weight="normal" officeooo:rsid="013b1f37" style:font-style-asian="normal" style:font-weight-asian="normal" style:text-emphasize="none"/>
    </style:style>
    <style:style style:name="T15" style:family="text">
      <style:text-properties style:text-outline="false" style:text-line-through-style="none" style:text-line-through-type="none" style:font-name="Liberation Sans1" fo:font-style="normal" fo:text-shadow="none" style:text-underline-style="none" fo:font-weight="normal" officeooo:rsid="01417b74" style:font-style-asian="normal" style:font-weight-asian="normal" style:text-emphasize="none"/>
    </style:style>
    <style:style style:name="T16" style:family="text">
      <style:text-properties style:text-outline="false" style:text-line-through-style="none" style:text-line-through-type="none" style:font-name="Liberation Sans1" fo:font-style="normal" fo:text-shadow="none" style:text-underline-style="none" fo:font-weight="normal" officeooo:rsid="0186953b" style:font-style-asian="normal" style:font-weight-asian="normal" style:text-emphasize="none"/>
    </style:style>
    <style:style style:name="T17" style:family="text">
      <style:text-properties style:text-outline="false" style:text-line-through-style="none" style:text-line-through-type="none" style:font-name="Liberation Sans1" fo:font-style="normal" fo:text-shadow="none" style:text-underline-style="none" fo:font-weight="normal" officeooo:rsid="018fb0fd" style:font-style-asian="normal" style:font-weight-asian="normal" style:text-emphasize="none"/>
    </style:style>
    <style:style style:name="T18" style:family="text">
      <style:text-properties style:text-outline="false" style:text-line-through-style="none" style:text-line-through-type="none" style:font-name="Liberation Sans1" fo:font-style="normal" fo:text-shadow="none" style:text-underline-style="none" fo:font-weight="normal" officeooo:rsid="01905a4f" style:font-style-asian="normal" style:font-weight-asian="normal" style:text-emphasize="none"/>
    </style:style>
    <style:style style:name="T19" style:family="text">
      <style:text-properties style:text-outline="false" style:text-line-through-style="none" style:text-line-through-type="none" style:font-name="Liberation Sans1" fo:font-style="normal" fo:text-shadow="none" style:text-underline-style="none" fo:font-weight="normal" officeooo:rsid="01961143" style:font-style-asian="normal" style:font-weight-asian="normal" style:text-emphasize="none"/>
    </style:style>
    <style:style style:name="T20" style:family="text">
      <style:text-properties style:text-outline="false" style:text-line-through-style="none" style:text-line-through-type="none" style:font-name="Liberation Sans1" fo:font-style="normal" fo:text-shadow="none" style:text-underline-style="none" fo:font-weight="normal" officeooo:rsid="0196f66f" style:font-style-asian="normal" style:font-weight-asian="normal" style:text-emphasize="none"/>
    </style:style>
    <style:style style:name="T21" style:family="text">
      <style:text-properties style:text-outline="false" style:text-line-through-style="none" style:text-line-through-type="none" style:font-name="Liberation Sans1" fo:font-style="normal" fo:text-shadow="none" style:text-underline-style="none" fo:font-weight="normal" officeooo:rsid="019879d7" style:font-style-asian="normal" style:font-weight-asian="normal" style:text-emphasize="none"/>
    </style:style>
    <style:style style:name="T22" style:family="text">
      <style:text-properties style:text-outline="false" style:text-line-through-style="none" style:text-line-through-type="none" style:font-name="Liberation Sans1" fo:font-style="normal" fo:text-shadow="none" style:text-underline-style="none" fo:font-weight="normal" officeooo:rsid="01997842" style:font-style-asian="normal" style:font-weight-asian="normal" style:text-emphasize="none"/>
    </style:style>
    <style:style style:name="T23" style:family="text">
      <style:text-properties style:text-outline="false" style:text-line-through-style="none" style:text-line-through-type="none" style:font-name="Liberation Sans1" fo:font-style="normal" fo:text-shadow="none" style:text-underline-style="none" fo:font-weight="normal" officeooo:rsid="019b43ee" style:font-style-asian="normal" style:font-weight-asian="normal" style:text-emphasize="none"/>
    </style:style>
    <style:style style:name="T24" style:family="text">
      <style:text-properties style:text-outline="false" style:text-line-through-style="none" style:text-line-through-type="none" style:font-name="Liberation Sans1" fo:font-style="normal" fo:text-shadow="none" style:text-underline-style="none" fo:font-weight="normal" officeooo:rsid="019c84ce" style:font-style-asian="normal" style:font-weight-asian="normal" style:text-emphasize="none"/>
    </style:style>
    <style:style style:name="T25" style:family="text">
      <style:text-properties style:text-outline="false" style:text-line-through-style="none" style:text-line-through-type="none" style:font-name="Liberation Sans1" fo:font-style="normal" fo:text-shadow="none" style:text-underline-style="none" fo:font-weight="normal" officeooo:rsid="019fb7ac" style:font-style-asian="normal" style:font-weight-asian="normal" style:text-emphasize="none"/>
    </style:style>
    <style:style style:name="T26" style:family="text">
      <style:text-properties style:text-outline="false" style:text-line-through-style="none" style:text-line-through-type="none" style:font-name="Liberation Sans1" fo:font-style="normal" fo:text-shadow="none" style:text-underline-style="none" fo:font-weight="normal" officeooo:rsid="019fe044" style:font-style-asian="normal" style:font-weight-asian="normal" style:text-emphasize="none"/>
    </style:style>
    <style:style style:name="T27" style:family="text">
      <style:text-properties style:text-outline="false" style:text-line-through-style="none" style:text-line-through-type="none" style:font-name="Liberation Sans1" fo:font-style="normal" fo:text-shadow="none" style:text-underline-style="none" fo:font-weight="normal" officeooo:rsid="01a42cd5" style:font-style-asian="normal" style:font-weight-asian="normal" style:text-emphasize="none"/>
    </style:style>
    <style:style style:name="T28" style:family="text">
      <style:text-properties style:text-outline="false" style:text-line-through-style="none" style:text-line-through-type="none" style:font-name="Liberation Sans1" fo:font-style="normal" fo:text-shadow="none" style:text-underline-style="none" fo:font-weight="normal" officeooo:rsid="01a582a0" style:font-style-asian="normal" style:font-weight-asian="normal" style:text-emphasize="none"/>
    </style:style>
    <style:style style:name="T29" style:family="text">
      <style:text-properties style:text-outline="false" style:text-line-through-style="none" style:text-line-through-type="none" style:font-name="Liberation Sans1" fo:font-style="normal" fo:text-shadow="none" style:text-underline-style="none" fo:font-weight="normal" officeooo:rsid="01a75d43" style:font-style-asian="normal" style:font-weight-asian="normal" style:text-emphasize="none"/>
    </style:style>
    <style:style style:name="T30" style:family="text">
      <style:text-properties style:text-outline="false" style:text-line-through-style="none" style:text-line-through-type="none" style:font-name="Liberation Sans1" fo:font-style="normal" fo:text-shadow="none" style:text-underline-style="none" fo:font-weight="normal" officeooo:rsid="01a90fc8" style:font-style-asian="normal" style:font-weight-asian="normal" style:text-emphasize="none"/>
    </style:style>
    <style:style style:name="T31" style:family="text">
      <style:text-properties style:text-outline="false" style:text-line-through-style="none" style:text-line-through-type="none" style:font-name="Liberation Sans1" fo:font-style="normal" fo:text-shadow="none" style:text-underline-style="none" fo:font-weight="normal" officeooo:rsid="01aaba80" style:font-style-asian="normal" style:font-weight-asian="normal" style:text-emphasize="none"/>
    </style:style>
    <style:style style:name="T32" style:family="text">
      <style:text-properties style:text-outline="false" style:text-line-through-style="none" style:text-line-through-type="none" style:font-name="Liberation Sans1" fo:font-style="normal" fo:text-shadow="none" style:text-underline-style="none" fo:font-weight="normal" officeooo:rsid="01abeda6" style:font-style-asian="normal" style:font-weight-asian="normal" style:text-emphasize="none"/>
    </style:style>
    <style:style style:name="T33" style:family="text">
      <style:text-properties style:text-outline="false" style:text-line-through-style="none" style:text-line-through-type="none" style:font-name="Liberation Sans1" fo:font-style="normal" fo:text-shadow="none" style:text-underline-style="none" fo:font-weight="normal" officeooo:rsid="01b00c64" style:font-style-asian="normal" style:font-weight-asian="normal" style:text-emphasize="none"/>
    </style:style>
    <style:style style:name="T34" style:family="text">
      <style:text-properties style:text-outline="false" style:text-line-through-style="none" style:text-line-through-type="none" style:font-name="Liberation Sans1" fo:font-style="normal" fo:text-shadow="none" style:text-underline-style="none" fo:font-weight="normal" officeooo:rsid="01b1b105" style:font-style-asian="normal" style:font-weight-asian="normal" style:text-emphasize="none"/>
    </style:style>
    <style:style style:name="T35" style:family="text">
      <style:text-properties style:text-outline="false" style:text-line-through-style="none" style:text-line-through-type="none" style:font-name="Liberation Sans1" fo:font-style="normal" fo:text-shadow="none" style:text-underline-style="none" fo:font-weight="normal" officeooo:rsid="01f87505" style:font-style-asian="normal" style:font-weight-asian="normal" style:text-emphasize="none"/>
    </style:style>
    <style:style style:name="T36" style:family="text">
      <style:text-properties style:text-outline="false" style:text-line-through-style="none" style:text-line-through-type="none" style:font-name="Liberation Sans1" fo:font-style="normal" fo:text-shadow="none" style:text-underline-style="none" fo:font-weight="normal" officeooo:rsid="000d47e2" style:font-style-asian="normal" style:font-weight-asian="normal" style:text-emphasize="none"/>
    </style:style>
    <style:style style:name="T37" style:family="text">
      <style:text-properties style:text-outline="false" style:text-line-through-style="none" style:text-line-through-type="none" style:font-name="Liberation Sans1" fo:font-style="normal" fo:text-shadow="none" style:text-underline-style="none" fo:font-weight="normal" officeooo:rsid="020556c7" style:font-style-asian="normal" style:font-weight-asian="normal" style:text-emphasize="none"/>
    </style:style>
    <style:style style:name="T38" style:family="text">
      <style:text-properties style:text-outline="false" style:text-line-through-style="none" style:text-line-through-type="none" style:font-name="Liberation Sans1" fo:font-style="normal" fo:text-shadow="none" style:text-underline-style="none" fo:font-weight="normal" officeooo:rsid="02090bb9" style:font-style-asian="normal" style:font-weight-asian="normal" style:text-emphasize="none"/>
    </style:style>
    <style:style style:name="T39" style:family="text">
      <style:text-properties style:text-outline="false" style:text-line-through-style="none" style:text-line-through-type="none" style:font-name="Liberation Sans1" fo:font-style="normal" fo:text-shadow="none" style:text-underline-style="none" fo:font-weight="normal" officeooo:rsid="0201364a" style:font-style-asian="normal" style:font-weight-asian="normal" style:text-emphasize="none"/>
    </style:style>
    <style:style style:name="T40" style:family="text">
      <style:text-properties style:text-outline="false" style:text-line-through-style="none" style:text-line-through-type="none" style:font-name="Liberation Sans1" fo:font-style="normal" fo:text-shadow="none" style:text-underline-style="none" fo:font-weight="normal" officeooo:rsid="0228f1de" style:font-style-asian="normal" style:font-weight-asian="normal" style:text-emphasize="none"/>
    </style:style>
    <style:style style:name="T41" style:family="text">
      <style:text-properties style:text-outline="false" style:text-line-through-style="none" style:text-line-through-type="none" style:font-name="Liberation Sans1" fo:font-style="normal" fo:text-shadow="none" style:text-underline-style="none" fo:font-weight="normal" officeooo:rsid="02738a10" style:font-style-asian="normal" style:font-weight-asian="normal" style:text-emphasize="none"/>
    </style:style>
    <style:style style:name="T42" style:family="text">
      <style:text-properties style:text-outline="false" style:text-line-through-style="none" style:text-line-through-type="none" style:font-name="Liberation Sans1" fo:font-style="normal" fo:text-shadow="none" style:text-underline-style="none" fo:font-weight="normal" officeooo:rsid="0275fe33" style:font-style-asian="normal" style:font-weight-asian="normal" style:text-emphasize="none"/>
    </style:style>
    <style:style style:name="T43" style:family="text">
      <style:text-properties style:text-outline="false" style:text-line-through-style="none" style:text-line-through-type="none" style:font-name="Liberation Sans1" fo:font-style="normal" fo:text-shadow="none" style:text-underline-style="none" fo:font-weight="normal" officeooo:rsid="027ee5eb" style:font-style-asian="normal" style:font-weight-asian="normal" style:text-emphasize="none"/>
    </style:style>
    <style:style style:name="T44" style:family="text">
      <style:text-properties style:text-outline="false" style:text-line-through-style="none" style:text-line-through-type="none" style:font-name="Liberation Sans1" fo:font-style="normal" fo:text-shadow="none" style:text-underline-style="none" fo:font-weight="normal" officeooo:rsid="028f1a3e" style:font-style-asian="normal" style:font-weight-asian="normal" style:text-emphasize="none"/>
    </style:style>
    <style:style style:name="T45" style:family="text">
      <style:text-properties style:text-outline="false" style:text-line-through-style="none" style:text-line-through-type="none" style:font-name="Liberation Sans1" fo:font-style="normal" fo:text-shadow="none" style:text-underline-style="none" fo:font-weight="normal" officeooo:rsid="02a9128e" style:font-style-asian="normal" style:font-weight-asian="normal" style:text-emphasize="none"/>
    </style:style>
    <style:style style:name="T46" style:family="text">
      <style:text-properties style:text-outline="false" style:text-line-through-style="none" style:text-line-through-type="none" style:font-name="Liberation Sans1" fo:font-style="normal" fo:text-shadow="none" style:text-underline-style="none" fo:font-weight="normal" officeooo:rsid="02aafa8d" style:font-style-asian="normal" style:font-weight-asian="normal" style:text-emphasize="none"/>
    </style:style>
    <style:style style:name="T47" style:family="text">
      <style:text-properties style:text-outline="false" style:text-line-through-style="none" style:text-line-through-type="none" style:font-name="Liberation Sans1" fo:font-style="normal" fo:text-shadow="none" style:text-underline-style="none" fo:font-weight="normal" officeooo:rsid="02ac8073" style:font-style-asian="normal" style:font-weight-asian="normal" style:text-emphasize="none"/>
    </style:style>
    <style:style style:name="T48" style:family="text">
      <style:text-properties style:text-outline="false" style:text-line-through-style="none" style:text-line-through-type="none" style:font-name="Liberation Sans1" fo:font-style="normal" fo:text-shadow="none" style:text-underline-style="none" fo:font-weight="normal" officeooo:rsid="02ae2752" style:font-style-asian="normal" style:font-weight-asian="normal" style:text-emphasize="none"/>
    </style:style>
    <style:style style:name="T49" style:family="text">
      <style:text-properties style:text-outline="false" style:text-line-through-style="none" style:text-line-through-type="none" style:font-name="Liberation Sans1" fo:font-style="normal" fo:text-shadow="none" style:text-underline-style="none" fo:font-weight="normal" officeooo:rsid="02b00de6" style:font-style-asian="normal" style:font-weight-asian="normal" style:text-emphasize="none"/>
    </style:style>
    <style:style style:name="T50" style:family="text">
      <style:text-properties style:text-outline="false" style:text-line-through-style="none" style:text-line-through-type="none" style:font-name="Liberation Sans1" fo:font-style="normal" fo:text-shadow="none" style:text-underline-style="none" fo:font-weight="normal" officeooo:rsid="0324acff" style:font-style-asian="normal" style:font-weight-asian="normal" style:text-emphasize="none"/>
    </style:style>
    <style:style style:name="T51" style:family="text">
      <style:text-properties style:text-outline="false" style:text-line-through-style="none" style:text-line-through-type="none" style:font-name="Liberation Sans1" fo:font-style="normal" fo:text-shadow="none" style:text-underline-style="none" fo:font-weight="normal" officeooo:rsid="034f1eed" style:font-style-asian="normal" style:font-weight-asian="normal" style:text-emphasize="none"/>
    </style:style>
    <style:style style:name="T52" style:family="text">
      <style:text-properties style:text-outline="false" style:text-line-through-style="none" style:text-line-through-type="none" style:font-name="Liberation Sans1" fo:font-style="normal" fo:text-shadow="none" style:text-underline-style="none" fo:font-weight="normal" officeooo:rsid="035062fd" style:font-style-asian="normal" style:font-weight-asian="normal" style:text-emphasize="none"/>
    </style:style>
    <style:style style:name="T53" style:family="text">
      <style:text-properties style:text-outline="false" style:text-line-through-style="none" style:text-line-through-type="none" style:font-name="Liberation Sans1" fo:font-style="normal" fo:text-shadow="none" style:text-underline-style="none" fo:font-weight="normal" officeooo:rsid="0355caf7" style:font-style-asian="normal" style:font-weight-asian="normal" style:text-emphasize="none"/>
    </style:style>
    <style:style style:name="T54" style:family="text">
      <style:text-properties style:text-outline="false" style:text-line-through-style="none" style:text-line-through-type="none" style:font-name="Liberation Sans1" fo:font-style="normal" fo:text-shadow="none" style:text-underline-style="none" fo:font-weight="normal" officeooo:rsid="03570af8" style:font-style-asian="normal" style:font-weight-asian="normal" style:text-emphasize="none"/>
    </style:style>
    <style:style style:name="T55" style:family="text">
      <style:text-properties style:text-outline="false" style:text-line-through-style="none" style:text-line-through-type="none" style:font-name="Liberation Sans1" fo:font-style="normal" fo:text-shadow="none" style:text-underline-style="none" fo:font-weight="normal" officeooo:rsid="0358ccf2" style:font-style-asian="normal" style:font-weight-asian="normal" style:text-emphasize="none"/>
    </style:style>
    <style:style style:name="T56" style:family="text">
      <style:text-properties style:text-outline="false" style:text-line-through-style="none" style:text-line-through-type="none" style:font-name="Liberation Sans1" fo:font-style="normal" fo:text-shadow="none" style:text-underline-style="none" fo:font-weight="normal" officeooo:rsid="03597bb6" style:font-style-asian="normal" style:font-weight-asian="normal" style:text-emphasize="none"/>
    </style:style>
    <style:style style:name="T57" style:family="text">
      <style:text-properties style:text-outline="false" style:text-line-through-style="none" style:text-line-through-type="none" style:font-name="Liberation Sans1" fo:font-style="normal" fo:text-shadow="none" style:text-underline-style="none" fo:font-weight="normal" officeooo:rsid="035af697" style:font-style-asian="normal" style:font-weight-asian="normal" style:text-emphasize="none"/>
    </style:style>
    <style:style style:name="T58" style:family="text">
      <style:text-properties style:text-outline="false" style:text-line-through-style="none" style:text-line-through-type="none" style:font-name="Liberation Sans1" fo:font-style="normal" fo:text-shadow="none" style:text-underline-style="none" fo:font-weight="normal" officeooo:rsid="0360535e" style:font-style-asian="normal" style:font-weight-asian="normal" style:text-emphasize="none"/>
    </style:style>
    <style:style style:name="T59" style:family="text">
      <style:text-properties style:text-outline="false" style:text-line-through-style="none" style:text-line-through-type="none" style:font-name="Liberation Sans1" fo:font-style="normal" fo:text-shadow="none" style:text-underline-style="none" fo:font-weight="normal" officeooo:rsid="0366f410" style:font-style-asian="normal" style:font-weight-asian="normal" style:text-emphasize="none"/>
    </style:style>
    <style:style style:name="T60" style:family="text">
      <style:text-properties style:text-outline="false" style:text-line-through-style="none" style:text-line-through-type="none" style:font-name="Liberation Sans1" fo:font-style="normal" fo:text-shadow="none" style:text-underline-style="none" fo:font-weight="normal" officeooo:rsid="03698c2c" style:font-style-asian="normal" style:font-weight-asian="normal" style:text-emphasize="none"/>
    </style:style>
    <style:style style:name="T61" style:family="text">
      <style:text-properties style:text-outline="false" style:text-line-through-style="none" style:text-line-through-type="none" style:font-name="Liberation Sans1" fo:font-style="normal" fo:text-shadow="none" style:text-underline-style="none" fo:font-weight="normal" officeooo:rsid="036a2101" style:font-style-asian="normal" style:font-weight-asian="normal" style:text-emphasize="none"/>
    </style:style>
    <style:style style:name="T62" style:family="text">
      <style:text-properties style:text-outline="false" style:text-line-through-style="none" style:text-line-through-type="none" style:font-name="Liberation Sans1" fo:font-style="normal" fo:text-shadow="none" style:text-underline-style="none" fo:font-weight="normal" officeooo:rsid="036b385e" style:font-style-asian="normal" style:font-weight-asian="normal" style:text-emphasize="none"/>
    </style:style>
    <style:style style:name="T63" style:family="text">
      <style:text-properties style:text-outline="false" style:text-line-through-style="none" style:text-line-through-type="none" style:font-name="Liberation Sans1" fo:font-style="normal" fo:text-shadow="none" style:text-underline-style="none" fo:font-weight="normal" officeooo:rsid="036c9ba7" style:font-style-asian="normal" style:font-weight-asian="normal" style:text-emphasize="none"/>
    </style:style>
    <style:style style:name="T64" style:family="text">
      <style:text-properties style:text-outline="false" style:text-line-through-style="none" style:text-line-through-type="none" style:font-name="Liberation Sans1" fo:font-style="normal" fo:text-shadow="none" style:text-underline-style="none" fo:font-weight="normal" officeooo:rsid="036de36e" style:font-style-asian="normal" style:font-weight-asian="normal" style:text-emphasize="none"/>
    </style:style>
    <style:style style:name="T65" style:family="text">
      <style:text-properties style:text-outline="false" style:text-line-through-style="none" style:text-line-through-type="none" style:font-name="Liberation Sans1" fo:font-style="normal" fo:text-shadow="none" style:text-underline-style="none" fo:font-weight="normal" officeooo:rsid="0370231f" style:font-style-asian="normal" style:font-weight-asian="normal" style:text-emphasize="none"/>
    </style:style>
    <style:style style:name="T66" style:family="text">
      <style:text-properties style:text-outline="false" style:text-line-through-style="none" style:text-line-through-type="none" style:font-name="Liberation Sans1" fo:font-style="normal" fo:text-shadow="none" style:text-underline-style="none" fo:font-weight="normal" officeooo:rsid="037113ba" style:font-style-asian="normal" style:font-weight-asian="normal" style:text-emphasize="none"/>
    </style:style>
    <style:style style:name="T67" style:family="text">
      <style:text-properties style:text-outline="false" style:text-line-through-style="none" style:text-line-through-type="none" style:font-name="Liberation Sans1" fo:font-style="normal" fo:text-shadow="none" style:text-underline-style="none" fo:font-weight="normal" officeooo:rsid="03749481" style:font-style-asian="normal" style:font-weight-asian="normal" style:text-emphasize="none"/>
    </style:style>
    <style:style style:name="T68" style:family="text">
      <style:text-properties style:text-outline="false" style:text-line-through-style="none" style:text-line-through-type="none" style:font-name="Liberation Sans1" fo:font-style="normal" fo:text-shadow="none" style:text-underline-style="none" fo:font-weight="normal" officeooo:rsid="037594e5" style:font-style-asian="normal" style:font-weight-asian="normal" style:text-emphasize="none"/>
    </style:style>
    <style:style style:name="T69" style:family="text">
      <style:text-properties style:text-outline="false" style:text-line-through-style="none" style:text-line-through-type="none" style:font-name="Liberation Sans1" fo:font-style="normal" fo:text-shadow="none" style:text-underline-style="none" fo:font-weight="normal" officeooo:rsid="03768c96" style:font-style-asian="normal" style:font-weight-asian="normal" style:text-emphasize="none"/>
    </style:style>
    <style:style style:name="T70" style:family="text">
      <style:text-properties style:text-outline="false" style:text-line-through-style="none" style:text-line-through-type="none" style:font-name="Liberation Sans1" fo:font-style="normal" fo:text-shadow="none" style:text-underline-style="none" fo:font-weight="normal" officeooo:rsid="03771b31" style:font-style-asian="normal" style:font-weight-asian="normal" style:text-emphasize="none"/>
    </style:style>
    <style:style style:name="T71" style:family="text">
      <style:text-properties style:text-outline="false" style:text-line-through-style="none" style:text-line-through-type="none" style:font-name="Liberation Sans1" fo:font-style="normal" fo:text-shadow="none" style:text-underline-style="none" fo:font-weight="normal" officeooo:rsid="037b326d" style:font-style-asian="normal" style:font-weight-asian="normal" style:text-emphasize="none"/>
    </style:style>
    <style:style style:name="T72" style:family="text">
      <style:text-properties style:text-outline="false" style:text-line-through-style="none" style:text-line-through-type="none" style:font-name="Liberation Sans1" fo:font-style="normal" fo:text-shadow="none" style:text-underline-style="none" fo:font-weight="normal" officeooo:rsid="037c7983" style:font-style-asian="normal" style:font-weight-asian="normal" style:text-emphasize="none"/>
    </style:style>
    <style:style style:name="T73" style:family="text">
      <style:text-properties style:text-outline="false" style:text-line-through-style="none" style:text-line-through-type="none" style:font-name="Liberation Sans1" fo:font-style="normal" fo:text-shadow="none" style:text-underline-style="none" fo:font-weight="normal" officeooo:rsid="03804d6b" style:font-style-asian="normal" style:font-weight-asian="normal" style:text-emphasize="none"/>
    </style:style>
    <style:style style:name="T74" style:family="text">
      <style:text-properties style:text-outline="false" style:text-line-through-style="none" style:text-line-through-type="none" style:font-name="Liberation Sans1" fo:font-style="normal" fo:text-shadow="none" style:text-underline-style="none" fo:font-weight="normal" officeooo:rsid="03838dcc" style:font-style-asian="normal" style:font-weight-asian="normal" style:text-emphasize="none"/>
    </style:style>
    <style:style style:name="T75" style:family="text">
      <style:text-properties style:text-outline="false" style:text-line-through-style="none" style:text-line-through-type="none" style:font-name="Liberation Sans1" fo:font-style="normal" fo:text-shadow="none" style:text-underline-style="none" fo:font-weight="normal" officeooo:rsid="03865feb" style:font-style-asian="normal" style:font-weight-asian="normal" style:text-emphasize="none"/>
    </style:style>
    <style:style style:name="T76" style:family="text">
      <style:text-properties style:text-outline="false" style:text-line-through-style="none" style:text-line-through-type="none" style:font-name="Liberation Sans1" fo:font-style="normal" fo:text-shadow="none" style:text-underline-style="none" fo:font-weight="normal" officeooo:rsid="0388464c" style:font-style-asian="normal" style:font-weight-asian="normal" style:text-emphasize="none"/>
    </style:style>
    <style:style style:name="T77" style:family="text">
      <style:text-properties style:text-outline="false" style:text-line-through-style="none" style:text-line-through-type="none" style:font-name="Liberation Sans1" fo:font-style="normal" fo:text-shadow="none" style:text-underline-style="none" fo:font-weight="normal" officeooo:rsid="038e07fe" style:font-style-asian="normal" style:font-weight-asian="normal" style:text-emphasize="none"/>
    </style:style>
    <style:style style:name="T78" style:family="text">
      <style:text-properties style:text-outline="false" style:text-line-through-style="none" style:text-line-through-type="none" style:font-name="Liberation Sans1" fo:font-style="normal" fo:text-shadow="none" style:text-underline-style="none" fo:font-weight="normal" officeooo:rsid="038e8b5c" style:font-style-asian="normal" style:font-weight-asian="normal" style:text-emphasize="none"/>
    </style:style>
    <style:style style:name="T79" style:family="text">
      <style:text-properties style:text-outline="false" style:text-line-through-style="none" style:text-line-through-type="none" style:font-name="Liberation Sans1" fo:font-style="normal" fo:text-shadow="none" style:text-underline-style="none" fo:font-weight="normal" officeooo:rsid="038fac10" style:font-style-asian="normal" style:font-weight-asian="normal" style:text-emphasize="none"/>
    </style:style>
    <style:style style:name="T80" style:family="text">
      <style:text-properties style:text-outline="false" style:text-line-through-style="none" style:text-line-through-type="none" style:font-name="Liberation Sans1" fo:font-style="normal" fo:text-shadow="none" style:text-underline-style="none" fo:font-weight="normal" officeooo:rsid="0391b49a" style:font-style-asian="normal" style:font-weight-asian="normal" style:text-emphasize="none"/>
    </style:style>
    <style:style style:name="T81" style:family="text">
      <style:text-properties style:text-outline="false" style:text-line-through-style="none" style:text-line-through-type="none" style:font-name="Liberation Sans1" fo:font-style="normal" fo:text-shadow="none" style:text-underline-style="none" fo:font-weight="normal" officeooo:rsid="03946c2d" style:font-style-asian="normal" style:font-weight-asian="normal" style:text-emphasize="none"/>
    </style:style>
    <style:style style:name="T82" style:family="text">
      <style:text-properties style:text-outline="false" style:text-line-through-style="none" style:text-line-through-type="none" style:font-name="Liberation Sans1" fo:font-style="normal" fo:text-shadow="none" style:text-underline-style="none" fo:font-weight="normal" officeooo:rsid="0395813e" style:font-style-asian="normal" style:font-weight-asian="normal" style:text-emphasize="none"/>
    </style:style>
    <style:style style:name="T83" style:family="text">
      <style:text-properties style:text-outline="false" style:text-line-through-style="none" style:text-line-through-type="none" style:font-name="Liberation Sans1" fo:font-style="normal" fo:text-shadow="none" style:text-underline-style="none" fo:font-weight="normal" officeooo:rsid="0396d694" style:font-style-asian="normal" style:font-weight-asian="normal" style:text-emphasize="none"/>
    </style:style>
    <style:style style:name="T84" style:family="text">
      <style:text-properties style:text-outline="false" style:text-line-through-style="none" style:text-line-through-type="none" style:font-name="Liberation Sans1" fo:font-style="normal" fo:text-shadow="none" style:text-underline-style="none" fo:font-weight="normal" officeooo:rsid="039a3d5f" style:font-style-asian="normal" style:font-weight-asian="normal" style:text-emphasize="none"/>
    </style:style>
    <style:style style:name="T85" style:family="text">
      <style:text-properties style:text-outline="false" style:text-line-through-style="none" style:text-line-through-type="none" style:font-name="Liberation Sans1" fo:font-style="normal" fo:text-shadow="none" style:text-underline-style="none" fo:font-weight="normal" officeooo:rsid="039a7a30" style:font-style-asian="normal" style:font-weight-asian="normal" style:text-emphasize="none"/>
    </style:style>
    <style:style style:name="T86" style:family="text">
      <style:text-properties style:text-outline="false" style:text-line-through-style="none" style:text-line-through-type="none" style:font-name="Liberation Sans1" fo:font-style="normal" fo:text-shadow="none" style:text-underline-style="none" fo:font-weight="normal" officeooo:rsid="039ec751" style:font-style-asian="normal" style:font-weight-asian="normal" style:text-emphasize="none"/>
    </style:style>
    <style:style style:name="T87" style:family="text">
      <style:text-properties style:text-outline="false" style:text-line-through-style="none" style:text-line-through-type="none" style:font-name="Liberation Sans1" fo:font-style="normal" fo:text-shadow="none" style:text-underline-style="none" fo:font-weight="normal" officeooo:rsid="03a40b99" style:font-style-asian="normal" style:font-weight-asian="normal" style:text-emphasize="none"/>
    </style:style>
    <style:style style:name="T88" style:family="text">
      <style:text-properties style:text-outline="false" style:text-line-through-style="none" style:text-line-through-type="none" style:font-name="Liberation Sans1" fo:font-style="normal" fo:text-shadow="none" style:text-underline-style="none" fo:font-weight="normal" officeooo:rsid="03a52dc9" style:font-style-asian="normal" style:font-weight-asian="normal" style:text-emphasize="none"/>
    </style:style>
    <style:style style:name="T89" style:family="text">
      <style:text-properties style:text-outline="false" style:text-line-through-style="none" style:text-line-through-type="none" style:font-name="Liberation Sans1" fo:font-style="normal" fo:text-shadow="none" style:text-underline-style="none" fo:font-weight="normal" officeooo:rsid="03a61aea" style:font-style-asian="normal" style:font-weight-asian="normal" style:text-emphasize="none"/>
    </style:style>
    <style:style style:name="T90" style:family="text">
      <style:text-properties style:text-outline="false" style:text-line-through-style="none" style:text-line-through-type="none" style:font-name="Liberation Sans1" fo:font-style="normal" fo:text-shadow="none" style:text-underline-style="none" fo:font-weight="normal" officeooo:rsid="03a6228b" style:font-style-asian="normal" style:font-weight-asian="normal" style:text-emphasize="none"/>
    </style:style>
    <style:style style:name="T91" style:family="text">
      <style:text-properties style:text-outline="false" style:text-line-through-style="none" style:text-line-through-type="none" style:font-name="Liberation Sans1" fo:font-style="normal" fo:text-shadow="none" style:text-underline-style="none" fo:font-weight="normal" officeooo:rsid="00247b95" style:font-style-asian="normal" style:font-weight-asian="normal" style:font-weight-complex="bold" style:text-emphasize="none"/>
    </style:style>
    <style:style style:name="T92" style:family="text">
      <style:text-properties style:text-outline="false" style:text-line-through-style="none" style:text-line-through-type="none" style:font-name="Liberation Sans1" fo:font-style="normal" fo:text-shadow="none" style:text-underline-style="none" fo:font-weight="normal" officeooo:rsid="0043ee30" style:font-style-asian="normal" style:font-weight-asian="normal" style:font-weight-complex="bold" style:text-emphasize="none"/>
    </style:style>
    <style:style style:name="T93" style:family="text">
      <style:text-properties style:text-outline="false" style:text-line-through-style="none" style:text-line-through-type="none" style:font-name="Liberation Sans1" fo:font-style="normal" fo:text-shadow="none" style:text-underline-style="none" fo:font-weight="normal" officeooo:rsid="00447c98" style:font-style-asian="normal" style:font-weight-asian="normal" style:font-weight-complex="bold" style:text-emphasize="none"/>
    </style:style>
    <style:style style:name="T94" style:family="text">
      <style:text-properties style:text-outline="false" style:text-line-through-style="none" style:text-line-through-type="none" style:font-name="Liberation Sans1" fo:font-style="normal" fo:text-shadow="none" style:text-underline-style="none" fo:font-weight="normal" officeooo:rsid="004a190e" style:font-style-asian="normal" style:font-weight-asian="normal" style:font-weight-complex="bold" style:text-emphasize="none"/>
    </style:style>
    <style:style style:name="T95" style:family="text">
      <style:text-properties style:text-outline="false" style:text-line-through-style="none" style:text-line-through-type="none" style:font-name="Liberation Sans1" fo:font-style="normal" fo:text-shadow="none" style:text-underline-style="none" fo:font-weight="normal" officeooo:rsid="004abb59" style:font-style-asian="normal" style:font-weight-asian="normal" style:font-weight-complex="bold" style:text-emphasize="none"/>
    </style:style>
    <style:style style:name="T96" style:family="text">
      <style:text-properties style:text-outline="false" style:text-line-through-style="none" style:text-line-through-type="none" style:font-name="Liberation Sans1" fo:font-style="normal" fo:text-shadow="none" style:text-underline-style="none" fo:font-weight="normal" officeooo:rsid="0178d892" style:font-style-asian="normal" style:font-weight-asian="normal" style:font-weight-complex="bold" style:text-emphasize="none"/>
    </style:style>
    <style:style style:name="T97" style:family="text">
      <style:text-properties style:text-outline="false" style:text-line-through-style="none" style:text-line-through-type="none" style:font-name="Liberation Sans1" fo:font-style="normal" fo:text-shadow="none" style:text-underline-style="none" fo:font-weight="normal" officeooo:rsid="01813858" style:font-style-asian="normal" style:font-weight-asian="normal" style:font-weight-complex="bold" style:text-emphasize="none"/>
    </style:style>
    <style:style style:name="T98" style:family="text">
      <style:text-properties style:text-outline="false" style:text-line-through-style="none" style:text-line-through-type="none" style:font-name="Liberation Sans1" fo:font-style="normal" fo:text-shadow="none" style:text-underline-style="none" fo:font-weight="normal" officeooo:rsid="01853c44" style:font-style-asian="normal" style:font-weight-asian="normal" style:font-weight-complex="bold" style:text-emphasize="none"/>
    </style:style>
    <style:style style:name="T99" style:family="text">
      <style:text-properties style:text-outline="false" style:text-line-through-style="none" style:text-line-through-type="none" style:font-name="Liberation Sans1" fo:font-style="normal" fo:text-shadow="none" style:text-underline-style="none" fo:font-weight="normal" officeooo:rsid="01905a4f" style:font-style-asian="normal" style:font-weight-asian="normal" style:font-weight-complex="bold" style:text-emphasize="none"/>
    </style:style>
    <style:style style:name="T100" style:family="text">
      <style:text-properties style:text-outline="false" style:text-line-through-style="none" style:text-line-through-type="none" style:font-name="Liberation Sans1" fo:font-style="normal" fo:text-shadow="none" style:text-underline-style="none" fo:font-weight="normal" officeooo:rsid="01b3ad0d" style:font-style-asian="normal" style:font-weight-asian="normal" style:font-weight-complex="bold" style:text-emphasize="none"/>
    </style:style>
    <style:style style:name="T101" style:family="text">
      <style:text-properties style:text-outline="false" style:text-line-through-style="none" style:text-line-through-type="none" style:font-name="Liberation Sans1" fo:font-style="normal" fo:text-shadow="none" style:text-underline-style="none" fo:font-weight="normal" officeooo:rsid="01b47264" style:font-style-asian="normal" style:font-weight-asian="normal" style:font-weight-complex="bold" style:text-emphasize="none"/>
    </style:style>
    <style:style style:name="T102" style:family="text">
      <style:text-properties style:text-outline="false" style:text-line-through-style="none" style:text-line-through-type="none" style:font-name="Liberation Sans1" fo:font-style="normal" fo:text-shadow="none" style:text-underline-style="none" fo:font-weight="normal" officeooo:rsid="000d47e2" style:font-style-asian="normal" style:font-weight-asian="normal" style:font-weight-complex="bold" style:text-emphasize="none"/>
    </style:style>
    <style:style style:name="T103" style:family="text">
      <style:text-properties style:text-outline="false" style:text-line-through-style="none" style:text-line-through-type="none" style:font-name="Liberation Sans1" fo:font-style="normal" fo:text-shadow="none" style:text-underline-style="none" fo:font-weight="normal" officeooo:rsid="020556c7" style:font-style-asian="normal" style:font-weight-asian="normal" style:font-weight-complex="bold" style:text-emphasize="none"/>
    </style:style>
    <style:style style:name="T104" style:family="text">
      <style:text-properties style:text-outline="false" style:text-line-through-style="none" style:text-line-through-type="none" style:font-name="Liberation Sans1" fo:font-style="normal" fo:text-shadow="none" style:text-underline-style="none" fo:font-weight="normal" officeooo:rsid="02090bb9" style:font-style-asian="normal" style:font-weight-asian="normal" style:font-weight-complex="bold" style:text-emphasize="none"/>
    </style:style>
    <style:style style:name="T105" style:family="text">
      <style:text-properties style:text-outline="false" style:text-line-through-style="none" style:text-line-through-type="none" style:font-name="Liberation Sans1" fo:font-style="normal" fo:text-shadow="none" style:text-underline-style="none" fo:font-weight="normal" officeooo:rsid="022f037c" style:font-style-asian="normal" style:font-weight-asian="normal" style:font-weight-complex="bold" style:text-emphasize="none"/>
    </style:style>
    <style:style style:name="T106" style:family="text">
      <style:text-properties style:text-outline="false" style:text-line-through-style="none" style:text-line-through-type="none" style:font-name="Liberation Sans1" fo:font-style="normal" fo:text-shadow="none" style:text-underline-style="none" fo:font-weight="normal" officeooo:rsid="02320ed4" style:font-style-asian="normal" style:font-weight-asian="normal" style:font-weight-complex="bold" style:text-emphasize="none"/>
    </style:style>
    <style:style style:name="T107" style:family="text">
      <style:text-properties style:text-outline="false" style:text-line-through-style="none" style:text-line-through-type="none" style:font-name="Liberation Sans1" fo:font-style="normal" fo:text-shadow="none" style:text-underline-style="none" fo:font-weight="normal" officeooo:rsid="0233440b" style:font-style-asian="normal" style:font-weight-asian="normal" style:font-weight-complex="bold" style:text-emphasize="none"/>
    </style:style>
    <style:style style:name="T108" style:family="text">
      <style:text-properties style:text-outline="false" style:text-line-through-style="none" style:text-line-through-type="none" style:font-name="Liberation Sans1" fo:font-style="normal" fo:text-shadow="none" style:text-underline-style="none" fo:font-weight="normal" officeooo:rsid="0236409f" style:font-style-asian="normal" style:font-weight-asian="normal" style:font-weight-complex="bold" style:text-emphasize="none"/>
    </style:style>
    <style:style style:name="T109" style:family="text">
      <style:text-properties style:text-outline="false" style:text-line-through-style="none" style:text-line-through-type="none" style:font-name="Liberation Sans1" fo:font-style="normal" fo:text-shadow="none" style:text-underline-style="none" fo:font-weight="normal" officeooo:rsid="0239d239" style:font-style-asian="normal" style:font-weight-asian="normal" style:font-weight-complex="bold" style:text-emphasize="none"/>
    </style:style>
    <style:style style:name="T110" style:family="text">
      <style:text-properties style:text-outline="false" style:text-line-through-style="none" style:text-line-through-type="none" style:font-name="Liberation Sans1" fo:font-style="normal" fo:text-shadow="none" style:text-underline-style="none" fo:font-weight="normal" officeooo:rsid="023c177b" style:font-style-asian="normal" style:font-weight-asian="normal" style:font-weight-complex="bold" style:text-emphasize="none"/>
    </style:style>
    <style:style style:name="T111" style:family="text">
      <style:text-properties style:text-outline="false" style:text-line-through-style="none" style:text-line-through-type="none" style:font-name="Liberation Sans1" fo:font-style="normal" fo:text-shadow="none" style:text-underline-style="none" fo:font-weight="normal" officeooo:rsid="02402c26" style:font-style-asian="normal" style:font-weight-asian="normal" style:font-weight-complex="bold" style:text-emphasize="none"/>
    </style:style>
    <style:style style:name="T112" style:family="text">
      <style:text-properties style:text-outline="false" style:text-line-through-style="none" style:text-line-through-type="none" style:font-name="Liberation Sans1" fo:font-style="normal" fo:text-shadow="none" style:text-underline-style="none" fo:font-weight="normal" officeooo:rsid="0241e407" style:font-style-asian="normal" style:font-weight-asian="normal" style:font-weight-complex="bold" style:text-emphasize="none"/>
    </style:style>
    <style:style style:name="T113" style:family="text">
      <style:text-properties style:text-outline="false" style:text-line-through-style="none" style:text-line-through-type="none" style:font-name="Liberation Sans1" fo:font-style="normal" fo:text-shadow="none" style:text-underline-style="none" fo:font-weight="normal" officeooo:rsid="0243e289" style:font-style-asian="normal" style:font-weight-asian="normal" style:font-weight-complex="bold" style:text-emphasize="none"/>
    </style:style>
    <style:style style:name="T114" style:family="text">
      <style:text-properties style:text-outline="false" style:text-line-through-style="none" style:text-line-through-type="none" style:font-name="Liberation Sans1" fo:font-style="normal" fo:text-shadow="none" style:text-underline-style="none" fo:font-weight="normal" officeooo:rsid="0243f441" style:font-style-asian="normal" style:font-weight-asian="normal" style:font-weight-complex="bold" style:text-emphasize="none"/>
    </style:style>
    <style:style style:name="T115" style:family="text">
      <style:text-properties style:text-outline="false" style:text-line-through-style="none" style:text-line-through-type="none" style:font-name="Liberation Sans1" fo:font-style="normal" fo:text-shadow="none" style:text-underline-style="none" fo:font-weight="normal" officeooo:rsid="02461e91" style:font-style-asian="normal" style:font-weight-asian="normal" style:font-weight-complex="bold" style:text-emphasize="none"/>
    </style:style>
    <style:style style:name="T116" style:family="text">
      <style:text-properties style:text-outline="false" style:text-line-through-style="none" style:text-line-through-type="none" style:font-name="Liberation Sans1" fo:font-style="normal" fo:text-shadow="none" style:text-underline-style="none" fo:font-weight="normal" officeooo:rsid="02470764" style:font-style-asian="normal" style:font-weight-asian="normal" style:font-weight-complex="bold" style:text-emphasize="none"/>
    </style:style>
    <style:style style:name="T117" style:family="text">
      <style:text-properties style:text-outline="false" style:text-line-through-style="none" style:text-line-through-type="none" style:font-name="Liberation Sans1" fo:font-style="normal" fo:text-shadow="none" style:text-underline-style="none" fo:font-weight="normal" officeooo:rsid="02473539" style:font-style-asian="normal" style:font-weight-asian="normal" style:font-weight-complex="bold" style:text-emphasize="none"/>
    </style:style>
    <style:style style:name="T118" style:family="text">
      <style:text-properties style:text-outline="false" style:text-line-through-style="none" style:text-line-through-type="none" style:font-name="Liberation Sans1" fo:font-style="normal" fo:text-shadow="none" style:text-underline-style="none" fo:font-weight="normal" officeooo:rsid="02481ef6" style:font-style-asian="normal" style:font-weight-asian="normal" style:font-weight-complex="bold" style:text-emphasize="none"/>
    </style:style>
    <style:style style:name="T119" style:family="text">
      <style:text-properties style:text-outline="false" style:text-line-through-style="none" style:text-line-through-type="none" style:font-name="Liberation Sans1" fo:font-style="normal" fo:text-shadow="none" style:text-underline-style="none" fo:font-weight="normal" officeooo:rsid="024a1da8" style:font-style-asian="normal" style:font-weight-asian="normal" style:font-weight-complex="bold" style:text-emphasize="none"/>
    </style:style>
    <style:style style:name="T120" style:family="text">
      <style:text-properties style:text-outline="false" style:text-line-through-style="none" style:text-line-through-type="none" style:font-name="Liberation Sans1" fo:font-style="normal" fo:text-shadow="none" style:text-underline-style="none" fo:font-weight="normal" officeooo:rsid="024aa0a0" style:font-style-asian="normal" style:font-weight-asian="normal" style:font-weight-complex="bold" style:text-emphasize="none"/>
    </style:style>
    <style:style style:name="T121" style:family="text">
      <style:text-properties style:text-outline="false" style:text-line-through-style="none" style:text-line-through-type="none" style:font-name="Liberation Sans1" fo:font-style="normal" fo:text-shadow="none" style:text-underline-style="none" fo:font-weight="normal" officeooo:rsid="024c6b33" style:font-style-asian="normal" style:font-weight-asian="normal" style:font-weight-complex="bold" style:text-emphasize="none"/>
    </style:style>
    <style:style style:name="T122" style:family="text">
      <style:text-properties style:text-outline="false" style:text-line-through-style="none" style:text-line-through-type="none" style:font-name="Liberation Sans1" fo:font-style="normal" fo:text-shadow="none" style:text-underline-style="none" fo:font-weight="normal" officeooo:rsid="024dd07e" style:font-style-asian="normal" style:font-weight-asian="normal" style:font-weight-complex="bold" style:text-emphasize="none"/>
    </style:style>
    <style:style style:name="T123" style:family="text">
      <style:text-properties style:text-outline="false" style:text-line-through-style="none" style:text-line-through-type="none" style:font-name="Liberation Sans1" fo:font-style="normal" fo:text-shadow="none" style:text-underline-style="none" fo:font-weight="normal" officeooo:rsid="0250870e" style:font-style-asian="normal" style:font-weight-asian="normal" style:font-weight-complex="bold" style:text-emphasize="none"/>
    </style:style>
    <style:style style:name="T124" style:family="text">
      <style:text-properties style:text-outline="false" style:text-line-through-style="none" style:text-line-through-type="none" style:font-name="Liberation Sans1" fo:font-style="normal" fo:text-shadow="none" style:text-underline-style="none" fo:font-weight="normal" officeooo:rsid="0250c424" style:font-style-asian="normal" style:font-weight-asian="normal" style:font-weight-complex="bold" style:text-emphasize="none"/>
    </style:style>
    <style:style style:name="T125" style:family="text">
      <style:text-properties style:text-outline="false" style:text-line-through-style="none" style:text-line-through-type="none" style:font-name="Liberation Sans1" fo:font-style="normal" fo:text-shadow="none" style:text-underline-style="none" fo:font-weight="normal" officeooo:rsid="02533c19" style:font-style-asian="normal" style:font-weight-asian="normal" style:font-weight-complex="bold" style:text-emphasize="none"/>
    </style:style>
    <style:style style:name="T126" style:family="text">
      <style:text-properties style:text-outline="false" style:text-line-through-style="none" style:text-line-through-type="none" style:font-name="Liberation Sans1" fo:font-style="normal" fo:text-shadow="none" style:text-underline-style="none" fo:font-weight="normal" officeooo:rsid="02545bf7" style:font-style-asian="normal" style:font-weight-asian="normal" style:font-weight-complex="bold" style:text-emphasize="none"/>
    </style:style>
    <style:style style:name="T127" style:family="text">
      <style:text-properties style:text-outline="false" style:text-line-through-style="none" style:text-line-through-type="none" style:font-name="Liberation Sans1" fo:font-style="normal" fo:text-shadow="none" style:text-underline-style="none" fo:font-weight="normal" officeooo:rsid="0201364a" style:font-style-asian="normal" style:font-weight-asian="normal" style:font-weight-complex="bold" style:text-emphasize="none"/>
    </style:style>
    <style:style style:name="T128" style:family="text">
      <style:text-properties style:text-outline="false" style:text-line-through-style="none" style:text-line-through-type="none" style:font-name="Liberation Sans1" fo:font-style="normal" fo:text-shadow="none" style:text-underline-style="none" fo:font-weight="normal" officeooo:rsid="0228f1de" style:font-style-asian="normal" style:font-weight-asian="normal" style:font-weight-complex="bold" style:text-emphasize="none"/>
    </style:style>
    <style:style style:name="T129" style:family="text">
      <style:text-properties style:text-outline="false" style:text-line-through-style="none" style:text-line-through-type="none" style:font-name="Liberation Sans1" fo:font-style="normal" fo:text-shadow="none" style:text-underline-style="none" fo:font-weight="normal" officeooo:rsid="023b9ef4" style:font-style-asian="normal" style:font-weight-asian="normal" style:font-weight-complex="bold" style:text-emphasize="none"/>
    </style:style>
    <style:style style:name="T130" style:family="text">
      <style:text-properties style:text-outline="false" style:text-line-through-style="none" style:text-line-through-type="none" style:font-name="Liberation Sans1" fo:font-style="normal" fo:text-shadow="none" style:text-underline-style="none" fo:font-weight="normal" officeooo:rsid="023c8faf" style:font-style-asian="normal" style:font-weight-asian="normal" style:font-weight-complex="bold" style:text-emphasize="none"/>
    </style:style>
    <style:style style:name="T131" style:family="text">
      <style:text-properties style:text-outline="false" style:text-line-through-style="none" style:text-line-through-type="none" style:font-name="Liberation Sans1" fo:font-style="normal" fo:text-shadow="none" style:text-underline-style="none" fo:font-weight="normal" officeooo:rsid="023d3d75" style:font-style-asian="normal" style:font-weight-asian="normal" style:font-weight-complex="bold" style:text-emphasize="none"/>
    </style:style>
    <style:style style:name="T132" style:family="text">
      <style:text-properties style:text-outline="false" style:text-line-through-style="none" style:text-line-through-type="none" style:font-name="Liberation Sans1" fo:font-style="normal" fo:text-shadow="none" style:text-underline-style="none" fo:font-weight="normal" officeooo:rsid="023e3c58" style:font-style-asian="normal" style:font-weight-asian="normal" style:font-weight-complex="bold" style:text-emphasize="none"/>
    </style:style>
    <style:style style:name="T133" style:family="text">
      <style:text-properties style:text-outline="false" style:text-line-through-style="none" style:text-line-through-type="none" style:font-name="Liberation Sans1" fo:font-style="normal" fo:text-shadow="none" style:text-underline-style="none" fo:font-weight="normal" officeooo:rsid="023eb14d" style:font-style-asian="normal" style:font-weight-asian="normal" style:font-weight-complex="bold" style:text-emphasize="none"/>
    </style:style>
    <style:style style:name="T134" style:family="text">
      <style:text-properties style:text-outline="false" style:text-line-through-style="none" style:text-line-through-type="none" style:font-name="Liberation Sans1" fo:font-style="normal" fo:text-shadow="none" style:text-underline-style="none" fo:font-weight="normal" officeooo:rsid="023f70f4" style:font-style-asian="normal" style:font-weight-asian="normal" style:font-weight-complex="bold" style:text-emphasize="none"/>
    </style:style>
    <style:style style:name="T135" style:family="text">
      <style:text-properties style:text-outline="false" style:text-line-through-style="none" style:text-line-through-type="none" style:font-name="Liberation Sans1" fo:font-style="normal" fo:text-shadow="none" style:text-underline-style="none" fo:font-weight="normal" officeooo:rsid="02408c15" style:font-style-asian="normal" style:font-weight-asian="normal" style:font-weight-complex="bold" style:text-emphasize="none"/>
    </style:style>
    <style:style style:name="T136" style:family="text">
      <style:text-properties style:text-outline="false" style:text-line-through-style="none" style:text-line-through-type="none" style:font-name="Liberation Sans1" fo:font-style="normal" fo:text-shadow="none" style:text-underline-style="none" fo:font-weight="normal" officeooo:rsid="02417d56" style:font-style-asian="normal" style:font-weight-asian="normal" style:font-weight-complex="bold" style:text-emphasize="none"/>
    </style:style>
    <style:style style:name="T137" style:family="text">
      <style:text-properties style:text-outline="false" style:text-line-through-style="none" style:text-line-through-type="none" style:font-name="Liberation Sans1" fo:font-style="normal" fo:text-shadow="none" style:text-underline-style="none" fo:font-weight="normal" officeooo:rsid="0242361c" style:font-style-asian="normal" style:font-weight-asian="normal" style:font-weight-complex="bold" style:text-emphasize="none"/>
    </style:style>
    <style:style style:name="T138" style:family="text">
      <style:text-properties style:text-outline="false" style:text-line-through-style="none" style:text-line-through-type="none" style:font-name="Liberation Sans1" fo:font-style="normal" fo:text-shadow="none" style:text-underline-style="none" fo:font-weight="normal" officeooo:rsid="024381a6" style:font-style-asian="normal" style:font-weight-asian="normal" style:font-weight-complex="bold" style:text-emphasize="none"/>
    </style:style>
    <style:style style:name="T139" style:family="text">
      <style:text-properties style:text-outline="false" style:text-line-through-style="none" style:text-line-through-type="none" style:font-name="Liberation Sans1" fo:font-style="normal" fo:text-shadow="none" style:text-underline-style="none" fo:font-weight="normal" officeooo:rsid="02439780" style:font-style-asian="normal" style:font-weight-asian="normal" style:font-weight-complex="bold" style:text-emphasize="none"/>
    </style:style>
    <style:style style:name="T140" style:family="text">
      <style:text-properties style:text-outline="false" style:text-line-through-style="none" style:text-line-through-type="none" style:font-name="Liberation Sans1" fo:font-style="normal" fo:text-shadow="none" style:text-underline-style="none" fo:font-weight="normal" officeooo:rsid="0243c8e2" style:font-style-asian="normal" style:font-weight-asian="normal" style:font-weight-complex="bold" style:text-emphasize="none"/>
    </style:style>
    <style:style style:name="T141" style:family="text">
      <style:text-properties style:text-outline="false" style:text-line-through-style="none" style:text-line-through-type="none" style:font-name="Liberation Sans1" fo:font-style="normal" fo:text-shadow="none" style:text-underline-style="none" fo:font-weight="normal" officeooo:rsid="0248916f" style:font-style-asian="normal" style:font-weight-asian="normal" style:font-weight-complex="bold" style:text-emphasize="none"/>
    </style:style>
    <style:style style:name="T142" style:family="text">
      <style:text-properties style:text-outline="false" style:text-line-through-style="none" style:text-line-through-type="none" style:font-name="Liberation Sans1" fo:font-style="normal" fo:text-shadow="none" style:text-underline-style="none" fo:font-weight="normal" officeooo:rsid="024a8e6b" style:font-style-asian="normal" style:font-weight-asian="normal" style:font-weight-complex="bold" style:text-emphasize="none"/>
    </style:style>
    <style:style style:name="T143" style:family="text">
      <style:text-properties style:text-outline="false" style:text-line-through-style="none" style:text-line-through-type="none" style:font-name="Liberation Sans1" fo:font-style="normal" fo:text-shadow="none" style:text-underline-style="none" fo:font-weight="normal" officeooo:rsid="025ad6b1" style:font-style-asian="normal" style:font-weight-asian="normal" style:font-weight-complex="bold" style:text-emphasize="none"/>
    </style:style>
    <style:style style:name="T144" style:family="text">
      <style:text-properties style:text-outline="false" style:text-line-through-style="none" style:text-line-through-type="none" style:font-name="Liberation Sans1" fo:font-style="normal" fo:text-shadow="none" style:text-underline-style="none" fo:font-weight="normal" officeooo:rsid="025af88e" style:font-style-asian="normal" style:font-weight-asian="normal" style:font-weight-complex="bold" style:text-emphasize="none"/>
    </style:style>
    <style:style style:name="T145" style:family="text">
      <style:text-properties style:text-outline="false" style:text-line-through-style="none" style:text-line-through-type="none" style:font-name="Liberation Sans1" fo:font-style="normal" fo:text-shadow="none" style:text-underline-style="none" fo:font-weight="normal" officeooo:rsid="025cb73f" style:font-style-asian="normal" style:font-weight-asian="normal" style:font-weight-complex="bold" style:text-emphasize="none"/>
    </style:style>
    <style:style style:name="T146" style:family="text">
      <style:text-properties style:text-outline="false" style:text-line-through-style="none" style:text-line-through-type="none" style:font-name="Liberation Sans1" fo:font-style="normal" fo:text-shadow="none" style:text-underline-style="none" fo:font-weight="normal" officeooo:rsid="025e87bc" style:font-style-asian="normal" style:font-weight-asian="normal" style:font-weight-complex="bold" style:text-emphasize="none"/>
    </style:style>
    <style:style style:name="T147" style:family="text">
      <style:text-properties style:text-outline="false" style:text-line-through-style="none" style:text-line-through-type="none" style:font-name="Liberation Sans1" fo:font-style="normal" fo:text-shadow="none" style:text-underline-style="none" fo:font-weight="normal" officeooo:rsid="02601e7b" style:font-style-asian="normal" style:font-weight-asian="normal" style:font-weight-complex="bold" style:text-emphasize="none"/>
    </style:style>
    <style:style style:name="T148" style:family="text">
      <style:text-properties style:text-outline="false" style:text-line-through-style="none" style:text-line-through-type="none" style:font-name="Liberation Sans1" fo:font-style="normal" fo:text-shadow="none" style:text-underline-style="none" fo:font-weight="normal" officeooo:rsid="026e9d5a" style:font-style-asian="normal" style:font-weight-asian="normal" style:font-weight-complex="bold" style:text-emphasize="none"/>
    </style:style>
    <style:style style:name="T149" style:family="text">
      <style:text-properties style:text-outline="false" style:text-line-through-style="none" style:text-line-through-type="none" style:font-name="Liberation Sans1" fo:font-style="normal" fo:text-shadow="none" style:text-underline-style="none" fo:font-weight="normal" officeooo:rsid="02738a10" style:font-style-asian="normal" style:font-weight-asian="normal" style:font-weight-complex="bold" style:text-emphasize="none"/>
    </style:style>
    <style:style style:name="T150" style:family="text">
      <style:text-properties style:text-outline="false" style:text-line-through-style="none" style:text-line-through-type="none" style:font-name="Liberation Sans1" fo:font-style="normal" fo:text-shadow="none" style:text-underline-style="none" fo:font-weight="normal" officeooo:rsid="02744ef6" style:font-style-asian="normal" style:font-weight-asian="normal" style:font-weight-complex="bold" style:text-emphasize="none"/>
    </style:style>
    <style:style style:name="T151" style:family="text">
      <style:text-properties style:text-outline="false" style:text-line-through-style="none" style:text-line-through-type="none" style:font-name="Liberation Sans1" fo:font-style="normal" fo:text-shadow="none" style:text-underline-style="none" fo:font-weight="normal" officeooo:rsid="027d47cf" style:font-style-asian="normal" style:font-weight-asian="normal" style:font-weight-complex="bold" style:text-emphasize="none"/>
    </style:style>
    <style:style style:name="T152" style:family="text">
      <style:text-properties style:text-outline="false" style:text-line-through-style="none" style:text-line-through-type="none" style:font-name="Liberation Sans1" fo:font-style="normal" fo:text-shadow="none" style:text-underline-style="none" fo:font-weight="normal" officeooo:rsid="027ee5eb" style:font-style-asian="normal" style:font-weight-asian="normal" style:font-weight-complex="bold" style:text-emphasize="none"/>
    </style:style>
    <style:style style:name="T153" style:family="text">
      <style:text-properties style:text-outline="false" style:text-line-through-style="none" style:text-line-through-type="none" style:font-name="Liberation Sans1" fo:font-style="normal" fo:text-shadow="none" style:text-underline-style="none" fo:font-weight="normal" officeooo:rsid="0286f331" style:font-style-asian="normal" style:font-weight-asian="normal" style:font-weight-complex="bold" style:text-emphasize="none"/>
    </style:style>
    <style:style style:name="T154" style:family="text">
      <style:text-properties style:text-outline="false" style:text-line-through-style="none" style:text-line-through-type="none" style:font-name="Liberation Sans1" fo:font-style="normal" fo:text-shadow="none" style:text-underline-style="none" fo:font-weight="normal" officeooo:rsid="0288c1b1" style:font-style-asian="normal" style:font-weight-asian="normal" style:font-weight-complex="bold" style:text-emphasize="none"/>
    </style:style>
    <style:style style:name="T155" style:family="text">
      <style:text-properties style:text-outline="false" style:text-line-through-style="none" style:text-line-through-type="none" style:font-name="Liberation Sans1" fo:font-style="normal" fo:text-shadow="none" style:text-underline-style="none" fo:font-weight="normal" officeooo:rsid="0289c2b4" style:font-style-asian="normal" style:font-weight-asian="normal" style:font-weight-complex="bold" style:text-emphasize="none"/>
    </style:style>
    <style:style style:name="T156" style:family="text">
      <style:text-properties style:text-outline="false" style:text-line-through-style="none" style:text-line-through-type="none" style:font-name="Liberation Sans1" fo:font-style="normal" fo:text-shadow="none" style:text-underline-style="none" fo:font-weight="normal" officeooo:rsid="0293bc16" style:font-style-asian="normal" style:font-weight-asian="normal" style:font-weight-complex="bold" style:text-emphasize="none"/>
    </style:style>
    <style:style style:name="T157" style:family="text">
      <style:text-properties style:text-outline="false" style:text-line-through-style="none" style:text-line-through-type="none" style:font-name="Liberation Sans1" fo:font-style="normal" fo:text-shadow="none" style:text-underline-style="none" fo:font-weight="normal" officeooo:rsid="0293c1bd" style:font-style-asian="normal" style:font-weight-asian="normal" style:font-weight-complex="bold" style:text-emphasize="none"/>
    </style:style>
    <style:style style:name="T158" style:family="text">
      <style:text-properties style:text-outline="false" style:text-line-through-style="none" style:text-line-through-type="none" style:font-name="Liberation Sans1" fo:font-style="normal" fo:text-shadow="none" style:text-underline-style="none" fo:font-weight="normal" officeooo:rsid="0294f7e9" style:font-style-asian="normal" style:font-weight-asian="normal" style:font-weight-complex="bold" style:text-emphasize="none"/>
    </style:style>
    <style:style style:name="T159" style:family="text">
      <style:text-properties style:text-outline="false" style:text-line-through-style="none" style:text-line-through-type="none" style:font-name="Liberation Sans1" fo:font-style="normal" fo:text-shadow="none" style:text-underline-style="none" fo:font-weight="normal" officeooo:rsid="0294fddc" style:font-style-asian="normal" style:font-weight-asian="normal" style:font-weight-complex="bold" style:text-emphasize="none"/>
    </style:style>
    <style:style style:name="T160" style:family="text">
      <style:text-properties style:text-outline="false" style:text-line-through-style="none" style:text-line-through-type="none" style:font-name="Liberation Sans1" fo:font-style="normal" fo:text-shadow="none" style:text-underline-style="none" fo:font-weight="normal" officeooo:rsid="02262b65" style:font-style-asian="normal" style:font-weight-asian="normal" style:font-weight-complex="bold" style:text-emphasize="none"/>
    </style:style>
    <style:style style:name="T161" style:family="text">
      <style:text-properties style:text-outline="false" style:text-line-through-style="none" style:text-line-through-type="none" style:font-name="Liberation Sans1" fo:font-style="normal" fo:text-shadow="none" style:text-underline-style="none" fo:font-weight="normal" officeooo:rsid="0167657f" style:font-style-asian="normal" style:font-weight-asian="normal" style:font-weight-complex="bold" style:text-emphasize="none"/>
    </style:style>
    <style:style style:name="T162" style:family="text">
      <style:text-properties style:text-outline="false" style:text-line-through-style="none" style:text-line-through-type="none" style:font-name="Liberation Sans1" fo:font-style="normal" fo:text-shadow="none" style:text-underline-style="none" fo:font-weight="normal" officeooo:rsid="026a4726" style:font-style-asian="normal" style:font-weight-asian="normal" style:font-weight-complex="bold" style:text-emphasize="none"/>
    </style:style>
    <style:style style:name="T163" style:family="text">
      <style:text-properties style:text-outline="false" style:text-line-through-style="none" style:text-line-through-type="none" style:font-name="Liberation Sans1" fo:font-style="normal" fo:text-shadow="none" style:text-underline-style="none" fo:font-weight="normal" officeooo:rsid="02322b99" style:font-style-asian="normal" style:font-weight-asian="normal" style:font-weight-complex="bold" style:text-emphasize="none"/>
    </style:style>
    <style:style style:name="T164" style:family="text">
      <style:text-properties style:text-outline="false" style:text-line-through-style="none" style:text-line-through-type="none" style:font-name="Liberation Sans1" fo:font-style="normal" fo:text-shadow="none" style:text-underline-style="none" fo:font-weight="normal" officeooo:rsid="029acc79" style:font-style-asian="normal" style:font-weight-asian="normal" style:font-weight-complex="bold" style:text-emphasize="none"/>
    </style:style>
    <style:style style:name="T165" style:family="text">
      <style:text-properties style:text-outline="false" style:text-line-through-style="none" style:text-line-through-type="none" style:font-name="Liberation Sans1" fo:font-style="normal" fo:text-shadow="none" style:text-underline-style="none" fo:font-weight="normal" officeooo:rsid="029c9a59" style:font-style-asian="normal" style:font-weight-asian="normal" style:font-weight-complex="bold" style:text-emphasize="none"/>
    </style:style>
    <style:style style:name="T166" style:family="text">
      <style:text-properties style:text-outline="false" style:text-line-through-style="none" style:text-line-through-type="none" style:font-name="Liberation Sans1" fo:font-style="normal" fo:text-shadow="none" style:text-underline-style="none" fo:font-weight="normal" officeooo:rsid="02a46098" style:font-style-asian="normal" style:font-weight-asian="normal" style:font-weight-complex="bold" style:text-emphasize="none"/>
    </style:style>
    <style:style style:name="T167" style:family="text">
      <style:text-properties style:text-outline="false" style:text-line-through-style="none" style:text-line-through-type="none" style:font-name="Liberation Sans1" fo:font-style="normal" fo:text-shadow="none" style:text-underline-style="none" fo:font-weight="normal" officeooo:rsid="02a5a242" style:font-style-asian="normal" style:font-weight-asian="normal" style:font-weight-complex="bold" style:text-emphasize="none"/>
    </style:style>
    <style:style style:name="T168" style:family="text">
      <style:text-properties style:text-outline="false" style:text-line-through-style="none" style:text-line-through-type="none" style:font-name="Liberation Sans1" fo:font-style="normal" fo:text-shadow="none" style:text-underline-style="none" fo:font-weight="normal" officeooo:rsid="02a7534f" style:font-style-asian="normal" style:font-weight-asian="normal" style:font-weight-complex="bold" style:text-emphasize="none"/>
    </style:style>
    <style:style style:name="T169" style:family="text">
      <style:text-properties style:text-outline="false" style:text-line-through-style="none" style:text-line-through-type="none" style:font-name="Liberation Sans1" fo:font-style="normal" fo:text-shadow="none" style:text-underline-style="none" fo:font-weight="normal" officeooo:rsid="02a7a4a3" style:font-style-asian="normal" style:font-weight-asian="normal" style:font-weight-complex="bold" style:text-emphasize="none"/>
    </style:style>
    <style:style style:name="T170" style:family="text">
      <style:text-properties style:text-outline="false" style:text-line-through-style="none" style:text-line-through-type="none" style:font-name="Liberation Sans1" fo:font-style="normal" fo:text-shadow="none" style:text-underline-style="none" fo:font-weight="normal" officeooo:rsid="02b00de6" style:font-style-asian="normal" style:font-weight-asian="normal" style:font-weight-complex="bold" style:text-emphasize="none"/>
    </style:style>
    <style:style style:name="T171" style:family="text">
      <style:text-properties style:text-outline="false" style:text-line-through-style="none" style:text-line-through-type="none" style:font-name="Liberation Sans1" fo:font-style="normal" fo:text-shadow="none" style:text-underline-style="none" fo:font-weight="normal" officeooo:rsid="02b548c7" style:font-style-asian="normal" style:font-weight-asian="normal" style:font-weight-complex="bold" style:text-emphasize="none"/>
    </style:style>
    <style:style style:name="T172" style:family="text">
      <style:text-properties style:text-outline="false" style:text-line-through-style="none" style:text-line-through-type="none" style:font-name="Liberation Sans1" fo:font-style="normal" fo:text-shadow="none" style:text-underline-style="none" fo:font-weight="normal" officeooo:rsid="02b5f077" style:font-style-asian="normal" style:font-weight-asian="normal" style:font-weight-complex="bold" style:text-emphasize="none"/>
    </style:style>
    <style:style style:name="T173" style:family="text">
      <style:text-properties style:text-outline="false" style:text-line-through-style="none" style:text-line-through-type="none" style:font-name="Liberation Sans1" fo:font-style="normal" fo:text-shadow="none" style:text-underline-style="none" fo:font-weight="normal" officeooo:rsid="02bd62b2" style:font-style-asian="normal" style:font-weight-asian="normal" style:font-weight-complex="bold" style:text-emphasize="none"/>
    </style:style>
    <style:style style:name="T174" style:family="text">
      <style:text-properties style:text-outline="false" style:text-line-through-style="none" style:text-line-through-type="none" style:font-name="Liberation Sans1" fo:font-style="normal" fo:text-shadow="none" style:text-underline-style="none" fo:font-weight="normal" officeooo:rsid="02bf2ad3" style:font-style-asian="normal" style:font-weight-asian="normal" style:font-weight-complex="bold" style:text-emphasize="none"/>
    </style:style>
    <style:style style:name="T175" style:family="text">
      <style:text-properties style:text-outline="false" style:text-line-through-style="none" style:text-line-through-type="none" style:font-name="Liberation Sans1" fo:font-style="normal" fo:text-shadow="none" style:text-underline-style="none" fo:font-weight="normal" officeooo:rsid="03605928" style:font-style-asian="normal" style:font-weight-asian="normal" style:font-weight-complex="bold" style:text-emphasize="none"/>
    </style:style>
    <style:style style:name="T176" style:family="text">
      <style:text-properties style:text-outline="false" style:text-line-through-style="none" style:text-line-through-type="none" style:font-name="Liberation Sans1" fo:font-style="normal" fo:text-shadow="none" style:text-underline-style="none" fo:font-weight="normal" officeooo:rsid="03618d20" style:font-style-asian="normal" style:font-weight-asian="normal" style:font-weight-complex="bold" style:text-emphasize="none"/>
    </style:style>
    <style:style style:name="T177" style:family="text">
      <style:text-properties style:text-outline="false" style:text-line-through-style="none" style:text-line-through-type="none" style:font-name="Liberation Sans1" fo:font-style="normal" fo:text-shadow="none" style:text-underline-style="none" fo:font-weight="normal" officeooo:rsid="008ba3f9" style:font-style-asian="normal" style:font-weight-asian="normal" style:font-weight-complex="normal" style:text-emphasize="none"/>
    </style:style>
    <style:style style:name="T178" style:family="text">
      <style:text-properties style:text-outline="false" style:text-line-through-style="none" style:text-line-through-type="none" style:font-name="Liberation Sans1" fo:font-style="normal" fo:text-shadow="none" style:text-underline-style="none" fo:font-weight="normal" officeooo:rsid="008d2580" style:font-style-asian="normal" style:font-weight-asian="normal" style:font-weight-complex="normal" style:text-emphasize="none"/>
    </style:style>
    <style:style style:name="T179" style:family="text">
      <style:text-properties style:text-outline="false" style:text-line-through-style="none" style:text-line-through-type="none" style:font-name="Liberation Sans1" fo:font-style="normal" fo:text-shadow="none" style:text-underline-style="none" fo:font-weight="normal" officeooo:rsid="00d62dfd" style:font-style-asian="normal" style:font-weight-asian="normal" style:font-weight-complex="normal" style:text-emphasize="none"/>
    </style:style>
    <style:style style:name="T180" style:family="text">
      <style:text-properties style:text-outline="false" style:text-line-through-style="none" style:text-line-through-type="none" style:font-name="Liberation Sans1" fo:font-style="normal" fo:text-shadow="none" style:text-underline-style="none" fo:font-weight="normal" officeooo:rsid="00d63b84" style:font-style-asian="normal" style:font-weight-asian="normal" style:font-weight-complex="normal" style:text-emphasize="none"/>
    </style:style>
    <style:style style:name="T181" style:family="text">
      <style:text-properties style:text-outline="false" style:text-line-through-style="none" style:text-line-through-type="none" style:font-name="Liberation Sans1" fo:font-style="normal" fo:text-shadow="none" style:text-underline-style="none" fo:font-weight="normal" officeooo:rsid="00d30f4f" style:font-style-asian="normal" style:font-weight-asian="normal" style:font-weight-complex="normal" style:text-emphasize="none"/>
    </style:style>
    <style:style style:name="T182" style:family="text">
      <style:text-properties style:text-outline="false" style:text-line-through-style="none" style:text-line-through-type="none" style:font-name="Liberation Sans1" fo:font-style="normal" fo:text-shadow="none" style:text-underline-style="none" fo:font-weight="normal" officeooo:rsid="00d7ebc7" style:font-style-asian="normal" style:font-weight-asian="normal" style:font-weight-complex="normal" style:text-emphasize="none"/>
    </style:style>
    <style:style style:name="T183" style:family="text">
      <style:text-properties style:text-outline="false" style:text-line-through-style="none" style:text-line-through-type="none" style:font-name="Liberation Sans1" fo:font-style="normal" fo:text-shadow="none" style:text-underline-style="none" fo:font-weight="normal" officeooo:rsid="00f02cd6" style:font-style-asian="normal" style:font-weight-asian="normal" style:font-weight-complex="normal" style:text-emphasize="none"/>
    </style:style>
    <style:style style:name="T184" style:family="text">
      <style:text-properties style:text-outline="false" style:text-line-through-style="none" style:text-line-through-type="none" style:font-name="Liberation Sans1" fo:font-style="normal" fo:text-shadow="none" style:text-underline-style="none" fo:font-weight="normal" officeooo:rsid="00f22626" style:font-style-asian="normal" style:font-weight-asian="normal" style:font-weight-complex="normal" style:text-emphasize="none"/>
    </style:style>
    <style:style style:name="T185" style:family="text">
      <style:text-properties style:text-outline="false" style:text-line-through-style="none" style:text-line-through-type="none" style:font-name="Liberation Sans1" fo:font-style="normal" fo:text-shadow="none" style:text-underline-style="none" fo:font-weight="normal" officeooo:rsid="010866df" style:font-style-asian="normal" style:font-weight-asian="normal" style:font-weight-complex="normal" style:text-emphasize="none"/>
    </style:style>
    <style:style style:name="T186" style:family="text">
      <style:text-properties style:text-outline="false" style:text-line-through-style="none" style:text-line-through-type="none" style:font-name="Liberation Sans1" fo:font-style="normal" fo:text-shadow="none" style:text-underline-style="none" fo:font-weight="normal" officeooo:rsid="0109a8ab" style:font-style-asian="normal" style:font-weight-asian="normal" style:font-weight-complex="normal" style:text-emphasize="none"/>
    </style:style>
    <style:style style:name="T187" style:family="text">
      <style:text-properties style:text-outline="false" style:text-line-through-style="none" style:text-line-through-type="none" style:font-name="Liberation Sans1" fo:font-style="normal" fo:text-shadow="none" style:text-underline-style="none" fo:font-weight="normal" officeooo:rsid="010a7f04" style:font-style-asian="normal" style:font-weight-asian="normal" style:font-weight-complex="normal" style:text-emphasize="none"/>
    </style:style>
    <style:style style:name="T188" style:family="text">
      <style:text-properties style:text-outline="false" style:text-line-through-style="none" style:text-line-through-type="none" style:font-name="Liberation Sans1" fo:font-style="normal" fo:text-shadow="none" style:text-underline-style="none" fo:font-weight="normal" officeooo:rsid="0114f300" style:font-style-asian="normal" style:font-weight-asian="normal" style:font-weight-complex="normal" style:text-emphasize="none"/>
    </style:style>
    <style:style style:name="T189" style:family="text">
      <style:text-properties style:text-outline="false" style:text-line-through-style="none" style:text-line-through-type="none" style:font-name="Liberation Sans1" fo:font-style="normal" fo:text-shadow="none" style:text-underline-style="none" fo:font-weight="normal" officeooo:rsid="0123d58b" style:font-style-asian="normal" style:font-weight-asian="normal" style:font-weight-complex="normal" style:text-emphasize="none"/>
    </style:style>
    <style:style style:name="T190" style:family="text">
      <style:text-properties style:text-outline="false" style:text-line-through-style="none" style:text-line-through-type="none" style:font-name="Liberation Sans1" fo:font-style="normal" fo:text-shadow="none" style:text-underline-style="none" fo:font-weight="normal" officeooo:rsid="0124c462" style:font-style-asian="normal" style:font-weight-asian="normal" style:font-weight-complex="normal" style:text-emphasize="none"/>
    </style:style>
    <style:style style:name="T191" style:family="text">
      <style:text-properties style:text-outline="false" style:text-line-through-style="none" style:text-line-through-type="none" style:font-name="Liberation Sans1" fo:font-style="normal" fo:text-shadow="none" style:text-underline-style="none" fo:font-weight="normal" officeooo:rsid="012aca6b" style:font-style-asian="normal" style:font-weight-asian="normal" style:font-weight-complex="normal" style:text-emphasize="none"/>
    </style:style>
    <style:style style:name="T192" style:family="text">
      <style:text-properties style:text-outline="false" style:text-line-through-style="none" style:text-line-through-type="none" style:font-name="Liberation Sans1" fo:font-style="normal" fo:text-shadow="none" style:text-underline-style="none" fo:font-weight="normal" officeooo:rsid="012e8fff" style:font-style-asian="normal" style:font-weight-asian="normal" style:font-weight-complex="normal" style:text-emphasize="none"/>
    </style:style>
    <style:style style:name="T193" style:family="text">
      <style:text-properties style:text-outline="false" style:text-line-through-style="none" style:text-line-through-type="none" style:font-name="Liberation Sans1" fo:font-style="normal" fo:text-shadow="none" style:text-underline-style="none" fo:font-weight="normal" officeooo:rsid="01300fe8" style:font-style-asian="normal" style:font-weight-asian="normal" style:font-weight-complex="normal" style:text-emphasize="none"/>
    </style:style>
    <style:style style:name="T194" style:family="text">
      <style:text-properties style:text-outline="false" style:text-line-through-style="none" style:text-line-through-type="none" style:font-name="Liberation Sans1" fo:font-style="normal" fo:text-shadow="none" style:text-underline-style="none" fo:font-weight="normal" officeooo:rsid="013b1f37" style:font-style-asian="normal" style:font-weight-asian="normal" style:font-weight-complex="normal" style:text-emphasize="none"/>
    </style:style>
    <style:style style:name="T195" style:family="text">
      <style:text-properties style:text-outline="false" style:text-line-through-style="none" style:text-line-through-type="none" style:font-name="Liberation Sans1" fo:font-style="normal" fo:text-shadow="none" style:text-underline-style="none" fo:font-weight="normal" officeooo:rsid="01417b74" style:font-style-asian="normal" style:font-weight-asian="normal" style:font-weight-complex="normal" style:text-emphasize="none"/>
    </style:style>
    <style:style style:name="T196" style:family="text">
      <style:text-properties style:text-outline="false" style:text-line-through-style="none" style:text-line-through-type="none" style:font-name="Liberation Sans1" fo:font-style="normal" fo:text-shadow="none" style:text-underline-style="none" fo:font-weight="normal" officeooo:rsid="014ee99d" style:font-style-asian="normal" style:font-weight-asian="normal" style:font-weight-complex="normal" style:text-emphasize="none"/>
    </style:style>
    <style:style style:name="T197" style:family="text">
      <style:text-properties style:text-outline="false" style:text-line-through-style="none" style:text-line-through-type="none" style:font-name="Liberation Sans1" fo:font-style="normal" fo:text-shadow="none" style:text-underline-style="none" fo:font-weight="normal" officeooo:rsid="01744c35" style:font-style-asian="normal" style:font-weight-asian="normal" style:font-weight-complex="normal" style:text-emphasize="none"/>
    </style:style>
    <style:style style:name="T198" style:family="text">
      <style:text-properties style:text-outline="false" style:text-line-through-style="none" style:text-line-through-type="none" style:font-name="Liberation Sans1" fo:font-style="normal" fo:text-shadow="none" style:text-underline-style="none" fo:font-weight="normal" officeooo:rsid="017a66e6" style:font-style-asian="normal" style:font-weight-asian="normal" style:font-weight-complex="normal" style:text-emphasize="none"/>
    </style:style>
    <style:style style:name="T199" style:family="text">
      <style:text-properties style:text-outline="false" style:text-line-through-style="none" style:text-line-through-type="none" style:font-name="Liberation Sans1" fo:font-style="normal" fo:text-shadow="none" style:text-underline-style="none" fo:font-weight="normal" officeooo:rsid="017fc66a" style:font-style-asian="normal" style:font-weight-asian="normal" style:font-weight-complex="normal" style:text-emphasize="none"/>
    </style:style>
    <style:style style:name="T200" style:family="text">
      <style:text-properties style:text-outline="false" style:text-line-through-style="none" style:text-line-through-type="none" style:font-name="Liberation Sans1" fo:font-style="normal" fo:text-shadow="none" style:text-underline-style="none" fo:font-weight="normal" officeooo:rsid="01826439" style:font-style-asian="normal" style:font-weight-asian="normal" style:font-weight-complex="normal" style:text-emphasize="none"/>
    </style:style>
    <style:style style:name="T201" style:family="text">
      <style:text-properties style:text-outline="false" style:text-line-through-style="none" style:text-line-through-type="none" style:font-name="Liberation Sans1" fo:font-style="normal" fo:text-shadow="none" style:text-underline-style="none" fo:font-weight="normal" officeooo:rsid="0183992c" style:font-style-asian="normal" style:font-weight-asian="normal" style:font-weight-complex="normal" style:text-emphasize="none"/>
    </style:style>
    <style:style style:name="T202" style:family="text">
      <style:text-properties style:text-outline="false" style:text-line-through-style="none" style:text-line-through-type="none" style:font-name="Liberation Sans1" fo:font-style="normal" fo:text-shadow="none" style:text-underline-style="none" fo:font-weight="normal" officeooo:rsid="01853c44" style:font-style-asian="normal" style:font-weight-asian="normal" style:font-weight-complex="normal" style:text-emphasize="none"/>
    </style:style>
    <style:style style:name="T203" style:family="text">
      <style:text-properties style:text-outline="false" style:text-line-through-style="none" style:text-line-through-type="none" style:font-name="Liberation Sans1" fo:font-style="normal" fo:text-shadow="none" style:text-underline-style="none" fo:font-weight="normal" officeooo:rsid="01871d03" style:font-style-asian="normal" style:font-weight-asian="normal" style:font-weight-complex="normal" style:text-emphasize="none"/>
    </style:style>
    <style:style style:name="T204" style:family="text">
      <style:text-properties style:text-outline="false" style:text-line-through-style="none" style:text-line-through-type="none" style:font-name="Liberation Sans1" fo:font-style="normal" fo:text-shadow="none" style:text-underline-style="none" fo:font-weight="normal" officeooo:rsid="018b4af7" style:font-style-asian="normal" style:font-weight-asian="normal" style:font-weight-complex="normal" style:text-emphasize="none"/>
    </style:style>
    <style:style style:name="T205" style:family="text">
      <style:text-properties style:text-outline="false" style:text-line-through-style="none" style:text-line-through-type="none" style:font-name="Liberation Sans1" fo:font-style="normal" fo:text-shadow="none" style:text-underline-style="none" fo:font-weight="normal" officeooo:rsid="019436b9" style:font-style-asian="normal" style:font-weight-asian="normal" style:font-weight-complex="normal" style:text-emphasize="none"/>
    </style:style>
    <style:style style:name="T206" style:family="text">
      <style:text-properties style:text-outline="false" style:text-line-through-style="none" style:text-line-through-type="none" style:font-name="Liberation Sans1" fo:font-style="normal" fo:text-shadow="none" style:text-underline-style="none" fo:font-weight="normal" officeooo:rsid="01b70cfa" style:font-style-asian="normal" style:font-weight-asian="normal" style:font-weight-complex="normal" style:text-emphasize="none"/>
    </style:style>
    <style:style style:name="T207" style:family="text">
      <style:text-properties style:text-outline="false" style:text-line-through-style="none" style:text-line-through-type="none" style:font-name="Liberation Sans1" fo:font-style="normal" fo:text-shadow="none" style:text-underline-style="none" fo:font-weight="normal" officeooo:rsid="01b7fe3d" style:font-style-asian="normal" style:font-weight-asian="normal" style:font-weight-complex="normal" style:text-emphasize="none"/>
    </style:style>
    <style:style style:name="T208" style:family="text">
      <style:text-properties style:text-outline="false" style:text-line-through-style="none" style:text-line-through-type="none" style:font-name="Liberation Sans1" fo:font-style="normal" fo:text-shadow="none" style:text-underline-style="none" fo:font-weight="normal" officeooo:rsid="01b8ed9b" style:font-style-asian="normal" style:font-weight-asian="normal" style:font-weight-complex="normal" style:text-emphasize="none"/>
    </style:style>
    <style:style style:name="T209" style:family="text">
      <style:text-properties style:text-outline="false" style:text-line-through-style="none" style:text-line-through-type="none" style:font-name="Liberation Sans1" fo:font-style="normal" fo:text-shadow="none" style:text-underline-style="none" fo:font-weight="normal" officeooo:rsid="01b9aebb" style:font-style-asian="normal" style:font-weight-asian="normal" style:font-weight-complex="normal" style:text-emphasize="none"/>
    </style:style>
    <style:style style:name="T210" style:family="text">
      <style:text-properties style:text-outline="false" style:text-line-through-style="none" style:text-line-through-type="none" style:font-name="Liberation Sans1" fo:font-style="normal" fo:text-shadow="none" style:text-underline-style="none" fo:font-weight="normal" officeooo:rsid="01ba1696" style:font-style-asian="normal" style:font-weight-asian="normal" style:font-weight-complex="normal" style:text-emphasize="none"/>
    </style:style>
    <style:style style:name="T211" style:family="text">
      <style:text-properties style:text-outline="false" style:text-line-through-style="none" style:text-line-through-type="none" style:font-name="Liberation Sans1" fo:font-style="normal" fo:text-shadow="none" style:text-underline-style="none" fo:font-weight="normal" officeooo:rsid="01ba9039" style:font-style-asian="normal" style:font-weight-asian="normal" style:font-weight-complex="normal" style:text-emphasize="none"/>
    </style:style>
    <style:style style:name="T212" style:family="text">
      <style:text-properties style:text-outline="false" style:text-line-through-style="none" style:text-line-through-type="none" style:font-name="Liberation Sans1" fo:font-style="normal" fo:text-shadow="none" style:text-underline-style="none" fo:font-weight="normal" officeooo:rsid="01baf1b8" style:font-style-asian="normal" style:font-weight-asian="normal" style:font-weight-complex="normal" style:text-emphasize="none"/>
    </style:style>
    <style:style style:name="T213" style:family="text">
      <style:text-properties style:text-outline="false" style:text-line-through-style="none" style:text-line-through-type="none" style:font-name="Liberation Sans1" fo:font-style="normal" fo:text-shadow="none" style:text-underline-style="none" fo:font-weight="normal" officeooo:rsid="01bc7ca0" style:font-style-asian="normal" style:font-weight-asian="normal" style:font-weight-complex="normal" style:text-emphasize="none"/>
    </style:style>
    <style:style style:name="T214" style:family="text">
      <style:text-properties style:text-outline="false" style:text-line-through-style="none" style:text-line-through-type="none" style:font-name="Liberation Sans1" fo:font-style="normal" fo:text-shadow="none" style:text-underline-style="none" fo:font-weight="normal" officeooo:rsid="01bcda78" style:font-style-asian="normal" style:font-weight-asian="normal" style:font-weight-complex="normal" style:text-emphasize="none"/>
    </style:style>
    <style:style style:name="T215" style:family="text">
      <style:text-properties style:text-outline="false" style:text-line-through-style="none" style:text-line-through-type="none" style:font-name="Liberation Sans1" fo:font-style="normal" fo:text-shadow="none" style:text-underline-style="none" fo:font-weight="normal" officeooo:rsid="01be4cf2" style:font-style-asian="normal" style:font-weight-asian="normal" style:font-weight-complex="normal" style:text-emphasize="none"/>
    </style:style>
    <style:style style:name="T216" style:family="text">
      <style:text-properties style:text-outline="false" style:text-line-through-style="none" style:text-line-through-type="none" style:font-name="Liberation Sans1" fo:font-style="normal" fo:text-shadow="none" style:text-underline-style="none" fo:font-weight="normal" officeooo:rsid="01bebd7a" style:font-style-asian="normal" style:font-weight-asian="normal" style:font-weight-complex="normal" style:text-emphasize="none"/>
    </style:style>
    <style:style style:name="T217" style:family="text">
      <style:text-properties style:text-outline="false" style:text-line-through-style="none" style:text-line-through-type="none" style:font-name="Liberation Sans1" fo:font-style="normal" fo:text-shadow="none" style:text-underline-style="none" fo:font-weight="normal" officeooo:rsid="01c09612" style:font-style-asian="normal" style:font-weight-asian="normal" style:font-weight-complex="normal" style:text-emphasize="none"/>
    </style:style>
    <style:style style:name="T218" style:family="text">
      <style:text-properties style:text-outline="false" style:text-line-through-style="none" style:text-line-through-type="none" style:font-name="Liberation Sans1" fo:font-style="normal" fo:text-shadow="none" style:text-underline-style="none" fo:font-weight="normal" officeooo:rsid="01c150bd" style:font-style-asian="normal" style:font-weight-asian="normal" style:font-weight-complex="normal" style:text-emphasize="none"/>
    </style:style>
    <style:style style:name="T219" style:family="text">
      <style:text-properties style:text-outline="false" style:text-line-through-style="none" style:text-line-through-type="none" style:font-name="Liberation Sans1" fo:font-style="normal" fo:text-shadow="none" style:text-underline-style="none" fo:font-weight="normal" officeooo:rsid="01c2a06c" style:font-style-asian="normal" style:font-weight-asian="normal" style:font-weight-complex="normal" style:text-emphasize="none"/>
    </style:style>
    <style:style style:name="T220" style:family="text">
      <style:text-properties style:text-outline="false" style:text-line-through-style="none" style:text-line-through-type="none" style:font-name="Liberation Sans1" fo:font-style="normal" fo:text-shadow="none" style:text-underline-style="none" fo:font-weight="normal" officeooo:rsid="01c2a195" style:font-style-asian="normal" style:font-weight-asian="normal" style:font-weight-complex="normal" style:text-emphasize="none"/>
    </style:style>
    <style:style style:name="T221" style:family="text">
      <style:text-properties style:text-outline="false" style:text-line-through-style="none" style:text-line-through-type="none" style:font-name="Liberation Sans1" fo:font-style="normal" fo:text-shadow="none" style:text-underline-style="none" fo:font-weight="normal" officeooo:rsid="01c44a54" style:font-style-asian="normal" style:font-weight-asian="normal" style:font-weight-complex="normal" style:text-emphasize="none"/>
    </style:style>
    <style:style style:name="T222" style:family="text">
      <style:text-properties style:text-outline="false" style:text-line-through-style="none" style:text-line-through-type="none" style:font-name="Liberation Sans1" fo:font-style="normal" fo:text-shadow="none" style:text-underline-style="none" fo:font-weight="normal" officeooo:rsid="01c51932" style:font-style-asian="normal" style:font-weight-asian="normal" style:font-weight-complex="normal" style:text-emphasize="none"/>
    </style:style>
    <style:style style:name="T223" style:family="text">
      <style:text-properties style:text-outline="false" style:text-line-through-style="none" style:text-line-through-type="none" style:font-name="Liberation Sans1" fo:font-style="normal" fo:text-shadow="none" style:text-underline-style="none" fo:font-weight="normal" officeooo:rsid="01c60070" style:font-style-asian="normal" style:font-weight-asian="normal" style:font-weight-complex="normal" style:text-emphasize="none"/>
    </style:style>
    <style:style style:name="T224" style:family="text">
      <style:text-properties style:text-outline="false" style:text-line-through-style="none" style:text-line-through-type="none" style:font-name="Liberation Sans1" fo:font-style="normal" fo:text-shadow="none" style:text-underline-style="none" fo:font-weight="normal" officeooo:rsid="01c75bff" style:font-style-asian="normal" style:font-weight-asian="normal" style:font-weight-complex="normal" style:text-emphasize="none"/>
    </style:style>
    <style:style style:name="T225" style:family="text">
      <style:text-properties style:text-outline="false" style:text-line-through-style="none" style:text-line-through-type="none" style:font-name="Liberation Sans1" fo:font-style="normal" fo:text-shadow="none" style:text-underline-style="none" fo:font-weight="normal" officeooo:rsid="01c8671c" style:font-style-asian="normal" style:font-weight-asian="normal" style:font-weight-complex="normal" style:text-emphasize="none"/>
    </style:style>
    <style:style style:name="T226" style:family="text">
      <style:text-properties style:text-outline="false" style:text-line-through-style="none" style:text-line-through-type="none" style:font-name="Liberation Sans1" fo:font-style="normal" fo:text-shadow="none" style:text-underline-style="none" fo:font-weight="normal" officeooo:rsid="01c99314" style:font-style-asian="normal" style:font-weight-asian="normal" style:font-weight-complex="normal" style:text-emphasize="none"/>
    </style:style>
    <style:style style:name="T227" style:family="text">
      <style:text-properties style:text-outline="false" style:text-line-through-style="none" style:text-line-through-type="none" style:font-name="Liberation Sans1" fo:font-style="normal" fo:text-shadow="none" style:text-underline-style="none" fo:font-weight="normal" officeooo:rsid="01c9e024" style:font-style-asian="normal" style:font-weight-asian="normal" style:font-weight-complex="normal" style:text-emphasize="none"/>
    </style:style>
    <style:style style:name="T228" style:family="text">
      <style:text-properties style:text-outline="false" style:text-line-through-style="none" style:text-line-through-type="none" style:font-name="Liberation Sans1" fo:font-style="normal" fo:text-shadow="none" style:text-underline-style="none" fo:font-weight="normal" officeooo:rsid="01cb289b" style:font-style-asian="normal" style:font-weight-asian="normal" style:font-weight-complex="normal" style:text-emphasize="none"/>
    </style:style>
    <style:style style:name="T229" style:family="text">
      <style:text-properties style:text-outline="false" style:text-line-through-style="none" style:text-line-through-type="none" style:font-name="Liberation Sans1" fo:font-style="normal" fo:text-shadow="none" style:text-underline-style="none" fo:font-weight="normal" officeooo:rsid="01cb82c0" style:font-style-asian="normal" style:font-weight-asian="normal" style:font-weight-complex="normal" style:text-emphasize="none"/>
    </style:style>
    <style:style style:name="T230" style:family="text">
      <style:text-properties style:text-outline="false" style:text-line-through-style="none" style:text-line-through-type="none" style:font-name="Liberation Sans1" fo:font-style="normal" fo:text-shadow="none" style:text-underline-style="none" fo:font-weight="normal" officeooo:rsid="01ccabc4" style:font-style-asian="normal" style:font-weight-asian="normal" style:font-weight-complex="normal" style:text-emphasize="none"/>
    </style:style>
    <style:style style:name="T231" style:family="text">
      <style:text-properties style:text-outline="false" style:text-line-through-style="none" style:text-line-through-type="none" style:font-name="Liberation Sans1" fo:font-style="normal" fo:text-shadow="none" style:text-underline-style="none" fo:font-weight="normal" officeooo:rsid="01ce244e" style:font-style-asian="normal" style:font-weight-asian="normal" style:font-weight-complex="normal" style:text-emphasize="none"/>
    </style:style>
    <style:style style:name="T232" style:family="text">
      <style:text-properties style:text-outline="false" style:text-line-through-style="none" style:text-line-through-type="none" style:font-name="Liberation Sans1" fo:font-style="normal" fo:text-shadow="none" style:text-underline-style="none" fo:font-weight="normal" officeooo:rsid="01cfe151" style:font-style-asian="normal" style:font-weight-asian="normal" style:font-weight-complex="normal" style:text-emphasize="none"/>
    </style:style>
    <style:style style:name="T233" style:family="text">
      <style:text-properties style:text-outline="false" style:text-line-through-style="none" style:text-line-through-type="none" style:font-name="Liberation Sans1" fo:font-style="normal" fo:text-shadow="none" style:text-underline-style="none" fo:font-weight="normal" officeooo:rsid="01d024e4" style:font-style-asian="normal" style:font-weight-asian="normal" style:font-weight-complex="normal" style:text-emphasize="none"/>
    </style:style>
    <style:style style:name="T234" style:family="text">
      <style:text-properties style:text-outline="false" style:text-line-through-style="none" style:text-line-through-type="none" style:font-name="Liberation Sans1" fo:font-style="normal" fo:text-shadow="none" style:text-underline-style="none" fo:font-weight="normal" officeooo:rsid="01d070d3" style:font-style-asian="normal" style:font-weight-asian="normal" style:font-weight-complex="normal" style:text-emphasize="none"/>
    </style:style>
    <style:style style:name="T235" style:family="text">
      <style:text-properties style:text-outline="false" style:text-line-through-style="none" style:text-line-through-type="none" style:font-name="Liberation Sans1" fo:font-style="normal" fo:text-shadow="none" style:text-underline-style="none" fo:font-weight="normal" officeooo:rsid="01d3e326" style:font-style-asian="normal" style:font-weight-asian="normal" style:font-weight-complex="normal" style:text-emphasize="none"/>
    </style:style>
    <style:style style:name="T236" style:family="text">
      <style:text-properties style:text-outline="false" style:text-line-through-style="none" style:text-line-through-type="none" style:font-name="Liberation Sans1" fo:font-style="normal" fo:text-shadow="none" style:text-underline-style="none" fo:font-weight="normal" officeooo:rsid="01d408f5" style:font-style-asian="normal" style:font-weight-asian="normal" style:font-weight-complex="normal" style:text-emphasize="none"/>
    </style:style>
    <style:style style:name="T237" style:family="text">
      <style:text-properties style:text-outline="false" style:text-line-through-style="none" style:text-line-through-type="none" style:font-name="Liberation Sans1" fo:font-style="normal" fo:text-shadow="none" style:text-underline-style="none" fo:font-weight="normal" officeooo:rsid="01d546af" style:font-style-asian="normal" style:font-weight-asian="normal" style:font-weight-complex="normal" style:text-emphasize="none"/>
    </style:style>
    <style:style style:name="T238" style:family="text">
      <style:text-properties style:text-outline="false" style:text-line-through-style="none" style:text-line-through-type="none" style:font-name="Liberation Sans1" fo:font-style="normal" fo:text-shadow="none" style:text-underline-style="none" fo:font-weight="normal" officeooo:rsid="01d6d78d" style:font-style-asian="normal" style:font-weight-asian="normal" style:font-weight-complex="normal" style:text-emphasize="none"/>
    </style:style>
    <style:style style:name="T239" style:family="text">
      <style:text-properties style:text-outline="false" style:text-line-through-style="none" style:text-line-through-type="none" style:font-name="Liberation Sans1" fo:font-style="normal" fo:text-shadow="none" style:text-underline-style="none" fo:font-weight="normal" officeooo:rsid="01d8857d" style:font-style-asian="normal" style:font-weight-asian="normal" style:font-weight-complex="normal" style:text-emphasize="none"/>
    </style:style>
    <style:style style:name="T240" style:family="text">
      <style:text-properties style:text-outline="false" style:text-line-through-style="none" style:text-line-through-type="none" style:font-name="Liberation Sans1" fo:font-style="normal" fo:text-shadow="none" style:text-underline-style="none" fo:font-weight="normal" officeooo:rsid="01d95db2" style:font-style-asian="normal" style:font-weight-asian="normal" style:font-weight-complex="normal" style:text-emphasize="none"/>
    </style:style>
    <style:style style:name="T241" style:family="text">
      <style:text-properties style:text-outline="false" style:text-line-through-style="none" style:text-line-through-type="none" style:font-name="Liberation Sans1" fo:font-style="normal" fo:text-shadow="none" style:text-underline-style="none" fo:font-weight="normal" officeooo:rsid="01da1224" style:font-style-asian="normal" style:font-weight-asian="normal" style:font-weight-complex="normal" style:text-emphasize="none"/>
    </style:style>
    <style:style style:name="T242" style:family="text">
      <style:text-properties style:text-outline="false" style:text-line-through-style="none" style:text-line-through-type="none" style:font-name="Liberation Sans1" fo:font-style="normal" fo:text-shadow="none" style:text-underline-style="none" fo:font-weight="normal" officeooo:rsid="01db0984" style:font-style-asian="normal" style:font-weight-asian="normal" style:font-weight-complex="normal" style:text-emphasize="none"/>
    </style:style>
    <style:style style:name="T243" style:family="text">
      <style:text-properties style:text-outline="false" style:text-line-through-style="none" style:text-line-through-type="none" style:font-name="Liberation Sans1" fo:font-style="normal" fo:text-shadow="none" style:text-underline-style="none" fo:font-weight="normal" officeooo:rsid="01dbbc4e" style:font-style-asian="normal" style:font-weight-asian="normal" style:font-weight-complex="normal" style:text-emphasize="none"/>
    </style:style>
    <style:style style:name="T244" style:family="text">
      <style:text-properties style:text-outline="false" style:text-line-through-style="none" style:text-line-through-type="none" style:font-name="Liberation Sans1" fo:font-style="normal" fo:text-shadow="none" style:text-underline-style="none" fo:font-weight="normal" officeooo:rsid="01dbe14a" style:font-style-asian="normal" style:font-weight-asian="normal" style:font-weight-complex="normal" style:text-emphasize="none"/>
    </style:style>
    <style:style style:name="T245" style:family="text">
      <style:text-properties style:text-outline="false" style:text-line-through-style="none" style:text-line-through-type="none" style:font-name="Liberation Sans1" fo:font-style="normal" fo:text-shadow="none" style:text-underline-style="none" fo:font-weight="normal" officeooo:rsid="01deb9b3" style:font-style-asian="normal" style:font-weight-asian="normal" style:font-weight-complex="normal" style:text-emphasize="none"/>
    </style:style>
    <style:style style:name="T246" style:family="text">
      <style:text-properties style:text-outline="false" style:text-line-through-style="none" style:text-line-through-type="none" style:font-name="Liberation Sans1" fo:font-style="normal" fo:text-shadow="none" style:text-underline-style="none" fo:font-weight="normal" officeooo:rsid="01e19cdc" style:font-style-asian="normal" style:font-weight-asian="normal" style:font-weight-complex="normal" style:text-emphasize="none"/>
    </style:style>
    <style:style style:name="T247" style:family="text">
      <style:text-properties style:text-outline="false" style:text-line-through-style="none" style:text-line-through-type="none" style:font-name="Liberation Sans1" fo:font-style="normal" fo:text-shadow="none" style:text-underline-style="none" fo:font-weight="normal" officeooo:rsid="01e26882" style:font-style-asian="normal" style:font-weight-asian="normal" style:font-weight-complex="normal" style:text-emphasize="none"/>
    </style:style>
    <style:style style:name="T248" style:family="text">
      <style:text-properties style:text-outline="false" style:text-line-through-style="none" style:text-line-through-type="none" style:font-name="Liberation Sans1" fo:font-style="normal" fo:text-shadow="none" style:text-underline-style="none" fo:font-weight="normal" officeooo:rsid="01e443b6" style:font-style-asian="normal" style:font-weight-asian="normal" style:font-weight-complex="normal" style:text-emphasize="none"/>
    </style:style>
    <style:style style:name="T249" style:family="text">
      <style:text-properties style:text-outline="false" style:text-line-through-style="none" style:text-line-through-type="none" style:font-name="Liberation Sans1" fo:font-style="normal" fo:text-shadow="none" style:text-underline-style="none" fo:font-weight="normal" officeooo:rsid="01edab6b" style:font-style-asian="normal" style:font-weight-asian="normal" style:font-weight-complex="normal" style:text-emphasize="none"/>
    </style:style>
    <style:style style:name="T250" style:family="text">
      <style:text-properties style:text-outline="false" style:text-line-through-style="none" style:text-line-through-type="none" style:font-name="Liberation Sans1" fo:font-style="normal" fo:text-shadow="none" style:text-underline-style="none" fo:font-weight="normal" officeooo:rsid="01ef2272" style:font-style-asian="normal" style:font-weight-asian="normal" style:font-weight-complex="normal" style:text-emphasize="none"/>
    </style:style>
    <style:style style:name="T251" style:family="text">
      <style:text-properties style:text-outline="false" style:text-line-through-style="none" style:text-line-through-type="none" style:font-name="Liberation Sans1" fo:font-style="normal" fo:text-shadow="none" style:text-underline-style="none" fo:font-weight="normal" officeooo:rsid="01f1a22f" style:font-style-asian="normal" style:font-weight-asian="normal" style:font-weight-complex="normal" style:text-emphasize="none"/>
    </style:style>
    <style:style style:name="T252" style:family="text">
      <style:text-properties style:text-outline="false" style:text-line-through-style="none" style:text-line-through-type="none" style:font-name="Liberation Sans1" fo:font-style="normal" fo:text-shadow="none" style:text-underline-style="none" fo:font-weight="normal" officeooo:rsid="01f32893" style:font-style-asian="normal" style:font-weight-asian="normal" style:font-weight-complex="normal" style:text-emphasize="none"/>
    </style:style>
    <style:style style:name="T253" style:family="text">
      <style:text-properties style:text-outline="false" style:text-line-through-style="none" style:text-line-through-type="none" style:font-name="Liberation Sans1" fo:font-style="normal" fo:text-shadow="none" style:text-underline-style="none" fo:font-weight="normal" officeooo:rsid="01f33ecf" style:font-style-asian="normal" style:font-weight-asian="normal" style:font-weight-complex="normal" style:text-emphasize="none"/>
    </style:style>
    <style:style style:name="T254" style:family="text">
      <style:text-properties style:text-outline="false" style:text-line-through-style="none" style:text-line-through-type="none" style:font-name="Liberation Sans1" fo:font-style="normal" fo:text-shadow="none" style:text-underline-style="none" fo:font-weight="normal" officeooo:rsid="020cf82c" style:font-style-asian="normal" style:font-weight-asian="normal" style:font-weight-complex="normal" style:text-emphasize="none"/>
    </style:style>
    <style:style style:name="T255" style:family="text">
      <style:text-properties style:text-outline="false" style:text-line-through-style="none" style:text-line-through-type="none" style:font-name="Liberation Sans1" fo:font-style="normal" fo:text-shadow="none" style:text-underline-style="none" fo:font-weight="normal" officeooo:rsid="020e826b" style:font-style-asian="normal" style:font-weight-asian="normal" style:font-weight-complex="normal" style:text-emphasize="none"/>
    </style:style>
    <style:style style:name="T256" style:family="text">
      <style:text-properties style:text-outline="false" style:text-line-through-style="none" style:text-line-through-type="none" style:font-name="Liberation Sans1" fo:font-style="normal" fo:text-shadow="none" style:text-underline-style="none" fo:font-weight="normal" officeooo:rsid="020f83b5" style:font-style-asian="normal" style:font-weight-asian="normal" style:font-weight-complex="normal" style:text-emphasize="none"/>
    </style:style>
    <style:style style:name="T257" style:family="text">
      <style:text-properties style:text-outline="false" style:text-line-through-style="none" style:text-line-through-type="none" style:font-name="Liberation Sans1" fo:font-style="normal" fo:text-shadow="none" style:text-underline-style="none" fo:font-weight="normal" officeooo:rsid="02117f53" style:font-style-asian="normal" style:font-weight-asian="normal" style:font-weight-complex="normal" style:text-emphasize="none"/>
    </style:style>
    <style:style style:name="T258" style:family="text">
      <style:text-properties style:text-outline="false" style:text-line-through-style="none" style:text-line-through-type="none" style:font-name="Liberation Sans1" fo:font-style="normal" fo:text-shadow="none" style:text-underline-style="none" fo:font-weight="normal" officeooo:rsid="0211808b" style:font-style-asian="normal" style:font-weight-asian="normal" style:font-weight-complex="normal" style:text-emphasize="none"/>
    </style:style>
    <style:style style:name="T259" style:family="text">
      <style:text-properties style:text-outline="false" style:text-line-through-style="none" style:text-line-through-type="none" style:font-name="Liberation Sans1" fo:font-style="normal" fo:text-shadow="none" style:text-underline-style="none" fo:font-weight="normal" officeooo:rsid="0212647e" style:font-style-asian="normal" style:font-weight-asian="normal" style:font-weight-complex="normal" style:text-emphasize="none"/>
    </style:style>
    <style:style style:name="T260" style:family="text">
      <style:text-properties style:text-outline="false" style:text-line-through-style="none" style:text-line-through-type="none" style:font-name="Liberation Sans1" fo:font-style="normal" fo:text-shadow="none" style:text-underline-style="none" fo:font-weight="normal" officeooo:rsid="02663884" style:font-style-asian="normal" style:font-weight-asian="normal" style:font-weight-complex="normal" style:text-emphasize="none"/>
    </style:style>
    <style:style style:name="T261" style:family="text">
      <style:text-properties style:text-outline="false" style:text-line-through-style="none" style:text-line-through-type="none" style:font-name="Liberation Sans1" fo:font-style="normal" fo:text-shadow="none" style:text-underline-style="none" fo:font-weight="normal" officeooo:rsid="026f8957" style:font-style-asian="normal" style:font-weight-asian="normal" style:font-weight-complex="normal" style:text-emphasize="none"/>
    </style:style>
    <style:style style:name="T262" style:family="text">
      <style:text-properties style:text-outline="false" style:text-line-through-style="none" style:text-line-through-type="none" style:font-name="Liberation Sans1" fo:font-style="normal" fo:text-shadow="none" style:text-underline-style="none" fo:font-weight="normal" officeooo:rsid="027943ed" style:font-style-asian="normal" style:font-weight-asian="normal" style:font-weight-complex="normal" style:text-emphasize="none"/>
    </style:style>
    <style:style style:name="T263" style:family="text">
      <style:text-properties style:text-outline="false" style:text-line-through-style="none" style:text-line-through-type="none" style:font-name="Liberation Sans1" fo:font-style="normal" fo:text-shadow="none" style:text-underline-style="none" fo:font-weight="normal" officeooo:rsid="027a89f7" style:font-style-asian="normal" style:font-weight-asian="normal" style:font-weight-complex="normal" style:text-emphasize="none"/>
    </style:style>
    <style:style style:name="T264" style:family="text">
      <style:text-properties style:text-outline="false" style:text-line-through-style="none" style:text-line-through-type="none" style:font-name="Liberation Sans1" fo:font-style="normal" fo:text-shadow="none" style:text-underline-style="none" fo:font-weight="normal" officeooo:rsid="027bb3fe" style:font-style-asian="normal" style:font-weight-asian="normal" style:font-weight-complex="normal" style:text-emphasize="none"/>
    </style:style>
    <style:style style:name="T265" style:family="text">
      <style:text-properties style:text-outline="false" style:text-line-through-style="none" style:text-line-through-type="none" style:font-name="Liberation Sans1" fo:font-style="normal" fo:text-shadow="none" style:text-underline-style="none" fo:font-weight="normal" officeooo:rsid="028461bd" style:font-style-asian="normal" style:font-weight-asian="normal" style:font-weight-complex="normal" style:text-emphasize="none"/>
    </style:style>
    <style:style style:name="T266" style:family="text">
      <style:text-properties style:text-outline="false" style:text-line-through-style="none" style:text-line-through-type="none" style:font-name="Liberation Sans1" fo:font-style="normal" fo:text-shadow="none" style:text-underline-style="none" fo:font-weight="normal" officeooo:rsid="02850c9c" style:font-style-asian="normal" style:font-weight-asian="normal" style:font-weight-complex="normal" style:text-emphasize="none"/>
    </style:style>
    <style:style style:name="T267" style:family="text">
      <style:text-properties style:text-outline="false" style:text-line-through-style="none" style:text-line-through-type="none" style:font-name="Liberation Sans1" fo:font-style="normal" fo:text-shadow="none" style:text-underline-style="none" fo:font-weight="normal" officeooo:rsid="028cdac7" style:font-style-asian="normal" style:font-weight-asian="normal" style:font-weight-complex="normal" style:text-emphasize="none"/>
    </style:style>
    <style:style style:name="T268" style:family="text">
      <style:text-properties style:text-outline="false" style:text-line-through-style="none" style:text-line-through-type="none" style:font-name="Liberation Sans1" fo:font-style="normal" fo:text-shadow="none" style:text-underline-style="none" fo:font-weight="normal" officeooo:rsid="028d4c45" style:font-style-asian="normal" style:font-weight-asian="normal" style:font-weight-complex="normal" style:text-emphasize="none"/>
    </style:style>
    <style:style style:name="T269" style:family="text">
      <style:text-properties style:text-outline="false" style:text-line-through-style="none" style:text-line-through-type="none" style:font-name="Liberation Sans1" fo:font-style="normal" fo:text-shadow="none" style:text-underline-style="none" fo:font-weight="normal" officeooo:rsid="028f1a3e" style:font-style-asian="normal" style:font-weight-asian="normal" style:font-weight-complex="normal" style:text-emphasize="none"/>
    </style:style>
    <style:style style:name="T270" style:family="text">
      <style:text-properties style:text-outline="false" style:text-line-through-style="none" style:text-line-through-type="none" style:font-name="Liberation Sans1" fo:font-style="normal" fo:text-shadow="none" style:text-underline-style="none" fo:font-weight="normal" officeooo:rsid="028fd4e9" style:font-style-asian="normal" style:font-weight-asian="normal" style:font-weight-complex="normal" style:text-emphasize="none"/>
    </style:style>
    <style:style style:name="T271" style:family="text">
      <style:text-properties style:text-outline="false" style:text-line-through-style="none" style:text-line-through-type="none" style:font-name="Liberation Sans1" fo:font-style="normal" fo:text-shadow="none" style:text-underline-style="none" fo:font-weight="normal" officeooo:rsid="02923e17" style:font-style-asian="normal" style:font-weight-asian="normal" style:font-weight-complex="normal" style:text-emphasize="none"/>
    </style:style>
    <style:style style:name="T272" style:family="text">
      <style:text-properties style:text-outline="false" style:text-line-through-style="none" style:text-line-through-type="none" style:font-name="Liberation Sans1" fo:font-style="normal" fo:text-shadow="none" style:text-underline-style="none" fo:font-weight="normal" officeooo:rsid="0292f9e7" style:font-style-asian="normal" style:font-weight-asian="normal" style:font-weight-complex="normal" style:text-emphasize="none"/>
    </style:style>
    <style:style style:name="T273" style:family="text">
      <style:text-properties style:text-outline="false" style:text-line-through-style="none" style:text-line-through-type="none" style:font-name="Liberation Sans1" fo:font-style="normal" fo:text-shadow="none" style:text-underline-style="none" fo:font-weight="normal" officeooo:rsid="02b40a6f" style:font-style-asian="normal" style:font-weight-asian="normal" style:font-weight-complex="normal" style:text-emphasize="none"/>
    </style:style>
    <style:style style:name="T274" style:family="text">
      <style:text-properties style:text-outline="false" style:text-line-through-style="none" style:text-line-through-type="none" style:font-name="Liberation Sans1" fo:font-style="normal" fo:text-shadow="none" style:text-underline-style="none" fo:font-weight="normal" officeooo:rsid="02b4baef" style:font-style-asian="normal" style:font-weight-asian="normal" style:font-weight-complex="normal" style:text-emphasize="none"/>
    </style:style>
    <style:style style:name="T275" style:family="text">
      <style:text-properties style:text-outline="false" style:text-line-through-style="none" style:text-line-through-type="none" style:font-name="Liberation Sans1" fo:font-style="normal" fo:text-shadow="none" style:text-underline-style="none" fo:font-weight="normal" officeooo:rsid="02b86e23" style:font-style-asian="normal" style:font-weight-asian="normal" style:font-weight-complex="normal" style:text-emphasize="none"/>
    </style:style>
    <style:style style:name="T276" style:family="text">
      <style:text-properties style:text-outline="false" style:text-line-through-style="none" style:text-line-through-type="none" style:font-name="Liberation Sans1" fo:font-style="normal" fo:text-shadow="none" style:text-underline-style="none" fo:font-weight="normal" officeooo:rsid="02ba6a3b" style:font-style-asian="normal" style:font-weight-asian="normal" style:font-weight-complex="normal" style:text-emphasize="none"/>
    </style:style>
    <style:style style:name="T277" style:family="text">
      <style:text-properties style:text-outline="false" style:text-line-through-style="none" style:text-line-through-type="none" style:font-name="Liberation Sans1" fo:font-style="normal" fo:text-shadow="none" style:text-underline-style="none" fo:font-weight="normal" officeooo:rsid="02ba6ad6" style:font-style-asian="normal" style:font-weight-asian="normal" style:font-weight-complex="normal" style:text-emphasize="none"/>
    </style:style>
    <style:style style:name="T278" style:family="text">
      <style:text-properties style:text-outline="false" style:text-line-through-style="none" style:text-line-through-type="none" style:font-name="Liberation Sans1" fo:font-style="normal" fo:text-shadow="none" style:text-underline-style="none" fo:font-weight="normal" officeooo:rsid="02bb7c49" style:font-style-asian="normal" style:font-weight-asian="normal" style:font-weight-complex="normal" style:text-emphasize="none"/>
    </style:style>
    <style:style style:name="T279" style:family="text">
      <style:text-properties style:text-outline="false" style:text-line-through-style="none" style:text-line-through-type="none" style:font-name="Liberation Sans1" fo:font-style="normal" fo:text-shadow="none" style:text-underline-style="none" fo:font-weight="normal" officeooo:rsid="02cda275" style:font-style-asian="normal" style:font-weight-asian="normal" style:font-weight-complex="normal" style:text-emphasize="none"/>
    </style:style>
    <style:style style:name="T280" style:family="text">
      <style:text-properties style:text-outline="false" style:text-line-through-style="none" style:text-line-through-type="none" style:font-name="Liberation Sans1" fo:font-style="normal" fo:text-shadow="none" style:text-underline-style="none" fo:font-weight="normal" officeooo:rsid="02cf1af6" style:font-style-asian="normal" style:font-weight-asian="normal" style:font-weight-complex="normal" style:text-emphasize="none"/>
    </style:style>
    <style:style style:name="T281" style:family="text">
      <style:text-properties style:text-outline="false" style:text-line-through-style="none" style:text-line-through-type="none" style:font-name="Liberation Sans1" fo:font-style="normal" fo:text-shadow="none" style:text-underline-style="none" fo:font-weight="normal" officeooo:rsid="02cff387" style:font-style-asian="normal" style:font-weight-asian="normal" style:font-weight-complex="normal" style:text-emphasize="none"/>
    </style:style>
    <style:style style:name="T282" style:family="text">
      <style:text-properties style:text-outline="false" style:text-line-through-style="none" style:text-line-through-type="none" style:font-name="Liberation Sans1" fo:font-style="normal" fo:text-shadow="none" style:text-underline-style="none" fo:font-weight="normal" officeooo:rsid="02d10e70" style:font-style-asian="normal" style:font-weight-asian="normal" style:font-weight-complex="normal" style:text-emphasize="none"/>
    </style:style>
    <style:style style:name="T283" style:family="text">
      <style:text-properties style:text-outline="false" style:text-line-through-style="none" style:text-line-through-type="none" style:font-name="Liberation Sans1" fo:font-style="normal" fo:text-shadow="none" style:text-underline-style="none" fo:font-weight="normal" officeooo:rsid="02d12bc2" style:font-style-asian="normal" style:font-weight-asian="normal" style:font-weight-complex="normal" style:text-emphasize="none"/>
    </style:style>
    <style:style style:name="T284" style:family="text">
      <style:text-properties style:text-outline="false" style:text-line-through-style="none" style:text-line-through-type="none" style:font-name="Liberation Sans1" fo:font-style="normal" fo:text-shadow="none" style:text-underline-style="none" fo:font-weight="normal" officeooo:rsid="02d1b938" style:font-style-asian="normal" style:font-weight-asian="normal" style:font-weight-complex="normal" style:text-emphasize="none"/>
    </style:style>
    <style:style style:name="T285" style:family="text">
      <style:text-properties style:text-outline="false" style:text-line-through-style="none" style:text-line-through-type="none" style:font-name="Liberation Sans1" fo:font-style="normal" fo:text-shadow="none" style:text-underline-style="none" fo:font-weight="normal" officeooo:rsid="02d33b3a" style:font-style-asian="normal" style:font-weight-asian="normal" style:font-weight-complex="normal" style:text-emphasize="none"/>
    </style:style>
    <style:style style:name="T286" style:family="text">
      <style:text-properties style:text-outline="false" style:text-line-through-style="none" style:text-line-through-type="none" style:font-name="Liberation Sans1" fo:font-style="normal" fo:text-shadow="none" style:text-underline-style="none" fo:font-weight="normal" officeooo:rsid="02d4ab60" style:font-style-asian="normal" style:font-weight-asian="normal" style:font-weight-complex="normal" style:text-emphasize="none"/>
    </style:style>
    <style:style style:name="T287" style:family="text">
      <style:text-properties style:text-outline="false" style:text-line-through-style="none" style:text-line-through-type="none" style:font-name="Liberation Sans1" fo:font-style="normal" fo:text-shadow="none" style:text-underline-style="none" fo:font-weight="normal" officeooo:rsid="02d63233" style:font-style-asian="normal" style:font-weight-asian="normal" style:font-weight-complex="normal" style:text-emphasize="none"/>
    </style:style>
    <style:style style:name="T288" style:family="text">
      <style:text-properties style:text-outline="false" style:text-line-through-style="none" style:text-line-through-type="none" style:font-name="Liberation Sans1" fo:font-style="normal" fo:text-shadow="none" style:text-underline-style="none" fo:font-weight="normal" officeooo:rsid="02d81865" style:font-style-asian="normal" style:font-weight-asian="normal" style:font-weight-complex="normal" style:text-emphasize="none"/>
    </style:style>
    <style:style style:name="T289" style:family="text">
      <style:text-properties style:text-outline="false" style:text-line-through-style="none" style:text-line-through-type="none" style:font-name="Liberation Sans1" fo:font-style="normal" fo:text-shadow="none" style:text-underline-style="none" fo:font-weight="normal" officeooo:rsid="02d9c7ba" style:font-style-asian="normal" style:font-weight-asian="normal" style:font-weight-complex="normal" style:text-emphasize="none"/>
    </style:style>
    <style:style style:name="T290" style:family="text">
      <style:text-properties style:text-outline="false" style:text-line-through-style="none" style:text-line-through-type="none" style:font-name="Liberation Sans1" fo:font-style="normal" fo:text-shadow="none" style:text-underline-style="none" fo:font-weight="normal" officeooo:rsid="02dacf7f" style:font-style-asian="normal" style:font-weight-asian="normal" style:font-weight-complex="normal" style:text-emphasize="none"/>
    </style:style>
    <style:style style:name="T291" style:family="text">
      <style:text-properties style:text-outline="false" style:text-line-through-style="none" style:text-line-through-type="none" style:font-name="Liberation Sans1" fo:font-style="normal" fo:text-shadow="none" style:text-underline-style="none" fo:font-weight="normal" officeooo:rsid="02dbc961" style:font-style-asian="normal" style:font-weight-asian="normal" style:font-weight-complex="normal" style:text-emphasize="none"/>
    </style:style>
    <style:style style:name="T292" style:family="text">
      <style:text-properties style:text-outline="false" style:text-line-through-style="none" style:text-line-through-type="none" style:font-name="Liberation Sans1" fo:font-style="normal" fo:text-shadow="none" style:text-underline-style="none" fo:font-weight="normal" officeooo:rsid="02dbca54" style:font-style-asian="normal" style:font-weight-asian="normal" style:font-weight-complex="normal" style:text-emphasize="none"/>
    </style:style>
    <style:style style:name="T293" style:family="text">
      <style:text-properties style:text-outline="false" style:text-line-through-style="none" style:text-line-through-type="none" style:font-name="Liberation Sans1" fo:font-style="normal" fo:text-shadow="none" style:text-underline-style="none" fo:font-weight="normal" officeooo:rsid="02dd08e8" style:font-style-asian="normal" style:font-weight-asian="normal" style:font-weight-complex="normal" style:text-emphasize="none"/>
    </style:style>
    <style:style style:name="T294" style:family="text">
      <style:text-properties style:text-outline="false" style:text-line-through-style="none" style:text-line-through-type="none" style:font-name="Liberation Sans1" fo:font-style="normal" fo:text-shadow="none" style:text-underline-style="none" fo:font-weight="normal" officeooo:rsid="02de9269" style:font-style-asian="normal" style:font-weight-asian="normal" style:font-weight-complex="normal" style:text-emphasize="none"/>
    </style:style>
    <style:style style:name="T295" style:family="text">
      <style:text-properties style:text-outline="false" style:text-line-through-style="none" style:text-line-through-type="none" style:font-name="Liberation Sans1" fo:font-style="normal" fo:text-shadow="none" style:text-underline-style="none" fo:font-weight="normal" officeooo:rsid="02e038e5" style:font-style-asian="normal" style:font-weight-asian="normal" style:font-weight-complex="normal" style:text-emphasize="none"/>
    </style:style>
    <style:style style:name="T296" style:family="text">
      <style:text-properties style:text-outline="false" style:text-line-through-style="none" style:text-line-through-type="none" style:font-name="Liberation Sans1" fo:font-style="normal" fo:text-shadow="none" style:text-underline-style="none" fo:font-weight="normal" officeooo:rsid="02e1703c" style:font-style-asian="normal" style:font-weight-asian="normal" style:font-weight-complex="normal" style:text-emphasize="none"/>
    </style:style>
    <style:style style:name="T297" style:family="text">
      <style:text-properties style:text-outline="false" style:text-line-through-style="none" style:text-line-through-type="none" style:font-name="Liberation Sans1" fo:font-style="normal" fo:text-shadow="none" style:text-underline-style="none" fo:font-weight="normal" officeooo:rsid="02e36e76" style:font-style-asian="normal" style:font-weight-asian="normal" style:font-weight-complex="normal" style:text-emphasize="none"/>
    </style:style>
    <style:style style:name="T298" style:family="text">
      <style:text-properties style:text-outline="false" style:text-line-through-style="none" style:text-line-through-type="none" style:font-name="Liberation Sans1" fo:font-style="normal" fo:text-shadow="none" style:text-underline-style="none" fo:font-weight="normal" officeooo:rsid="02e479dc" style:font-style-asian="normal" style:font-weight-asian="normal" style:font-weight-complex="normal" style:text-emphasize="none"/>
    </style:style>
    <style:style style:name="T299" style:family="text">
      <style:text-properties style:text-outline="false" style:text-line-through-style="none" style:text-line-through-type="none" style:font-name="Liberation Sans1" fo:font-style="normal" fo:text-shadow="none" style:text-underline-style="none" fo:font-weight="normal" officeooo:rsid="02e83143" style:font-style-asian="normal" style:font-weight-asian="normal" style:font-weight-complex="normal" style:text-emphasize="none"/>
    </style:style>
    <style:style style:name="T300" style:family="text">
      <style:text-properties style:text-outline="false" style:text-line-through-style="none" style:text-line-through-type="none" style:font-name="Liberation Sans1" fo:font-style="normal" fo:text-shadow="none" style:text-underline-style="none" fo:font-weight="normal" officeooo:rsid="02e9d5a4" style:font-style-asian="normal" style:font-weight-asian="normal" style:font-weight-complex="normal" style:text-emphasize="none"/>
    </style:style>
    <style:style style:name="T301" style:family="text">
      <style:text-properties style:text-outline="false" style:text-line-through-style="none" style:text-line-through-type="none" style:font-name="Liberation Sans1" fo:font-style="normal" fo:text-shadow="none" style:text-underline-style="none" fo:font-weight="normal" officeooo:rsid="02ebe187" style:font-style-asian="normal" style:font-weight-asian="normal" style:font-weight-complex="normal" style:text-emphasize="none"/>
    </style:style>
    <style:style style:name="T302" style:family="text">
      <style:text-properties style:text-outline="false" style:text-line-through-style="none" style:text-line-through-type="none" style:font-name="Liberation Sans1" fo:font-style="normal" fo:text-shadow="none" style:text-underline-style="none" fo:font-weight="normal" officeooo:rsid="02ed43c9" style:font-style-asian="normal" style:font-weight-asian="normal" style:font-weight-complex="normal" style:text-emphasize="none"/>
    </style:style>
    <style:style style:name="T303" style:family="text">
      <style:text-properties style:text-outline="false" style:text-line-through-style="none" style:text-line-through-type="none" style:font-name="Liberation Sans1" fo:font-style="normal" fo:text-shadow="none" style:text-underline-style="none" fo:font-weight="normal" officeooo:rsid="02ee1c4c" style:font-style-asian="normal" style:font-weight-asian="normal" style:font-weight-complex="normal" style:text-emphasize="none"/>
    </style:style>
    <style:style style:name="T304" style:family="text">
      <style:text-properties style:text-outline="false" style:text-line-through-style="none" style:text-line-through-type="none" style:font-name="Liberation Sans1" fo:font-style="normal" fo:text-shadow="none" style:text-underline-style="none" fo:font-weight="normal" officeooo:rsid="02ef905b" style:font-style-asian="normal" style:font-weight-asian="normal" style:font-weight-complex="normal" style:text-emphasize="none"/>
    </style:style>
    <style:style style:name="T305" style:family="text">
      <style:text-properties style:text-outline="false" style:text-line-through-style="none" style:text-line-through-type="none" style:font-name="Liberation Sans1" fo:font-style="normal" fo:text-shadow="none" style:text-underline-style="none" fo:font-weight="normal" officeooo:rsid="02f012bd" style:font-style-asian="normal" style:font-weight-asian="normal" style:font-weight-complex="normal" style:text-emphasize="none"/>
    </style:style>
    <style:style style:name="T306" style:family="text">
      <style:text-properties style:text-outline="false" style:text-line-through-style="none" style:text-line-through-type="none" style:font-name="Liberation Sans1" fo:font-style="normal" fo:text-shadow="none" style:text-underline-style="none" fo:font-weight="normal" officeooo:rsid="02f18e7a" style:font-style-asian="normal" style:font-weight-asian="normal" style:font-weight-complex="normal" style:text-emphasize="none"/>
    </style:style>
    <style:style style:name="T307" style:family="text">
      <style:text-properties style:text-outline="false" style:text-line-through-style="none" style:text-line-through-type="none" style:font-name="Liberation Sans1" fo:font-style="normal" fo:text-shadow="none" style:text-underline-style="none" fo:font-weight="normal" officeooo:rsid="02f7a9db" style:font-style-asian="normal" style:font-weight-asian="normal" style:font-weight-complex="normal" style:text-emphasize="none"/>
    </style:style>
    <style:style style:name="T308" style:family="text">
      <style:text-properties style:text-outline="false" style:text-line-through-style="none" style:text-line-through-type="none" style:font-name="Liberation Sans1" fo:font-style="normal" fo:text-shadow="none" style:text-underline-style="none" fo:font-weight="normal" officeooo:rsid="02fdfc4d" style:font-style-asian="normal" style:font-weight-asian="normal" style:font-weight-complex="normal" style:text-emphasize="none"/>
    </style:style>
    <style:style style:name="T309" style:family="text">
      <style:text-properties style:text-outline="false" style:text-line-through-style="none" style:text-line-through-type="none" style:font-name="Liberation Sans1" fo:font-style="normal" fo:text-shadow="none" style:text-underline-style="none" fo:font-weight="normal" officeooo:rsid="02fe73ba" style:font-style-asian="normal" style:font-weight-asian="normal" style:font-weight-complex="normal" style:text-emphasize="none"/>
    </style:style>
    <style:style style:name="T310" style:family="text">
      <style:text-properties style:text-outline="false" style:text-line-through-style="none" style:text-line-through-type="none" style:font-name="Liberation Sans1" fo:font-style="normal" fo:text-shadow="none" style:text-underline-style="none" fo:font-weight="normal" officeooo:rsid="030040bf" style:font-style-asian="normal" style:font-weight-asian="normal" style:font-weight-complex="normal" style:text-emphasize="none"/>
    </style:style>
    <style:style style:name="T311" style:family="text">
      <style:text-properties style:text-outline="false" style:text-line-through-style="none" style:text-line-through-type="none" style:font-name="Liberation Sans1" fo:font-style="normal" fo:text-shadow="none" style:text-underline-style="none" fo:font-weight="normal" officeooo:rsid="030525ee" style:font-style-asian="normal" style:font-weight-asian="normal" style:font-weight-complex="normal" style:text-emphasize="none"/>
    </style:style>
    <style:style style:name="T312" style:family="text">
      <style:text-properties style:text-outline="false" style:text-line-through-style="none" style:text-line-through-type="none" style:font-name="Liberation Sans1" fo:font-style="normal" fo:text-shadow="none" style:text-underline-style="none" fo:font-weight="normal" officeooo:rsid="0306aee0" style:font-style-asian="normal" style:font-weight-asian="normal" style:font-weight-complex="normal" style:text-emphasize="none"/>
    </style:style>
    <style:style style:name="T313" style:family="text">
      <style:text-properties style:text-outline="false" style:text-line-through-style="none" style:text-line-through-type="none" style:font-name="Liberation Sans1" fo:font-style="normal" fo:text-shadow="none" style:text-underline-style="none" fo:font-weight="normal" officeooo:rsid="030d437e" style:font-style-asian="normal" style:font-weight-asian="normal" style:font-weight-complex="normal" style:text-emphasize="none"/>
    </style:style>
    <style:style style:name="T314" style:family="text">
      <style:text-properties style:text-outline="false" style:text-line-through-style="none" style:text-line-through-type="none" style:font-name="Liberation Sans1" fo:font-style="normal" fo:text-shadow="none" style:text-underline-style="none" fo:font-weight="normal" officeooo:rsid="030d9f1c" style:font-style-asian="normal" style:font-weight-asian="normal" style:font-weight-complex="normal" style:text-emphasize="none"/>
    </style:style>
    <style:style style:name="T315" style:family="text">
      <style:text-properties style:text-outline="false" style:text-line-through-style="none" style:text-line-through-type="none" style:font-name="Liberation Sans1" fo:font-style="normal" fo:text-shadow="none" style:text-underline-style="none" fo:font-weight="normal" officeooo:rsid="030e6dc9" style:font-style-asian="normal" style:font-weight-asian="normal" style:font-weight-complex="normal" style:text-emphasize="none"/>
    </style:style>
    <style:style style:name="T316" style:family="text">
      <style:text-properties style:text-outline="false" style:text-line-through-style="none" style:text-line-through-type="none" style:font-name="Liberation Sans1" fo:font-style="normal" fo:text-shadow="none" style:text-underline-style="none" fo:font-weight="normal" officeooo:rsid="03108247" style:font-style-asian="normal" style:font-weight-asian="normal" style:font-weight-complex="normal" style:text-emphasize="none"/>
    </style:style>
    <style:style style:name="T317" style:family="text">
      <style:text-properties style:text-outline="false" style:text-line-through-style="none" style:text-line-through-type="none" style:font-name="Liberation Sans1" fo:font-style="normal" fo:text-shadow="none" style:text-underline-style="none" fo:font-weight="normal" officeooo:rsid="03119d71" style:font-style-asian="normal" style:font-weight-asian="normal" style:font-weight-complex="normal" style:text-emphasize="none"/>
    </style:style>
    <style:style style:name="T318" style:family="text">
      <style:text-properties style:text-outline="false" style:text-line-through-style="none" style:text-line-through-type="none" style:font-name="Liberation Sans1" fo:font-style="normal" fo:text-shadow="none" style:text-underline-style="none" fo:font-weight="normal" officeooo:rsid="0312de4f" style:font-style-asian="normal" style:font-weight-asian="normal" style:font-weight-complex="normal" style:text-emphasize="none"/>
    </style:style>
    <style:style style:name="T319" style:family="text">
      <style:text-properties style:text-outline="false" style:text-line-through-style="none" style:text-line-through-type="none" style:font-name="Liberation Sans1" fo:font-style="normal" fo:text-shadow="none" style:text-underline-style="none" fo:font-weight="normal" officeooo:rsid="0313004e" style:font-style-asian="normal" style:font-weight-asian="normal" style:font-weight-complex="normal" style:text-emphasize="none"/>
    </style:style>
    <style:style style:name="T320" style:family="text">
      <style:text-properties style:text-outline="false" style:text-line-through-style="none" style:text-line-through-type="none" style:font-name="Liberation Sans1" fo:font-style="normal" fo:text-shadow="none" style:text-underline-style="none" fo:font-weight="normal" officeooo:rsid="0313da9f" style:font-style-asian="normal" style:font-weight-asian="normal" style:font-weight-complex="normal" style:text-emphasize="none"/>
    </style:style>
    <style:style style:name="T321" style:family="text">
      <style:text-properties style:text-outline="false" style:text-line-through-style="none" style:text-line-through-type="none" style:font-name="Liberation Sans1" fo:font-style="normal" fo:text-shadow="none" style:text-underline-style="none" fo:font-weight="normal" officeooo:rsid="03169cd1" style:font-style-asian="normal" style:font-weight-asian="normal" style:font-weight-complex="normal" style:text-emphasize="none"/>
    </style:style>
    <style:style style:name="T322" style:family="text">
      <style:text-properties style:text-outline="false" style:text-line-through-style="none" style:text-line-through-type="none" style:font-name="Liberation Sans1" fo:font-style="normal" fo:text-shadow="none" style:text-underline-style="none" fo:font-weight="normal" officeooo:rsid="0317fcb4" style:font-style-asian="normal" style:font-weight-asian="normal" style:font-weight-complex="normal" style:text-emphasize="none"/>
    </style:style>
    <style:style style:name="T323" style:family="text">
      <style:text-properties style:text-outline="false" style:text-line-through-style="none" style:text-line-through-type="none" style:font-name="Liberation Sans1" fo:font-style="normal" fo:text-shadow="none" style:text-underline-style="none" fo:font-weight="normal" officeooo:rsid="0319e5d0" style:font-style-asian="normal" style:font-weight-asian="normal" style:font-weight-complex="normal" style:text-emphasize="none"/>
    </style:style>
    <style:style style:name="T324" style:family="text">
      <style:text-properties style:text-outline="false" style:text-line-through-style="none" style:text-line-through-type="none" style:font-name="Liberation Sans1" fo:font-style="normal" fo:text-shadow="none" style:text-underline-style="none" fo:font-weight="normal" officeooo:rsid="031a9a0f" style:font-style-asian="normal" style:font-weight-asian="normal" style:font-weight-complex="normal" style:text-emphasize="none"/>
    </style:style>
    <style:style style:name="T325" style:family="text">
      <style:text-properties style:text-outline="false" style:text-line-through-style="none" style:text-line-through-type="none" style:font-name="Liberation Sans1" fo:font-style="normal" fo:text-shadow="none" style:text-underline-style="none" fo:font-weight="normal" officeooo:rsid="031ab857" style:font-style-asian="normal" style:font-weight-asian="normal" style:font-weight-complex="normal" style:text-emphasize="none"/>
    </style:style>
    <style:style style:name="T326" style:family="text">
      <style:text-properties style:text-outline="false" style:text-line-through-style="none" style:text-line-through-type="none" style:font-name="Liberation Sans1" fo:font-style="normal" fo:text-shadow="none" style:text-underline-style="none" fo:font-weight="normal" officeooo:rsid="031b2db2" style:font-style-asian="normal" style:font-weight-asian="normal" style:font-weight-complex="normal" style:text-emphasize="none"/>
    </style:style>
    <style:style style:name="T327" style:family="text">
      <style:text-properties style:text-outline="false" style:text-line-through-style="none" style:text-line-through-type="none" style:font-name="Liberation Sans1" fo:font-style="normal" fo:text-shadow="none" style:text-underline-style="none" fo:font-weight="normal" officeooo:rsid="031bfde7" style:font-style-asian="normal" style:font-weight-asian="normal" style:font-weight-complex="normal" style:text-emphasize="none"/>
    </style:style>
    <style:style style:name="T328" style:family="text">
      <style:text-properties style:text-outline="false" style:text-line-through-style="none" style:text-line-through-type="none" style:font-name="Liberation Sans1" fo:font-style="normal" fo:text-shadow="none" style:text-underline-style="none" fo:font-weight="normal" officeooo:rsid="031d405b" style:font-style-asian="normal" style:font-weight-asian="normal" style:font-weight-complex="normal" style:text-emphasize="none"/>
    </style:style>
    <style:style style:name="T329" style:family="text">
      <style:text-properties style:text-outline="false" style:text-line-through-style="none" style:text-line-through-type="none" style:font-name="Liberation Sans1" fo:font-style="normal" fo:text-shadow="none" style:text-underline-style="none" fo:font-weight="normal" officeooo:rsid="03220f37" style:font-style-asian="normal" style:font-weight-asian="normal" style:font-weight-complex="normal" style:text-emphasize="none"/>
    </style:style>
    <style:style style:name="T330" style:family="text">
      <style:text-properties style:text-outline="false" style:text-line-through-style="none" style:text-line-through-type="none" style:font-name="Liberation Sans1" fo:font-style="normal" fo:text-shadow="none" style:text-underline-style="none" fo:font-weight="normal" officeooo:rsid="0322d1c6" style:font-style-asian="normal" style:font-weight-asian="normal" style:font-weight-complex="normal" style:text-emphasize="none"/>
    </style:style>
    <style:style style:name="T331" style:family="text">
      <style:text-properties style:text-outline="false" style:text-line-through-style="none" style:text-line-through-type="none" style:font-name="Liberation Sans1" fo:font-style="normal" fo:text-shadow="none" style:text-underline-style="none" fo:font-weight="normal" officeooo:rsid="0322e6bd" style:font-style-asian="normal" style:font-weight-asian="normal" style:font-weight-complex="normal" style:text-emphasize="none"/>
    </style:style>
    <style:style style:name="T332" style:family="text">
      <style:text-properties style:text-outline="false" style:text-line-through-style="none" style:text-line-through-type="none" style:font-name="Liberation Sans1" fo:font-style="normal" fo:text-shadow="none" style:text-underline-style="none" fo:font-weight="normal" officeooo:rsid="032404b1" style:font-style-asian="normal" style:font-weight-asian="normal" style:font-weight-complex="normal" style:text-emphasize="none"/>
    </style:style>
    <style:style style:name="T333" style:family="text">
      <style:text-properties style:text-outline="false" style:text-line-through-style="none" style:text-line-through-type="none" style:font-name="Liberation Sans1" fo:font-style="normal" fo:text-shadow="none" style:text-underline-style="none" fo:font-weight="normal" officeooo:rsid="03256ce6" style:font-style-asian="normal" style:font-weight-asian="normal" style:font-weight-complex="normal" style:text-emphasize="none"/>
    </style:style>
    <style:style style:name="T334" style:family="text">
      <style:text-properties style:text-outline="false" style:text-line-through-style="none" style:text-line-through-type="none" style:font-name="Liberation Sans1" fo:font-style="normal" fo:text-shadow="none" style:text-underline-style="none" fo:font-weight="normal" officeooo:rsid="032635d5" style:font-style-asian="normal" style:font-weight-asian="normal" style:font-weight-complex="normal" style:text-emphasize="none"/>
    </style:style>
    <style:style style:name="T335" style:family="text">
      <style:text-properties style:text-outline="false" style:text-line-through-style="none" style:text-line-through-type="none" style:font-name="Liberation Sans1" fo:font-style="normal" fo:text-shadow="none" style:text-underline-style="none" fo:font-weight="normal" officeooo:rsid="0327020a" style:font-style-asian="normal" style:font-weight-asian="normal" style:font-weight-complex="normal" style:text-emphasize="none"/>
    </style:style>
    <style:style style:name="T336" style:family="text">
      <style:text-properties style:text-outline="false" style:text-line-through-style="none" style:text-line-through-type="none" style:font-name="Liberation Sans1" fo:font-style="normal" fo:text-shadow="none" style:text-underline-style="none" fo:font-weight="normal" officeooo:rsid="032c1864" style:font-style-asian="normal" style:font-weight-asian="normal" style:font-weight-complex="normal" style:text-emphasize="none"/>
    </style:style>
    <style:style style:name="T337" style:family="text">
      <style:text-properties style:text-outline="false" style:text-line-through-style="none" style:text-line-through-type="none" style:font-name="Liberation Sans1" fo:font-style="normal" fo:text-shadow="none" style:text-underline-style="none" fo:font-weight="normal" officeooo:rsid="032e19fc" style:font-style-asian="normal" style:font-weight-asian="normal" style:font-weight-complex="normal" style:text-emphasize="none"/>
    </style:style>
    <style:style style:name="T338" style:family="text">
      <style:text-properties style:text-outline="false" style:text-line-through-style="none" style:text-line-through-type="none" style:font-name="Liberation Sans1" fo:font-style="normal" fo:text-shadow="none" style:text-underline-style="none" fo:font-weight="normal" officeooo:rsid="032e27ca" style:font-style-asian="normal" style:font-weight-asian="normal" style:font-weight-complex="normal" style:text-emphasize="none"/>
    </style:style>
    <style:style style:name="T339" style:family="text">
      <style:text-properties style:text-outline="false" style:text-line-through-style="none" style:text-line-through-type="none" style:font-name="Liberation Sans1" fo:font-style="normal" fo:text-shadow="none" style:text-underline-style="none" fo:font-weight="normal" officeooo:rsid="032e7657" style:font-style-asian="normal" style:font-weight-asian="normal" style:font-weight-complex="normal" style:text-emphasize="none"/>
    </style:style>
    <style:style style:name="T340" style:family="text">
      <style:text-properties style:text-outline="false" style:text-line-through-style="none" style:text-line-through-type="none" style:font-name="Liberation Sans1" fo:font-style="normal" fo:text-shadow="none" style:text-underline-style="none" fo:font-weight="normal" officeooo:rsid="032ee063" style:font-style-asian="normal" style:font-weight-asian="normal" style:font-weight-complex="normal" style:text-emphasize="none"/>
    </style:style>
    <style:style style:name="T341" style:family="text">
      <style:text-properties style:text-outline="false" style:text-line-through-style="none" style:text-line-through-type="none" style:font-name="Liberation Sans1" fo:font-style="normal" fo:text-shadow="none" style:text-underline-style="none" fo:font-weight="normal" officeooo:rsid="0331c3b0" style:font-style-asian="normal" style:font-weight-asian="normal" style:font-weight-complex="normal" style:text-emphasize="none"/>
    </style:style>
    <style:style style:name="T342" style:family="text">
      <style:text-properties style:text-outline="false" style:text-line-through-style="none" style:text-line-through-type="none" style:font-name="Liberation Sans1" fo:font-style="normal" fo:text-shadow="none" style:text-underline-style="none" fo:font-weight="normal" officeooo:rsid="0331dd71" style:font-style-asian="normal" style:font-weight-asian="normal" style:font-weight-complex="normal" style:text-emphasize="none"/>
    </style:style>
    <style:style style:name="T343" style:family="text">
      <style:text-properties style:text-outline="false" style:text-line-through-style="none" style:text-line-through-type="none" style:font-name="Liberation Sans1" fo:font-style="normal" fo:text-shadow="none" style:text-underline-style="none" fo:font-weight="normal" officeooo:rsid="03321a00" style:font-style-asian="normal" style:font-weight-asian="normal" style:font-weight-complex="normal" style:text-emphasize="none"/>
    </style:style>
    <style:style style:name="T344" style:family="text">
      <style:text-properties style:text-outline="false" style:text-line-through-style="none" style:text-line-through-type="none" style:font-name="Liberation Sans1" fo:font-style="normal" fo:text-shadow="none" style:text-underline-style="none" fo:font-weight="normal" officeooo:rsid="03331f41" style:font-style-asian="normal" style:font-weight-asian="normal" style:font-weight-complex="normal" style:text-emphasize="none"/>
    </style:style>
    <style:style style:name="T345" style:family="text">
      <style:text-properties style:text-outline="false" style:text-line-through-style="none" style:text-line-through-type="none" style:font-name="Liberation Sans1" fo:font-style="normal" fo:text-shadow="none" style:text-underline-style="none" fo:font-weight="normal" officeooo:rsid="0334b367" style:font-style-asian="normal" style:font-weight-asian="normal" style:font-weight-complex="normal" style:text-emphasize="none"/>
    </style:style>
    <style:style style:name="T346" style:family="text">
      <style:text-properties style:text-outline="false" style:text-line-through-style="none" style:text-line-through-type="none" style:font-name="Liberation Sans1" fo:font-style="normal" fo:text-shadow="none" style:text-underline-style="none" fo:font-weight="normal" officeooo:rsid="0334d570" style:font-style-asian="normal" style:font-weight-asian="normal" style:font-weight-complex="normal" style:text-emphasize="none"/>
    </style:style>
    <style:style style:name="T347" style:family="text">
      <style:text-properties style:text-outline="false" style:text-line-through-style="none" style:text-line-through-type="none" style:font-name="Liberation Sans1" fo:font-style="normal" fo:text-shadow="none" style:text-underline-style="none" fo:font-weight="normal" officeooo:rsid="0335820a" style:font-style-asian="normal" style:font-weight-asian="normal" style:font-weight-complex="normal" style:text-emphasize="none"/>
    </style:style>
    <style:style style:name="T348" style:family="text">
      <style:text-properties style:text-outline="false" style:text-line-through-style="none" style:text-line-through-type="none" style:font-name="Liberation Sans1" fo:font-style="normal" fo:text-shadow="none" style:text-underline-style="none" fo:font-weight="normal" officeooo:rsid="03374626" style:font-style-asian="normal" style:font-weight-asian="normal" style:font-weight-complex="normal" style:text-emphasize="none"/>
    </style:style>
    <style:style style:name="T349" style:family="text">
      <style:text-properties style:text-outline="false" style:text-line-through-style="none" style:text-line-through-type="none" style:font-name="Liberation Sans1" fo:font-style="normal" fo:text-shadow="none" style:text-underline-style="none" fo:font-weight="normal" officeooo:rsid="033759c0" style:font-style-asian="normal" style:font-weight-asian="normal" style:font-weight-complex="normal" style:text-emphasize="none"/>
    </style:style>
    <style:style style:name="T350" style:family="text">
      <style:text-properties style:text-outline="false" style:text-line-through-style="none" style:text-line-through-type="none" style:font-name="Liberation Sans1" fo:font-style="normal" fo:text-shadow="none" style:text-underline-style="none" fo:font-weight="normal" officeooo:rsid="0338b391" style:font-style-asian="normal" style:font-weight-asian="normal" style:font-weight-complex="normal" style:text-emphasize="none"/>
    </style:style>
    <style:style style:name="T351" style:family="text">
      <style:text-properties style:text-outline="false" style:text-line-through-style="none" style:text-line-through-type="none" style:font-name="Liberation Sans1" fo:font-style="normal" fo:text-shadow="none" style:text-underline-style="none" fo:font-weight="normal" officeooo:rsid="0339c533" style:font-style-asian="normal" style:font-weight-asian="normal" style:font-weight-complex="normal" style:text-emphasize="none"/>
    </style:style>
    <style:style style:name="T352" style:family="text">
      <style:text-properties style:text-outline="false" style:text-line-through-style="none" style:text-line-through-type="none" style:font-name="Liberation Sans1" fo:font-style="normal" fo:text-shadow="none" style:text-underline-style="none" fo:font-weight="normal" officeooo:rsid="033ad98f" style:font-style-asian="normal" style:font-weight-asian="normal" style:font-weight-complex="normal" style:text-emphasize="none"/>
    </style:style>
    <style:style style:name="T353" style:family="text">
      <style:text-properties style:text-outline="false" style:text-line-through-style="none" style:text-line-through-type="none" style:font-name="Liberation Sans1" fo:font-style="normal" fo:text-shadow="none" style:text-underline-style="none" fo:font-weight="normal" officeooo:rsid="033b32ec" style:font-style-asian="normal" style:font-weight-asian="normal" style:font-weight-complex="normal" style:text-emphasize="none"/>
    </style:style>
    <style:style style:name="T354" style:family="text">
      <style:text-properties style:text-outline="false" style:text-line-through-style="none" style:text-line-through-type="none" style:font-name="Liberation Sans1" fo:font-style="normal" fo:text-shadow="none" style:text-underline-style="none" fo:font-weight="normal" officeooo:rsid="033b6bb6" style:font-style-asian="normal" style:font-weight-asian="normal" style:font-weight-complex="normal" style:text-emphasize="none"/>
    </style:style>
    <style:style style:name="T355" style:family="text">
      <style:text-properties style:text-outline="false" style:text-line-through-style="none" style:text-line-through-type="none" style:font-name="Liberation Sans1" fo:font-style="normal" fo:text-shadow="none" style:text-underline-style="none" fo:font-weight="normal" officeooo:rsid="0054e40b" style:font-style-asian="normal" style:font-weight-asian="normal" style:font-weight-complex="normal" style:text-emphasize="none"/>
    </style:style>
    <style:style style:name="T356" style:family="text">
      <style:text-properties style:text-outline="false" style:text-line-through-style="none" style:text-line-through-type="none" style:font-name="Liberation Sans1" fo:font-style="normal" fo:text-shadow="none" style:text-underline-style="none" fo:font-weight="normal" officeooo:rsid="03605928" style:font-style-asian="normal" style:font-weight-asian="normal" style:font-weight-complex="normal" style:text-emphasize="none"/>
    </style:style>
    <style:style style:name="T357" style:family="text">
      <style:text-properties style:text-outline="false" style:text-line-through-style="none" style:text-line-through-type="none" style:font-name="Liberation Sans1" fo:font-style="normal" fo:text-shadow="none" style:text-underline-style="none" fo:font-weight="normal" officeooo:rsid="0363231d" style:font-style-asian="normal" style:font-weight-asian="normal" style:font-weight-complex="normal" style:text-emphasize="none"/>
    </style:style>
    <style:style style:name="T358" style:family="text">
      <style:text-properties style:text-outline="false" style:text-line-through-style="none" style:text-line-through-type="none" style:font-name="Liberation Sans1" fo:font-style="normal" fo:text-shadow="none" style:text-underline-style="none" fo:font-weight="normal" officeooo:rsid="039a7a30" style:font-style-asian="normal" style:font-weight-asian="normal" style:font-weight-complex="normal" style:text-emphasize="none"/>
    </style:style>
    <style:style style:name="T359" style:family="text">
      <style:text-properties style:text-outline="false" style:text-line-through-style="none" style:text-line-through-type="none" style:font-name="Liberation Sans1" fo:font-style="normal" fo:text-shadow="none" style:text-underline-style="none" fo:font-weight="normal" officeooo:rsid="039c6897" style:font-style-asian="normal" style:font-weight-asian="normal" style:font-weight-complex="normal" style:text-emphasize="none"/>
    </style:style>
    <style:style style:name="T360" style:family="text">
      <style:text-properties style:text-outline="false" style:text-line-through-style="none" style:text-line-through-type="none" style:font-name="Liberation Sans1" fo:font-style="normal" fo:text-shadow="none" style:text-underline-style="none" fo:font-weight="normal" officeooo:rsid="03a7f420" style:font-style-asian="normal" style:font-weight-asian="normal" style:font-weight-complex="normal" style:text-emphasize="none"/>
    </style:style>
    <style:style style:name="T361" style:family="text">
      <style:text-properties style:text-outline="false" style:text-line-through-style="none" style:text-line-through-type="none" style:font-name="Liberation Sans1" fo:font-style="normal" fo:text-shadow="none" style:text-underline-style="none" fo:font-weight="normal" officeooo:rsid="03a9b9b7" style:font-style-asian="normal" style:font-weight-asian="normal" style:font-weight-complex="normal" style:text-emphasize="none"/>
    </style:style>
    <style:style style:name="T362" style:family="text">
      <style:text-properties style:text-outline="false" style:text-line-through-style="none" style:text-line-through-type="none" style:font-name="Liberation Sans1" fo:font-style="normal" fo:text-shadow="none" style:text-underline-style="none" fo:font-weight="normal" officeooo:rsid="03ac9b9b" style:font-style-asian="normal" style:font-weight-asian="normal" style:font-weight-complex="normal" style:text-emphasize="none"/>
    </style:style>
    <style:style style:name="T363" style:family="text">
      <style:text-properties style:text-outline="false" style:text-line-through-style="none" style:text-line-through-type="none" style:font-name="Liberation Sans1" fo:font-style="normal" fo:text-shadow="none" style:text-underline-style="none" fo:font-weight="normal" officeooo:rsid="03ad6a42" style:font-style-asian="normal" style:font-weight-asian="normal" style:font-weight-complex="normal" style:text-emphasize="none"/>
    </style:style>
    <style:style style:name="T364" style:family="text">
      <style:text-properties style:text-outline="false" style:text-line-through-style="none" style:text-line-through-type="none" style:font-name="Liberation Sans1" fo:font-style="normal" fo:text-shadow="none" style:text-underline-style="none" fo:font-weight="normal" officeooo:rsid="03ae17e8" style:font-style-asian="normal" style:font-weight-asian="normal" style:font-weight-complex="normal" style:text-emphasize="none"/>
    </style:style>
    <style:style style:name="T365" style:family="text">
      <style:text-properties style:text-outline="false" style:text-line-through-style="none" style:text-line-through-type="none" style:font-name="Liberation Sans1" fo:font-style="normal" fo:text-shadow="none" style:text-underline-style="none" fo:font-weight="normal" officeooo:rsid="030b4fef" style:font-style-asian="normal" style:font-weight-asian="normal" style:font-weight-complex="normal" style:text-emphasize="none"/>
    </style:style>
    <style:style style:name="T366" style:family="text">
      <style:text-properties style:text-outline="false" style:text-line-through-style="none" style:text-line-through-type="none" style:font-name="Liberation Sans1" fo:font-style="normal" fo:text-shadow="none" style:text-underline-style="none" fo:font-weight="normal" officeooo:rsid="03b146bd" style:font-style-asian="normal" style:font-weight-asian="normal" style:font-weight-complex="normal" style:text-emphasize="none"/>
    </style:style>
    <style:style style:name="T367" style:family="text">
      <style:text-properties style:text-outline="false" style:text-line-through-style="none" style:text-line-through-type="none" style:font-name="Liberation Sans1" fo:font-style="normal" fo:text-shadow="none" style:text-underline-style="none" fo:font-weight="normal" officeooo:rsid="02090bb9" style:font-style-asian="normal" style:font-weight-asian="normal" style:font-style-complex="normal" style:font-weight-complex="bold" style:text-emphasize="none"/>
    </style:style>
    <style:style style:name="T368" style:family="text">
      <style:text-properties style:text-outline="false" style:text-line-through-style="none" style:text-line-through-type="none" style:font-name="Liberation Sans1" fo:font-style="normal" fo:text-shadow="none" style:text-underline-style="none" style:font-style-asian="normal" style:text-emphasize="none"/>
    </style:style>
    <style:style style:name="T369" style:family="text">
      <style:text-properties style:text-outline="false" style:text-line-through-style="none" style:text-line-through-type="none" style:font-name="Liberation Sans1" fo:font-style="normal" fo:text-shadow="none" style:text-underline-style="none" officeooo:rsid="00d30f4f" style:font-style-asian="normal" style:text-emphasize="none"/>
    </style:style>
    <style:style style:name="T370" style:family="text">
      <style:text-properties style:text-outline="false" style:text-line-through-style="none" style:text-line-through-type="none" style:font-name="Liberation Sans1" fo:font-style="normal" fo:text-shadow="none" style:text-underline-style="none" officeooo:rsid="010a7f04" style:font-style-asian="normal" style:text-emphasize="none"/>
    </style:style>
    <style:style style:name="T371" style:family="text">
      <style:text-properties style:text-outline="false" style:text-line-through-style="none" style:text-line-through-type="none" style:font-name="Liberation Sans1" fo:font-style="normal" fo:text-shadow="none" style:text-underline-style="none" officeooo:rsid="013fc5af" style:font-style-asian="normal" style:text-emphasize="none"/>
    </style:style>
    <style:style style:name="T372" style:family="text">
      <style:text-properties style:text-outline="false" style:text-line-through-style="none" style:text-line-through-type="none" style:font-name="Liberation Sans1" fo:font-style="normal" fo:text-shadow="none" style:text-underline-style="none" officeooo:rsid="013b1f37" style:font-style-asian="normal" style:text-emphasize="none"/>
    </style:style>
    <style:style style:name="T373" style:family="text">
      <style:text-properties style:text-outline="false" style:text-line-through-style="none" style:text-line-through-type="none" style:font-name="Liberation Sans1" fo:font-style="normal" fo:text-shadow="none" style:text-underline-style="none" officeooo:rsid="01417b74" style:font-style-asian="normal" style:text-emphasize="none"/>
    </style:style>
    <style:style style:name="T374" style:family="text">
      <style:text-properties style:text-outline="false" style:text-line-through-style="none" style:text-line-through-type="none" style:font-name="Liberation Sans1" fo:font-style="normal" fo:text-shadow="none" style:text-underline-style="none" officeooo:rsid="014ee99d" style:font-style-asian="normal" style:text-emphasize="none"/>
    </style:style>
    <style:style style:name="T375" style:family="text">
      <style:text-properties style:text-outline="false" style:text-line-through-style="none" style:text-line-through-type="none" style:font-name="Liberation Sans1" fo:font-style="normal" fo:text-shadow="none" style:text-underline-style="none" officeooo:rsid="01510e34" style:font-style-asian="normal" style:text-emphasize="none"/>
    </style:style>
    <style:style style:name="T376" style:family="text">
      <style:text-properties style:text-outline="false" style:text-line-through-style="none" style:text-line-through-type="none" style:font-name="Liberation Sans1" fo:font-style="normal" fo:text-shadow="none" style:text-underline-style="none" officeooo:rsid="0158dd85" style:font-style-asian="normal" style:text-emphasize="none"/>
    </style:style>
    <style:style style:name="T377" style:family="text">
      <style:text-properties style:text-outline="false" style:text-line-through-style="none" style:text-line-through-type="none" style:font-name="Liberation Sans1" fo:font-style="normal" fo:text-shadow="none" style:text-underline-style="none" officeooo:rsid="015a82db" style:font-style-asian="normal" style:text-emphasize="none"/>
    </style:style>
    <style:style style:name="T378" style:family="text">
      <style:text-properties style:text-outline="false" style:text-line-through-style="none" style:text-line-through-type="none" style:font-name="Liberation Sans1" fo:font-style="normal" fo:text-shadow="none" style:text-underline-style="none" officeooo:rsid="015cdac4" style:font-style-asian="normal" style:text-emphasize="none"/>
    </style:style>
    <style:style style:name="T379" style:family="text">
      <style:text-properties style:text-outline="false" style:text-line-through-style="none" style:text-line-through-type="none" style:font-name="Liberation Sans1" fo:font-style="normal" fo:text-shadow="none" style:text-underline-style="none" officeooo:rsid="01b69e95" style:font-style-asian="normal" style:text-emphasize="none"/>
    </style:style>
    <style:style style:name="T380" style:family="text">
      <style:text-properties style:text-outline="false" style:text-line-through-style="none" style:text-line-through-type="none" style:font-name="Liberation Sans1" fo:font-style="normal" fo:text-shadow="none" style:text-underline-style="none" officeooo:rsid="01d2e169" style:font-style-asian="normal" style:text-emphasize="none"/>
    </style:style>
    <style:style style:name="T381" style:family="text">
      <style:text-properties style:text-outline="false" style:text-line-through-style="none" style:text-line-through-type="none" style:font-name="Liberation Sans1" fo:font-style="normal" fo:text-shadow="none" style:text-underline-style="none" officeooo:rsid="01f33ecf" style:font-style-asian="normal" style:text-emphasize="none"/>
    </style:style>
    <style:style style:name="T382" style:family="text">
      <style:text-properties style:text-outline="false" style:text-line-through-style="none" style:text-line-through-type="none" style:font-name="Liberation Sans1" fo:font-style="normal" fo:text-shadow="none" style:text-underline-style="none" officeooo:rsid="01f4328f" style:font-style-asian="normal" style:text-emphasize="none"/>
    </style:style>
    <style:style style:name="T383" style:family="text">
      <style:text-properties style:text-outline="false" style:text-line-through-style="none" style:text-line-through-type="none" style:font-name="Liberation Sans1" fo:font-style="normal" fo:text-shadow="none" style:text-underline-style="none" officeooo:rsid="01f6adcd" style:font-style-asian="normal" style:text-emphasize="none"/>
    </style:style>
    <style:style style:name="T384" style:family="text">
      <style:text-properties style:text-outline="false" style:text-line-through-style="none" style:text-line-through-type="none" style:font-name="Liberation Sans1" fo:font-style="normal" fo:text-shadow="none" style:text-underline-style="none" officeooo:rsid="01f7d2f8" style:font-style-asian="normal" style:text-emphasize="none"/>
    </style:style>
    <style:style style:name="T385" style:family="text">
      <style:text-properties style:text-outline="false" style:text-line-through-style="none" style:text-line-through-type="none" style:font-name="Liberation Sans1" fo:font-style="normal" fo:text-shadow="none" style:text-underline-style="none" officeooo:rsid="01fb373e" style:font-style-asian="normal" style:text-emphasize="none"/>
    </style:style>
    <style:style style:name="T386" style:family="text">
      <style:text-properties style:text-outline="false" style:text-line-through-style="none" style:text-line-through-type="none" style:font-name="Liberation Sans1" fo:font-style="normal" fo:text-shadow="none" style:text-underline-style="none" officeooo:rsid="01fbaa2b" style:font-style-asian="normal" style:text-emphasize="none"/>
    </style:style>
    <style:style style:name="T387" style:family="text">
      <style:text-properties style:text-outline="false" style:text-line-through-style="none" style:text-line-through-type="none" style:font-name="Liberation Sans1" fo:font-style="normal" fo:text-shadow="none" style:text-underline-style="none" officeooo:rsid="029e0907" style:font-style-asian="normal" style:text-emphasize="none"/>
    </style:style>
    <style:style style:name="T388" style:family="text">
      <style:text-properties style:text-outline="false" style:text-line-through-style="none" style:text-line-through-type="none" style:font-name="Liberation Sans1" fo:font-style="normal" fo:text-shadow="none" style:text-underline-style="none" officeooo:rsid="000d47e2" style:font-style-asian="normal" style:text-emphasize="none"/>
    </style:style>
    <style:style style:name="T389" style:family="text">
      <style:text-properties style:text-outline="false" style:text-line-through-style="none" style:text-line-through-type="none" style:font-name="Liberation Sans1" fo:font-style="normal" fo:text-shadow="none" style:text-underline-style="none" officeooo:rsid="029ffc63" style:font-style-asian="normal" style:text-emphasize="none"/>
    </style:style>
    <style:style style:name="T390" style:family="text">
      <style:text-properties style:text-outline="false" style:text-line-through-style="none" style:text-line-through-type="none" style:font-name="Liberation Sans1" fo:font-style="normal" fo:text-shadow="none" style:text-underline-style="none" officeooo:rsid="032e19fc" style:font-style-asian="normal" style:text-emphasize="none"/>
    </style:style>
    <style:style style:name="T391" style:family="text">
      <style:text-properties style:text-outline="false" style:text-line-through-style="none" style:text-line-through-type="none" style:font-name="Liberation Sans1" fo:font-style="normal" fo:text-shadow="none" style:text-underline-style="none" officeooo:rsid="036faa12" style:font-style-asian="normal" style:text-emphasize="none"/>
    </style:style>
    <style:style style:name="T392" style:family="text">
      <style:text-properties style:text-outline="false" style:text-line-through-style="none" style:text-line-through-type="none" style:font-name="Liberation Sans1" fo:font-style="normal" fo:text-shadow="none" style:text-underline-style="none" officeooo:rsid="03838dcc" style:font-style-asian="normal" style:text-emphasize="none"/>
    </style:style>
    <style:style style:name="T393" style:family="text">
      <style:text-properties style:text-outline="false" style:text-line-through-style="none" style:text-line-through-type="none" style:font-name="Liberation Sans1" fo:font-style="normal" fo:text-shadow="none" style:text-underline-style="none" officeooo:rsid="03857bfe" style:font-style-asian="normal" style:text-emphasize="none"/>
    </style:style>
    <style:style style:name="T394" style:family="text">
      <style:text-properties style:text-outline="false" style:text-line-through-style="none" style:text-line-through-type="none" style:font-name="Liberation Sans1" fo:font-style="normal" fo:text-shadow="none" style:text-underline-style="none" fo:font-weight="bold" officeooo:rsid="00247b95" style:font-style-asian="normal" style:font-weight-asian="bold" style:font-weight-complex="bold" style:text-emphasize="none"/>
    </style:style>
    <style:style style:name="T395" style:family="text">
      <style:text-properties style:text-outline="false" style:text-line-through-style="none" style:text-line-through-type="none" style:font-name="Liberation Sans1" fo:font-style="normal" fo:text-shadow="none" style:text-underline-style="none" fo:font-weight="bold" officeooo:rsid="0054e40b" style:font-style-asian="normal" style:font-weight-asian="bold" style:font-weight-complex="bold" style:text-emphasize="none"/>
    </style:style>
    <style:style style:name="T396" style:family="text">
      <style:text-properties style:text-outline="false" style:text-line-through-style="none" style:text-line-through-type="none" style:font-name="Liberation Sans1" fo:font-style="normal" fo:text-shadow="none" style:text-underline-style="none" fo:font-weight="bold" officeooo:rsid="000d47e2" style:font-style-asian="normal" style:font-weight-asian="bold" style:font-weight-complex="bold" style:text-emphasize="none"/>
    </style:style>
    <style:style style:name="T397" style:family="text">
      <style:text-properties style:text-outline="false" style:text-line-through-style="none" style:text-line-through-type="none" style:font-name="Liberation Sans1" fo:font-style="normal" fo:text-shadow="none" style:text-underline-style="none" fo:font-weight="bold" officeooo:rsid="00d30f4f" style:font-style-asian="normal" style:font-weight-asian="bold" style:font-weight-complex="bold" style:text-emphasize="none"/>
    </style:style>
    <style:style style:name="T398" style:family="text">
      <style:text-properties style:text-outline="false" style:text-line-through-style="none" style:text-line-through-type="none" style:font-name="Liberation Sans1" fo:font-style="normal" fo:text-shadow="none" style:text-underline-style="none" fo:font-weight="bold" officeooo:rsid="029e0907" style:font-style-asian="normal" style:font-weight-asian="bold" style:font-weight-complex="bold" style:text-emphasize="none"/>
    </style:style>
    <style:style style:name="T399" style:family="text">
      <style:text-properties style:text-outline="false" style:text-line-through-style="none" style:text-line-through-type="none" style:font-name="Liberation Sans1" fo:font-style="normal" fo:text-shadow="none" style:text-underline-style="none" fo:font-weight="bold" officeooo:rsid="02a0ec42" style:font-style-asian="normal" style:font-weight-asian="bold" style:font-weight-complex="bold" style:text-emphasize="none"/>
    </style:style>
    <style:style style:name="T400" style:family="text">
      <style:text-properties style:text-outline="false" style:text-line-through-style="none" style:text-line-through-type="none" style:font-name="Liberation Sans1" fo:font-size="12pt" fo:font-style="normal" fo:text-shadow="none" style:text-underline-style="none" fo:font-weight="normal" officeooo:rsid="000d47e2" style:font-size-asian="12pt" style:font-style-asian="normal" style:font-weight-asian="normal" style:font-size-complex="12pt" style:font-weight-complex="bold" style:text-emphasize="none"/>
    </style:style>
    <style:style style:name="T401" style:family="text">
      <style:text-properties style:text-outline="false" style:text-line-through-style="none" style:text-line-through-type="none" style:font-name="Liberation Sans1" fo:font-size="12pt" fo:font-style="normal" fo:text-shadow="none" style:text-underline-style="none" fo:font-weight="normal" officeooo:rsid="00210b99" style:font-size-asian="12pt" style:font-style-asian="normal" style:font-weight-asian="normal" style:font-size-complex="12pt" style:font-weight-complex="bold" style:text-emphasize="none"/>
    </style:style>
    <style:style style:name="T402" style:family="text">
      <style:text-properties style:text-outline="false" style:text-line-through-style="none" style:text-line-through-type="none" style:font-name="Liberation Sans1" fo:font-size="12pt" fo:font-style="normal" fo:text-shadow="none" style:text-underline-style="none" fo:font-weight="normal" officeooo:rsid="002349fd" style:font-size-asian="12pt" style:font-style-asian="normal" style:font-weight-asian="normal" style:font-size-complex="12pt" style:font-weight-complex="bold" style:text-emphasize="none"/>
    </style:style>
    <style:style style:name="T403" style:family="text">
      <style:text-properties style:text-outline="false" style:text-line-through-style="none" style:text-line-through-type="none" style:font-name="Liberation Sans1" fo:font-size="12pt" fo:font-style="normal" fo:text-shadow="none" style:text-underline-style="none" fo:font-weight="normal" officeooo:rsid="00247b95" style:font-size-asian="12pt" style:font-style-asian="normal" style:font-weight-asian="normal" style:font-size-complex="12pt" style:font-weight-complex="bold" style:text-emphasize="none"/>
    </style:style>
    <style:style style:name="T404" style:family="text">
      <style:text-properties style:text-outline="false" style:text-line-through-style="none" style:text-line-through-type="none" style:font-name="Liberation Sans1" fo:font-size="12pt" fo:font-style="normal" fo:text-shadow="none" style:text-underline-style="none" fo:font-weight="normal" officeooo:rsid="0167657f" style:font-size-asian="12pt" style:font-style-asian="normal" style:font-weight-asian="normal" style:font-size-complex="12pt" style:font-weight-complex="bold" style:text-emphasize="none"/>
    </style:style>
    <style:style style:name="T405" style:family="text">
      <style:text-properties style:text-outline="false" style:text-line-through-style="none" style:text-line-through-type="none" style:font-name="Liberation Sans1" fo:font-size="12pt" fo:font-style="normal" fo:text-shadow="none" style:text-underline-style="none" fo:font-weight="normal" officeooo:rsid="01783e44" style:font-size-asian="12pt" style:font-style-asian="normal" style:font-weight-asian="normal" style:font-size-complex="12pt" style:font-weight-complex="bold" style:text-emphasize="none"/>
    </style:style>
    <style:style style:name="T406" style:family="text">
      <style:text-properties style:text-outline="false" style:text-line-through-style="none" style:text-line-through-type="none" style:font-name="Liberation Sans1" fo:font-size="12pt" fo:font-style="normal" fo:text-shadow="none" style:text-underline-style="none" fo:font-weight="normal" officeooo:rsid="0178d892" style:font-size-asian="12pt" style:font-style-asian="normal" style:font-weight-asian="normal" style:font-size-complex="12pt" style:font-weight-complex="bold" style:text-emphasize="none"/>
    </style:style>
    <style:style style:name="T407" style:family="text">
      <style:text-properties style:text-outline="false" style:text-line-through-style="none" style:text-line-through-type="none" style:font-name="Liberation Sans1" fo:font-size="12pt" fo:font-style="normal" fo:text-shadow="none" style:text-underline-style="none" fo:font-weight="normal" officeooo:rsid="020556c7" style:font-size-asian="12pt" style:font-style-asian="normal" style:font-weight-asian="normal" style:font-size-complex="12pt" style:font-weight-complex="bold" style:text-emphasize="none"/>
    </style:style>
    <style:style style:name="T408" style:family="text">
      <style:text-properties style:text-outline="false" style:text-line-through-style="none" style:text-line-through-type="none" style:font-name="Liberation Sans1" fo:font-size="12pt" fo:font-style="normal" fo:text-shadow="none" style:text-underline-style="none" fo:font-weight="normal" officeooo:rsid="02071145" style:font-size-asian="12pt" style:font-style-asian="normal" style:font-weight-asian="normal" style:font-size-complex="12pt" style:font-weight-complex="bold" style:text-emphasize="none"/>
    </style:style>
    <style:style style:name="T409" style:family="text">
      <style:text-properties style:text-outline="false" style:text-line-through-style="none" style:text-line-through-type="none" style:font-name="Liberation Sans1" fo:font-size="12pt" fo:font-style="normal" fo:text-shadow="none" style:text-underline-style="none" fo:font-weight="normal" officeooo:rsid="02090bb9" style:font-size-asian="12pt" style:font-style-asian="normal" style:font-weight-asian="normal" style:font-size-complex="12pt" style:font-weight-complex="bold" style:text-emphasize="none"/>
    </style:style>
    <style:style style:name="T410" style:family="text">
      <style:text-properties style:text-outline="false" style:text-line-through-style="none" style:text-line-through-type="none" style:font-name="Liberation Sans1" fo:font-size="12pt" fo:font-style="normal" fo:text-shadow="none" style:text-underline-style="none" fo:font-weight="normal" officeooo:rsid="020cf82c" style:font-size-asian="12pt" style:font-style-asian="normal" style:font-weight-asian="normal" style:font-size-complex="12pt" style:font-weight-complex="bold" style:text-emphasize="none"/>
    </style:style>
    <style:style style:name="T411" style:family="text">
      <style:text-properties style:text-outline="false" style:text-line-through-style="none" style:text-line-through-type="none" style:font-name="Liberation Sans1" fo:font-size="12pt" fo:font-style="normal" fo:text-shadow="none" style:text-underline-style="none" fo:font-weight="normal" officeooo:rsid="0201364a" style:font-size-asian="12pt" style:font-style-asian="normal" style:font-weight-asian="normal" style:font-size-complex="12pt" style:font-weight-complex="bold" style:text-emphasize="none"/>
    </style:style>
    <style:style style:name="T412" style:family="text">
      <style:text-properties style:text-outline="false" style:text-line-through-style="none" style:text-line-through-type="none" style:font-name="Liberation Sans1" fo:font-size="12pt" fo:font-style="normal" fo:text-shadow="none" style:text-underline-style="none" fo:font-weight="normal" officeooo:rsid="02252c3a" style:font-size-asian="12pt" style:font-style-asian="normal" style:font-weight-asian="normal" style:font-size-complex="12pt" style:font-weight-complex="bold" style:text-emphasize="none"/>
    </style:style>
    <style:style style:name="T413" style:family="text">
      <style:text-properties style:text-outline="false" style:text-line-through-style="none" style:text-line-through-type="none" style:font-name="Liberation Sans1" fo:font-size="12pt" fo:font-style="normal" fo:text-shadow="none" style:text-underline-style="none" fo:font-weight="normal" officeooo:rsid="022911ed" style:font-size-asian="12pt" style:font-style-asian="normal" style:font-weight-asian="normal" style:font-size-complex="12pt" style:font-weight-complex="bold" style:text-emphasize="none"/>
    </style:style>
    <style:style style:name="T414" style:family="text">
      <style:text-properties style:text-outline="false" style:text-line-through-style="none" style:text-line-through-type="none" style:font-name="Liberation Sans1" fo:font-size="12pt" fo:font-style="normal" fo:text-shadow="none" style:text-underline-style="none" fo:font-weight="normal" officeooo:rsid="0230cfa2" style:font-size-asian="12pt" style:font-style-asian="normal" style:font-weight-asian="normal" style:font-size-complex="12pt" style:font-weight-complex="bold" style:text-emphasize="none"/>
    </style:style>
    <style:style style:name="T415" style:family="text">
      <style:text-properties style:text-outline="false" style:text-line-through-style="none" style:text-line-through-type="none" style:font-name="Liberation Sans1" fo:font-size="12pt" fo:font-style="normal" fo:text-shadow="none" style:text-underline-style="none" fo:font-weight="normal" officeooo:rsid="02262b65" style:font-size-asian="12pt" style:font-style-asian="normal" style:font-weight-asian="normal" style:font-size-complex="12pt" style:font-weight-complex="bold" style:text-emphasize="none"/>
    </style:style>
    <style:style style:name="T416" style:family="text">
      <style:text-properties style:text-outline="false" style:text-line-through-style="none" style:text-line-through-type="none" style:font-name="Liberation Sans1" fo:font-size="12pt" fo:font-style="normal" fo:text-shadow="none" style:text-underline-style="none" fo:font-weight="normal" officeooo:rsid="0226416d" style:font-size-asian="12pt" style:font-style-asian="normal" style:font-weight-asian="normal" style:font-size-complex="12pt" style:font-weight-complex="bold" style:text-emphasize="none"/>
    </style:style>
    <style:style style:name="T417" style:family="text">
      <style:text-properties style:text-outline="false" style:text-line-through-style="none" style:text-line-through-type="none" style:font-name="Liberation Sans1" fo:font-size="12pt" fo:font-style="normal" fo:text-shadow="none" style:text-underline-style="none" fo:font-weight="normal" officeooo:rsid="0228f1de" style:font-size-asian="12pt" style:font-style-asian="normal" style:font-weight-asian="normal" style:font-size-complex="12pt" style:font-weight-complex="bold" style:text-emphasize="none"/>
    </style:style>
    <style:style style:name="T418" style:family="text">
      <style:text-properties style:text-outline="false" style:text-line-through-style="none" style:text-line-through-type="none" style:font-name="Liberation Sans1" fo:font-size="12pt" fo:font-style="normal" fo:text-shadow="none" style:text-underline-style="none" fo:font-weight="normal" officeooo:rsid="022ade47" style:font-size-asian="12pt" style:font-style-asian="normal" style:font-weight-asian="normal" style:font-size-complex="12pt" style:font-weight-complex="bold" style:text-emphasize="none"/>
    </style:style>
    <style:style style:name="T419" style:family="text">
      <style:text-properties style:text-outline="false" style:text-line-through-style="none" style:text-line-through-type="none" style:font-name="Liberation Sans1" fo:font-size="12pt" fo:font-style="normal" fo:text-shadow="none" style:text-underline-style="none" fo:font-weight="normal" officeooo:rsid="022f0b6a" style:font-size-asian="12pt" style:font-style-asian="normal" style:font-weight-asian="normal" style:font-size-complex="12pt" style:font-weight-complex="bold" style:text-emphasize="none"/>
    </style:style>
    <style:style style:name="T420" style:family="text">
      <style:text-properties style:text-outline="false" style:text-line-through-style="none" style:text-line-through-type="none" style:font-name="Liberation Sans1" fo:font-size="12pt" fo:font-style="normal" fo:text-shadow="none" style:text-underline-style="none" fo:font-weight="normal" officeooo:rsid="02322b99" style:font-size-asian="12pt" style:font-style-asian="normal" style:font-weight-asian="normal" style:font-size-complex="12pt" style:font-weight-complex="bold" style:text-emphasize="none"/>
    </style:style>
    <style:style style:name="T421" style:family="text">
      <style:text-properties style:text-outline="false" style:text-line-through-style="none" style:text-line-through-type="none" style:font-name="Liberation Sans1" fo:font-size="12pt" fo:font-style="normal" fo:text-shadow="none" style:text-underline-style="none" fo:font-weight="normal" officeooo:rsid="023771f6" style:font-size-asian="12pt" style:font-style-asian="normal" style:font-weight-asian="normal" style:font-size-complex="12pt" style:font-weight-complex="bold" style:text-emphasize="none"/>
    </style:style>
    <style:style style:name="T422" style:family="text">
      <style:text-properties style:text-outline="false" style:text-line-through-style="none" style:text-line-through-type="none" style:font-name="Liberation Sans1" fo:font-size="12pt" fo:font-style="normal" fo:text-shadow="none" style:text-underline-style="none" fo:font-weight="normal" officeooo:rsid="0238d92a" style:font-size-asian="12pt" style:font-style-asian="normal" style:font-weight-asian="normal" style:font-size-complex="12pt" style:font-weight-complex="bold" style:text-emphasize="none"/>
    </style:style>
    <style:style style:name="T423" style:family="text">
      <style:text-properties style:text-outline="false" style:text-line-through-style="none" style:text-line-through-type="none" style:font-name="Liberation Sans1" fo:font-size="12pt" fo:font-style="normal" fo:text-shadow="none" style:text-underline-style="none" fo:font-weight="normal" officeooo:rsid="023a6c2c" style:font-size-asian="12pt" style:font-style-asian="normal" style:font-weight-asian="normal" style:font-size-complex="12pt" style:font-weight-complex="bold" style:text-emphasize="none"/>
    </style:style>
    <style:style style:name="T424" style:family="text">
      <style:text-properties style:text-outline="false" style:text-line-through-style="none" style:text-line-through-type="none" style:font-name="Liberation Sans1" fo:font-size="12pt" fo:font-style="normal" fo:text-shadow="none" style:text-underline-style="none" fo:font-weight="normal" officeooo:rsid="0258be72" style:font-size-asian="12pt" style:font-style-asian="normal" style:font-weight-asian="normal" style:font-size-complex="12pt" style:font-weight-complex="bold" style:text-emphasize="none"/>
    </style:style>
    <style:style style:name="T425" style:family="text">
      <style:text-properties style:text-outline="false" style:text-line-through-style="none" style:text-line-through-type="none" style:font-name="Liberation Sans1" fo:font-size="12pt" fo:font-style="normal" fo:text-shadow="none" style:text-underline-style="none" fo:font-weight="normal" officeooo:rsid="02595b89" style:font-size-asian="12pt" style:font-style-asian="normal" style:font-weight-asian="normal" style:font-size-complex="12pt" style:font-weight-complex="bold" style:text-emphasize="none"/>
    </style:style>
    <style:style style:name="T426" style:family="text">
      <style:text-properties style:text-outline="false" style:text-line-through-style="none" style:text-line-through-type="none" style:font-name="Liberation Sans1" fo:font-size="12pt" fo:font-style="normal" fo:text-shadow="none" style:text-underline-style="none" fo:font-weight="normal" officeooo:rsid="0268057f" style:font-size-asian="12pt" style:font-style-asian="normal" style:font-weight-asian="normal" style:font-size-complex="12pt" style:font-weight-complex="bold" style:text-emphasize="none"/>
    </style:style>
    <style:style style:name="T427" style:family="text">
      <style:text-properties style:text-outline="false" style:text-line-through-style="none" style:text-line-through-type="none" style:font-name="Liberation Sans1" fo:font-size="12pt" fo:font-style="normal" fo:text-shadow="none" style:text-underline-style="none" fo:font-weight="normal" officeooo:rsid="026a4726" style:font-size-asian="12pt" style:font-style-asian="normal" style:font-weight-asian="normal" style:font-size-complex="12pt" style:font-weight-complex="bold" style:text-emphasize="none"/>
    </style:style>
    <style:style style:name="T428" style:family="text">
      <style:text-properties style:text-outline="false" style:text-line-through-style="none" style:text-line-through-type="none" style:font-name="Liberation Sans1" fo:font-size="12pt" fo:font-style="normal" fo:text-shadow="none" style:text-underline-style="none" fo:font-weight="normal" officeooo:rsid="026d0f15" style:font-size-asian="12pt" style:font-style-asian="normal" style:font-weight-asian="normal" style:font-size-complex="12pt" style:font-weight-complex="bold" style:text-emphasize="none"/>
    </style:style>
    <style:style style:name="T429" style:family="text">
      <style:text-properties style:text-outline="false" style:text-line-through-style="none" style:text-line-through-type="none" style:font-name="Liberation Sans1" fo:font-size="12pt" fo:font-style="normal" fo:text-shadow="none" style:text-underline-style="none" fo:font-weight="normal" officeooo:rsid="026fd906" style:font-size-asian="12pt" style:font-style-asian="normal" style:font-weight-asian="normal" style:font-size-complex="12pt" style:font-weight-complex="bold" style:text-emphasize="none"/>
    </style:style>
    <style:style style:name="T430" style:family="text">
      <style:text-properties style:text-outline="false" style:text-line-through-style="none" style:text-line-through-type="none" style:font-name="Liberation Sans1" fo:font-size="12pt" fo:font-style="normal" fo:text-shadow="none" style:text-underline-style="none" fo:font-weight="normal" officeooo:rsid="0270e949" style:font-size-asian="12pt" style:font-style-asian="normal" style:font-weight-asian="normal" style:font-size-complex="12pt" style:font-weight-complex="bold" style:text-emphasize="none"/>
    </style:style>
    <style:style style:name="T431" style:family="text">
      <style:text-properties style:text-outline="false" style:text-line-through-style="none" style:text-line-through-type="none" style:font-name="Liberation Sans1" fo:font-size="12pt" fo:font-style="normal" fo:text-shadow="none" style:text-underline-style="none" fo:font-weight="normal" officeooo:rsid="02c048b8" style:font-size-asian="12pt" style:font-style-asian="normal" style:font-weight-asian="normal" style:font-size-complex="12pt" style:font-weight-complex="bold" style:text-emphasize="none"/>
    </style:style>
    <style:style style:name="T432" style:family="text">
      <style:text-properties style:text-outline="false" style:text-line-through-style="none" style:text-line-through-type="none" style:font-name="Liberation Sans1" fo:font-size="12pt" fo:font-style="normal" fo:text-shadow="none" style:text-underline-style="none" fo:font-weight="normal" officeooo:rsid="0324acff" style:font-size-asian="12pt" style:font-style-asian="normal" style:font-weight-asian="normal" style:font-size-complex="12pt" style:font-weight-complex="bold" style:text-emphasize="none"/>
    </style:style>
    <style:style style:name="T433" style:family="text">
      <style:text-properties style:text-outline="false" style:text-line-through-style="none" style:text-line-through-type="none" style:font-name="Liberation Sans1" fo:font-size="12pt" fo:font-style="normal" fo:text-shadow="none" style:text-underline-style="none" fo:font-weight="normal" officeooo:rsid="03b1d08c" style:font-size-asian="12pt" style:font-style-asian="normal" style:font-weight-asian="normal" style:font-size-complex="12pt" style:font-weight-complex="bold" style:text-emphasize="none"/>
    </style:style>
    <style:style style:name="T434" style:family="text">
      <style:text-properties style:text-outline="false" style:text-line-through-style="none" style:text-line-through-type="none" style:font-name="Liberation Sans1" fo:font-size="12pt" fo:font-style="normal" fo:text-shadow="none" style:text-underline-style="none" fo:font-weight="normal" officeooo:rsid="03b36b8d" style:font-size-asian="12pt" style:font-style-asian="normal" style:font-weight-asian="normal" style:font-size-complex="12pt" style:font-weight-complex="bold" style:text-emphasize="none"/>
    </style:style>
    <style:style style:name="T435" style:family="text">
      <style:text-properties style:text-outline="false" style:text-line-through-style="none" style:text-line-through-type="none" style:font-name="Liberation Sans1" fo:font-size="12pt" fo:font-style="normal" fo:text-shadow="none" style:text-underline-style="none" fo:font-weight="normal" officeooo:rsid="03b46e46" style:font-size-asian="12pt" style:font-style-asian="normal" style:font-weight-asian="normal" style:font-size-complex="12pt" style:font-weight-complex="bold" style:text-emphasize="none"/>
    </style:style>
    <style:style style:name="T436" style:family="text">
      <style:text-properties style:text-outline="false" style:text-line-through-style="none" style:text-line-through-type="none" style:font-name="Liberation Sans1" fo:font-size="12pt" fo:font-style="normal" fo:text-shadow="none" style:text-underline-style="none" fo:font-weight="normal" officeooo:rsid="00247b95" style:font-size-asian="12pt" style:font-style-asian="normal" style:font-weight-asian="normal" style:font-size-complex="12pt" style:text-emphasize="none"/>
    </style:style>
    <style:style style:name="T437" style:family="text">
      <style:text-properties style:text-outline="false" style:text-line-through-style="none" style:text-line-through-type="none" style:font-name="Liberation Sans1" fo:font-size="12pt" fo:font-style="normal" fo:text-shadow="none" style:text-underline-style="none" fo:font-weight="normal" officeooo:rsid="026fd906" style:font-size-asian="12pt" style:font-style-asian="normal" style:font-weight-asian="normal" style:font-size-complex="12pt" style:text-emphasize="none"/>
    </style:style>
    <style:style style:name="T438" style:family="text">
      <style:text-properties style:text-outline="false" style:text-line-through-style="none" style:text-line-through-type="none" style:font-name="Liberation Sans1" fo:font-size="12pt" fo:font-style="normal" fo:text-shadow="none" style:text-underline-style="none" fo:font-weight="normal" officeooo:rsid="010a7f04" style:font-size-asian="12pt" style:font-style-asian="normal" style:font-weight-asian="normal" style:font-size-complex="12pt" style:font-weight-complex="normal" style:text-emphasize="none"/>
    </style:style>
    <style:style style:name="T439" style:family="text">
      <style:text-properties style:text-outline="false" style:text-line-through-style="none" style:text-line-through-type="none" style:font-name="Liberation Sans1" fo:font-size="12pt" fo:font-style="normal" fo:text-shadow="none" style:text-underline-style="none" fo:font-weight="normal" officeooo:rsid="01f0f3b5" style:font-size-asian="12pt" style:font-style-asian="normal" style:font-weight-asian="normal" style:font-size-complex="12pt" style:font-weight-complex="normal" style:text-emphasize="none"/>
    </style:style>
    <style:style style:name="T440" style:family="text">
      <style:text-properties style:text-outline="false" style:text-line-through-style="none" style:text-line-through-type="none" style:font-name="Liberation Sans1" fo:font-size="12pt" fo:font-style="normal" fo:text-shadow="none" style:text-underline-style="none" fo:font-weight="normal" officeooo:rsid="020e826b" style:font-size-asian="12pt" style:font-style-asian="normal" style:font-weight-asian="normal" style:font-size-complex="12pt" style:font-weight-complex="normal" style:text-emphasize="none"/>
    </style:style>
    <style:style style:name="T441" style:family="text">
      <style:text-properties style:text-outline="false" style:text-line-through-style="none" style:text-line-through-type="none" style:font-name="Liberation Sans1" fo:font-size="12pt" fo:font-style="normal" fo:text-shadow="none" style:text-underline-style="none" fo:font-weight="normal" officeooo:rsid="0212647e" style:font-size-asian="12pt" style:font-style-asian="normal" style:font-weight-asian="normal" style:font-size-complex="12pt" style:font-weight-complex="normal" style:text-emphasize="none"/>
    </style:style>
    <style:style style:name="T442" style:family="text">
      <style:text-properties style:text-outline="false" style:text-line-through-style="none" style:text-line-through-type="none" style:font-name="Liberation Sans1" fo:font-size="12pt" fo:font-style="normal" fo:text-shadow="none" style:text-underline-style="none" fo:font-weight="normal" officeooo:rsid="030b4fef" style:font-size-asian="12pt" style:font-style-asian="normal" style:font-weight-asian="normal" style:font-size-complex="12pt" style:font-weight-complex="normal" style:text-emphasize="none"/>
    </style:style>
    <style:style style:name="T443" style:family="text">
      <style:text-properties style:text-outline="false" style:text-line-through-style="none" style:text-line-through-type="none" style:font-name="Liberation Sans1" fo:font-size="12pt" fo:font-style="normal" fo:text-shadow="none" style:text-underline-style="none" fo:font-weight="normal" officeooo:rsid="03286be4" style:font-size-asian="12pt" style:font-style-asian="normal" style:font-weight-asian="normal" style:font-size-complex="12pt" style:font-weight-complex="normal" style:text-emphasize="none"/>
    </style:style>
    <style:style style:name="T444" style:family="text">
      <style:text-properties style:text-outline="false" style:text-line-through-style="none" style:text-line-through-type="none" style:font-name="Liberation Sans1" fo:font-size="12pt" fo:font-style="normal" fo:text-shadow="none" style:text-underline-style="none" fo:font-weight="normal" officeooo:rsid="0329a582" style:font-size-asian="12pt" style:font-style-asian="normal" style:font-weight-asian="normal" style:font-size-complex="12pt" style:font-weight-complex="normal" style:text-emphasize="none"/>
    </style:style>
    <style:style style:name="T445" style:family="text">
      <style:text-properties style:text-outline="false" style:text-line-through-style="none" style:text-line-through-type="none" style:font-name="Liberation Sans1" fo:font-size="12pt" fo:font-style="normal" fo:text-shadow="none" style:text-underline-style="none" fo:font-weight="normal" officeooo:rsid="032a7b58" style:font-size-asian="12pt" style:font-style-asian="normal" style:font-weight-asian="normal" style:font-size-complex="12pt" style:font-weight-complex="normal" style:text-emphasize="none"/>
    </style:style>
    <style:style style:name="T446" style:family="text">
      <style:text-properties style:text-outline="false" style:text-line-through-style="none" style:text-line-through-type="none" style:font-name="Liberation Sans1" fo:font-size="12pt" fo:font-style="normal" fo:text-shadow="none" style:text-underline-style="none" fo:font-weight="bold" officeooo:rsid="00247b95" style:font-size-asian="12pt" style:font-style-asian="normal" style:font-weight-asian="bold" style:font-size-complex="12pt" style:font-weight-complex="bold" style:text-emphasize="none"/>
    </style:style>
    <style:style style:name="T447" style:family="text">
      <style:text-properties style:text-outline="false" style:text-line-through-style="none" style:text-line-through-type="none" style:font-name="Liberation Sans1" fo:font-size="12pt" fo:font-style="normal" fo:text-shadow="none" style:text-underline-style="none" fo:font-weight="bold" officeooo:rsid="010a7f04" style:font-size-asian="12pt" style:font-style-asian="normal" style:font-weight-asian="bold" style:font-size-complex="12pt" style:font-weight-complex="bold" style:text-emphasize="none"/>
    </style:style>
    <style:style style:name="T448" style:family="text">
      <style:text-properties style:text-outline="false" style:text-line-through-style="none" style:text-line-through-type="none" style:font-name="Liberation Sans1" fo:font-size="12pt" fo:font-style="normal" fo:text-shadow="none" style:text-underline-style="none" fo:font-weight="bold" officeooo:rsid="000d47e2" style:font-size-asian="12pt" style:font-style-asian="normal" style:font-weight-asian="bold" style:font-size-complex="12pt" style:font-weight-complex="bold" style:text-emphasize="none"/>
    </style:style>
    <style:style style:name="T449" style:family="text">
      <style:text-properties style:text-outline="false" style:text-line-through-style="none" style:text-line-through-type="none" style:font-name="Liberation Sans1" fo:font-size="12pt" fo:font-style="normal" fo:text-shadow="none" style:text-underline-style="none" fo:font-weight="bold" officeooo:rsid="029e0907" style:font-size-asian="12pt" style:font-style-asian="normal" style:font-weight-asian="bold" style:font-size-complex="12pt" style:font-weight-complex="bold" style:text-emphasize="none"/>
    </style:style>
    <style:style style:name="T450" style:family="text">
      <style:text-properties style:text-outline="false" style:text-line-through-style="none" style:text-line-through-type="none" style:font-name="Liberation Sans1" fo:font-size="12pt" fo:font-style="italic" fo:text-shadow="none" style:text-underline-style="none" fo:font-weight="normal" officeooo:rsid="02090bb9" style:font-size-asian="12pt" style:font-style-asian="italic" style:font-weight-asian="normal" style:font-size-complex="12pt" style:font-style-complex="italic" style:font-weight-complex="bold" style:text-emphasize="none"/>
    </style:style>
    <style:style style:name="T451" style:family="text">
      <style:text-properties style:text-outline="false" style:text-line-through-style="none" style:text-line-through-type="none" style:font-name="Liberation Sans1" fo:font-style="italic" fo:text-shadow="none" style:text-underline-style="none" fo:font-weight="normal" officeooo:rsid="02090bb9" style:font-style-asian="italic" style:font-weight-asian="normal" style:font-style-complex="italic" style:font-weight-complex="bold" style:text-emphasize="none"/>
    </style:style>
    <style:style style:name="T452" style:family="text">
      <style:text-properties style:text-outline="false" style:text-line-through-style="none" style:text-line-through-type="none" style:font-name="Liberation Sans1" fo:font-style="italic" fo:text-shadow="none" style:text-underline-style="none" fo:font-weight="normal" officeooo:rsid="000d47e2" style:font-style-asian="italic" style:font-weight-asian="normal" style:font-style-complex="italic" style:font-weight-complex="bold" style:text-emphasize="none"/>
    </style:style>
    <style:style style:name="T453" style:family="text">
      <style:text-properties style:text-outline="false" style:text-line-through-style="none" style:text-line-through-type="none" style:font-name="Liberation Sans1" fo:font-style="italic" fo:text-shadow="none" style:text-underline-style="none" fo:font-weight="normal" officeooo:rsid="02090bb9" style:font-style-asian="italic" style:font-weight-asian="normal" style:font-style-complex="italic" style:text-emphasize="none"/>
    </style:style>
    <style:style style:name="T454" style:family="text">
      <style:text-properties style:text-outline="false" style:text-line-through-style="none" style:text-line-through-type="none" style:text-position="0% 100%" style:font-name="Liberation Sans1" fo:font-style="italic" fo:text-shadow="none" style:text-underline-style="none" fo:font-weight="normal" officeooo:rsid="02090bb9" style:font-style-asian="italic" style:font-weight-asian="normal" style:font-style-complex="italic" style:text-emphasize="none"/>
    </style:style>
    <style:style style:name="T455" style:family="text">
      <style:text-properties fo:font-size="12pt" style:text-underline-style="none" fo:font-weight="normal" style:font-size-asian="12pt" style:font-weight-asian="normal" style:font-size-complex="12pt" style:font-weight-complex="normal"/>
    </style:style>
    <style:style style:name="T456" style:family="text">
      <style:text-properties fo:font-size="12pt" style:text-underline-style="none" fo:font-weight="normal" officeooo:rsid="0227e930" style:font-size-asian="12pt" style:font-weight-asian="normal" style:font-size-complex="12pt" style:font-weight-complex="normal"/>
    </style:style>
    <style:style style:name="T457" style:family="text">
      <style:text-properties fo:font-size="12pt" style:text-underline-style="none" fo:font-weight="normal" officeooo:rsid="02640389" style:font-size-asian="12pt" style:font-weight-asian="normal" style:font-size-complex="12pt" style:font-weight-complex="normal"/>
    </style:style>
    <style:style style:name="T458" style:family="text">
      <style:text-properties fo:font-size="12pt" style:text-underline-style="none" fo:font-weight="normal" officeooo:rsid="02646649" style:font-size-asian="12pt" style:font-weight-asian="normal" style:font-size-complex="12pt" style:font-weight-complex="normal"/>
    </style:style>
    <style:style style:name="T459" style:family="text">
      <style:text-properties fo:font-size="12pt" style:text-underline-style="none" fo:font-weight="normal" officeooo:rsid="0372e742" style:font-size-asian="12pt" style:font-weight-asian="normal" style:font-size-complex="12pt" style:font-weight-complex="normal"/>
    </style:style>
    <style:style style:name="T460" style:family="text">
      <style:text-properties fo:font-size="12pt" style:text-underline-style="none" fo:font-weight="bold" style:font-size-asian="12pt" style:font-weight-asian="bold" style:font-size-complex="12pt" style:font-weight-complex="bold"/>
    </style:style>
    <style:style style:name="T461" style:family="text">
      <style:text-properties officeooo:rsid="020a8371"/>
    </style:style>
    <style:style style:name="T462" style:family="text">
      <style:text-properties officeooo:rsid="000d47e2"/>
    </style:style>
    <style:style style:name="T463" style:family="text">
      <style:text-properties officeooo:rsid="020bc8f4"/>
    </style:style>
    <style:style style:name="T464" style:family="text">
      <style:text-properties officeooo:rsid="020cf82c"/>
    </style:style>
    <style:style style:name="T465" style:family="text">
      <style:text-properties fo:color="#000000" style:font-name="Liberation Sans" officeooo:rsid="022b2736"/>
    </style:style>
    <style:style style:name="T466" style:family="text">
      <style:text-properties fo:color="#000000" officeooo:rsid="0201364a"/>
    </style:style>
    <style:style style:name="T467" style:family="text">
      <style:text-properties fo:color="#000000" officeooo:rsid="0228f1de"/>
    </style:style>
    <style:style style:name="T468" style:family="text">
      <style:text-properties fo:color="#000000" officeooo:rsid="0238d92a"/>
    </style:style>
    <style:style style:name="T469" style:family="text">
      <style:text-properties fo:font-style="italic" officeooo:rsid="000d47e2" style:font-style-asian="italic" style:font-style-complex="italic"/>
    </style:style>
    <style:style style:name="T470" style:family="text">
      <style:text-properties officeooo:rsid="024d0836"/>
    </style:style>
    <style:style style:name="T471" style:family="text">
      <style:text-properties officeooo:rsid="000d47e2" style:font-style-complex="normal"/>
    </style:style>
    <style:style style:name="T472" style:family="text">
      <style:text-properties officeooo:rsid="0254f4fd"/>
    </style:style>
    <style:style style:name="T473" style:family="text">
      <style:text-properties officeooo:rsid="02c54d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egenda:</text:p>
      <text:list xml:id="list104725855" text:style-name="L1">
        <text:list-item>
          <text:p text:style-name="P75"><text:span text:style-name="T455">i numeri in grassetto (</text:span><text:span text:style-name="T460">1.</text:span><text:span text:style-name="T455">, </text:span><text:span text:style-name="T460">2.</text:span><text:span text:style-name="T455">, </text:span><text:span text:style-name="T460">3.</text:span><text:span text:style-name="T455">, …) indicano le domande associate al riassunto;</text:span></text:p>
        </text:list-item>
        <text:list-item>
          <text:p text:style-name="P18">i numeri normali (1. e 2.) indicano le due risposte ufficiali;</text:p>
        </text:list-item>
        <text:list-item>
          <text:p text:style-name="P18">TR indica il testo di riferimento, ossia la sezione di testo dove a mio avviso è contenuta la risposta (i riferimenti a termini o span distanti dal testo riportato vengono segnalati nella spiegazione);</text:p>
        </text:list-item>
        <text:list-item>
          <text:p text:style-name="P19">HEMP indica la predizione ottenuta con il modello QA_Hard_EM (quello che esegue l’estrazione dello span dal riassunto);</text:p>
        </text:list-item>
        <text:list-item>
          <text:p text:style-name="P20">MHP indica la predizione ottenuta con il modello CommonSenseMultiHopQA (quello che utilizza ConceptNet);</text:p>
        </text:list-item>
        <text:list-item>
          <text:p text:style-name="P21">dato che la P di HEMP e MHP sta per “prediction”, nelle analisi uso “HEMP” e “MHP” per dire “la predizione di HEM” e “la predizione di MH”;</text:p>
        </text:list-item>
        <text:list-item>
          <text:p text:style-name="P76"><text:span text:style-name="T455">nelle parentesi quadre riporto i valori di ROUGE-L ottenuti rispetto alla prima e alla seconda risposta </text:span><text:span text:style-name="T456">(in questo ordine), </text:span><text:span text:style-name="T457">con l’applicazione delle correzioni per il miglioramento del calcolo della metrica (eliminazione degli spazi prima dei segni di punteggiatura e degli apostrofi dalla predizione, trasformazione delle lettere maiuscole nelle rispettive minuscole per le risposte ufficiali e le predizioni; il risultato potrebbe essere migliorato con l’applicazione dello stemming a risposte e predizioni, </text:span><text:span text:style-name="T458">in modo da migliorarlo nel caso di termini in forma diversa</text:span><text:span text:style-name="T457">)</text:span><text:span text:style-name="T456">;</text:span></text:p>
        </text:list-item>
        <text:list-item>
          <text:p text:style-name="P77"><text:span text:style-name="T456">c</text:span><text:span text:style-name="T455">oncludo con una nota riguarda ai riassunti: quando è stato creato NarrativeQA, essi sono stati estratti dalle relative pagine Wikipedia, quindi potrebbero differire dai testi attualmente presenti, anche se questo non costituisce un problema per i modelli, dato che i riassunti originali sono salvati in un foglio </text:span><text:span text:style-name="T459">di calcolo</text:span><text:span text:style-name="T455"> nella repository GitHub del dataset.</text:span></text:p>
        </text:list-item>
      </text:list>
      <text:p text:style-name="P1"/>
      <text:p text:style-name="P1"><text:a xlink:type="simple" xlink:href="https://en.wikipedia.org/wiki/Pump_Up_the_Volume_(film)" text:style-name="Internet_20_link" text:visited-style-name="Visited_20_Internet_20_Link">https://en.wikipedia.org/wiki/Pump_Up_the_Volume_(film)</text:a><text:span text:style-name="T368"> </text:span><text:span text:style-name="T387">[Test]</text:span><text:span text:style-name="T368"><text:line-break/></text:span></text:p>
      <text:list xml:id="list2930508351" text:style-name="L2">
        <text:list-item>
          <text:p text:style-name="P81">Who is Mark Hunter?</text:p>
          <text:p text:style-name="P78"><text:span text:style-name="T407">1. </text:span><text:span text:style-name="T400">He is a high school student in Phoenix.<text:line-break/></text:span><text:span text:style-name="T407">2. A loner and outsider student with a radio station.<text:line-break/><text:line-break/></text:span><text:span text:style-name="T409">TR: “</text:span><text:span text:style-name="T450">Mark Hunter (Slater), a high school student in a sleepy suburb of Phoenix, Arizona, starts an FM pirate radio station that broadcasts from the basement of his parents' house. Mark is a loner, an outsider, whose only outlet for his teenage angst and aggression is his unauthorized radio station.</text:span><text:span text:style-name="T409">”<text:line-break/><text:line-break/>HEMP: </text:span><text:span text:style-name="T411">"a high school student" </text:span><text:span text:style-name="T417">[</text:span><text:span text:style-name="T418">66.67, 3</text:span><text:span text:style-name="T435">0</text:span><text:span text:style-name="T418">.</text:span><text:span text:style-name="T435">77</text:span><text:span text:style-name="T417">]</text:span><text:span text:style-name="T409"><text:line-break/>MHP: </text:span><text:span text:style-name="T411"><text:s/>“a high school student” </text:span><text:span text:style-name="T417">[</text:span><text:span text:style-name="T433">66.67</text:span><text:span text:style-name="T417">, </text:span><text:span text:style-name="T433">30.77</text:span><text:span text:style-name="T417">]</text:span><text:span text:style-name="T400"><text:line-break/><text:line-break/></text:span><text:span text:style-name="T415">Dato che i termini delle risposte sono presenti nel testo e sono abbastanza vicini fra loro,</text:span><text:span text:style-name="T404"> ConceptNet non dovrebbe essere utile </text:span><text:span text:style-name="T415">per migliorare le predizioni</text:span><text:span text:style-name="T404">. </text:span><text:span text:style-name="T426">Stessa cosa per la domanda, dato che “Mark Hunter” è una sottostringa del TR e “Who is” è una componente comune delle domande.</text:span><text:span text:style-name="T404"><text:line-break/><text:line-break/></text:span><text:span text:style-name="T416">L’analisi viene confermata da HEMP, dato che riesce a fornire una risposta soddisfacente </text:span><text:span text:style-name="T419">e contenuta all’interno della prima risposta, sebbene non riesca ad ottenere la risposta completa (compito impossibile applicando una semplice estrazione di span).</text:span><text:span text:style-name="T401"><text:line-break/></text:span></text:p>
        </text:list-item>
        <text:list-item>
          <text:p text:style-name="P82">Where does this radio station take place?</text:p>
          <text:p text:style-name="P79"><text:soft-page-break/><text:span text:style-name="T408">1. </text:span><text:span text:style-name="T401">It takes place in Mark's parents basement.</text:span><text:span text:style-name="T400"><text:line-break/></text:span><text:span text:style-name="T407">2. Phoenix, Arizona<text:line-break/><text:line-break/></text:span><text:span text:style-name="T409">TR: “</text:span><text:span text:style-name="T450">Mark Hunter (Slater), a high school student in a sleepy suburb of Phoenix, Arizona, starts an FM pirate radio station that broadcasts from the basement of his parents' house.</text:span><text:span text:style-name="T409">”<text:line-break/><text:line-break/>HEMP: </text:span><text:span text:style-name="T412">"phoenix , arizona"</text:span><text:span text:style-name="T411"> </text:span><text:span text:style-name="T417">[</text:span><text:span text:style-name="T421">0.0, 99.99</text:span><text:span text:style-name="T417">]</text:span><text:span text:style-name="T409"><text:line-break/>MHP: </text:span><text:span text:style-name="T411"><text:s/>“phoenix , arizona” </text:span><text:span text:style-name="T417">[</text:span><text:span text:style-name="T434">100.00</text:span><text:span text:style-name="T417">, </text:span><text:span text:style-name="T434">100.00</text:span><text:span text:style-name="T417">]</text:span><text:span text:style-name="T401"><text:line-break/><text:line-break/></text:span><text:span text:style-name="T415">Dato che i termini delle risposte sono presenti nel testo e sono abbastanza vicini fra loro,</text:span><text:span text:style-name="T404"> ConceptNet non dovrebbe essere utile </text:span><text:span text:style-name="T415">per migliorare le predizioni</text:span><text:span text:style-name="T404">. </text:span><text:span text:style-name="T427">Anche la domanda non presenta termini particolari per cui ConceptNet potrebbe risultare utile.</text:span><text:span text:style-name="T404"><text:line-break/><text:line-break/></text:span><text:span text:style-name="T420">L’analisi viene confermata da HEMP, che riesce ad ottenere esattamente la seconda risposta.</text:span><text:span text:style-name="T402"><text:line-break/></text:span></text:p>
        </text:list-item>
        <text:list-item>
          <text:p text:style-name="P83">Why do more students tune into Mark's show?</text:p>
          <text:p text:style-name="P85"><text:span text:style-name="T461">1. </text:span>Mark talks about what goes on at school and in the community.<text:span text:style-name="T462"><text:line-break/>2. Because he has a thing to say about what is happening at his school and the community.<text:line-break/><text:line-break/>TR: “</text:span><text:span text:style-name="T469">When he speaks his mind about what is going on at his school and in the community, more and more of his fellow students tune in to hear his show.</text:span><text:span text:style-name="T462">”<text:line-break/><text:line-break/>HEMP: "to hear his show" [0.0, 19.05]<text:line-break/>MHP: <text:s/>[9.09, 9.09]</text:span><text:line-break/><text:line-break/><text:span text:style-name="T470">Dato che buona parte delle risposte è contenuta nel testo, e di fatto la parte diversa è costituita da differenti espressioni per esprimere lo stesso concetto (faccio riferimento alle sottostringhe “</text:span>Mark talks about what goes on<text:span text:style-name="T470">”, “Because he has a thing to say about what is happening” e “</text:span><text:span text:style-name="T471">When he speaks his mind about what is going on</text:span><text:span text:style-name="T470">”, relative rispettivamente alla prima risposta, alla seconda e al TR), ConceptNet non dovrebbe essere utile. Lo stesso vale per la domanda, dato che non ci sono termini particolari.<text:line-break/><text:line-break/>Dato che le risposte riprendono il TR solo a metà, non ci si attende una buona HEMP come ROUGE-L. Ciononostante, l’esito è addirittura peggiore delle previsioni più ottimiste, dato che non viene ricavato lo span corretto. Analizzando il risultato in sé si può concludere che risponde alla domanda, ma non in modo completo e soddisfacente.</text:span><text:line-break/></text:p>
        </text:list-item>
        <text:list-item>
          <text:p text:style-name="P83">Who commits suicide?</text:p>
          <text:p text:style-name="P86"><text:span text:style-name="T463">1. </text:span>Malcolm.<text:span text:style-name="T462"><text:line-break/>2. Malcolm.<text:line-break/><text:line-break/>TR: “</text:span><text:span text:style-name="T469">after a student named Malcolm commits suicide after Harry attempts to reason with him.</text:span><text:span text:style-name="T462">”<text:line-break/><text:line-break/>HEMP: "malcolm" [99.99, 99.99]<text:line-break/></text:span><text:soft-page-break/><text:span text:style-name="T462">MHP: <text:s/>[, ]</text:span><text:line-break/><text:line-break/><text:span text:style-name="T472">Dato che la risposta è costituita da un unico termine contenuto nel testo, accostato alle esatte parole riportate nella domanda, ConceptNet non dovrebbe essere utile.<text:line-break/><text:line-break/>L’analisi viene confermata da HEMP, che risulta perfetta.</text:span><text:line-break/></text:p>
        </text:list-item>
        <text:list-item>
          <text:p text:style-name="P83">What does Paige jam into her microwave?</text:p>
          <text:p text:style-name="P80"><text:span text:style-name="T410">1. </text:span><text:span text:style-name="T402">She jams her medals and accolades.</text:span><text:span text:style-name="T400"><text:line-break/></text:span><text:span text:style-name="T407">2. Her award medals<text:line-break/><text:line-break/></text:span><text:span text:style-name="T409">TR: “</text:span><text:span text:style-name="T450">at the crescendo of his yelled speech, an overachieving student named Paige Woodward (who has been a constant listener) jams her various medals and accolades into a microwave and turns it on.</text:span><text:span text:style-name="T409">”<text:line-break/><text:line-break/>HEMP: </text:span><text:span text:style-name="T413">"jams her various medals and accolades"</text:span><text:span text:style-name="T411"> </text:span><text:span text:style-name="T417">[</text:span><text:span text:style-name="T422">83.33</text:span><text:span text:style-name="T417">, </text:span><text:span text:style-name="T422">44.44</text:span><text:span text:style-name="T417">]</text:span><text:span text:style-name="T409"><text:line-break/>MHP: </text:span><text:span text:style-name="T411"><text:s/></text:span><text:span text:style-name="T417">[, ]</text:span><text:span text:style-name="T402"><text:line-break/><text:line-break/></text:span><text:span text:style-name="T424">Dato che la prima risposta è praticamente una sottostringa del TR, </text:span><text:span text:style-name="T405">ConceptNet non dovrebbe essere utile. </text:span><text:span text:style-name="T424">Con la seconda risposta invece ConceptNet potrebbe aiutare ad ottenere il termine “award”, dato che non è presente nel TR e non è un sinonimo di qualche parola. </text:span><text:span text:style-name="T428">La domanda è costituita per buona parte da termini presenti nel TR, e il resto non contiene parole per cui ConceptNet potrebbe tornare utile.</text:span><text:span text:style-name="T424"><text:line-break/><text:line-break/></text:span><text:span text:style-name="T425">HEMP è </text:span><text:span text:style-name="T431">la</text:span><text:span text:style-name="T425"> migliore che si potesse ottenere, dato che riprende il miglior span che potesse fornire senza aggiungere termini in più. Dal punto di vista grammaticale mancherebbe soltanto il soggetto, ma si tratta di una pignoleria.</text:span><text:span text:style-name="T403"><text:line-break/></text:span></text:p>
        </text:list-item>
        <text:list-item>
          <text:p text:style-name="P84">What does Mark do with his radio station?</text:p>
          <text:p text:style-name="P87"><text:span text:style-name="T464">1. </text:span>He dismantles it and attaches it to his mother's jeep.<text:span text:style-name="T462"><text:line-break/>2. Dismantle it.<text:line-break/><text:line-break/>TR: “</text:span><text:span text:style-name="T469"> He dismantles his radio station and attaches it to his mother's old jeep</text:span><text:span text:style-name="T462">”<text:line-break/><text:line-break/>HEMP: </text:span><text:span text:style-name="T465">"starts an fm pirate"</text:span><text:span text:style-name="T466"> </text:span><text:span text:style-name="T467">[</text:span><text:span text:style-name="T468">0.0</text:span><text:span text:style-name="T467">, </text:span><text:span text:style-name="T468">0.0</text:span><text:span text:style-name="T467">]</text:span><text:span text:style-name="T462"><text:line-break/>MHP: <text:s/>[, ]</text:span><text:line-break/></text:p>
          <text:p text:style-name="P22"><text:span text:style-name="T143">Entrambe le risposte sono costituite da sottostringhe del TR vicine fra loro, perciò </text:span><text:span text:style-name="T96">ConceptNet non dovrebbe essere utile. </text:span><text:span text:style-name="T144">La domanda in sé è interessante, perché è generica e potenzialmente potrebbe</text:span><text:span text:style-name="T145">ro</text:span><text:span text:style-name="T144"> esserci risposte corrette dal punti di vista logico ma non da quello del senso comune. Ad esempio una di queste potrebbe essere “he uses it to express his outsider views about what is wrong with American society” </text:span><text:span text:style-name="T145">(che è praticamente una sottostringa della parte iniziale del riassunto, non riportata nel TR), </text:span><text:span text:style-name="T146">la quale risponde può essere considerata una risposta della domanda, sebbene il senso comune ci faccia presupporre che più probabilmente la risposta attesa dall’autore della domanda sia quella fornita ufficialmente. </text:span><text:span text:style-name="T148">Purtroppo, non essendo tale senso comune relativo al collegamento di qualche termine specifico della domanda, ConceptNet non risulta essere di alcun aiuto.</text:span><text:span text:style-name="T146"><text:line-break/><text:line-break/></text:span><text:soft-page-break/><text:span text:style-name="T147">Quest’ultimo problema si nota </text:span><text:span text:style-name="T174">in</text:span><text:span text:style-name="T147"> HEMP, che infatti di per sé è una risposta logicamente corretta alla domanda, ma distante da quella attesa e da ciò che il senso comune prevederebbe.</text:span><text:span text:style-name="T91"><text:line-break/></text:span></text:p>
        </text:list-item>
        <text:list-item>
          <text:p text:style-name="P23"><text:span text:style-name="T394">What does Mark tell the protesting students?<text:line-break/></text:span><text:span text:style-name="T254">1. </text:span><text:span text:style-name="T2">He tells them to make their own future.</text:span><text:span text:style-name="T102"><text:line-break/></text:span><text:span text:style-name="T103">2. That they should make their own future because the world belongs to them.<text:line-break/><text:line-break/></text:span><text:span text:style-name="T104">TR: “</text:span><text:span text:style-name="T451">They finally drive up to the crowd of protesting students, and Mark tells them that the world belongs to them and that they should make their own future.</text:span><text:span text:style-name="T104">”<text:line-break/><text:line-break/>HEMP: </text:span><text:span text:style-name="T105">"that the world belongs to them"</text:span><text:span text:style-name="T127"> </text:span><text:span text:style-name="T128">[</text:span><text:span text:style-name="T102">14.28, 63.16</text:span><text:span text:style-name="T128">]</text:span><text:span text:style-name="T104"><text:line-break/>MHP: </text:span><text:span text:style-name="T127"><text:s/></text:span><text:span text:style-name="T128">[, ]</text:span><text:span text:style-name="T2"><text:line-break/></text:span></text:p>
          <text:p text:style-name="P24"><text:span text:style-name="T260">Le risposte sono costituite da sottostringhe del TR, vicine fra loro, </text:span><text:span text:style-name="T261">e lo stesso vale per i concetti principali della domanda</text:span><text:span text:style-name="T260">; perciò</text:span><text:span text:style-name="T198"> ConceptNet non dovrebbe essere utile.<text:line-break/><text:line-break/></text:span><text:span text:style-name="T263">HEMP conferma l’analisi, sebbene la sottostringa ottenuta non sia quella più corretta (sarebbe stata migliore “</text:span><text:span text:style-name="T367">they should make their own future</text:span><text:span text:style-name="T263">”).</text:span><text:span text:style-name="T394"><text:line-break/></text:span></text:p>
        </text:list-item>
        <text:list-item>
          <text:p text:style-name="P80"><text:span text:style-name="T446">Who gets arrested?<text:line-break/></text:span><text:span text:style-name="T440">1. </text:span><text:span text:style-name="T436">Mark and Nora.</text:span><text:span text:style-name="T400"><text:line-break/></text:span><text:span text:style-name="T407">2. Mark and Nora.<text:line-break/><text:line-break/></text:span><text:span text:style-name="T409">TR: “</text:span><text:span text:style-name="T450">The police step in and arrest Mark and Nora.</text:span><text:span text:style-name="T409">”<text:line-break/><text:line-break/>HEMP: </text:span><text:span text:style-name="T414">"mark and nora"</text:span><text:span text:style-name="T411"> </text:span><text:span text:style-name="T417">[</text:span><text:span text:style-name="T423">99.99</text:span><text:span text:style-name="T417">, </text:span><text:span text:style-name="T423">99.99</text:span><text:span text:style-name="T417">]</text:span><text:span text:style-name="T409"><text:line-break/>MHP: </text:span><text:span text:style-name="T411"><text:s/></text:span><text:span text:style-name="T417">[, ]</text:span><text:span text:style-name="T436"><text:line-break/><text:line-break/></text:span><text:span text:style-name="T437">Le risposte sono una sottostringa del TR, e la domanda contiene di difficoltoso soltanto il verbo in forma diversa da quello del TR (“gets arrested” vs “arrest”), perciò</text:span><text:span text:style-name="T406"> ConceptNet non dovrebbe essere utile.<text:line-break/><text:line-break/></text:span><text:span text:style-name="T429">Ciò si può notare da HEMP, che risulta </text:span><text:span text:style-name="T430">essere </text:span><text:span text:style-name="T429">esatta.</text:span><text:span text:style-name="T446"><text:line-break/></text:span></text:p>
        </text:list-item>
        <text:list-item>
          <text:p text:style-name="P25"><text:span text:style-name="T394">What does the radio show cause?<text:line-break/></text:span><text:span text:style-name="T255">1. </text:span><text:span text:style-name="T2">It causes trouble.</text:span><text:span text:style-name="T102"><text:line-break/></text:span><text:span text:style-name="T103">2. It causes much trouble in the community.<text:line-break/><text:line-break/></text:span><text:span text:style-name="T104">TR: “</text:span><text:span text:style-name="T451">Eventually, the radio show causes so much trouble in the community that the FCC is called in to investigate.</text:span><text:span text:style-name="T104">”<text:line-break/><text:line-break/>HEMP: </text:span><text:span text:style-name="T106">"causes so much trouble in the community"</text:span><text:span text:style-name="T127"> </text:span><text:span text:style-name="T128">[</text:span><text:span text:style-name="T129">39.99</text:span><text:span text:style-name="T128">, </text:span><text:span text:style-name="T129">85.</text:span><text:span text:style-name="T130">71</text:span><text:span text:style-name="T128">]</text:span><text:span text:style-name="T104"><text:line-break/>MHP: </text:span><text:span text:style-name="T127"><text:s/></text:span><text:span text:style-name="T128">[, ]</text:span><text:span text:style-name="T2"><text:line-break/><text:line-break/></text:span><text:span text:style-name="T41">Le risposte e la domanda sono costituite da sottostringhe del TR vicine fra loro, q</text:span><text:span text:style-name="T96">ui</text:span><text:span text:style-name="T149">ndi</text:span><text:span text:style-name="T96"> ConceptNet non dovrebbe essere utile.<text:line-break/><text:line-break/></text:span><text:soft-page-break/><text:span text:style-name="T150">Ciò si può notare anche da HEMP, </text:span><text:span text:style-name="T168">che risulta essere </text:span><text:span text:style-name="T169">la migliore fra quelle possibili</text:span><text:span text:style-name="T150">.</text:span><text:span text:style-name="T394"><text:line-break/></text:span></text:p>
        </text:list-item>
        <text:list-item>
          <text:p text:style-name="P26"><text:span text:style-name="T394"><text:s/>Where does Mark Broadcast his station from?<text:line-break/></text:span><text:span text:style-name="T255">1. </text:span><text:span text:style-name="T2">Parent's Basement</text:span><text:span text:style-name="T102"><text:line-break/></text:span><text:span text:style-name="T103">2. At the basement of his home<text:line-break/><text:line-break/></text:span><text:span text:style-name="T104">TR: “</text:span><text:span text:style-name="T451">Mark Hunter (Slater), a high school student in a sleepy suburb of Phoenix, Arizona, starts an FM pirate radio station that broadcasts from the basement of his parents' house.</text:span><text:span text:style-name="T104">”<text:line-break/><text:line-break/>HEMP: </text:span><text:span text:style-name="T107">"his parents ' house"</text:span><text:span text:style-name="T127"> </text:span><text:span text:style-name="T128">[</text:span><text:span text:style-name="T131">0.0</text:span><text:span text:style-name="T128">, </text:span><text:span text:style-name="T131">22.22</text:span><text:span text:style-name="T128">]</text:span><text:span text:style-name="T104"><text:line-break/>MHP: </text:span><text:span text:style-name="T127"><text:s/></text:span><text:span text:style-name="T128">[, ]</text:span><text:span text:style-name="T2"><text:line-break/><text:line-break/></text:span><text:span text:style-name="T4">Simile alla domanda 2., </text:span><text:span text:style-name="T42">qui la difficoltà della predizione è ricostruire le risposte come quelle originali, dato che sono necessari sinonimi (“house” vs “home”) o termini sotto diversa forma (“parents’” vs “parent’s”). Per il resto i concetti delle risposte e della domanda sono tutti contenuti nel TR, perciò ConceptNet non dovrebbe essere utile.<text:line-break/><text:line-break/>L’analisi è confermata da HEMP, che ottiene un basso ROUGE-L a causa della differenza di forma fra “parents’” e “parent’s”; l’applicazione dello stemming e di altre tecniche di Information Retrieval potrebbero aggirare il problema. La risposta in sé risulta comunque incompleta, dato che manca il concetto “basement”.</text:span><text:span text:style-name="T394"><text:line-break/></text:span></text:p>
        </text:list-item>
        <text:list-item>
          <text:p text:style-name="P27"><text:span text:style-name="T394">What is Mark's only outlet?<text:line-break/></text:span><text:span text:style-name="T255">1. </text:span><text:span text:style-name="T2">His Radio station</text:span><text:span text:style-name="T102"><text:line-break/></text:span><text:span text:style-name="T103">2. His unauthorized radio station.<text:line-break/><text:line-break/></text:span><text:span text:style-name="T104">TR: “</text:span><text:span text:style-name="T451">Mark is a loner, an outsider, whose only outlet for his teenage angst and aggression is his unauthorized radio station.</text:span><text:span text:style-name="T104">”<text:line-break/><text:line-break/>HEMP: </text:span><text:span text:style-name="T108">"his unauthorized radio station"</text:span><text:span text:style-name="T127"> </text:span><text:span text:style-name="T128">[</text:span><text:span text:style-name="T132">85.71</text:span><text:span text:style-name="T128">, </text:span><text:span text:style-name="T132">99.99</text:span><text:span text:style-name="T128">]</text:span><text:span text:style-name="T104"><text:line-break/>MHP: </text:span><text:span text:style-name="T127"><text:s/></text:span><text:span text:style-name="T128">[, ]</text:span><text:span text:style-name="T2"><text:line-break/></text:span></text:p>
          <text:p text:style-name="P28"><text:span text:style-name="T262">I concetti delle risposte e della domanda sono presenti nel TR e sono vicini fra loro, perciò ConceptNet non dovrebbe essere d’aiuto.<text:line-break/><text:line-break/>L’analisi viene confermata </text:span><text:span text:style-name="T263">da HEMP, che corrisponde </text:span><text:span text:style-name="T264">alla seconda risposta.</text:span><text:span text:style-name="T394"><text:line-break/></text:span></text:p>
        </text:list-item>
        <text:list-item>
          <text:p text:style-name="P25"><text:span text:style-name="T394"><text:s/>What is Mark's Pirate Station's theme song?<text:line-break/></text:span><text:span text:style-name="T256">1. </text:span><text:span text:style-name="T2">Everybody Knows</text:span><text:span text:style-name="T102"><text:line-break/></text:span><text:span text:style-name="T103">2. "Everybody Know's"<text:line-break/><text:line-break/></text:span><text:span text:style-name="T104">TR: “</text:span><text:span text:style-name="T451">His pirate station's theme song is "Everybody Knows" by Leonard Cohen</text:span><text:span text:style-name="T104">”<text:line-break/><text:line-break/>HEMP: </text:span><text:span text:style-name="T109">"everybody knows by leonard cohen"</text:span><text:span text:style-name="T127"> </text:span><text:span text:style-name="T128">[</text:span><text:span text:style-name="T133">57.14</text:span><text:span text:style-name="T128">, </text:span><text:span text:style-name="T133">28.57</text:span><text:span text:style-name="T128">]</text:span><text:span text:style-name="T104"><text:line-break/>MHP: </text:span><text:span text:style-name="T127"><text:s/></text:span><text:span text:style-name="T128">[, ]</text:span><text:span text:style-name="T2"><text:line-break/></text:span></text:p>
          <text:p text:style-name="P29"><text:span text:style-name="T151">I concetti della domanda e delle risposte sono presenti nel TR, perciò</text:span><text:span text:style-name="T96"> ConceptNet non dovrebbe essere utile.<text:line-break/></text:span><text:soft-page-break/><text:span text:style-name="T96"><text:line-break/></text:span><text:span text:style-name="T151">L’analisi viene confermata da HEMP, che in questo caso risulta essere addirittura troppo precisa rispetto alle risposte di riferimento per ottenere un buon ROUGE-L (d’altronde mi par di capire che non esistano metriche migliori). La risposta in sé comunque è più che soddisfacente.</text:span><text:span text:style-name="T394"><text:line-break/></text:span></text:p>
        </text:list-item>
        <text:list-item>
          <text:p text:style-name="P25"><text:span text:style-name="T394"><text:s/>What is Nora Diniro to Mark?<text:line-break/></text:span><text:span text:style-name="T256">1. </text:span><text:span text:style-name="T2">Fellow Student</text:span><text:span text:style-name="T102"><text:line-break/></text:span><text:span text:style-name="T103">2. a fellow student<text:line-break/><text:line-break/></text:span><text:span text:style-name="T104">TR: “</text:span><text:span text:style-name="T451">Nobody knows the true identity of "Hard Harry" or "Happy Harry Hard-on," as Mark refers to himself, until Nora Diniro (Mathis), a fellow student, tracks him down and confronts him the day after a student named Malcolm commits suicide after Harry attempts to reason with him.</text:span><text:span text:style-name="T104">”<text:line-break/><text:line-break/>HEMP: </text:span><text:span text:style-name="T110">"fellow student"</text:span><text:span text:style-name="T127"> </text:span><text:span text:style-name="T128">[</text:span><text:span text:style-name="T134">99.99</text:span><text:span text:style-name="T128">, </text:span><text:span text:style-name="T134">79.99</text:span><text:span text:style-name="T128">]</text:span><text:span text:style-name="T104"><text:line-break/>MHP: </text:span><text:span text:style-name="T127"><text:s/></text:span><text:span text:style-name="T128">[, ]</text:span><text:span text:style-name="T2"><text:line-break/><text:line-break/></text:span><text:span text:style-name="T43">Dato che i concetti delle risposte e della domanda sono presenti nel TR, a parte “to Mark” della domanda, che però è facilmente intuibile, </text:span><text:span text:style-name="T96">ConceptNet non dovrebbe essere utile.<text:line-break/><text:line-break/></text:span><text:span text:style-name="T152">HEMP conferma l’analisi, dato che riesce a rispondere esattamente.</text:span><text:span text:style-name="T394"><text:line-break/></text:span></text:p>
        </text:list-item>
        <text:list-item>
          <text:p text:style-name="P30"><text:span text:style-name="T394"><text:s/>Why does Nora track Mark down?<text:line-break/></text:span><text:span text:style-name="T256">1. </text:span><text:span text:style-name="T2">Malcom's suicide</text:span><text:span text:style-name="T102"><text:line-break/></text:span><text:span text:style-name="T103">2. To confront him after Malcolm commits suicide. <text:s/><text:line-break/><text:line-break/></text:span><text:span text:style-name="T104">TR: “</text:span><text:span text:style-name="T451">Nobody knows the true identity of "Hard Harry" or "Happy Harry Hard-on," as Mark refers to himself, until Nora Diniro (Mathis), a fellow student, tracks him down and confronts him the day after a student named Malcolm commits suicide after Harry attempts to reason with him.</text:span><text:span text:style-name="T104">”<text:line-break/><text:line-break/>HEMP: </text:span><text:span text:style-name="T111">"a student named malcolm commits suicide"</text:span><text:span text:style-name="T127"> </text:span><text:span text:style-name="T128">[</text:span><text:span text:style-name="T134">24.99</text:span><text:span text:style-name="T128">, </text:span><text:span text:style-name="T134">46.15</text:span><text:span text:style-name="T128">]</text:span><text:span text:style-name="T104"><text:line-break/>MHP: </text:span><text:span text:style-name="T127"><text:s/></text:span><text:span text:style-name="T128">[, ]</text:span><text:span text:style-name="T2"><text:line-break/></text:span></text:p>
          <text:p text:style-name="P31"><text:span text:style-name="T265">Dato che i concetti delle risposte e della domanda sono contenuti nel TR, </text:span><text:span text:style-name="T199">ConceptNet </text:span><text:span text:style-name="T265">non dovrebbe</text:span><text:span text:style-name="T199"> essere utile. </text:span><text:span text:style-name="T265">L’unica potenziale difficoltà sarebbe collegare “</text:span><text:span text:style-name="T367">Nora Diniro, a fellow student, tracks him down</text:span><text:span text:style-name="T265">” a “</text:span><text:span text:style-name="T367">after a student named Malcolm commits suicide</text:span><text:span text:style-name="T265">” perché le due parti non sono proprio vicine, ma non dovrebbe risultare un problema (e comunque ConceptNet non dovrebbe essere in grado di fornire alcun aiuto). Per quanto riguarda le risposte, a mio avviso la prima risulta essere un po’ incompleta, è decisamente migliore la seconda.<text:line-break/><text:line-break/>HEMP conferma l’analisi, nonostante gli scarsi valori di ROUGE-L ottenuti. Risulta praticamente essere la prima risposta, sebbene l’impossibilità di spostare o modificare i termini renda impossibile ottenere la stessa forma, e per questo il valore della metrica risulta essere particolarmente </text:span><text:span text:style-name="T266">basso</text:span><text:span text:style-name="T265">.</text:span><text:span text:style-name="T394"><text:line-break/></text:span></text:p>
        </text:list-item>
        <text:list-item>
          <text:p text:style-name="P25"><text:soft-page-break/><text:span text:style-name="T394"><text:s/>What does Mark urge his listeners to do?<text:line-break/></text:span><text:span text:style-name="T256">1. </text:span><text:span text:style-name="T2">Do something about their problems.</text:span><text:span text:style-name="T102"><text:line-break/></text:span><text:span text:style-name="T103">2. To do something about their problems instead of committing suicide.<text:line-break/><text:line-break/></text:span><text:span text:style-name="T104">TR:</text:span><text:span text:style-name="T102"> “</text:span><text:span text:style-name="T452">The radio show becomes increasingly popular and influential after Harry confronts the suicide head-on, exhorting his listeners to do something about their problems instead of surrendering to them through suicide</text:span><text:span text:style-name="T102">”</text:span><text:span text:style-name="T104"><text:line-break/><text:line-break/>HEMP: </text:span><text:span text:style-name="T112">"do something about their problems"</text:span><text:span text:style-name="T127"> </text:span><text:span text:style-name="T128">[</text:span><text:span text:style-name="T134">99.99</text:span><text:span text:style-name="T128">, </text:span><text:span text:style-name="T134">66.67</text:span><text:span text:style-name="T128">]</text:span><text:span text:style-name="T104"><text:line-break/>MHP: </text:span><text:span text:style-name="T127"><text:s/></text:span><text:span text:style-name="T128">[, ]</text:span><text:span text:style-name="T2"><text:line-break/></text:span></text:p>
          <text:p text:style-name="P32"><text:span text:style-name="T153">I concetti delle risposte e della domanda sono presenti nel TR, ad eccezione del termine “urge”, che nel riassunto è sostituito dal sinonimo “exhorting”</text:span><text:span text:style-name="T97">. </text:span><text:span text:style-name="T153">Di conseguenza ConceptNet non dovrebbe essere di alcun aiuto. </text:span><text:span text:style-name="T154">Per quanto riguarda le risposte, a mio avviso la seconda è più completa e preferibile.</text:span><text:span text:style-name="T153"><text:line-break/><text:line-break/></text:span><text:span text:style-name="T154">L’analisi viene confermata </text:span><text:span text:style-name="T155">da HEMP, che corrisponde esattamente alla prima risposta.</text:span><text:span text:style-name="T394"><text:line-break/></text:span></text:p>
        </text:list-item>
        <text:list-item>
          <text:p text:style-name="P33"><text:span text:style-name="T394"><text:s/>Who is called in to investigate Mark's radio station?<text:line-break/></text:span><text:span text:style-name="T256">1. </text:span><text:span text:style-name="T2">The FCC</text:span><text:span text:style-name="T102"><text:line-break/></text:span><text:span text:style-name="T103">2. FCC<text:line-break/><text:line-break/></text:span><text:span text:style-name="T104">TR: “</text:span><text:span text:style-name="T451">Eventually, the radio show causes so much trouble in the community that the FCC is called in to investigate.</text:span><text:span text:style-name="T104">”<text:line-break/><text:line-break/>HEMP: </text:span><text:span text:style-name="T113">"the fcc"</text:span><text:span text:style-name="T127"> </text:span><text:span text:style-name="T128">[</text:span><text:span text:style-name="T135">99.99</text:span><text:span text:style-name="T128">, </text:span><text:span text:style-name="T135">66.67</text:span><text:span text:style-name="T128">]</text:span><text:span text:style-name="T104"><text:line-break/>MHP: </text:span><text:span text:style-name="T127"><text:s/></text:span><text:span text:style-name="T128">[, ]</text:span><text:span text:style-name="T2"><text:line-break/></text:span></text:p>
          <text:p text:style-name="P34"><text:span text:style-name="T267">I concetti delle risposte e della domanda sono presenti nel TR, ConceptNet potrebbe tornare utile soltanto per collegare i concetti del TR “trouble” a “investigate”, e quello del TR “show” a quello della domanda “station”, sebbene siano facilmente intuibili dal testo</text:span><text:span text:style-name="T200">.<text:line-break/><text:line-break/></text:span><text:span text:style-name="T267">HEMP è esatta, e quindi l’utilizzo di ConceptNet non risulta essere necessario </text:span><text:span text:style-name="T268">per questo caso</text:span><text:span text:style-name="T267">.</text:span><text:span text:style-name="T394"><text:line-break/></text:span></text:p>
        </text:list-item>
        <text:list-item>
          <text:p text:style-name="P33"><text:span text:style-name="T394">Why did the principal commit fraud?<text:line-break/></text:span><text:span text:style-name="T256">1. </text:span><text:span text:style-name="T2">To retain government funding</text:span><text:span text:style-name="T102"><text:line-break/></text:span><text:span text:style-name="T103">2. For government funding<text:line-break/><text:line-break/></text:span><text:span text:style-name="T104">TR: “</text:span><text:span text:style-name="T451">it is revealed that the school's principal (Annie Ross) has been expelling "problem students," namely, students with below-average standardized test scores, in an effort to boost the district's test scores while still keeping their names on the rolls (a criminal offense) in order to retain government funding.</text:span><text:span text:style-name="T104">”<text:line-break/><text:line-break/>HEMP: </text:span><text:span text:style-name="T114">"to retain government funding"</text:span><text:span text:style-name="T127"> </text:span><text:span text:style-name="T128">[</text:span><text:span text:style-name="T136">99.99</text:span><text:span text:style-name="T128">, </text:span><text:span text:style-name="T136">57.14</text:span><text:span text:style-name="T128">]</text:span><text:span text:style-name="T104"><text:line-break/>MHP: </text:span><text:span text:style-name="T127"><text:s/></text:span><text:span text:style-name="T128">[, ]</text:span><text:span text:style-name="T2"><text:line-break/></text:span></text:p>
          <text:p text:style-name="P35"><text:soft-page-break/><text:span text:style-name="T271">I concetti delle domande e della risposta sono contenuti nel TR, ad eccezione del termine “fraud” della domanda: è di fatto un termine riassuntivo per l’espressione “</text:span><text:span text:style-name="T367">an effort to boost the district's test scores while still keeping their names on the rolls (a criminal offense)</text:span><text:span text:style-name="T271">”, per cui </text:span><text:span text:style-name="T201">ConceptNet potrebbe tornare utile per collegar</text:span><text:span text:style-name="T271">lo ai termini dell’espressione, come “criminal” e “offense”</text:span><text:span text:style-name="T201">.<text:line-break/><text:line-break/></text:span><text:span text:style-name="T271">HEMP risulta essere esatta </text:span><text:span text:style-name="T272">e corrispondente alla prima risposta.</text:span><text:span text:style-name="T394"><text:line-break/></text:span></text:p>
        </text:list-item>
        <text:list-item>
          <text:p text:style-name="P36"><text:span text:style-name="T394">What did the principal do with poor achieving students?<text:line-break/></text:span><text:span text:style-name="T257">1. </text:span><text:span text:style-name="T2">Expelled the</text:span><text:span text:style-name="T3">m</text:span><text:span text:style-name="T102"><text:line-break/></text:span><text:span text:style-name="T103">2. Expell them<text:line-break/><text:line-break/></text:span><text:span text:style-name="T104">TR: “</text:span><text:span text:style-name="T451">it is revealed that the school's principal (Annie Ross) has been expelling "problem students," namely, students with below-average standardized test scores</text:span><text:span text:style-name="T104">”<text:line-break/><text:line-break/>HEMP: </text:span><text:span text:style-name="T115">"expelling problem students"</text:span><text:span text:style-name="T127"> </text:span><text:span text:style-name="T128">[</text:span><text:span text:style-name="T136">0.0</text:span><text:span text:style-name="T128">, </text:span><text:span text:style-name="T136">0.0</text:span><text:span text:style-name="T128">]</text:span><text:span text:style-name="T104"><text:line-break/>MHP: </text:span><text:span text:style-name="T127"><text:s/></text:span><text:span text:style-name="T128">[, ]</text:span><text:span text:style-name="T3"><text:line-break/><text:line-break/></text:span><text:span text:style-name="T44">I concetti delle risposte e della domanda sono presenti nel TR, ad eccezione dell’espressione “poor achieving”, per cui </text:span><text:span text:style-name="T202">ConceptNet potrebbe tornare utile</text:span><text:span text:style-name="T203">.<text:line-break/><text:line-break/></text:span><text:span text:style-name="T269">HEMP risulta essere corretta, probabilmente perché le possibilità non sono tante (c’è soltanto un’azione nel testo che la preside fa, ossia espellere studenti). </text:span><text:span text:style-name="T270">L’unico limite, ed è il motivo delle scarse prestazioni ottenute, è l’impossibilità di modificare i termini dello span ricavato, che infatti non sono contenuti dal punto di vista letterale in alcuna risposta.</text:span><text:span text:style-name="T394"><text:line-break/></text:span></text:p>
        </text:list-item>
        <text:list-item>
          <text:p text:style-name="P33"><text:span text:style-name="T394">Who drives the Jeep while Mark broadcasts?<text:line-break/></text:span><text:span text:style-name="T257">1. </text:span><text:span text:style-name="T2">Nora</text:span><text:span text:style-name="T102"><text:line-break/></text:span><text:span text:style-name="T103">2. Nora<text:line-break/><text:line-break/></text:span><text:span text:style-name="T104">TR: “</text:span><text:span text:style-name="T451">Nora drives the Jeep around while Mark broadcasts.</text:span><text:span text:style-name="T104">”<text:line-break/><text:line-break/>HEMP: </text:span><text:span text:style-name="T116">"nora"</text:span><text:span text:style-name="T127"> </text:span><text:span text:style-name="T128">[</text:span><text:span text:style-name="T137">99.99</text:span><text:span text:style-name="T128">, </text:span><text:span text:style-name="T137">99.99</text:span><text:span text:style-name="T128">]</text:span><text:span text:style-name="T104"><text:line-break/>MHP: </text:span><text:span text:style-name="T127"><text:s/></text:span><text:span text:style-name="T128">[, ]</text:span><text:span text:style-name="T2"><text:line-break/></text:span></text:p>
          <text:p text:style-name="P37"><text:span text:style-name="T156">Le risposte e la domanda sono praticamente sottostringhe del TR, perciò</text:span><text:span text:style-name="T96"> ConceptNet non dovrebbe essere utile.<text:line-break/><text:line-break/></text:span><text:span text:style-name="T157">L’analisi viene confermata da HEMP, che risulta essere identica alle due risposte.</text:span><text:span text:style-name="T394"><text:line-break/></text:span></text:p>
        </text:list-item>
        <text:list-item>
          <text:p text:style-name="P38"><text:span text:style-name="T394">Where does Mark go to school?<text:line-break/></text:span><text:span text:style-name="T257">1. </text:span><text:span text:style-name="T2">Phoenix, Arizona.</text:span><text:span text:style-name="T102"><text:line-break/></text:span><text:span text:style-name="T103">2. Phoenix, Arizona<text:line-break/><text:line-break/></text:span><text:span text:style-name="T104">TR: “</text:span><text:span text:style-name="T451">Mark Hunter (Slater), a high school student in a sleepy suburb of Phoenix, Arizona,</text:span><text:span text:style-name="T104">”<text:line-break/><text:line-break/>HEMP: </text:span><text:span text:style-name="T117">"phoenix , arizona"</text:span><text:span text:style-name="T127"> </text:span><text:span text:style-name="T128">[</text:span><text:span text:style-name="T137">99.99</text:span><text:span text:style-name="T128">, </text:span><text:span text:style-name="T137">99.99</text:span><text:span text:style-name="T128">]</text:span><text:span text:style-name="T104"><text:line-break/></text:span><text:soft-page-break/><text:span text:style-name="T104">MHP: </text:span><text:span text:style-name="T127"><text:s/></text:span><text:span text:style-name="T128">[, ]</text:span><text:span text:style-name="T2"><text:line-break/></text:span></text:p>
          <text:p text:style-name="P39"><text:span text:style-name="T98">Simile a</text:span><text:span text:style-name="T92">lla domanda 1., </text:span><text:span text:style-name="T158">i concetti delle risposte e della domanda sono contenuti nel TR, perciò Concept non dovrebbe risultare utile.<text:line-break/><text:line-break/></text:span><text:span text:style-name="T159">HEMP conferma l’analisi, dato che corrisponde ad entrambe le risposte.</text:span><text:span text:style-name="T394"><text:line-break/></text:span></text:p>
        </text:list-item>
        <text:list-item>
          <text:p text:style-name="P40"><text:span text:style-name="T394">Where does Mark broadcast his radio station?<text:line-break/></text:span><text:span text:style-name="T258">1. </text:span><text:span text:style-name="T2">In his parent's basement.</text:span><text:span text:style-name="T102"><text:line-break/></text:span><text:span text:style-name="T103">2. His parents' basement.<text:line-break/><text:line-break/></text:span><text:span text:style-name="T104">TR: “</text:span><text:span text:style-name="T451">Mark Hunter (Slater), a high school student in a sleepy suburb of Phoenix, Arizona, starts an FM pirate radio station that broadcasts from the basement of his parents' house.</text:span><text:span text:style-name="T104">”<text:line-break/><text:line-break/>HEMP: </text:span><text:span text:style-name="T118">"his parents ' house"</text:span><text:span text:style-name="T127"> </text:span><text:span text:style-name="T128">[</text:span><text:span text:style-name="T138">28.57</text:span><text:span text:style-name="T128">, </text:span><text:span text:style-name="T138">66.67</text:span><text:span text:style-name="T128">]</text:span><text:span text:style-name="T104"><text:line-break/>MHP: </text:span><text:span text:style-name="T127"><text:s/></text:span><text:span text:style-name="T128">[, ]</text:span><text:span text:style-name="T2"><text:line-break/></text:span></text:p>
          <text:p text:style-name="P41"><text:span text:style-name="T93">Praticamente uguale alla domanda 2. </text:span><text:span text:style-name="T160">Dato che i termini delle risposte sono presenti nel testo e sono abbastanza vicini fra loro,</text:span><text:span text:style-name="T161"> ConceptNet non dovrebbe essere utile </text:span><text:span text:style-name="T160">per migliorare le predizioni</text:span><text:span text:style-name="T161">. </text:span><text:span text:style-name="T162">Anche la domanda non presenta termini particolari per cui ConceptNet potrebbe risultare utile.</text:span><text:span text:style-name="T161"><text:line-break/><text:line-break/></text:span><text:span text:style-name="T163">L’analisi viene confermata da HEMP, che riesce ad ottenere esattamente la seconda risposta.</text:span><text:span text:style-name="T394"><text:line-break/></text:span></text:p>
        </text:list-item>
        <text:list-item>
          <text:p text:style-name="P42"><text:span text:style-name="T394">What does Mark use the song Everybody Knows for?<text:line-break/></text:span><text:span text:style-name="T258">1. </text:span><text:span text:style-name="T2">His radio stations theme song.</text:span><text:span text:style-name="T102"><text:line-break/></text:span><text:span text:style-name="T103">2. It is the theme song.<text:line-break/><text:line-break/></text:span><text:span text:style-name="T104">TR: “</text:span><text:span text:style-name="T451">His pirate station's theme song is "Everybody Knows" by Leonard Cohen</text:span><text:span text:style-name="T104">”<text:line-break/><text:line-break/>HEMP: </text:span><text:span text:style-name="T119">"leonard cohen"</text:span><text:span text:style-name="T127"> </text:span><text:span text:style-name="T128">[</text:span><text:span text:style-name="T138">0.0</text:span><text:span text:style-name="T128">, </text:span><text:span text:style-name="T138">0.0</text:span><text:span text:style-name="T128">]</text:span><text:span text:style-name="T104"><text:line-break/>MHP: </text:span><text:span text:style-name="T127"><text:s/></text:span><text:span text:style-name="T128">[, ]</text:span><text:span text:style-name="T2"><text:line-break/><text:line-break/></text:span><text:span text:style-name="T16">Simile alla domanda 12. </text:span><text:span text:style-name="T151">I concetti della domanda e delle risposte sono presenti nel TR, </text:span><text:span text:style-name="T164">ad eccezione del termine “use” della domanda, che potrebbe essere collegato con</text:span><text:span text:style-name="T96"> ConceptNet </text:span><text:span text:style-name="T164">a “song” e a “theme”</text:span><text:span text:style-name="T96">.<text:line-break/><text:line-break/></text:span><text:span text:style-name="T165">HEMP risulta essere completamente errata, e questo rafforza l’ipotesi di un miglioramento della predizione con l’utilizzo di ConceptNet.</text:span><text:span text:style-name="T394"><text:line-break/></text:span></text:p>
        </text:list-item>
        <text:list-item>
          <text:p text:style-name="P33"><text:span text:style-name="T394">When Harry tries to reason with Malcolm, what does Malcolm do?<text:line-break/></text:span><text:span text:style-name="T258">1. </text:span><text:span text:style-name="T2">Commits suicide.</text:span><text:span text:style-name="T102"><text:line-break/></text:span><text:span text:style-name="T103">2. Commits suicide.<text:line-break/><text:line-break/></text:span><text:span text:style-name="T104">TR: “</text:span><text:span text:style-name="T451">after a student named Malcolm commits suicide after Harry attempts to reason with him.</text:span><text:span text:style-name="T104">”<text:line-break/><text:line-break/></text:span><text:soft-page-break/><text:span text:style-name="T104">HEMP: </text:span><text:span text:style-name="T120">"commits suicide"</text:span><text:span text:style-name="T127"> </text:span><text:span text:style-name="T128">[</text:span><text:span text:style-name="T138">99.99</text:span><text:span text:style-name="T128">, </text:span><text:span text:style-name="T138">99.99</text:span><text:span text:style-name="T128">]</text:span><text:span text:style-name="T104"><text:line-break/>MHP: </text:span><text:span text:style-name="T127"><text:s/></text:span><text:span text:style-name="T128">[, ]</text:span><text:span text:style-name="T2"><text:line-break/></text:span></text:p>
          <text:p text:style-name="P43"><text:span text:style-name="T166">Dato che i termini delle risposte della domanda sono presenti nel TR, tranne “tries” contenuto nella domanda, che è però presente con il sinonimo “attempts” nel riassunto, </text:span><text:span text:style-name="T96">ConceptNet non dovrebbe essere utile.<text:line-break/><text:line-break/></text:span><text:span text:style-name="T167">L’analisi viene confermata da HEMP, </text:span><text:span text:style-name="T173">che risulta essere esatta</text:span><text:span text:style-name="T167">.</text:span><text:span text:style-name="T394"><text:line-break/></text:span></text:p>
        </text:list-item>
        <text:list-item>
          <text:p text:style-name="P44"><text:span text:style-name="T394">What does Paige do with her medals?<text:line-break/></text:span><text:span text:style-name="T258">1. </text:span><text:span text:style-name="T2">Puts them in the microwave.</text:span><text:span text:style-name="T102"><text:line-break/></text:span><text:span text:style-name="T103">2. Melts them in a microwave.<text:line-break/><text:line-break/></text:span><text:span text:style-name="T104">TR: “</text:span><text:span text:style-name="T451">”at the crescendo of his yelled speech, an overachieving student named Paige Woodward (who has been a constant listener) jams her various medals and accolades into a microwave and turns it on.</text:span><text:span text:style-name="T104">”<text:line-break/><text:line-break/>HEMP: </text:span><text:span text:style-name="T121">"jams her various medals and accolades into a microwave"</text:span><text:span text:style-name="T127"> </text:span><text:span text:style-name="T128">[</text:span><text:span text:style-name="T139">14.29</text:span><text:span text:style-name="T128">, </text:span><text:span text:style-name="T139">28.57</text:span><text:span text:style-name="T128">]</text:span><text:span text:style-name="T104"><text:line-break/>MHP: </text:span><text:span text:style-name="T127"><text:s/></text:span><text:span text:style-name="T128">[, ]</text:span><text:span text:style-name="T2"><text:line-break/><text:line-break/></text:span><text:span text:style-name="T5">Simile alla domanda 5. </text:span><text:span text:style-name="T45">I concetti della domanda e delle risposte sono contenuti nel TR, ad eccezione dei verbi delle risposte. “Puts” non è rappresentato da un sinonimo, e perciò ConceptNet potrebbe aiutare ad ottenerlo. “Melts” dovrebbe invece essere un sinonimo di “jams”, perciò ConceptNet non dovrebbe essere più di tanto d’aiuto.<text:line-break/><text:line-break/></text:span><text:span text:style-name="T46">HEMP è corretta, </text:span><text:span text:style-name="T47">ma </text:span><text:span text:style-name="T46">risulta essere piena di termini </text:span><text:span text:style-name="T48">di troppo</text:span><text:span text:style-name="T46">, non essendo in grado di modificare la sottostringa estratta.</text:span><text:span text:style-name="T394"><text:line-break/></text:span></text:p>
        </text:list-item>
        <text:list-item>
          <text:p text:style-name="P33"><text:span text:style-name="T394">How does Paige get injured?<text:line-break/></text:span><text:span text:style-name="T258">1. </text:span><text:span text:style-name="T2">When the microwave explodes.</text:span><text:span text:style-name="T102"><text:line-break/></text:span><text:span text:style-name="T103">2. Microwaving her medals<text:line-break/><text:line-break/></text:span><text:span text:style-name="T104">TR: “</text:span><text:span text:style-name="T451">”an overachieving student named Paige Woodward (who has been a constant listener) jams her various medals and accolades into a microwave and turns it on. She then sits, watching the awards cook until the microwave explodes, injuring her.</text:span><text:span text:style-name="T104">”<text:line-break/><text:line-break/>HEMP: </text:span><text:span text:style-name="T122">"the microwave explodes"</text:span><text:span text:style-name="T127"> </text:span><text:span text:style-name="T128">[</text:span><text:span text:style-name="T139">85.71</text:span><text:span text:style-name="T128">, </text:span><text:span text:style-name="T139">0.0</text:span><text:span text:style-name="T128">]</text:span><text:span text:style-name="T104"><text:line-break/>MHP: </text:span><text:span text:style-name="T127"><text:s/></text:span><text:span text:style-name="T128">[, ]</text:span><text:span text:style-name="T2"><text:line-break/><text:line-break/></text:span><text:span text:style-name="T49">Dato che i concetti della domanda e delle risposte sono contenuti nel TR e sono abbastanza vicini fra loro, </text:span><text:span text:style-name="T96">ConceptNet non dovrebbe essere utile. </text:span><text:span text:style-name="T170">In particolare la prima risposta contiene termini più vicini a quelli della domanda, quindi dovrebbe essere più semplice da ottenere, mentre la seconda contiene “medals” che è molto più distante dai termini della domanda.<text:line-break/><text:line-break/>L’analisi viene confermata da HEMP, che infatti risulta corrispondere quasi esattamente alla prima risposta.</text:span><text:span text:style-name="T394"><text:line-break/></text:span></text:p>
        </text:list-item>
        <text:list-item>
          <text:p text:style-name="P45"><text:soft-page-break/><text:span text:style-name="T394">Why is the FCC called?<text:line-break/></text:span><text:span text:style-name="T258">1. </text:span><text:span text:style-name="T2">To investigate the radio show.</text:span><text:span text:style-name="T102"><text:line-break/></text:span><text:span text:style-name="T103">2. Because of trouble caused by the radio station.<text:line-break/><text:line-break/></text:span><text:span text:style-name="T104">TR: “</text:span><text:span text:style-name="T451">Eventually, the radio show causes so much trouble in the community that the FCC is called in to investigate.</text:span><text:span text:style-name="T104">”<text:line-break/><text:line-break/>HEMP: </text:span><text:span text:style-name="T123">"to investigate"</text:span><text:span text:style-name="T127"> </text:span><text:span text:style-name="T128">[</text:span><text:span text:style-name="T140">57.14</text:span><text:span text:style-name="T128">, </text:span><text:span text:style-name="T140">0.0</text:span><text:span text:style-name="T128">]</text:span><text:span text:style-name="T104"><text:line-break/>MHP: </text:span><text:span text:style-name="T127"><text:s/></text:span><text:span text:style-name="T128">[, ]</text:span><text:span text:style-name="T2"><text:line-break/></text:span></text:p>
          <text:p text:style-name="P46"><text:span text:style-name="T94">Simile alla domanda 16.</text:span><text:span text:style-name="T101"> </text:span><text:span text:style-name="T267">I concetti delle risposte e della domanda sono presenti nel TR, ConceptNet potrebbe tornare utile soltanto per collegare i</text:span><text:span text:style-name="T273">l</text:span><text:span text:style-name="T267"> concett</text:span><text:span text:style-name="T273">o</text:span><text:span text:style-name="T267"> del TR “trouble” a “investigate”, </text:span><text:span text:style-name="T273">presente nella prima risposta e nel TR</text:span><text:span text:style-name="T267">, e quello del TR “show” a quello della </text:span><text:span text:style-name="T273">seconda risposta</text:span><text:span text:style-name="T267"> “station”, sebbene siano facilmente intuibili dal testo</text:span><text:span text:style-name="T200">.<text:line-break/><text:line-break/></text:span><text:span text:style-name="T274">HEMP risulta essere la migliore possibile, sebbene la risposta in sé risulti essere un po’ incompleta.</text:span><text:span text:style-name="T394"><text:line-break/></text:span></text:p>
        </text:list-item>
        <text:list-item>
          <text:p text:style-name="P47"><text:span text:style-name="T394">What was the principle doing with the problem students?<text:line-break/></text:span><text:span text:style-name="T258">1. </text:span><text:span text:style-name="T2">Expelling them.</text:span><text:span text:style-name="T102"><text:line-break/></text:span><text:span text:style-name="T103">2. Expelling the students<text:line-break/><text:line-break/></text:span><text:span text:style-name="T104">TR: “</text:span><text:span text:style-name="T451">it is revealed that the school's principal (Annie Ross) has been expelling "problem students," namely, students with below-average standardized test scores</text:span><text:span text:style-name="T104">”<text:line-break/><text:line-break/>HEMP: </text:span><text:span text:style-name="T124">"below-average standardized test scores"</text:span><text:span text:style-name="T127"> </text:span><text:span text:style-name="T128">[</text:span><text:span text:style-name="T141">0.0</text:span><text:span text:style-name="T128">, </text:span><text:span text:style-name="T141">0.0</text:span><text:span text:style-name="T128">]</text:span><text:span text:style-name="T104"><text:line-break/>MHP: </text:span><text:span text:style-name="T127"><text:s/></text:span><text:span text:style-name="T128">[, ]</text:span><text:span text:style-name="T2"><text:line-break/></text:span></text:p>
          <text:p text:style-name="P48"><text:span text:style-name="T95">Simile alla domanda 18. </text:span><text:span text:style-name="T171">I concetti della domanda e delle risposte sono tutti contenuti nel TR e abbastanza vicini fra loro, perciò ConceptNet non dovrebbe risultare utile</text:span><text:span text:style-name="T100">.<text:line-break/><text:line-break/></text:span><text:span text:style-name="T172">In questo caso HEMP è risultata essere completamente errata, anche se dubito che ConceptNet possa aiutare ad ottenere la risposta corretta.</text:span><text:span text:style-name="T394"><text:line-break/></text:span></text:p>
        </text:list-item>
        <text:list-item>
          <text:p text:style-name="P33"><text:span text:style-name="T394">Who is chasing Mark and Nora in the jeep?<text:line-break/></text:span><text:span text:style-name="T258">1. </text:span><text:span text:style-name="T2">The cops and the FCC.</text:span><text:span text:style-name="T102"><text:line-break/></text:span><text:span text:style-name="T103">2. The police and the FCC.<text:line-break/><text:line-break/></text:span><text:span text:style-name="T104">TR: “</text:span><text:span text:style-name="T451">Pursued by the police and the FCC, Nora drives the Jeep around while Mark broadcasts.</text:span><text:span text:style-name="T104">”<text:line-break/><text:line-break/>HEMP: </text:span><text:span text:style-name="T125">"the police and the fcc"</text:span><text:span text:style-name="T127"> </text:span><text:span text:style-name="T128">[</text:span><text:span text:style-name="T142">74.99</text:span><text:span text:style-name="T128">, </text:span><text:span text:style-name="T142">99.99</text:span><text:span text:style-name="T128">]</text:span><text:span text:style-name="T104"><text:line-break/>MHP: </text:span><text:span text:style-name="T127"><text:s/></text:span><text:span text:style-name="T128">[, ]</text:span><text:span text:style-name="T2"><text:line-break/></text:span></text:p>
          <text:p text:style-name="P49"><text:span text:style-name="T275">I concetti delle risposte e della domanda sono contenuti nel TR, ad eccezione di “chasing”, presente nella domanda, che è sostituito nel TR con il sinonimo “pursued”, e di “cops”, contenuto nella prima risposta, sostituito nel TR dalla seconda risposta. </text:span><text:span text:style-name="T276">Perciò non penso che ConceptNet possa tornare più di tanto utile</text:span><text:span text:style-name="T204">.<text:line-break/><text:line-break/></text:span><text:soft-page-break/><text:span text:style-name="T277">L’analisi viene confermata da HEMP, </text:span><text:span text:style-name="T278">che corrisponde alla seconda risposta.</text:span><text:span text:style-name="T394"><text:line-break/></text:span></text:p>
        </text:list-item>
        <text:list-item>
          <text:p text:style-name="P33"><text:span text:style-name="T394">What are the students doing when Mark and Nora drive up?<text:line-break/></text:span><text:span text:style-name="T258">1. </text:span><text:span text:style-name="T2">Protesting.</text:span><text:span text:style-name="T102"><text:line-break/></text:span><text:span text:style-name="T103">2. Protesting<text:line-break/><text:line-break/></text:span><text:span text:style-name="T104">TR: “</text:span><text:span text:style-name="T451">Pursued by the police and the FCC, Nora drives the jeep around while Mark broadcasts. The harmonizer he uses to disguise his voice breaks, and with no time left to fix it, Mark decides to broadcast his final message as himself. They finally drive up to the crowd of protesting students,</text:span><text:span text:style-name="T104">”<text:line-break/><text:line-break/>HEMP: </text:span><text:span text:style-name="T126">"protesting"</text:span><text:span text:style-name="T127"> </text:span><text:span text:style-name="T128">[</text:span><text:span text:style-name="T142">99.99</text:span><text:span text:style-name="T128">, </text:span><text:span text:style-name="T142">99.99</text:span><text:span text:style-name="T128">]</text:span><text:span text:style-name="T104"><text:line-break/>MHP: </text:span><text:span text:style-name="T127"><text:s/></text:span><text:span text:style-name="T128">[, ]</text:span><text:span text:style-name="T2"><text:line-break/></text:span></text:p>
          <text:p text:style-name="P88"><text:span text:style-name="T473">I concetti delle domande e delle risposte sono contenuti nel TR e sono quasi tutti vicini fra loro, perciò</text:span> ConceptNet non dovrebbe essere utile. <text:span text:style-name="T473">L’unica difficoltà di questo caso è associare “Mark and Nora”, presente nella domanda, a “They”, presente nell’ultima frase del TR, ma si tratta di una semplice risoluzione di coreferenza.<text:line-break/><text:line-break/>L’analisi viene confermata da HEMP, che fornisce la risposta esatta.</text:span></text:p>
          <text:p text:style-name="P89"/>
        </text:list-item>
      </text:list>
      <text:p text:style-name="P6"><text:span text:style-name="T14">Domande simili o identiche: </text:span><text:span text:style-name="T35">7</text:span><text:span text:style-name="T1"><text:line-break/></text:span></text:p>
      <text:p text:style-name="P5"><text:a xlink:type="simple" xlink:href="https://en.wikipedia.org/wiki/Crank_(film)" text:style-name="Internet_20_link" text:visited-style-name="Visited_20_Internet_20_Link">https://en.wikipedia.org/wiki/Crank_(film)</text:a> <text:span text:style-name="T388"><text:s/></text:span><text:span text:style-name="T387">[T</text:span><text:span text:style-name="T389">rain</text:span><text:span text:style-name="T387">]</text:span><text:span text:style-name="T368"><text:line-break/></text:span></text:p>
      <text:list xml:id="list2327975540" text:style-name="L3">
        <text:list-item>
          <text:p text:style-name="P50"><text:span text:style-name="T395">What is Chelios' profession?<text:line-break/></text:span><text:span text:style-name="T259">1. </text:span><text:span text:style-name="T6">Hitman</text:span><text:span text:style-name="T102"><text:line-break/></text:span><text:span text:style-name="T103">2. British hitman<text:line-break/><text:line-break/></text:span><text:span text:style-name="T104">TR: “</text:span><text:span text:style-name="T451">Chev Chelios (Jason Statham) is a Los Angeles-based British hitman, working for a crime syndicate headed by Carlito (Carlos Sanz).</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51">I concetti della domanda e delle risposte sono contenuti nel TR, ad eccezione di “profession”, presente nella domanda, che </text:span><text:span text:style-name="T17">ConceptNet potrebbe </text:span><text:span text:style-name="T51">aiutare a collegare a “hitman”</text:span><text:span text:style-name="T17">. </text:span><text:span text:style-name="T52">Da notare che il termine “British”, presente nella seconda risposta, non è rilevante per rispondere alla domanda (non credo che un sicario </text:span><text:span text:style-name="T58">britannico</text:span><text:span text:style-name="T52"> sia diverso da uno qualsiasi).</text:span><text:span text:style-name="T395"><text:line-break/></text:span></text:p>
        </text:list-item>
        <text:list-item>
          <text:p text:style-name="P50"><text:span text:style-name="T395">Who does Carlito contract Chelios to kill?<text:line-break/></text:span><text:span text:style-name="T259">1. </text:span><text:span text:style-name="T177">M</text:span><text:span text:style-name="T6">afia boss Don Kim</text:span><text:span text:style-name="T102"><text:line-break/></text:span><text:span text:style-name="T103">2. Don Kim<text:line-break/><text:line-break/></text:span><text:span text:style-name="T104">TR: “</text:span><text:span text:style-name="T451">Chelios is contracted by Carlito to kill mafia boss Don Kim (Keone Young) as members of the Triads have been encroaching on Carlito's business.</text:span><text:span text:style-name="T104">”<text:line-break/><text:line-break/>HEMP: </text:span><text:span text:style-name="T127"><text:s/></text:span><text:span text:style-name="T128">[, ]</text:span><text:span text:style-name="T104"><text:line-break/></text:span><text:soft-page-break/><text:span text:style-name="T104">MHP: </text:span><text:span text:style-name="T127"><text:s/></text:span><text:span text:style-name="T128">[, ]</text:span><text:span text:style-name="T6"><text:line-break/><text:line-break/></text:span><text:span text:style-name="T53">I concetti della domanda e delle risposte sono contenuti nel TR, perciò </text:span><text:span text:style-name="T18">ConceptNet non dovrebbe essere d’aiuto.</text:span><text:span text:style-name="T395"><text:line-break/></text:span></text:p>
        </text:list-item>
        <text:list-item>
          <text:p text:style-name="P50"><text:span text:style-name="T395">Where is Chelios when he is injected with a drug?<text:line-break/></text:span><text:span text:style-name="T259">1. </text:span><text:span text:style-name="T6">His apartment</text:span><text:span text:style-name="T102"><text:line-break/></text:span><text:span text:style-name="T103">2. A rooftop.<text:line-break/><text:line-break/></text:span><text:span text:style-name="T104">TR: “</text:span><text:span text:style-name="T451">The morning after Don Kim's death, while Chelios sleeps in his apartment, Verona, his brother Alex (Jay Xcala), and several henchmen break in and inject Chelios with a Chinese synthetic drug which inhibits the flow of adrenaline, slowing the heart and eventually killing the victim.</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395"><text:line-break/><text:line-break/></text:span><text:span text:style-name="T356">I concetti della domanda e delle risposte sono presenti nel TR, perciò </text:span><text:span text:style-name="T99">ConceptNet non dovrebbe essere d’aiuto. </text:span><text:span text:style-name="T175">Le due risposte sono diverse perché tecnicamente ci sono due possibili risposte, visto che a Chelios viene iniettat</text:span><text:span text:style-name="T176">o</text:span><text:span text:style-name="T175"> </text:span><text:span text:style-name="T176">il veleno</text:span><text:span text:style-name="T175"> due volt</text:span><text:span text:style-name="T176">e (una a inizio film e una verso la fine). Il TR fa riferimento alla prima possibilità, dato che è la più semplice da rispondere ed è quella immaginata dall’autore della domanda, ossia lo stesso che ha fornito la prima risposta. La seconda possibilità è un po’ più difficile perché nel riassunto il termine “rooftop” è abbastanza distante dalla parte di testo in cui viene descritta l’iniezione.</text:span><text:span text:style-name="T395"><text:line-break/></text:span></text:p>
        </text:list-item>
        <text:list-item>
          <text:p text:style-name="P51"><text:span text:style-name="T395">How does the drug Chelios is injected with eventually kill people?<text:line-break/></text:span><text:span text:style-name="T259">1. </text:span><text:span text:style-name="T178">I</text:span><text:span text:style-name="T6">nhibits adrenalin flow, slows heart and brings on death</text:span><text:span text:style-name="T102"><text:line-break/></text:span><text:span text:style-name="T103">2. It inhibits adrenaline and slows the heart until it stops.<text:line-break/><text:line-break/></text:span><text:span text:style-name="T104">TR: “</text:span><text:span text:style-name="T451">The morning after Don Kim's death, while Chelios sleeps in his apartment, Verona, his brother Alex (Jay Xcala), and several henchmen break in and inject Chelios with a Chinese synthetic drug which inhibits the flow of adrenaline, slowing the heart and eventually killing the victim.</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395"><text:line-break/><text:line-break/></text:span><text:span text:style-name="T357">I concetti della domanda e buona parte di quelli delle risposte sono contenuti nel TR. Quelli mancanti sono “brings to death”, presente nella prima risposta e sostituito nel TR con l’espressione “kill people”, e “until it stops”, presente nella seconda risposta e senza riferimenti diretti nel TR, sebbene sia logicamente intuibile. </text:span><text:span text:style-name="T205">ConceptNet potrebbe essere d’aiuto per collegare “kill” a “death”, </text:span><text:span text:style-name="T357">sebbene sia probabile che il modello possa imparare il collegamento anche da solo durante l’apprendimento</text:span><text:span text:style-name="T205">. </text:span><text:span text:style-name="T357">Diverso è “stops”, che potrebbe essere collegato a “slows” usufruendo delle informazioni aggiuntive fornite da ConceptNet.</text:span><text:span text:style-name="T395"><text:line-break/></text:span></text:p>
        </text:list-item>
        <text:list-item>
          <text:p text:style-name="P50"><text:span text:style-name="T395">What does Carlito say when Chelios asks him for an antidote?<text:line-break/></text:span><text:span text:style-name="T259">1. </text:span><text:span text:style-name="T6">It doesn't exist.</text:span><text:span text:style-name="T102"><text:line-break/></text:span><text:soft-page-break/><text:span text:style-name="T103">2. He says there there is no antidote. <text:line-break/><text:line-break/></text:span><text:span text:style-name="T104">TR: “</text:span><text:span text:style-name="T451">Chelios visits Carlito at his penthouse and asks him to help find an antidote, as well as to find and kill Verona and his crew. Carlito says there is no antidote and only confirms that Carlito and Verona are working together.</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59">I concetti della domanda e delle risposte sono presenti nel TR, perciò </text:span><text:span text:style-name="T18">ConceptNet non dovrebbe essere d’aiuto. </text:span><text:span text:style-name="T59">La seconda risposta non riprende termini contenuti nel TR, però si tratta di una risposta comune, quindi un modello in grado di generare il testo della predizione dovrebbe essere in grado di ricostruirla.</text:span><text:span text:style-name="T395"><text:line-break/></text:span></text:p>
        </text:list-item>
        <text:list-item>
          <text:p text:style-name="P50"><text:span text:style-name="T395">Who is Kaylo?<text:line-break/></text:span><text:span text:style-name="T259">1. </text:span><text:span text:style-name="T6">A transvestite that helps Chelios find Alex.</text:span><text:span text:style-name="T102"><text:line-break/></text:span><text:span text:style-name="T103">2. A transvestite<text:line-break/><text:line-break/></text:span><text:span text:style-name="T104">TR: “</text:span><text:span text:style-name="T451">Through Chelios' street contact, a transvestite named Kaylo (Efren Ramirez), he finds Alex at a restaurant and unsuccessfully interrogates him about his brother's whereabouts before killing him.</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60">I concetti della domanda e delle risposte sono presenti nel TR, tranne “helps”, contenuto nella prima risposta e intuibile astraendo dal TR; perciò </text:span><text:span text:style-name="T19">ConceptNet </text:span><text:span text:style-name="T60">non dovrebbe essere d’aiuto</text:span><text:span text:style-name="T19">.</text:span><text:span text:style-name="T395"><text:line-break/></text:span></text:p>
        </text:list-item>
        <text:list-item>
          <text:p text:style-name="P50"><text:span text:style-name="T395">Who is Eve?<text:line-break/></text:span><text:span text:style-name="T259">1. </text:span><text:span text:style-name="T6">Chelios' girlfriend</text:span><text:span text:style-name="T102"><text:line-break/></text:span><text:span text:style-name="T103">2. Chelios' girlfriend<text:line-break/><text:line-break/></text:span><text:span text:style-name="T104">TR: “</text:span><text:span text:style-name="T451">Chelios keeps his adrenaline up through reckless and dangerous acts like picking fights with other gangsters, taking illegal drugs and synthetic epinephrine, fighting with police, stealing a police officer's motorcycle, having public sex with his girlfriend Eve (Amy Smart), and driving his car through a shopping mall.</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65">I concetti della domanda e delle risposte sono contenuti nel TR, perciò </text:span><text:span text:style-name="T18">ConceptNet non dovrebbe essere d’aiuto.</text:span><text:span text:style-name="T395"><text:line-break/></text:span></text:p>
        </text:list-item>
        <text:list-item>
          <text:p text:style-name="P50"><text:span text:style-name="T395">Which twist is revealed right before Chelios will be injected with a second dose of the drug?<text:line-break/></text:span><text:span text:style-name="T259">1. </text:span><text:span text:style-name="T6">Having been spared by Chelios, Don Kim is alive.</text:span><text:span text:style-name="T102"><text:line-break/></text:span><text:span text:style-name="T103">2. Don Kim is alive and arrives<text:line-break/><text:line-break/></text:span><text:soft-page-break/><text:span text:style-name="T104">TR: “</text:span><text:span text:style-name="T451">Carlito takes out a syringe, filled with the same poison used by Verona. As he is about to kill Chelios by injecting the second dose into him, Don Kim, revealed to be alive as Chelios spared him, arrives with his Triads to assist Chelios and a shootout follows.</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67">I concetti della domanda e delle risposte sono contenuti nel TR, tranne “twist”, presente nella domanda e non nel TR. </text:span><text:span text:style-name="T20">ConceptNet potrebbe essere d’aiuto per collegar</text:span><text:span text:style-name="T67">lo ad altri concetti, come “alive” </text:span><text:span text:style-name="T68">e “spared”, </text:span><text:span text:style-name="T69">anche se dovrebbe essere possibile fornire la risposta corretta senza conoscere il significato</text:span><text:span text:style-name="T20">.</text:span><text:span text:style-name="T395"><text:line-break/></text:span></text:p>
        </text:list-item>
        <text:list-item>
          <text:p text:style-name="P52"><text:span text:style-name="T395">How does Verona try to escape from the rooftop battle?<text:line-break/></text:span><text:span text:style-name="T259">1. </text:span><text:span text:style-name="T6">Via helicopter</text:span><text:span text:style-name="T102"><text:line-break/></text:span><text:span text:style-name="T103">2. with carlito's helicopter<text:line-break/><text:line-break/></text:span><text:span text:style-name="T104">TR: “</text:span><text:span text:style-name="T451">Chelios goes to the rooftop of the hotel and meets with Verona, Carlito, and his henchmen. Carlito takes out a syringe, filled with the same poison used by Verona. As he is about to kill Chelios by injecting the second dose into him, Don Kim, revealed to be alive as Chelios spared him, arrives with his Triads to assist Chelios and a shootout follows. During the battle, several of Don Kim's and all of Carlito's men are killed. Carlito tries to escape with his private helicopter, but Chelios manages to catch up to him and holds him at gunpoint. Before Chelios can kill Carlito, Verona sneaks behind and injects Chelios with the syringe, after which Chelios collapses. Carlito himself is betrayed by Verona, who shoots him to death and then tries to escape with his helicopter.</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71">I concetti della domanda e delle risposte sono presenti nel TR, ma non sono vicini. In particolare “rooftop” e “battle” sono distanti da “helicopter”, e ciò potrebbe rendere difficile rispondere alla domanda. </text:span><text:span text:style-name="T21">ConceptNet potrebbe essere d’aiuto, </text:span><text:span text:style-name="T71">ad esempio per collegare “helicopter” a “rooftop” (dato che uno dei posti tipici delle zone di atterraggio per gli elicotteri è il tetto degli edifici). </text:span><text:span text:style-name="T72">C’è da dire che il termine “escape” appare solamente tre volte nel riassunto, e in due di queste è seguito da helicopter, quindi per un modello potrebbe essere più semplice di quanto sembri fornire la risposta corretta.</text:span><text:span text:style-name="T395"><text:line-break/></text:span></text:p>
        </text:list-item>
        <text:list-item>
          <text:p text:style-name="P50"><text:span text:style-name="T395">How does Verona die?<text:line-break/></text:span><text:span text:style-name="T259">1. </text:span><text:span text:style-name="T6">Chelios snaps his neck.</text:span><text:span text:style-name="T102"><text:line-break/></text:span><text:span text:style-name="T103">2. Broken neck. <text:line-break/><text:line-break/></text:span><text:span text:style-name="T104">TR: “</text:span><text:span text:style-name="T451">After some struggle, Chelios manages to pull Verona out of the helicopter and while mid-air, Chelios proceeds to snap Verona's neck, killing him.</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oft-page-break/><text:span text:style-name="T80">I concetti della domanda e delle risposte sono presenti nel TR, tranne “die”, che viene sostituito nel TR con il sinonimo “killing”. </text:span><text:span text:style-name="T22">ConceptNet potrebbe essere d’aiuto per collegare “</text:span><text:span text:style-name="T80">die</text:span><text:span text:style-name="T22">” a “</text:span><text:span text:style-name="T80">snap</text:span><text:span text:style-name="T22">”, </text:span><text:span text:style-name="T80">anche se un buon modello dovrebbe intuire ugualmente il collegamento</text:span><text:span text:style-name="T22">.</text:span><text:span text:style-name="T395"><text:line-break/></text:span></text:p>
        </text:list-item>
        <text:list-item>
          <text:p text:style-name="P50"><text:span text:style-name="T395">What is Ricky Verona's brother's name?<text:line-break/></text:span><text:span text:style-name="T259">1. </text:span><text:span text:style-name="T6">Alex</text:span><text:span text:style-name="T102"><text:line-break/></text:span><text:span text:style-name="T103">2. Alex<text:line-break/><text:line-break/></text:span><text:span text:style-name="T104">TR: “</text:span><text:span text:style-name="T451">The morning after Don Kim's death, while Chelios sleeps in his apartment, Verona, his brother Alex (Jay Xcala), and several henchmen break in and inject Chelios with a Chinese synthetic drug which inhibits the flow of adrenaline, slowing the heart and eventually killing the victim.</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2">I concetti della domanda e delle risposte sono contenuti nel TR, perciò </text:span><text:span text:style-name="T18">ConceptNet non dovrebbe essere d’aiuto.</text:span><text:span text:style-name="T395"><text:line-break/></text:span></text:p>
        </text:list-item>
        <text:list-item>
          <text:p text:style-name="P50"><text:span text:style-name="T395">Who is the mafia doctor that Chelios calls for an antidote?<text:line-break/></text:span><text:span text:style-name="T259">1. </text:span><text:span text:style-name="T6">Doc Miles</text:span><text:span text:style-name="T102"><text:line-break/></text:span><text:span text:style-name="T103">2. Doc Miles<text:line-break/><text:line-break/></text:span><text:span text:style-name="T104">TR: “</text:span><text:span text:style-name="T451">Chelios phones Mafia surgeon Doc Miles (Dwight Yoakam), who informs Chelios that in order to survive he must keep his adrenaline pumping through constant excitement and danger, and he is unsure if the antidote exists.</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3">I concetti delle risposte e di buon parte della domanda sono presenti nel TR. Mancherebbero “calls”, che nel TR viene sostituito con il sinonimo “phones”, e “doctor”, rappresentato nel testo da “surgeon”. Per quest’ultimo caso </text:span><text:span text:style-name="T23">ConceptNet potrebbe essere d’aiuto, </text:span><text:span text:style-name="T83">dato che con quest’informazione basta collegare i concetti per arrivare immediatamente alla conclusione, senza dover considerare la parte “for an antidote”, dato che l’antidoto nel TR viene citato lontano dal resto dei concetti</text:span><text:span text:style-name="T23">.</text:span><text:span text:style-name="T395"><text:line-break/></text:span></text:p>
        </text:list-item>
        <text:list-item>
          <text:p text:style-name="P50"><text:span text:style-name="T395">Who does Carlito hire Chelios to kill?<text:line-break/></text:span><text:span text:style-name="T259">1. </text:span><text:span text:style-name="T6">Don Kim</text:span><text:span text:style-name="T102"><text:line-break/></text:span><text:span text:style-name="T103">2. Don Kim<text:line-break/><text:line-break/></text:span><text:span text:style-name="T104">TR: “</text:span><text:span text:style-name="T451">Chelios is contracted by Carlito to kill mafia boss Don Kim (Keone Young) as members of the Triads have been encroaching on Carlito's business.</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Uguale</text:span><text:span text:style-name="T5"> alla domanda </text:span><text:span text:style-name="T7">2</text:span><text:span text:style-name="T5">. </text:span><text:span text:style-name="T54">I concetti della domanda e delle risposte sono contenuti nel </text:span><text:soft-page-break/><text:span text:style-name="T54">TR, ad eccezione di “hire”, presente nella domanda e sostituito nel TR dal sinonimo “is contracted”</text:span><text:span text:style-name="T24">. </text:span><text:span text:style-name="T54">Quindi ConceptNet non dovrebbe essere d’aiuto.</text:span><text:span text:style-name="T395"><text:line-break/></text:span></text:p>
        </text:list-item>
        <text:list-item>
          <text:p text:style-name="P50"><text:span text:style-name="T395">What is the name of Chelios girlfriend?<text:line-break/></text:span><text:span text:style-name="T259">1. </text:span><text:span text:style-name="T6">Eve</text:span><text:span text:style-name="T102"><text:line-break/></text:span><text:span text:style-name="T103">2. Eve.<text:line-break/><text:line-break/></text:span><text:span text:style-name="T104">TR: “</text:span><text:span text:style-name="T451">Chelios keeps his adrenaline up through reckless and dangerous acts like picking fights with other gangsters, taking illegal drugs and synthetic epinephrine, fighting with police, stealing a police officer's motorcycle, having public sex with his girlfriend Eve (Amy Smart), and driving his car through a shopping mall.</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5">Simile alla domanda </text:span><text:span text:style-name="T9">7</text:span><text:span text:style-name="T5">.</text:span><text:span text:style-name="T25"> </text:span><text:span text:style-name="T66">I concetti della domanda e delle risposte sono presenti nel TR, tranne “name”, presente nella domanda, che potrebbe essere collegato a “Eve” tramite ConceptNet, anche se un buon modello dovrebbe essere in grado di trovare il collegamento da solo.</text:span><text:span text:style-name="T395"><text:line-break/></text:span></text:p>
        </text:list-item>
        <text:list-item>
          <text:p text:style-name="P53"><text:span text:style-name="T395">Who is it that kills Carlito?<text:line-break/></text:span><text:span text:style-name="T259">1. </text:span><text:span text:style-name="T6">Ricky Venora</text:span><text:span text:style-name="T102"><text:line-break/></text:span><text:span text:style-name="T103">2. Verona<text:line-break/><text:line-break/></text:span><text:span text:style-name="T104">TR: “</text:span><text:span text:style-name="T451">Carlito himself is betrayed by Verona, who shoots him to death and then tries to escape with his helicopter.</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73">I concetti della domanda e delle risposte sono presenti nel TR, ad eccezione di “kills”, contenuto nella domanda e rappresentato nel TR con l’espressione “shoots him to death”. ConceptNet potrebbe aiutare a collegare “kill” a “death”, anche se un buon modello dovrebbe essere in grado di trovare tale collegamento. </text:span><text:span text:style-name="T75">Da notare che la prima risposta è scritta in modo errato, dovrebbe essere “Ricky Verona”.</text:span><text:span text:style-name="T395"><text:line-break/></text:span></text:p>
        </text:list-item>
        <text:list-item>
          <text:p text:style-name="P54"><text:span text:style-name="T395">What was the name of Chelios' street informant?<text:line-break/></text:span><text:span text:style-name="T259">1. </text:span><text:span text:style-name="T6">Kaylo</text:span><text:span text:style-name="T102"><text:line-break/></text:span><text:span text:style-name="T103">2. Kaylo<text:line-break/><text:line-break/></text:span><text:span text:style-name="T104">TR: “</text:span><text:span text:style-name="T451">Through Chelios' street contact, a transvestite named Kaylo (Efren Ramirez), he finds Alex at a restaurant and unsuccessfully interrogates him about his brother's whereabouts before killing him.</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63">Simile alla domanda </text:span><text:span text:style-name="T64">6</text:span><text:span text:style-name="T63">. </text:span><text:span text:style-name="T61">I concetti della domanda e delle risposte sono presenti nel TR, ad eccezione di “informant”, contenuto nella domanda e sostituito nel TR dal sinonimo </text:span><text:soft-page-break/><text:span text:style-name="T61">“contact”; quindi </text:span><text:span text:style-name="T26">ConceptNet </text:span><text:span text:style-name="T61">non dovrebbe</text:span><text:span text:style-name="T26"> essere d’aiuto.</text:span><text:span text:style-name="T395"><text:line-break/></text:span></text:p>
        </text:list-item>
        <text:list-item>
          <text:p text:style-name="P50"><text:span text:style-name="T395">How did Ricky Verona find out his brother dies?<text:line-break/></text:span><text:span text:style-name="T259">1. </text:span><text:span text:style-name="T6">Chelios calls him, using Verona's brother's phone.</text:span><text:span text:style-name="T102"><text:line-break/></text:span><text:span text:style-name="T103">2. From Chelios.<text:line-break/><text:line-break/></text:span><text:span text:style-name="T104">TR: “</text:span><text:span text:style-name="T451">Chelios phones Verona through Alex's phone and tells him of his brother's death, prompting Verona to send thugs after Eve as a revenge.</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4">I concetti della domanda e delle risposte sono per buona parte presenti nel TR; le eccezioni sono “finds out”, contenuto nella domanda </text:span><text:span text:style-name="T85">e</text:span><text:span text:style-name="T84"> reso con “tells”, </text:span><text:span text:style-name="T85">e</text:span><text:span text:style-name="T84"> “calls”</text:span><text:span text:style-name="T355">, </text:span><text:span text:style-name="T358">presente nella prima risposta </text:span><text:span text:style-name="T359">e sostituito con il sinonimo “phones”. Non ritengo che ConceptNet possa essere d’aiuto.</text:span><text:span text:style-name="T395"><text:line-break/></text:span></text:p>
        </text:list-item>
        <text:list-item>
          <text:p text:style-name="P55"><text:span text:style-name="T395">What is the name of the rival group that Carlito is having problems with?<text:line-break/></text:span><text:span text:style-name="T259">1. </text:span><text:span text:style-name="T6">The Traids</text:span><text:span text:style-name="T102"><text:line-break/></text:span><text:span text:style-name="T103">2. Triad<text:line-break/><text:line-break/></text:span><text:span text:style-name="T104">TR: “</text:span><text:span text:style-name="T451">Chelios is contracted by Carlito to kill mafia boss Don Kim (Keone Young) as members of the Triads have been encroaching on Carlito's business.</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55">I concetti delle risposte sono presenti nel TR, mentre buona parte di quelli della domanda no. “is having problems with” è sostituito nel TR dall’espressione “have been enroaching”, e “rival group”, insieme a “name”, sono proprio assenti, dato che nel TR viene riportato direttamente “the Triads”. Per quest’ultimo caso ConceptNet potrebbe tornare utile, ad esempio collegando “Triads” a “name” e a “group”. </text:span><text:span text:style-name="T56">Entrambe le risposte </text:span><text:span text:style-name="T55">cont</text:span><text:span text:style-name="T56">engono</text:span><text:span text:style-name="T55"> un errore di battitura, ossia “Traids” anziché “Triads” </text:span><text:span text:style-name="T56">per la prima</text:span><text:span text:style-name="T55">, </text:span><text:span text:style-name="T56">e</text:span><text:span text:style-name="T55"> “</text:span><text:span text:style-name="T56">Triad</text:span><text:span text:style-name="T55">” </text:span><text:span text:style-name="T56">anziché “Triads” per la seconda </text:span><text:span text:style-name="T55">.</text:span><text:span text:style-name="T395"><text:line-break/></text:span></text:p>
        </text:list-item>
        <text:list-item>
          <text:p text:style-name="P50"><text:span text:style-name="T395">What did Verona do to avenge his brother's murder?<text:line-break/></text:span><text:span text:style-name="T259">1. </text:span><text:span text:style-name="T6">He sends his men to get Eve.</text:span><text:span text:style-name="T102"><text:line-break/></text:span><text:span text:style-name="T103">2. He goes after Eve<text:line-break/><text:line-break/></text:span><text:span text:style-name="T104">TR: “</text:span><text:span text:style-name="T451">Chelios phones Verona through Alex's phone and tells him of his brother's death, prompting Verona to send thugs after Eve as a revenge.</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6">Buona parte dei concetti della domanda e delle risposte sono contenuti nel TR, mancano “avenge” e “murder” per la domanda, sostituiti rispettivamente con “revenge” e “death”, “men” e “to get” per la prima risposta, sostituiti rispettivamente con “thugs” e “after”, e “goes” per la seconda risposta, sostituito con “send” (riferito però ai criminali e </text:span><text:soft-page-break/><text:span text:style-name="T86">non a sé stesso). L’unico caso in cui secondo me ConceptNet potrebbe essere d’aiuto è il collegamento fra “death” e “murder”, ma non dovrebbe risultare necessario per un modello per poter ottenere la risposta corretta.</text:span><text:span text:style-name="T395"><text:line-break/></text:span></text:p>
        </text:list-item>
        <text:list-item>
          <text:p text:style-name="P56"><text:span text:style-name="T395">Who stops Carlito, on the hotel's rooftop, before he can flee aboard his helicopter?<text:line-break/></text:span><text:span text:style-name="T259">1. </text:span><text:span text:style-name="T6">Carlios</text:span><text:span text:style-name="T102"><text:line-break/></text:span><text:span text:style-name="T103">2. Cheelios<text:line-break/><text:line-break/></text:span><text:span text:style-name="T104">TR: “</text:span><text:span text:style-name="T451">Chelios goes to the rooftop of the hotel and meets with Verona, Carlito, and his henchmen. Carlito takes out a syringe, filled with the same poison used by Verona. As he is about to kill Chelios by injecting the second dose into him, Don Kim, revealed to be alive as Chelios spared him, arrives with his Triads to assist Chelios and a shootout follows. During the battle, several of Don Kim's and all of Carlito's men are killed. Carlito tries to escape with his private helicopter, but Chelios manages to catch up to him and holds him at gunpoint.</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76">I concetti della domanda sono quasi tutti presenti nel TR, ma sono distanti fra loro, mentre le due risposte sono scritto in modo errato (dovrebbero essere “Chelios” entrambe). Ad ogni modo “rooftop” e “hotel” sono distanti da “helicopter”, inoltre l’espressione “flee aboard”, appartenente alla domanda, viene sostituita nel TR con “escape with”. ConceptNet potrebbe aiutare a collegare “helicopter” con “rooftop”, dato che uno dei principali posti dove vengono posizionate le postazioni di atterraggio degli elicotteri sono proprio i tetti degli edifici.</text:span><text:span text:style-name="T395"><text:line-break/></text:span></text:p>
        </text:list-item>
        <text:list-item>
          <text:p text:style-name="P57"><text:span text:style-name="T395">What is Chelios' job?<text:line-break/></text:span><text:span text:style-name="T259">1. </text:span><text:span text:style-name="T6">Hitman</text:span><text:span text:style-name="T102"><text:line-break/></text:span><text:span text:style-name="T103">2. Hitman.<text:line-break/><text:line-break/></text:span><text:span text:style-name="T104">TR: “</text:span><text:span text:style-name="T451">Chev Chelios (Jason Statham) is a Los Angeles-based British hitman, working for a crime syndicate headed by Carlito (Carlos Sanz).</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10">Uguale</text:span><text:span text:style-name="T5"> alla domanda </text:span><text:span text:style-name="T10">1</text:span><text:span text:style-name="T5">. </text:span><text:span text:style-name="T51">I concetti della domanda e delle risposte sono contenuti nel TR, ad eccezione di “profession”, presente nella domanda, che </text:span><text:span text:style-name="T17">ConceptNet potrebbe </text:span><text:span text:style-name="T51">aiutare a collegare a “hitman”</text:span><text:span text:style-name="T17">.</text:span><text:span text:style-name="T395"><text:line-break/></text:span></text:p>
        </text:list-item>
        <text:list-item>
          <text:p text:style-name="P58"><text:span text:style-name="T395">Who is Chelios contracted to kill?<text:line-break/></text:span><text:span text:style-name="T259">1. </text:span><text:span text:style-name="T6">Don Kim</text:span><text:span text:style-name="T102"><text:line-break/></text:span><text:span text:style-name="T103">2. Don Kim. <text:line-break/><text:line-break/></text:span><text:span text:style-name="T104">TR: “</text:span><text:span text:style-name="T451">Chelios is contracted by Carlito to kill mafia boss Don Kim (Keone Young) as members of the Triads have been encroaching on Carlito's business.</text:span><text:span text:style-name="T104">”<text:line-break/><text:line-break/></text:span><text:soft-page-break/><text:span text:style-name="T104">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11">Uguale</text:span><text:span text:style-name="T5"> alla domanda </text:span><text:span text:style-name="T11">2</text:span><text:span text:style-name="T5">. </text:span><text:span text:style-name="T57">I concetti della domanda e delle risposte sono contenuti nel TR, perciò ConceptNet non dovrebbe essere d’aiuto.</text:span><text:span text:style-name="T395"><text:line-break/></text:span></text:p>
        </text:list-item>
        <text:list-item>
          <text:p text:style-name="P59"><text:span text:style-name="T395">What does Chelios have to do after being injected with a drug?<text:line-break/></text:span><text:span text:style-name="T259">1. </text:span><text:span text:style-name="T6">Keep his adrenaline up</text:span><text:span text:style-name="T102"><text:line-break/></text:span><text:span text:style-name="T103">2. keep his adrenaline pumping<text:line-break/><text:line-break/></text:span><text:span text:style-name="T104">TR: “</text:span><text:span text:style-name="T451">The morning after Don Kim's death, while Chelios sleeps in his apartment, Verona, his brother Alex (Jay Xcala), and several henchmen break in and inject Chelios with a Chinese synthetic drug which inhibits the flow of adrenaline, slowing the heart and eventually killing the victim. Chelios wakes to find a recording left by Verona showing what he has done. In anger, Chelios smashes his TV and heads out.<text:line-break/>Chelios phones Mafia surgeon Doc Miles (Dwight Yoakam), who informs Chelios that in order to survive he must keep his adrenaline pumping through constant excitement and danger, and he is unsure if the antidote exists. Chelios keeps his adrenaline up through reckless and dangerous acts like picking fights with other gangsters, taking illegal drugs and synthetic epinephrine, fighting with police, stealing a police officer's motorcycle, having public sex with his girlfriend Eve (Amy Smart), and driving his car through a shopping mall.</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7">I concetti della domanda e delle risposte sono contenuti nel TR, ma sono parecchio distanti fra loro. </text:span><text:span text:style-name="T34">ConceptNet potrebbe aiutare a collegarli, </text:span><text:span text:style-name="T87">ad esempio mettendo in relazione “drug” e “injected” con “adrenaline” e “pumping”</text:span><text:span text:style-name="T34">.</text:span><text:span text:style-name="T395"><text:line-break/></text:span></text:p>
        </text:list-item>
        <text:list-item>
          <text:p text:style-name="P50"><text:span text:style-name="T395">Who was Chelios planning to retire for?<text:line-break/></text:span><text:span text:style-name="T259">1. </text:span><text:span text:style-name="T6">Eve</text:span><text:span text:style-name="T102"><text:line-break/></text:span><text:span text:style-name="T103">2. Eve. <text:line-break/><text:line-break/></text:span><text:span text:style-name="T104">TR: “</text:span><text:span text:style-name="T451">Chelios reveals his true profession to her and that he was planning to retire to spend more time with her.</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8">I concetti delle risposte e della domanda sono contenuti nel TR, perciò</text:span><text:span text:style-name="T33"> ConceptNet non dovrebbe essere d’aiuto.</text:span><text:span text:style-name="T395"><text:line-break/></text:span></text:p>
        </text:list-item>
        <text:list-item>
          <text:p text:style-name="P50"><text:span text:style-name="T395">Who was kidnapped by Carlito's men?<text:line-break/></text:span><text:span text:style-name="T259">1. </text:span><text:span text:style-name="T6">Kaylo</text:span><text:span text:style-name="T102"><text:line-break/></text:span><text:span text:style-name="T103">2. Kaylo<text:line-break/><text:line-break/></text:span><text:span text:style-name="T104">TR: “Kaylo, who has been kidnapped by Carlito's men, is forced to call Chelios and tell him that Verona is at a Triad warehouse.”<text:line-break/></text:span><text:soft-page-break/><text:span text:style-name="T104"><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9">I concetti della domanda e delle risposte sono presenti nel TR, perciò </text:span><text:span text:style-name="T32">ConceptNet non dovrebbe essere d’aiuto.</text:span><text:span text:style-name="T395"><text:line-break/></text:span></text:p>
        </text:list-item>
        <text:list-item>
          <text:p text:style-name="P60"><text:span text:style-name="T395">Who appears as Carlito is about to inject Chelios with another syringe?<text:line-break/></text:span><text:span text:style-name="T259">1. </text:span><text:span text:style-name="T6">Don Kim</text:span><text:span text:style-name="T102"><text:line-break/></text:span><text:span text:style-name="T103">2. Don Kim<text:line-break/><text:line-break/></text:span><text:span text:style-name="T104">TR: “</text:span><text:span text:style-name="T451">Carlito takes out a syringe, filled with the same poison used by Verona. As he is about to kill Chelios by injecting the second dose into him, Don Kim, revealed to be alive as Chelios spared him, arrives with his Triads to assist Chelios and a shootout follows.</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70">I concetti della domanda e delle risposte sono presenti nel TR, tranne “appears”, contenuto nella domanda e sostituito nel TR con il sinonimo “arrives”, perciò </text:span><text:span text:style-name="T31">ConceptNet </text:span><text:span text:style-name="T70">non dovrebbe essere utile</text:span><text:span text:style-name="T31">.</text:span><text:span text:style-name="T395"><text:line-break/></text:span></text:p>
        </text:list-item>
        <text:list-item>
          <text:p text:style-name="P61"><text:span text:style-name="T395">Who eventually injects Chelios with the second syringe?<text:line-break/></text:span><text:span text:style-name="T259">1. </text:span><text:span text:style-name="T6">Verona</text:span><text:span text:style-name="T102"><text:line-break/></text:span><text:span text:style-name="T103">2. Carlito<text:line-break/><text:line-break/></text:span><text:span text:style-name="T104">TR: “</text:span><text:span text:style-name="T451">Before Chelios can kill Carlito, Verona sneaks behind and injects Chelios with the syringe, after which Chelios collapses.</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81">I concetti della domanda e della prima risposta sono contenuti nel TR, tranne “second”, che un modello dovrebbe intuire. </text:span><text:span text:style-name="T30">Qui</text:span><text:span text:style-name="T81">ndi</text:span><text:span text:style-name="T30"> ConceptNet non dovrebbe essere d’aiuto. </text:span><text:span text:style-name="T81">La difficoltà principale si questa domanda sta nella presenza di tre scene una siringa, con molti nomi presenti, e quindi per un modello risulta difficile tirare ad indovinare. Anche il secondo annotatore sbaglia, come si può notare nella seconda risposta, perché in realtà Carlito non riesce ad iniettare il veleno a causa dell’arrivo di Don Kim.</text:span><text:span text:style-name="T395"><text:line-break/></text:span></text:p>
        </text:list-item>
        <text:list-item>
          <text:p text:style-name="P62"><text:span text:style-name="T395">How does Carlito try to escape the rooftop?<text:line-break/></text:span><text:span text:style-name="T259">1. </text:span><text:span text:style-name="T6">Helicopter</text:span><text:span text:style-name="T102"><text:line-break/></text:span><text:span text:style-name="T103">2. in his helicopter<text:line-break/><text:line-break/></text:span><text:span text:style-name="T104">TR: “</text:span><text:span text:style-name="T451">Chelios goes to the rooftop of the hotel and meets with Verona, Carlito, and his henchmen. Carlito takes out a syringe, filled with the same poison used by Verona. As he is about to kill Chelios by injecting the second dose into him, Don Kim, revealed to be alive as Chelios spared him, arrives with his Triads to assist Chelios and a shootout follows. During the battle, several of Don Kim's and all of Carlito's men are killed. </text:span><text:soft-page-break/><text:span text:style-name="T451">Carlito tries to escape with his private helicopter, but Chelios manages to catch up to him and holds him at gunpoint.</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12"><text:line-break/><text:line-break/>Simile alla domanda 9. </text:span><text:span text:style-name="T78">I concetti delle risposte e della domanda sono presenti nel TR, ma sono distanti fra loro. In particolare il termine “rooftop” è distante da “helicopter”,</text:span><text:span text:style-name="T12"> </text:span><text:span text:style-name="T27">e ConceptNet potrebbe tornare utile </text:span><text:span text:style-name="T78">per collegarli, dato che spesso le piste di atterraggio per gli elicotteri sono situate sui tetti degli edifici</text:span><text:span text:style-name="T27">.</text:span><text:span text:style-name="T395"><text:line-break/></text:span></text:p>
        </text:list-item>
        <text:list-item>
          <text:p text:style-name="P63"><text:span text:style-name="T395">How does Carlito die?<text:line-break/></text:span><text:span text:style-name="T259">1. </text:span><text:span text:style-name="T6">Verona shoots him</text:span><text:span text:style-name="T102"><text:line-break/></text:span><text:span text:style-name="T103">2. Verona shoots him to death.<text:line-break/><text:line-break/></text:span><text:span text:style-name="T104">TR: “</text:span><text:span text:style-name="T451">Carlito himself is betrayed by Verona, who shoots him to death and then tries to escape with his helicopter.</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77">Simile alla domanda </text:span><text:span text:style-name="T78">15. </text:span><text:span text:style-name="T79">I concetti della domanda e delle risposte sono presenti nel TR, quindi </text:span><text:span text:style-name="T29">ConceptNet non dovrebbe essere d’aiuto.</text:span><text:span text:style-name="T395"><text:line-break/></text:span></text:p>
        </text:list-item>
        <text:list-item>
          <text:p text:style-name="P50"><text:span text:style-name="T395">Why did Chelios call Eve?<text:line-break/></text:span><text:span text:style-name="T259">1. </text:span><text:span text:style-name="T6">To apologize for not coming back</text:span><text:span text:style-name="T102"><text:line-break/></text:span><text:span text:style-name="T103">2. To apologize for not coming back<text:line-break/><text:line-break/></text:span><text:span text:style-name="T104">TR: “</text:span><text:span text:style-name="T451">While falling, Chelios calls Eve on his cell phone to apologize for not coming back.</text:span><text:span text:style-name="T104">”<text:line-break/><text:line-break/>HEMP: </text:span><text:span text:style-name="T127"><text:s/></text:span><text:span text:style-name="T128">[, ]</text:span><text:span text:style-name="T104"><text:line-break/>MHP: </text:span><text:span text:style-name="T127"><text:s/></text:span><text:span text:style-name="T128">[, ]</text:span><text:span text:style-name="T6"><text:line-break/><text:line-break/></text:span><text:span text:style-name="T90">I concetti della domanda e delle risposte sono presenti nel TR, perciò </text:span><text:span text:style-name="T28">ConceptNet non dovrebbe essere d’aiuto.</text:span><text:span text:style-name="T13"><text:line-break/></text:span></text:p>
        </text:list-item>
      </text:list>
      <text:p text:style-name="P8"><text:span text:style-name="T14">Domande simili o identiche: </text:span><text:span text:style-name="T62">6</text:span><text:span text:style-name="T15"><text:line-break/>Domande con risposte errate: </text:span><text:span text:style-name="T74">1<text:line-break/><text:line-break/></text:span><text:span text:style-name="T365">La versione del riassunto contenuta in NarrativeQA e quella presente attualmente in Wikipedia </text:span><text:span text:style-name="T366">sono diverse</text:span><text:span text:style-name="T365">.</text:span><text:span text:style-name="T13"><text:line-break/></text:span></text:p>
      <text:p text:style-name="P7"><text:a xlink:type="simple" xlink:href="https://en.wikipedia.org/wiki/Bull_Durham" text:style-name="Internet_20_link" text:visited-style-name="Visited_20_Internet_20_Link">https://en.wikipedia.org/wiki/Bull_Durham</text:a><text:span text:style-name="T397"> </text:span><text:span text:style-name="T396"><text:s/></text:span><text:span text:style-name="T398">[T</text:span><text:span text:style-name="T399">rain</text:span><text:span text:style-name="T398">]</text:span></text:p>
      <text:p text:style-name="P12"/>
      <text:list xml:id="list843485103" text:style-name="L4">
        <text:list-item>
          <text:p text:style-name="P64"><text:span text:style-name="T369">How long did Crash play in the majors?<text:line-break/></text:span><text:span text:style-name="T259">1. </text:span><text:span text:style-name="T181">21 days</text:span><text:span text:style-name="T36"><text:line-break/></text:span><text:span text:style-name="T37">2. 21 days<text:line-break/><text:line-break/></text:span><text:soft-page-break/><text:span text:style-name="T38">TR: “</text:span><text:span text:style-name="T453">Crash also talks about the pleasure of life in "The Show" (Major League Baseball), which he briefly lived for "the 21 greatest days of my life" and to which he has tried for years to return.</text:span><text:span text:style-name="T38">”<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360">I concetti delle risposte e della domanda sono presenti nel TR, tranne “majors”, </text:span><text:span text:style-name="T363">presente nella domanda e</text:span><text:span text:style-name="T360"> che nel TR viene sostituito dall’espressione “Major League Baseball”; </text:span><text:span text:style-name="T206">ConceptNet potrebbe aiutare a collega</text:span><text:span text:style-name="T360">rli, anche se il modello potrebbe apprendere tale relazione durante l’apprendimento</text:span><text:span text:style-name="T206">.</text:span><text:span text:style-name="T369"><text:line-break/></text:span></text:p>
        </text:list-item>
        <text:list-item>
          <text:p text:style-name="P64"><text:span text:style-name="T369">How long did Crash play in the minor league?<text:line-break/></text:span><text:span text:style-name="T259">1. </text:span><text:span text:style-name="T181">12 years</text:span><text:span text:style-name="T36"><text:line-break/></text:span><text:span text:style-name="T37">2. 12 years<text:line-break/><text:line-break/></text:span><text:span text:style-name="T38">TR: “</text:span><text:span text:style-name="T453">"Crash" Davis (Costner), a veteran of 12 years in minor league baseball, is sent down to the single-A Durham Bulls for a specific purpose: to educate hotshot rookie pitcher Ebby Calvin LaLoosh (Robbins, playing a character loosely based on Steve Dalkowski) about becoming a major-league talent, and to control Ebby's haphazard pitching.</text:span><text:span text:style-name="T38">”<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362">I concetti della domanda e delle risposte sono contenuti nel TR, tranne “play”, presente nella domanda e sottinteso nel TR. </text:span><text:span text:style-name="T207">ConceptNet non dovrebbe essere utile, </text:span><text:span text:style-name="T364">in quanto il modello dovrebbe essere in grado di collegare “long” all’unica espressione temporale vicina a “minor league”, ossia “12 years”</text:span><text:span text:style-name="T207">.</text:span><text:span text:style-name="T369"><text:line-break/></text:span></text:p>
        </text:list-item>
        <text:list-item>
          <text:p text:style-name="P64"><text:span text:style-name="T369">Who does Annie have a relationship with in the beginning of the story?<text:line-break/></text:span><text:span text:style-name="T259">1. </text:span><text:span text:style-name="T181">Ebby/Nuke</text:span><text:span text:style-name="T36"><text:line-break/></text:span><text:span text:style-name="T37">2. Ebby/Nuke<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08">ConceptNet potrebbe essere utile per collegare alcuni concetti.</text:span><text:span text:style-name="T369"><text:line-break/></text:span></text:p>
        </text:list-item>
        <text:list-item>
          <text:p text:style-name="P64"><text:span text:style-name="T369">What nickname does Annie give Ebby?<text:line-break/></text:span><text:span text:style-name="T259">1. </text:span><text:span text:style-name="T181">Nuke</text:span><text:span text:style-name="T36"><text:line-break/></text:span><text:span text:style-name="T37">2. Nuke<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span><text:soft-page-break/><text:span text:style-name="T181"><text:line-break/></text:span><text:span text:style-name="T209">ConceptNet potrebbe essere utile per collegare alcuni concetti, dato che il contenuto della domanda è presente nel riassunto, ma i termini sono distanti fra loro.</text:span><text:span text:style-name="T369"><text:line-break/></text:span></text:p>
        </text:list-item>
        <text:list-item>
          <text:p text:style-name="P64"><text:span text:style-name="T369">What nickname does Crash give Ebby?<text:line-break/></text:span><text:span text:style-name="T259">1. </text:span><text:span text:style-name="T181">Meat</text:span><text:span text:style-name="T36"><text:line-break/></text:span><text:span text:style-name="T37">2. Meat<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0">ConceptNet non dovrebbe essere d’aiuto.</text:span><text:span text:style-name="T369"><text:line-break/></text:span></text:p>
        </text:list-item>
        <text:list-item>
          <text:p text:style-name="P64"><text:span text:style-name="T369">What is Crash trying to teach Ebby regarding his pitching?<text:line-break/></text:span><text:span text:style-name="T259">1. </text:span><text:span text:style-name="T181">To control his fastball</text:span><text:span text:style-name="T36"><text:line-break/></text:span><text:span text:style-name="T37">2. not to think<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1">ConceptNet dovrebbe essere d’aiuto per collegare alcuni concetti.</text:span><text:span text:style-name="T369"><text:line-break/></text:span></text:p>
        </text:list-item>
        <text:list-item>
          <text:p text:style-name="P64"><text:span text:style-name="T369">What does Crash do when Ebby refuses the calls he's made?<text:line-break/></text:span><text:span text:style-name="T259">1. </text:span><text:span text:style-name="T181">He tells the batter what's coming</text:span><text:span text:style-name="T36"><text:line-break/></text:span><text:span text:style-name="T37">2. Tells the batter what pitches are coming<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2">ConceptNet potrebbe essere d’aiuto per collegare alcuni concetti.</text:span><text:span text:style-name="T369"><text:line-break/></text:span></text:p>
        </text:list-item>
        <text:list-item>
          <text:p text:style-name="P64"><text:span text:style-name="T369">What is Crash trying to teach Ebby by letting the batter make the pitching calls?<text:line-break/></text:span><text:span text:style-name="T259">1. </text:span><text:span text:style-name="T181">Not to think</text:span><text:span text:style-name="T36"><text:line-break/></text:span><text:span text:style-name="T37">2. Not to think<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3">ConceptNet potrebbe essere d’aiuto per collegare trying to teach a force to learn.</text:span><text:span text:style-name="T369"><text:line-break/></text:span></text:p>
        </text:list-item>
        <text:list-item>
          <text:p text:style-name="P64"><text:soft-page-break/><text:span text:style-name="T369">What happens to Nuke at the end of the story?<text:line-break/></text:span><text:span text:style-name="T259">1. </text:span><text:span text:style-name="T181">He gets called up to the majors</text:span><text:span text:style-name="T36"><text:line-break/></text:span><text:span text:style-name="T37">2. He was being interviewed by the press as a major leaguer.<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4">ConceptNet non dovrebbe essere d’aiuto.</text:span><text:span text:style-name="T369"><text:line-break/></text:span></text:p>
        </text:list-item>
        <text:list-item>
          <text:p text:style-name="P64"><text:span text:style-name="T369">What record does Crash break ?<text:line-break/></text:span><text:span text:style-name="T259">1. </text:span><text:span text:style-name="T181">Minor league record for career home runs</text:span><text:span text:style-name="T36"><text:line-break/></text:span><text:span text:style-name="T37">2. Minor league home runs<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5">ConceptNet non dovrebbe essere d’aiuto.</text:span><text:span text:style-name="T369"><text:line-break/></text:span></text:p>
        </text:list-item>
        <text:list-item>
          <text:p text:style-name="P64"><text:span text:style-name="T369">Why is Crash brought to the Durham Bulls?<text:line-break/></text:span><text:span text:style-name="T259">1. </text:span><text:span text:style-name="T181">He is brought up to help train a pitcher with great potential but who needs control</text:span><text:span text:style-name="T36"><text:line-break/></text:span><text:span text:style-name="T37">2. To coach Ebby Calvin Laloosh about becoming a major leaguer.<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6">ConceptNet potrebbe essere d’aiuto per collegare alcuni concetti.</text:span><text:span text:style-name="T369"><text:line-break/></text:span></text:p>
        </text:list-item>
        <text:list-item>
          <text:p text:style-name="P64"><text:span text:style-name="T369">For whom's affection do Ebby and Crash vie?<text:line-break/></text:span><text:span text:style-name="T259">1. </text:span><text:span text:style-name="T181">Annie</text:span><text:span text:style-name="T36"><text:line-break/></text:span><text:span text:style-name="T37">2. Annie<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7">La domanda e la risposta non sono ben chiare nel testo del riassunto, comunque è possibile tirare ad indovinare, dato che non ci sono tante possibilità. A maggior ragione ConceptNet potrebbe essere utile.</text:span><text:span text:style-name="T369"><text:line-break/></text:span></text:p>
        </text:list-item>
        <text:list-item>
          <text:p text:style-name="P64"><text:span text:style-name="T369">What team does Crash join after being released from the Durham Bulls?<text:line-break/></text:span><text:span text:style-name="T259">1. </text:span><text:span text:style-name="T181">The Asheville Tourists</text:span><text:span text:style-name="T36"><text:line-break/></text:span><text:span text:style-name="T37">2. Asheville Tourists<text:line-break/></text:span><text:soft-page-break/><text:span text:style-name="T37"><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8">ConceptNet potrebbe essere utile, dato che i concetti della domanda sono presenti nel riassunto, ma sono distanti fra loro.</text:span><text:span text:style-name="T369"><text:line-break/></text:span></text:p>
        </text:list-item>
        <text:list-item>
          <text:p text:style-name="P64"><text:span text:style-name="T369">What nickname does Crash give Ebby?<text:line-break/></text:span><text:span text:style-name="T259">1. </text:span><text:span text:style-name="T181">Meat</text:span><text:span text:style-name="T36"><text:line-break/></text:span><text:span text:style-name="T37">2. Meat<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369"><text:line-break/><text:line-break/></text:span><text:span text:style-name="T179">Uguale alla domanda 5.</text:span><text:span text:style-name="T369"><text:line-break/></text:span></text:p>
        </text:list-item>
        <text:list-item>
          <text:p text:style-name="P64"><text:span text:style-name="T369">What do Crash and Annie realize once Ebby becomes a better baseball player?<text:line-break/></text:span><text:span text:style-name="T259">1. </text:span><text:span text:style-name="T181">Crash and Annie are a better match than Annie and Ebby</text:span><text:span text:style-name="T36"><text:line-break/></text:span><text:span text:style-name="T37">2. That they're in love<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19">ConceptNet potrebbe aiutare a collegare alcuni concetti.</text:span><text:span text:style-name="T369"><text:line-break/></text:span></text:p>
        </text:list-item>
        <text:list-item>
          <text:p text:style-name="P64"><text:span text:style-name="T369">What is Crash's initial reaction to Ebby getting called up to "The Show"?<text:line-break/></text:span><text:span text:style-name="T259">1. </text:span><text:span text:style-name="T181">Crash is jealous</text:span><text:span text:style-name="T36"><text:line-break/></text:span><text:span text:style-name="T37">2. Jelous anger<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20">ConceptNet potrebbe aiutare a collegare The Show a majors, dato che il primo termina è assente nel riassunto.</text:span><text:span text:style-name="T369"><text:line-break/></text:span></text:p>
        </text:list-item>
        <text:list-item>
          <text:p text:style-name="P64"><text:span text:style-name="T369">Why is Crash jealous when Ebby gets called up to the major leagues?<text:line-break/></text:span><text:span text:style-name="T259">1. </text:span><text:span text:style-name="T181">Crash thinks that Ebby doesn't appreciate his own talent</text:span><text:span text:style-name="T36"><text:line-break/></text:span><text:span text:style-name="T37">2. Because he is frustrated that Ebby don't recognize his talent.<text:line-break/><text:line-break/></text:span><text:span text:style-name="T38">TR: “”<text:line-break/><text:line-break/></text:span><text:soft-page-break/><text:span text:style-name="T38">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21">ConceptNet potrebbe aiutare a collegare alcuni concetti espressi diversamente nella domanda, nella risposta e nel riassunto.</text:span><text:span text:style-name="T369"><text:line-break/></text:span></text:p>
        </text:list-item>
        <text:list-item>
          <text:p text:style-name="P64"><text:span text:style-name="T369">Why do the Bulls release Crash?<text:line-break/></text:span><text:span text:style-name="T259">1. </text:span><text:span text:style-name="T181">The Bulls do not need him anymore once Ebby is called up to the major leagues</text:span><text:span text:style-name="T36"><text:line-break/></text:span><text:span text:style-name="T37">2. They have no use for Eddy's mentor<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22">ConceptNet potrebbe essere d’aiuto per collegare alcuni concetti.</text:span><text:span text:style-name="T369"><text:line-break/></text:span></text:p>
        </text:list-item>
        <text:list-item>
          <text:p text:style-name="P64"><text:span text:style-name="T369">What does Crash do once he retires?<text:line-break/></text:span><text:span text:style-name="T259">1. </text:span><text:span text:style-name="T181">Crash goes back to be with Annie</text:span><text:span text:style-name="T36"><text:line-break/></text:span><text:span text:style-name="T37">2. returns to Durham<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23">ConceptNet potrebbe essere d’aiuto per collegare alcuni concetti.</text:span><text:span text:style-name="T369"><text:line-break/></text:span></text:p>
        </text:list-item>
        <text:list-item>
          <text:p text:style-name="P64"><text:span text:style-name="T369">What kind of relationship do Crash and Ebby have when they first meet?<text:line-break/></text:span><text:span text:style-name="T259">1. </text:span><text:span text:style-name="T181">Crash and Ebby do not start out on the best terms and are fighting over the same girl</text:span><text:span text:style-name="T36"><text:line-break/></text:span><text:span text:style-name="T37">2. Rocky<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24">Stesso problema della domanda 12., quindi ConceptNet potrebbe tornare utile.</text:span><text:span text:style-name="T369"><text:line-break/></text:span></text:p>
        </text:list-item>
        <text:list-item>
          <text:p text:style-name="P64"><text:span text:style-name="T369">What is the nickname Crash gives to Ebby?<text:line-break/></text:span><text:span text:style-name="T259">1. </text:span><text:span text:style-name="T181">Meat</text:span><text:span text:style-name="T36"><text:line-break/></text:span><text:span text:style-name="T37">2. Meat<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369"><text:line-break/><text:line-break/></text:span><text:soft-page-break/><text:span text:style-name="T180">Uguale alla domanda 5.</text:span><text:span text:style-name="T369"><text:line-break/></text:span></text:p>
        </text:list-item>
        <text:list-item>
          <text:p text:style-name="P64"><text:span text:style-name="T369">Who chooses players from the Bulls to be her lover and student?<text:line-break/></text:span><text:span text:style-name="T259">1. </text:span><text:span text:style-name="T181">Annie</text:span><text:span text:style-name="T36"><text:line-break/></text:span><text:span text:style-name="T37">2. Annie<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369"><text:line-break/><text:line-break/></text:span><text:span text:style-name="T225">ConceptNet non dovrebbe essere d’aiuto.</text:span><text:span text:style-name="T185"><text:line-break/></text:span></text:p>
        </text:list-item>
        <text:list-item>
          <text:p text:style-name="P64"><text:span text:style-name="T369">What nickname does Annie give to Ebby?<text:line-break/></text:span><text:span text:style-name="T259">1. </text:span><text:span text:style-name="T181">Nuke</text:span><text:span text:style-name="T36"><text:line-break/></text:span><text:span text:style-name="T37">2. Nuke<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369"><text:line-break/><text:line-break/></text:span><text:span text:style-name="T182">Uguale alla domanda 4., </text:span><text:span text:style-name="T226">quindi ConceptNet potrebbe essere d’aiuto.</text:span><text:span text:style-name="T369"><text:line-break/></text:span></text:p>
        </text:list-item>
        <text:list-item>
          <text:p text:style-name="P64"><text:span text:style-name="T369">Who is jealous of Ebby?<text:line-break/></text:span><text:span text:style-name="T259">1. </text:span><text:span text:style-name="T181">Crash</text:span><text:span text:style-name="T36"><text:line-break/></text:span><text:span text:style-name="T37">2. Crash<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28">ConceptNet non dovrebbe essere utile.</text:span><text:span text:style-name="T369"><text:line-break/></text:span></text:p>
        </text:list-item>
        <text:list-item>
          <text:p text:style-name="P64"><text:span text:style-name="T369">Who did Annie date?<text:line-break/></text:span><text:span text:style-name="T259">1. </text:span><text:span text:style-name="T181">Ebby, then later Crash</text:span><text:span text:style-name="T36"><text:line-break/></text:span><text:span text:style-name="T37">2. Nuke<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27">ConceptNet potrebbe essere d’aiuto, dato che il termine date non è presente nel riassunto.</text:span><text:span text:style-name="T369"><text:line-break/></text:span></text:p>
        </text:list-item>
        <text:list-item>
          <text:p text:style-name="P64"><text:span text:style-name="T369">What new team does Crash join?<text:line-break/></text:span><text:span text:style-name="T259">1. </text:span><text:span text:style-name="T181">Asheville Tourists</text:span><text:span text:style-name="T36"><text:line-break/></text:span><text:soft-page-break/><text:span text:style-name="T37">2. Asheville Tourists<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186">Simile alla domanda 13., </text:span><text:span text:style-name="T229">anche se in questo caso ConceptNet non dovrebbe essere d’aiuto.</text:span><text:span text:style-name="T369"><text:line-break/></text:span></text:p>
        </text:list-item>
        <text:list-item>
          <text:p text:style-name="P64"><text:span text:style-name="T369">What field position does Ebby play?<text:line-break/></text:span><text:span text:style-name="T259">1. </text:span><text:span text:style-name="T183">P</text:span><text:span text:style-name="T181">itcher</text:span><text:span text:style-name="T36"><text:line-break/></text:span><text:span text:style-name="T37">2. Pitcher<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30">ConceptNet potrebbe essere d’aiuto per collegare field position a pitcher.</text:span><text:span text:style-name="T369"><text:line-break/></text:span></text:p>
        </text:list-item>
        <text:list-item>
          <text:p text:style-name="P64"><text:span text:style-name="T369">Why was Crash let go from the Bulls?<text:line-break/></text:span><text:span text:style-name="T259">1. </text:span><text:span text:style-name="T181">He was no longer needed since Ebby went to the majors.</text:span><text:span text:style-name="T36"><text:line-break/></text:span><text:span text:style-name="T37">2. Nuke is called up to the majors and the team no longer needs him<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184">Simile alla domanda 18., </text:span><text:span text:style-name="T231">e anche qui ConceptNet potrebbe essere d’aiuto.</text:span><text:span text:style-name="T369"><text:line-break/></text:span></text:p>
        </text:list-item>
        <text:list-item>
          <text:p text:style-name="P64"><text:span text:style-name="T369">At the end of the story, in what town does Crash plan to go to be a manager?<text:line-break/></text:span><text:span text:style-name="T259">1. </text:span><text:span text:style-name="T181">Visalia</text:span><text:span text:style-name="T36"><text:line-break/></text:span><text:span text:style-name="T37">2. Visalia<text:line-break/><text:line-break/></text:span><text:span text:style-name="T38">TR: “”<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232">ConceptNet potrebbe essere d’aiuto per collegare alcuni concetti.</text:span><text:span text:style-name="T369"><text:line-break/></text:span></text:p>
        </text:list-item>
        <text:list-item>
          <text:p text:style-name="P64"><text:span text:style-name="T369">Where did Crash live for the 21 greatest days of his life?<text:line-break/></text:span><text:span text:style-name="T259">1. </text:span><text:span text:style-name="T181">Major League Baseball</text:span><text:span text:style-name="T36"><text:line-break/></text:span><text:span text:style-name="T37">2. The Show (major league baseball)<text:line-break/><text:line-break/></text:span><text:span text:style-name="T38">TR: “</text:span><text:span text:style-name="T453">Crash also talks about the pleasure of life in "The Show" (Major League Baseball), which he briefly lived for "the 21 greatest days of my life" and to which he </text:span><text:soft-page-break/><text:span text:style-name="T453">has tried for years to return.</text:span><text:span text:style-name="T38">”<text:line-break/><text:line-break/>HEMP: </text:span><text:span text:style-name="T39"><text:s/></text:span><text:span text:style-name="T40">[, ]</text:span><text:span text:style-name="T38"><text:line-break/>MHP: </text:span><text:span text:style-name="T39"><text:s/></text:span><text:span text:style-name="T40">[, ]</text:span><text:span text:style-name="T181"><text:line-break/><text:line-break/></text:span><text:span text:style-name="T187">Simile alla domanda 1. </text:span><text:span text:style-name="T361">I concetti della domanda e delle risposte sono presenti nel TR, perciò </text:span><text:span text:style-name="T233">ConceptNet </text:span><text:span text:style-name="T361">non dovrebbe</text:span><text:span text:style-name="T233"> essere utile.</text:span><text:span text:style-name="T187"><text:line-break/></text:span></text:p>
        </text:list-item>
      </text:list>
      <text:p text:style-name="P4"><text:span text:style-name="T194">Domande simili o identiche: </text:span><text:span text:style-name="T197">6</text:span><text:span text:style-name="T195"><text:line-break/>Domande con risposte errate: </text:span><text:span text:style-name="T234">0</text:span></text:p>
      <text:p text:style-name="P14"/>
      <text:p text:style-name="P16"><text:a xlink:type="simple" xlink:href="https://en.wikipedia.org/wiki/Chinatown_(1974_film)" text:style-name="Internet_20_link" text:visited-style-name="Visited_20_Internet_20_Link"><text:span text:style-name="T447">https://en.wikipedia.org/wiki/Chinatown_(1974_film)</text:span></text:a><text:span text:style-name="T448"> </text:span><text:span text:style-name="T449">[Test]<text:line-break/><text:line-break/></text:span><text:span text:style-name="T442">La versione del riassunto contenuta in NarrativeQA e quella presente attualmente in Wikipedia differiscono leggermente.</text:span></text:p>
      <text:p text:style-name="P14"/>
      <text:list xml:id="list1602559139" text:style-name="L5">
        <text:list-item>
          <text:p text:style-name="P65"><text:span text:style-name="T370">What is Hollis Mulwray's title at work?</text:span><text:span text:style-name="T187"><text:line-break/></text:span><text:span text:style-name="T259">1. </text:span><text:span text:style-name="T187">Chief Engineer</text:span><text:span text:style-name="T36"><text:line-break/></text:span><text:span text:style-name="T37">2. Chief Engineer<text:line-break/><text:line-break/></text:span><text:span text:style-name="T38">TR: “</text:span><text:span text:style-name="T453">A woman identifying herself as Evelyn Mulwray hires private investigator J. J. "Jake" Gittes to surveil her husband, Hollis Mulwray, chief engineer for the Los Angeles Department of Water and Power.</text:span><text:span text:style-name="T38">”<text:line-break/><text:line-break/>HEMP: "chief engineer"</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79">I concetti delle risposte e della domanda sono presenti nel TR, ad eccezione di “title at work”, presente nella domanda. Perciò </text:span><text:span text:style-name="T235">ConceptNet potrebbe aiutare a collegar</text:span><text:span text:style-name="T279">lo</text:span><text:span text:style-name="T235"> a ”chief engineer”, </text:span><text:span text:style-name="T279">presente nelle risposte e nel TR</text:span><text:span text:style-name="T235">.<text:line-break/><text:line-break/></text:span><text:span text:style-name="T280">HEMP risulta esatta, forse perché la risposta è situata subito dopo il nome del personaggio, e quindi lo span risulta essere il più probabile.</text:span><text:span text:style-name="T187"><text:line-break/></text:span></text:p>
        </text:list-item>
        <text:list-item>
          <text:p text:style-name="P66"><text:span text:style-name="T370">What is the name of the private investigator?</text:span><text:span text:style-name="T187"><text:line-break/></text:span><text:span text:style-name="T259">1. </text:span><text:span text:style-name="T187">J. J. Gittes</text:span><text:span text:style-name="T36"><text:line-break/></text:span><text:span text:style-name="T37">2. J.J. Jake Gittes<text:line-break/><text:line-break/></text:span><text:span text:style-name="T38">TR: “</text:span><text:span text:style-name="T453">A woman identifying herself as Evelyn Mulwray hires private investigator J. J. "Jake" Gittes to surveil her husband,</text:span><text:span text:style-name="T38">”<text:line-break/><text:line-break/>HEMP: "j. j . jake gitte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81">I concetti delle risposte e della domanda sono presenti nel TR, e sono vicini tra loro, perciò </text:span><text:span text:style-name="T236">ConceptNet non dovrebbe essere d’aiuto. </text:span><text:span text:style-name="T281">L’unica eccezione sarebbe “name”, contenuto nella domanda, per cui ConceptNet potrebbe tornare utile per collegarlo a “Jake”, parte della risposta, dato che si tratta di un soprannome abbastanza comune, però si tratta comunque di un collegamento intuibile dal contesto (e dal fatto che le i </text:span><text:soft-page-break/><text:span text:style-name="T281">termini iniziano con la lettera maiuscola, ma non so se i modelli siano in grado di fare questo ragionamento).<text:line-break/><text:line-break/>HEMP risulta essere esatta, confermando l’analisi.</text:span><text:span text:style-name="T187"><text:line-break/></text:span></text:p>
        </text:list-item>
        <text:list-item>
          <text:p text:style-name="P67"><text:span text:style-name="T370">What is Mr. Gittes' nickname?</text:span><text:span text:style-name="T187"><text:line-break/></text:span><text:span text:style-name="T259">1. </text:span><text:span text:style-name="T187">Jake</text:span><text:span text:style-name="T36"><text:line-break/></text:span><text:span text:style-name="T37">2. J.J.<text:line-break/><text:line-break/></text:span><text:span text:style-name="T38">TR: “</text:span><text:span text:style-name="T453">A woman identifying herself as Evelyn Mulwray hires private investigator J. J. "Jake" Gittes to surveil her husband, Hollis Mulwray, chief engineer for the Los Angeles Department of Water and Power.</text:span><text:span text:style-name="T38">”<text:line-break/><text:line-break/>HEMP: "mulwray"</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82">I concetti delle risposte e della domanda sono contenuti nel TR, ad eccezione di “nickname”, presente nella domanda. </text:span><text:span text:style-name="T237">ConceptNet potrebbe aiutare a collegar</text:span><text:span text:style-name="T282">lo</text:span><text:span text:style-name="T237"> “Jake”, </text:span><text:span text:style-name="T282">visto anche che si tratta di un soprannome comune,</text:span><text:span text:style-name="T237"> </text:span><text:span text:style-name="T282">sebbene un modello con un buon livello di ragionamento potrebbe intuirlo dal fatto che il termine nel TR è fra virgolette (posto che non vengano eliminate prima)</text:span><text:span text:style-name="T237">.<text:line-break/><text:line-break/></text:span><text:span text:style-name="T283">HEMP risulta errat</text:span><text:span text:style-name="T285">a</text:span><text:span text:style-name="T283">, addirittura non propone nemmeno una parte del nome intero del personaggio. Dalla domanda precedente si può notare che le virgolette vengono eliminate, infatti la predizione fornita non le contiene, probabilmente per evitare problemi di lettura a livello di codice del testo; di conseguenza non possono fornire alcun aiuto al modello.</text:span><text:span text:style-name="T187"><text:line-break/></text:span></text:p>
        </text:list-item>
        <text:list-item>
          <text:p text:style-name="P65"><text:span text:style-name="T370">Who actually posed as Mrs. Mulwray?</text:span><text:span text:style-name="T187"><text:line-break/></text:span><text:span text:style-name="T259">1. </text:span><text:span text:style-name="T187">Ida Sessions</text:span><text:span text:style-name="T36"><text:line-break/></text:span><text:span text:style-name="T37">2. Ida Sessions<text:line-break/><text:line-break/></text:span><text:span text:style-name="T38">TR: “</text:span><text:span text:style-name="T453">Back at his office, Gittes receives a call from Ida Sessions, who identifies herself as the imposter Mrs. Mulwray.</text:span><text:span text:style-name="T38">”<text:line-break/><text:line-break/>HEMP: "ida session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84">I concetti delle risposte e della domanda sono presenti nel TR, ad eccezione di “posed”, presente nella domanda, sostituito nel TR dal</text:span><text:span text:style-name="T308">l’espressione</text:span><text:span text:style-name="T284"> “</text:span><text:span text:style-name="T308">identifies herself as the imposter</text:span><text:span text:style-name="T284">”; quindi </text:span><text:span text:style-name="T238">ConceptNet </text:span><text:span text:style-name="T309">potrebbe forse</text:span><text:span text:style-name="T284"> essere d’aiuto </text:span><text:span text:style-name="T309">per collegare il concetto all’espressione</text:span><text:span text:style-name="T284">.</text:span><text:span text:style-name="T238"><text:line-break/><text:line-break/></text:span><text:span text:style-name="T285">HEMP risulta essere corretta, </text:span><text:span text:style-name="T310">quindi ConceptNet non è fondamentale in questo caso</text:span><text:span text:style-name="T285">.</text:span><text:span text:style-name="T187"><text:line-break/></text:span></text:p>
        </text:list-item>
        <text:list-item>
          <text:p text:style-name="P65"><text:span text:style-name="T370">Who offers to double Gittes' fee?</text:span><text:span text:style-name="T187"><text:line-break/></text:span><text:span text:style-name="T259">1. </text:span><text:span text:style-name="T187">Noah Cross</text:span><text:span text:style-name="T36"><text:line-break/></text:span><text:span text:style-name="T37">2. Noah Cross<text:line-break/><text:line-break/></text:span><text:soft-page-break/><text:span text:style-name="T38">TR: “</text:span><text:span text:style-name="T453">Gittes learns that Mulwray was once the business partner of his wife's wealthy father, Noah Cross. Over lunch at his personal club, Cross warns Gittes that he does not understand the forces at work, and offers to double Gittes's fee to search for Mulwray's missing mistress.</text:span><text:span text:style-name="T38">”<text:line-break/><text:line-break/>HEMP: "cros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86">I concetti delle risposte e della domanda sono presenti nel TR, perciò </text:span><text:span text:style-name="T239">ConceptNet non dovrebbe essere d’aiuto.</text:span><text:span text:style-name="T287"><text:line-break/><text:line-break/>HEMP risulta essere corretta, anche se solo parzialmente rispetto alle risposte. D’altronde il nome completo del personaggio non è vicinissimo agli altri concetti, e tutto sommato la predizione in sé è più che accettabile, visto che non ci sono altri Cross all’interno della storia.</text:span><text:span text:style-name="T187"><text:line-break/></text:span></text:p>
        </text:list-item>
        <text:list-item>
          <text:p text:style-name="P65"><text:span text:style-name="T370">Who does Gittes end up sleeping with?</text:span><text:span text:style-name="T187"><text:tab/><text:line-break/></text:span><text:span text:style-name="T259">1. </text:span><text:span text:style-name="T187">Evelyn</text:span><text:span text:style-name="T36"><text:line-break/></text:span><text:span text:style-name="T37">2. Evelyn Mulwray<text:line-break/><text:line-break/></text:span><text:span text:style-name="T38">TR: “</text:span><text:span text:style-name="T453">After fleeing Mulvihill and his thugs, Gittes and Evelyn hide at Evelyn's house and sleep together.</text:span><text:span text:style-name="T38">”<text:line-break/><text:line-break/>HEMP: "evelyn"</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88">I concetti delle risposte e della domanda sono contenuti nel TR, perciò </text:span><text:span text:style-name="T240">ConceptNet non dovrebbe essere d’aiuto. </text:span><text:span text:style-name="T288">La seconda risposta potrebbe risultare più difficile da ottenere, dato che il cognome viene citato in una frase molto distante dal TR proposto.<text:line-break/><text:line-break/></text:span><text:span text:style-name="T289">HEMP corrisponde alla prima risposta, confermando l’intera analisi.</text:span><text:span text:style-name="T187"><text:line-break/></text:span></text:p>
        </text:list-item>
        <text:list-item>
          <text:p text:style-name="P65"><text:span text:style-name="T370">What did they find in Mulwray's lungs?</text:span><text:span text:style-name="T187"> <text:line-break/></text:span><text:span text:style-name="T259">1. </text:span><text:span text:style-name="T187">Saltwater</text:span><text:span text:style-name="T36"><text:line-break/></text:span><text:span text:style-name="T37">2. Salt water<text:line-break/><text:line-break/></text:span><text:span text:style-name="T38">TR: “Escobar tells him the coroner's report found salt water in Mulwray's lungs</text:span><text:span text:style-name="T453">,</text:span><text:span text:style-name="T38">”<text:line-break/><text:line-break/>HEMP: "salt water"</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90">Dato che i concetti della domanda e delle risposte sono contenuti nel TR, </text:span><text:span text:style-name="T241">ConceptNet non dovrebbe essere d’aiuto.<text:line-break/><text:line-break/></text:span><text:span text:style-name="T290">Come atteso, HEMP risulta essere esatta.</text:span><text:span text:style-name="T187"><text:line-break/></text:span></text:p>
        </text:list-item>
        <text:list-item>
          <text:p text:style-name="P65"><text:span text:style-name="T370">Where was Ida Sessions body found?</text:span><text:span text:style-name="T187"><text:line-break/></text:span><text:span text:style-name="T259">1. </text:span><text:span text:style-name="T187">In her apartment</text:span><text:span text:style-name="T36"><text:line-break/></text:span><text:span text:style-name="T37">2. at her own apartment<text:line-break/></text:span><text:soft-page-break/><text:span text:style-name="T37"><text:line-break/></text:span><text:span text:style-name="T38">TR: “The next day, an anonymous call draws Gittes to Ida Sessions's apartment; he finds her murdered and Escobar waiting for his arrival</text:span><text:span text:style-name="T453">.</text:span><text:span text:style-name="T38">”<text:line-break/><text:line-break/>HEMP: "apartment"</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91">I concetti delle risposte e della domanda sono contenuti nel TR, ad eccezione di “body”, presente nella domanda ma senza riferimenti simili nel TR, dove viene semplicemente detto che Ida Session viene trovata assassinata. </text:span><text:span text:style-name="T242">ConceptNet potrebbe aiutare a collegare “body” a “murdered”.<text:line-break/><text:line-break/></text:span><text:span text:style-name="T291">HEMP risulta essere abbastanza buona, visto che per ottenere le risposte viene richiesta un’elaborazione del testo per ottenere i termini che non sono presenti nel TR (“In her” oppure “at her own”). Non la considero la migliore possibile, visto che forse la predizione sarebbe risultata più completa aggiungendo all’inizio “Ida Sessions’”, </text:span><text:span text:style-name="T311">ma d’altronde è quella che fornisce </text:span><text:span text:style-name="T312">il</text:span><text:span text:style-name="T311"> miglior ROUGE-L</text:span><text:span text:style-name="T291">.</text:span><text:span text:style-name="T187"><text:line-break/></text:span></text:p>
        </text:list-item>
        <text:list-item>
          <text:p text:style-name="P65"><text:span text:style-name="T370">Who is Evelyn's sister and her daughter?</text:span><text:span text:style-name="T187"><text:line-break/></text:span><text:span text:style-name="T259">1. </text:span><text:span text:style-name="T187">Katherine</text:span><text:span text:style-name="T36"><text:line-break/></text:span><text:span text:style-name="T37">2. Katherine<text:line-break/><text:line-break/></text:span><text:span text:style-name="T38">TR: “</text:span><text:span text:style-name="T453">He confronts Evelyn about her "sister"; after Gittes slaps her, she admits that the woman, Katherine, is her sister and her daughter: her father raped her when she was fifteen.</text:span><text:span text:style-name="T38">”<text:line-break/><text:line-break/>HEMP: "katherine"</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92">I concetti della domanda e delle risposte sono contenuti nel TR, quindi </text:span><text:span text:style-name="T243">ConceptNet non dovrebbe essere d’aiuto qui. “</text:span><text:span text:style-name="T293">He</text:span><text:span text:style-name="T243">” </text:span><text:span text:style-name="T293">si riferisce in questo caso a “Gittes”. </text:span><text:span text:style-name="T292">Questa potenzialmente poteva essere una domanda perfetta per ConceptNet, se ad esempio avesse chiesto chi fosse Katherine per Noah Cross (il padre di Evelyn, perciò </text:span><text:span text:style-name="T293">per Katherine</text:span><text:span text:style-name="T292"> sarebbe padre e nonno).<text:line-break/><text:line-break/></text:span><text:span text:style-name="T293">HEMP risulta essere corretta, </text:span><text:span text:style-name="T294">confermando l’analisi.</text:span><text:span text:style-name="T187"><text:line-break/></text:span></text:p>
        </text:list-item>
        <text:list-item>
          <text:p text:style-name="P65"><text:span text:style-name="T370">Where does Gittes arrange for the women to run to?</text:span><text:span text:style-name="T187"><text:line-break/></text:span><text:span text:style-name="T259">1. </text:span><text:span text:style-name="T187">Mexico</text:span><text:span text:style-name="T36"><text:line-break/></text:span><text:span text:style-name="T37">2. Mexico.<text:line-break/><text:line-break/></text:span><text:span text:style-name="T38">TR: “</text:span><text:span text:style-name="T453">Gittes arranges for the women to flee to Mexico and instructs Evelyn to meet him at her butler's home in Chinatown.</text:span><text:span text:style-name="T38">”<text:line-break/><text:line-break/>HEMP: "mexico"</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95">I concetti delle risposte e della domanda sono tutti presenti nel TR, ad eccezione di “run”, presente nella domanda, che viene sostituito nel TR dal sinonimo “flee”. Perciò </text:span><text:soft-page-break/><text:span text:style-name="T244">ConceptNet </text:span><text:span text:style-name="T295">non dovrebbe essere</text:span><text:span text:style-name="T244"> </text:span><text:span text:style-name="T295">d’aiuto</text:span><text:span text:style-name="T244">.<text:line-break/><text:line-break/></text:span><text:span text:style-name="T296">L’analisi viene confermata da HEMP, che risulta essere esatta.</text:span><text:span text:style-name="T187"><text:line-break/></text:span></text:p>
        </text:list-item>
        <text:list-item>
          <text:p text:style-name="P65"><text:span text:style-name="T370">Who did Evelynn hire to follow her husband?</text:span><text:span text:style-name="T187"><text:line-break/></text:span><text:span text:style-name="T259">1. </text:span><text:span text:style-name="T187">J.J. Jake Gittes</text:span><text:span text:style-name="T36"><text:line-break/></text:span><text:span text:style-name="T37">2. Jake Gittes<text:line-break/><text:line-break/></text:span><text:span text:style-name="T38">TR: “</text:span><text:span text:style-name="T453">A woman identifying herself as Evelyn Mulwray hires private investigator J. J. "Jake" Gittes to surveil her husband, Hollis Mulwray, chief engineer for the Los Angeles Department of Water and Power.</text:span><text:span text:style-name="T38">”<text:line-break/><text:line-break/>HEMP: "j. j . jake gitte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297">Dato che i concetti della domanda e delle risposte sono tutti presenti nel TR e sono vicini fra loro, </text:span><text:span text:style-name="T307">ad eccezione di “follow”, presente nella domanda e sostituito nel TR dal sinonimo “follow”</text:span><text:span text:style-name="T297">, </text:span><text:span text:style-name="T243">ConceptNet non dovrebbe essere d’aiuto qui.<text:line-break/><text:line-break/></text:span><text:span text:style-name="T298">HEMP risulta essere esatta e quindi conferma l’analisi.</text:span><text:span text:style-name="T187"><text:line-break/></text:span></text:p>
        </text:list-item>
        <text:list-item>
          <text:p text:style-name="P68"><text:span text:style-name="T370">What is J.J. Jake Gittes occupation?</text:span><text:span text:style-name="T187"><text:line-break/></text:span><text:span text:style-name="T259">1. </text:span><text:span text:style-name="T187">Private Investigator</text:span><text:span text:style-name="T36"><text:line-break/></text:span><text:span text:style-name="T37">2. Private investigator<text:line-break/><text:line-break/></text:span><text:span text:style-name="T38">TR: “</text:span><text:span text:style-name="T453">A woman identifying herself as Evelyn Mulwray hires private investigator J. J. "Jake" Gittes to surveil her husband,</text:span><text:span text:style-name="T38">”<text:line-break/><text:line-break/>HEMP: "private investigator"</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189">Simile alla domanda </text:span><text:span text:style-name="T190">2</text:span><text:span text:style-name="T189">. </text:span><text:span text:style-name="T299">I concetti della domanda e delle risposte sono tutti presenti nel TR, ad eccezione di “occupation”, contenuto nella domanda, che ConceptNet potrebbe aiutare a collegare a “private investigator”, ossia la risposta attesa</text:span><text:span text:style-name="T189"> </text:span><text:span text:style-name="T299">e il concetto utilizzato nel TR.</text:span><text:span text:style-name="T245"><text:line-break/><text:line-break/></text:span><text:span text:style-name="T300">HEMP risulta essere corretta, forse perché la risposta è subito prima del nome, e quindi risulta essere fra le sottostringhe più probabili.</text:span><text:span text:style-name="T187"><text:line-break/></text:span></text:p>
        </text:list-item>
        <text:list-item>
          <text:p text:style-name="P65"><text:span text:style-name="T370">Where are Gittes' photos published the following day?</text:span><text:span text:style-name="T187"><text:line-break/></text:span><text:span text:style-name="T259">1. </text:span><text:span text:style-name="T187">Front page of the paper</text:span><text:span text:style-name="T36"><text:line-break/></text:span><text:span text:style-name="T37">2. The front page<text:line-break/><text:line-break/></text:span><text:span text:style-name="T38">TR: “</text:span><text:span text:style-name="T453"> Gittes tails him, hears him publicly oppose the creation of a new reservoir, and shoots photographs of him with a young woman, which are published on the front page of the following day's paper.</text:span><text:span text:style-name="T38">”<text:line-break/><text:line-break/>HEMP: "on the front page"</text:span><text:span text:style-name="T39"> </text:span><text:span text:style-name="T40">[, ]</text:span><text:span text:style-name="T38"><text:line-break/>MHP: </text:span><text:span text:style-name="T39"><text:s/></text:span><text:span text:style-name="T40">[, ]</text:span><text:span text:style-name="T187"><text:line-break/></text:span><text:soft-page-break/><text:span text:style-name="T187"><text:line-break/></text:span><text:span text:style-name="T301">I concetti delle risposte e della domanda sono contenuti nel TR, sebbene non siano proprio vicinissimi. Ad ogni modo non ritengo che </text:span><text:span text:style-name="T243">ConceptNet </text:span><text:span text:style-name="T301">possa</text:span><text:span text:style-name="T243"> essere d’aiuto qui. </text:span><text:span text:style-name="T302">Le risposte a mio avviso potrebbero essere migliori aggiungendo l’articolo “on” all’inizio, e comunque la prima risposta per me è più completa e corretta.</text:span><text:span text:style-name="T243"><text:line-break/><text:line-break/></text:span><text:span text:style-name="T302">HEMP risulta essere corretta, con l’aggiunta dell’articolo “on” all’inizio, come da me preferito. L’aggiunta di “of the following day’s paper” l’avrebbe resa a mio avviso migliore, ma d’altronde ne avrebbe calato parecchio la ROUGE-L.</text:span><text:span text:style-name="T187"><text:line-break/></text:span></text:p>
        </text:list-item>
        <text:list-item>
          <text:p text:style-name="P65"><text:span text:style-name="T370">Who does Gittes think is the real target?</text:span><text:span text:style-name="T187"><text:line-break/></text:span><text:span text:style-name="T259">1. </text:span><text:span text:style-name="T187">Mulwray's husband</text:span><text:span text:style-name="T36"><text:line-break/></text:span><text:span text:style-name="T37">2. Evelyn Mulwray <text:line-break/><text:line-break/></text:span><text:span text:style-name="T38">TR: “</text:span><text:span text:style-name="T453">Realizing he was set up, Gittes assumes that Mulwray's husband is the real target.</text:span><text:span text:style-name="T38">”<text:line-break/><text:line-break/>HEMP: "mulwray s husband"</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03">I concetti della domanda sono presenti nel TR, ad eccezione di “think”, che nel TR viene sostituito dal sinonimo “assumes”. </text:span><text:span text:style-name="T304">Per quanto riguarda le risposte, la prima è corretta e corrisponde ad una sottostringa del TR, la seconda invece è errata. Di conseguenza</text:span><text:span text:style-name="T303"> </text:span><text:span text:style-name="T246">ConceptNet </text:span><text:span text:style-name="T304">non dovrebbe essere d’aiuto</text:span><text:span text:style-name="T246">.<text:line-break/><text:line-break/></text:span><text:span text:style-name="T305">HEMP risulta essere corretta, manca l’apostrofo ma è un errore dello script di generazione dei token </text:span><text:span text:style-name="T306">del modello</text:span><text:span text:style-name="T305">, che non so per quale motivo in questo caso l’ha eliminato (in altre situazioni l’ha tenuto e considerato un token a sé).</text:span><text:span text:style-name="T187"><text:line-break/></text:span></text:p>
        </text:list-item>
        <text:list-item>
          <text:p text:style-name="P65"><text:span text:style-name="T370">How did Hollis Mulwray die?</text:span><text:span text:style-name="T187"><text:line-break/></text:span><text:span text:style-name="T259">1. </text:span><text:span text:style-name="T187">He drowned</text:span><text:span text:style-name="T36"><text:line-break/></text:span><text:span text:style-name="T37">2. drowned<text:line-break/><text:line-break/></text:span><text:span text:style-name="T38">TR: “</text:span><text:span text:style-name="T453">Before he can question him, Lieutenant Lou Escobar fishes Mulwray, drowned, from a freshwater reservoir.</text:span><text:span text:style-name="T38">”<text:line-break/><text:line-break/>HEMP: "drowned , from a freshwater reservoir"</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13">I concetti della domanda e delle risposte sono contenuti nel TR, ad eccezione di “die”, presente nella domanda, che </text:span><text:span text:style-name="T247">ConceptNet potrebbe aiutare a collegare a “drowned”, </text:span><text:span text:style-name="T313">usato nelle risposte e nel TR</text:span><text:span text:style-name="T247">. </text:span><text:span text:style-name="T314">C’è un’ulteriore difficoltà: il nome Hollis non è presente nella frase, e la prima occorrenza è all’inizio del riassunto, quindi 4 o 5 frasi prima del TR riportato. Collegando però “die” a “drowned”, questo non dovrebbe costituire un problema, dato che il cognome invece viene riportato nel TR.<text:line-break/><text:line-break/></text:span><text:span text:style-name="T315">HEMP è abbastanza corretto, ma riporta una sottostringa troppo lunga rispetto a quanto richiesto (la parte “from a freshwater reservoir” è di troppo </text:span><text:span text:style-name="T316">e non è nemmeno </text:span><text:soft-page-break/><text:span text:style-name="T316">relativa a quanto chiesto dalla domanda</text:span><text:span text:style-name="T315">).</text:span><text:span text:style-name="T187"><text:line-break/></text:span></text:p>
        </text:list-item>
        <text:list-item>
          <text:p text:style-name="P69"><text:span text:style-name="T370">Who turned out to be Mrs. Mulwray's imposter?</text:span><text:span text:style-name="T187"><text:line-break/></text:span><text:span text:style-name="T259">1. </text:span><text:span text:style-name="T187">Ida Sessions</text:span><text:span text:style-name="T36"><text:line-break/></text:span><text:span text:style-name="T37">2. Ida Sessions <text:line-break/><text:line-break/></text:span><text:span text:style-name="T38">TR: “</text:span><text:span text:style-name="T453">Back at his office, Gittes receives a call from Ida Sessions, who identifies herself as the imposter Mrs. Mulwray.</text:span><text:span text:style-name="T38">”<text:line-break/><text:line-break/>HEMP: "ida session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191">Si</text:span><text:span text:style-name="T192">mile alla domanda 4. </text:span><text:span text:style-name="T317">I concetti della domanda e delle risposte sono contenuti nel TR, ad eccezione di “turned out”, presente nella domanda e rappresentato nel TR dall’espressione “who identifies herself”</text:span><text:span text:style-name="T248">. </text:span><text:span text:style-name="T317">Ad ogni modo ritengo che ConcepNet non possa essere d’aiuto.<text:line-break/><text:line-break/></text:span><text:span text:style-name="T318">L’analisi viene confermata da HEMP, che risulta essere corretta.</text:span><text:span text:style-name="T187"><text:line-break/></text:span></text:p>
        </text:list-item>
        <text:list-item>
          <text:p text:style-name="P65"><text:span text:style-name="T370">Who does Evelynn tell Gittes that is dangerous?</text:span><text:span text:style-name="T187"><text:line-break/></text:span><text:span text:style-name="T259">1. </text:span><text:span text:style-name="T187">Her father</text:span><text:span text:style-name="T36"><text:line-break/></text:span><text:span text:style-name="T37">2. Her father<text:line-break/><text:line-break/></text:span><text:span text:style-name="T38">TR: “</text:span><text:span text:style-name="T453">Early in the morning, Evelyn has to leave suddenly; she warns Gittes that her father is dangerous.</text:span><text:span text:style-name="T38">”<text:line-break/><text:line-break/>HEMP: "her father"</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19">I concetti della domanda e delle risposte sono presenti nel TR e vicini fra loro, perciò </text:span><text:span text:style-name="T243">ConceptNet non dovrebbe essere d’aiuto qui.<text:line-break/><text:line-break/></text:span><text:span text:style-name="T320">HEMP conferma l’analisi, individuando la risposta esatta.</text:span><text:span text:style-name="T187"><text:line-break/></text:span></text:p>
        </text:list-item>
        <text:list-item>
          <text:p text:style-name="P70"><text:span text:style-name="T370">What did the coroner's report find in Mr. Mulwray's lungs?</text:span><text:span text:style-name="T187"><text:line-break/></text:span><text:span text:style-name="T259">1. </text:span><text:span text:style-name="T187">Salt water</text:span><text:span text:style-name="T36"><text:line-break/></text:span><text:span text:style-name="T37">2. Salt water<text:line-break/><text:line-break/></text:span><text:span text:style-name="T38">TR: “Escobar tells him the coroner's report found salt water in Mulwray's lungs</text:span><text:span text:style-name="T453">,</text:span><text:span text:style-name="T38">”<text:line-break/><text:line-break/>HEMP: "salt water"</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193">Simile alla domanda 7. </text:span><text:span text:style-name="T290">Dato che i concetti della domanda e delle risposte sono contenuti nel TR, </text:span><text:span text:style-name="T241">ConceptNet non dovrebbe essere d’aiuto.<text:line-break/><text:line-break/></text:span><text:span text:style-name="T290">Come atteso, HEMP risulta essere esatta.</text:span><text:span text:style-name="T187"><text:line-break/></text:span></text:p>
        </text:list-item>
        <text:list-item>
          <text:p text:style-name="P65"><text:soft-page-break/><text:span text:style-name="T370">What does Gittes find in Evelyn's garden pond?</text:span><text:span text:style-name="T187"><text:line-break/></text:span><text:span text:style-name="T259">1. </text:span><text:span text:style-name="T187">Bifocals</text:span><text:span text:style-name="T36"><text:line-break/></text:span><text:span text:style-name="T37">2. Apair of bifocal glasses.<text:line-break/><text:line-break/></text:span><text:span text:style-name="T38">TR: “</text:span><text:span text:style-name="T453">At Evelyn's mansion, Gittes finds her servants packing her things. He realizes her garden pond is salt water and discovers a pair of bifocals in it.</text:span><text:span text:style-name="T38">”<text:line-break/><text:line-break/>HEMP: "a pair of bifocal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21">I concetti della domanda e delle risposte sono presenti nel TR, quindi </text:span><text:span text:style-name="T243">ConceptNet non dovrebbe essere d’aiuto qui. </text:span><text:span text:style-name="T322">L’unica eccezione sarebbe “find”, contenuto nella domanda, che nel TR viene sostituito dal sinonimo “discovers”, per cui però dubito che ConceptNet possa fornire aiuto. Da notare che la seconda risposta è sbagliata a causa di uno spazio mancante, abbassando il valore di ROUGE-L che le predizioni meriterebbero, considerando anche che sarebbe la più completa fra le due.<text:line-break/><text:line-break/>HEMP risulta essere corretta, sebbene corrisponda alla seconda risposta, e quindi come fatto notare il valore di ROUGE-L è più basso di quanto dovrebbe essere.</text:span><text:span text:style-name="T187"><text:line-break/></text:span></text:p>
        </text:list-item>
        <text:list-item>
          <text:p text:style-name="P71"><text:span text:style-name="T370">Who kills Evelyn?</text:span><text:span text:style-name="T187"><text:line-break/></text:span><text:span text:style-name="T259">1. </text:span><text:span text:style-name="T187">The police</text:span><text:span text:style-name="T36"><text:line-break/></text:span><text:span text:style-name="T37">2. The police<text:line-break/><text:line-break/></text:span><text:span text:style-name="T38">TR: “The police open fire, killing Evelyn.”<text:line-break/><text:line-break/>HEMP: "the police"</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23">I concetti delle risposte e della domanda sono presenti nel TR, perciò </text:span><text:span text:style-name="T243">ConceptNet non dovrebbe essere d’aiuto qui.<text:line-break/><text:line-break/></text:span><text:span text:style-name="T323">HEMP conferma l’analisi, proponendo la risposta corretta.</text:span><text:span text:style-name="T187"><text:line-break/></text:span></text:p>
        </text:list-item>
        <text:list-item>
          <text:p text:style-name="P71"><text:span text:style-name="T370">When is Jake's life first put at risk?</text:span><text:span text:style-name="T187"> <text:line-break/></text:span><text:span text:style-name="T259">1. </text:span><text:span text:style-name="T187">When he nearly drowns in the runoff channel.</text:span><text:span text:style-name="T36"><text:line-break/></text:span><text:span text:style-name="T37">2. When the water department security chief attacks him after discovering that the is investigating.<text:line-break/><text:line-break/></text:span><text:span text:style-name="T38">TR: “</text:span><text:span text:style-name="T453">Gittes investigates his suspicions of murder and notices that, although huge quantities of water are released from the reservoir every night, the land is almost dry. Gittes is warned off by Water Department Security Chief Claude Mulvihill and a henchman, who slashes Gittes's nose.</text:span><text:span text:style-name="T38">” <text:line-break/><text:line-break/>HEMP: "a week after his death"</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24">La domanda sarebbe molto interessante, perché non presenta concetti presenti nel riassunto. E analizzando la prima risposta si capisce il perché: fa riferimento ad un </text:span><text:soft-page-break/><text:span text:style-name="T324">episodio presente nel film, ma non riportato nel riassunto (accade fra le due frasi riportate nel TR, in pratica mentre investiga sulla riserva viene investito dall’acqua rilasciata, rischiando di annegare). La seconda risposta invece fa riferimento al TR riportato, che tutto sommato è ragionevole, perché se da un lato è vero che ci sono varie occasioni in cui Jake rischia la vita, dall’altro quello è l’unica occasione in cui rimane ferito come avvertimento. Purtroppo essa presenta due errori: il primo è grammaticale, ossia “that the is” anziché “that he is”, inficiando perciò il calcolo della ROUGE-L reale; il secondo è di </text:span><text:span text:style-name="T325">approssimazione</text:span><text:span text:style-name="T324">, ossia nella risposta viene riportato che è Mulvihill ad attaccare Jake, mentre nel TR viene riportato </text:span><text:span text:style-name="T325">che è un suo uomo, e questo potrebbe provocare non pochi problemi ai modelli.<text:line-break/>Dati questi presupposti, ConceptNet potrebbe aiutare il modello quantomeno ad individuare la sezione giusta del testo, ad esempio collegando “risk”, presente nella domanda, a “henchman” </text:span><text:span text:style-name="T326">e a “slashes”</text:span><text:span text:style-name="T325">, contenut</text:span><text:span text:style-name="T326">i</text:span><text:span text:style-name="T325"> nel TR. </text:span><text:span text:style-name="T327">Forse potrebbe anche collegare “investigate” a “warned off” e a “attack”, in cui i primi due termini appartengono al TR, mentre il secondo alla risposta 2.<text:line-break/></text:span><text:span text:style-name="T336">Inizialmente avevo considerato questa domanda come non contenuta nel riassunta, ma prendendo per buona la seconda risposta, si può considerare valida.</text:span><text:span text:style-name="T327"><text:line-break/><text:line-break/></text:span><text:span text:style-name="T328">Come prevedibile, HEMP risulta essere completamente errata. Per curiosità, “death” fa riferimento ad uno degli anziani della casa di riposo su cui Jake arriva ad indagare, quindi non c’entra minimamente con la domanda. D’altronde il termine è il contrario di “life”, quindi probabilmente il modello ha memorizzato questa contrapposizione e l’ha riutilizzata.</text:span><text:span text:style-name="T187"><text:line-break/></text:span></text:p>
        </text:list-item>
        <text:list-item>
          <text:p text:style-name="P72"><text:span text:style-name="T370">Who kills Evelyn?</text:span><text:span text:style-name="T187"> <text:line-break/></text:span><text:span text:style-name="T259">1. </text:span><text:span text:style-name="T187">The police.</text:span><text:span text:style-name="T36"><text:line-break/></text:span><text:span text:style-name="T37">2. police<text:line-break/><text:line-break/></text:span><text:span text:style-name="T38">TR: “The police open fire, killing Evelyn.” <text:line-break/><text:line-break/>HEMP: "the police"</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188">Uguale alla domanda 20. </text:span><text:span text:style-name="T323">I concetti delle risposte e della domanda sono presenti nel TR, perciò </text:span><text:span text:style-name="T243">ConceptNet non dovrebbe essere d’aiuto qui.<text:line-break/><text:line-break/></text:span><text:span text:style-name="T323">HEMP conferma l’analisi, proponendo la risposta corretta.</text:span><text:span text:style-name="T187"><text:line-break/></text:span></text:p>
        </text:list-item>
        <text:list-item>
          <text:p text:style-name="P65"><text:span text:style-name="T370">Who does Evelyn shoot in the arm?</text:span><text:span text:style-name="T187"> <text:line-break/></text:span><text:span text:style-name="T259">1. </text:span><text:span text:style-name="T187">Cross.</text:span><text:span text:style-name="T36"><text:line-break/></text:span><text:span text:style-name="T37">2. cross<text:line-break/><text:line-break/></text:span><text:span text:style-name="T38">TR: “</text:span><text:span text:style-name="T453">When Cross approaches Katherine, Evelyn shoots him in the arm and drives away with Katherine.</text:span><text:span text:style-name="T38">”<text:line-break/><text:line-break/>HEMP: "cross approaches katherine"</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29">I concetti della domanda e delle risposte sono contenuti nel TR, perciò </text:span><text:span text:style-name="T243">ConceptNet </text:span><text:soft-page-break/><text:span text:style-name="T243">non dovrebbe essere d’aiuto qui.<text:line-break/><text:line-break/></text:span><text:span text:style-name="T330">HEMP risulta quasi corretta. Sarebbe perfetta dal punto di vista puramente di significato se il verbo fosse “approaching” anziché “approaches”, ma non essendo in grado di modificare il testo non si poteva ottenere tale risultato. Considerando il funzionamento del modello, poteva essere in grado tranquillamente di fornire la risposta attesa.</text:span><text:span text:style-name="T187"><text:line-break/></text:span></text:p>
        </text:list-item>
        <text:list-item>
          <text:p text:style-name="P65"><text:span text:style-name="T370">What does the real Evelyn Mulwray do when she first meets Jake?</text:span><text:span text:style-name="T187"> <text:line-break/></text:span><text:span text:style-name="T259">1. </text:span><text:span text:style-name="T187">Threatens to sue him. </text:span><text:span text:style-name="T36"><text:line-break/></text:span><text:span text:style-name="T37">2. she files a lawsuit against him<text:line-break/><text:line-break/></text:span><text:span text:style-name="T38">TR: “</text:span><text:span text:style-name="T454">Back at his office, Gittes is confronted by a woman who informs him she is the real Evelyn Mulwray, and that he can expect a lawsuit.</text:span><text:span text:style-name="T38">”<text:line-break/><text:line-break/>HEMP: "him"</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31">Una parte dei concetti della domanda e delle risposte sono contenuti nel TR. “she first meets Jake” è un’informazione non riportata, che però si può intuire facilmente dal riassunto; addirittura potrebbe potenzialmente sviare il modello, se ad esempio decidesse di ignorare “real” e prendere per buono l’incontro con la falsa Evelyn. “to sue” è un concetto presente nella prima risposta, ma rappresentato nel TR con “lawsuit”, mentre “Threatens”, appartenente sempre alla prima risposta, non è proprio contenuto nel TR. In entrambi questi caso </text:span><text:span text:style-name="T249">ConceptNet potrebbe essere d’aiuto. </text:span><text:span text:style-name="T331">Per quanto riguarda la seconda risposta, il termine “files” non è presente nel TR, ed anche in questo caso ConceptNet potrebbe aiutare a collegarlo a “lawsuit”.<text:line-break/></text:span><text:span text:style-name="T332">Questa domanda risulta interessante appunto perché le risposte non sono semplici sottostringhe del TR, ma il risultato di ragionamenti che i modelli con un sistema di analisi più superficiale non dovrebbero essere in grado di compiere.<text:line-break/><text:line-break/>HEMP conferma l’analisi, infatti la predizione non ha proprio senso; probabilmente lo prende dalla sezione “who informs him she is”.</text:span><text:span text:style-name="T187"><text:line-break/></text:span></text:p>
        </text:list-item>
        <text:list-item>
          <text:p text:style-name="P65"><text:span text:style-name="T370">Who is the protagonist in this story?</text:span><text:span text:style-name="T187"> <text:line-break/></text:span><text:span text:style-name="T259">1. </text:span><text:span text:style-name="T187">Jake.</text:span><text:span text:style-name="T36"><text:line-break/></text:span><text:span text:style-name="T37">2. P.I. Jake Gittes<text:line-break/><text:line-break/></text:span><text:span text:style-name="T38">TR: </text:span><text:span text:style-name="T50">il riassunto intero.</text:span><text:span text:style-name="T38"><text:line-break/><text:line-break/>HEMP: "gitte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333">Altra domanda interessante, perché l’unica possibilità di rispondere correttamente è conoscere il significato di “protagonist” e trovare i giusti collegamenti all’interno del riassunto. Forse </text:span><text:span text:style-name="T250">ConceptNet potrebbe essere d’aiuto, </text:span><text:span text:style-name="T333">dato che non si tratta semplicemente di collegare due sottostringhe o pezzi del riassunto, bensì di un’analisi più astratta del testo.</text:span><text:span text:style-name="T250"> </text:span><text:span text:style-name="T333">Bisognerebbe capire se all’interno di ConceptNet il concetto “protagonist” è collegato ad altri termini presenti nel riassunto, come “investigates”, </text:span><text:soft-page-break/><text:span text:style-name="T333">“learns”, “discovers” e così via, anche se non si trattano di per sé di concetti esclusivi del protagonista</text:span><text:span text:style-name="T250">. </text:span><text:span text:style-name="T334">Per quanto riguarda le risposte, “P.I.” immagino stia per “Private Investigator”, anche se dubito che un modello lo predica (e d’altronde non è nemmeno necessario per individuare una risposta soddisfacente).<text:line-break/><text:line-break/>HEMP risulta corretta, non ottiene un buon ROUGE-L solamente perché le possibili risposte corrette sono molte, e purtroppo ne propone una che non corrisponde alla prima risposta, ed è semplicemente contenuta nella seconda. </text:span><text:span text:style-name="T335">Sarebbe interessante capire se la predizione corretta è semplice fortuna, o se effettivamente il modello ha appreso il concetto di protagonista.</text:span><text:span text:style-name="T187"><text:line-break/></text:span></text:p>
        </text:list-item>
        <text:list-item>
          <text:p text:style-name="P90"><text:span text:style-name="T447">Who is the antagonist in this story?</text:span><text:span text:style-name="T438"><text:line-break/></text:span><text:span text:style-name="T441">1. </text:span><text:span text:style-name="T438">Evelyn Mulwray.</text:span><text:span text:style-name="T400"><text:line-break/></text:span><text:span text:style-name="T407">2. Evelyn.<text:line-break/><text:line-break/></text:span><text:span text:style-name="T409">TR: </text:span><text:span text:style-name="T432">il riassunto intero.</text:span><text:span text:style-name="T409"><text:line-break/><text:line-break/>HEMP: "mulvihill"</text:span><text:span text:style-name="T411"> </text:span><text:span text:style-name="T417">[, ]</text:span><text:span text:style-name="T409"><text:line-break/>MHP: </text:span><text:span text:style-name="T411"><text:s/></text:span><text:span text:style-name="T417">[, ]</text:span><text:span text:style-name="T438"><text:line-break/><text:line-break/></text:span><text:span text:style-name="T443">Come la domanda sopra, ma forse ancora più difficile. L’antagonista è il personaggio che ostacola il protagonista, quindi nel film è Evelyn, sebbene non sia “il cattivo”. Come sopra, </text:span><text:span text:style-name="T439">ConceptNet potrebbe essere d’aiuto, </text:span><text:span text:style-name="T443">ad esempio collegando “antagonist” a concetti come “</text:span><text:span text:style-name="T444">lawsuit</text:span><text:span text:style-name="T443">” </text:span><text:span text:style-name="T444">e</text:span><text:span text:style-name="T443"> “</text:span><text:span text:style-name="T444">admit</text:span><text:span text:style-name="T443">”, </text:span><text:span text:style-name="T444">ma come nel caso precedente non si tratta di concetti esclusivi dell’antagonista</text:span><text:span text:style-name="T439">. </text:span><text:span text:style-name="T445">Le risposte sono corrette e in più permettono di avere un buon ROUGE-L con entrambe le possibilità più probabili (si potrebbero aggiungere anche altre informazioni, tipo che è figlia di Noah Cross, o che è la sorella di Katherine, oppure che è quella reale, ma non sono necessarie per fornire una risposta soddisfacente).<text:line-break/><text:line-break/>HEMP stavolta è errata, sebbene perlomeno indichi il nome di una persona, e che per di più è effettivamente di ostacolo a Gittes, sebbene solamente in qualche caso e decisamente meno spesso di Evelyn.</text:span><text:span text:style-name="T438"><text:line-break/></text:span></text:p>
        </text:list-item>
        <text:list-item>
          <text:p text:style-name="P73"><text:span text:style-name="T370">Where was Hollis Mulwray murdered?</text:span><text:span text:style-name="T187"> <text:line-break/></text:span><text:span text:style-name="T259">1. </text:span><text:span text:style-name="T187">In the salt water pond at his house. </text:span><text:span text:style-name="T36"><text:line-break/></text:span><text:span text:style-name="T37">2. freshwater resevoir<text:line-break/><text:line-break/></text:span><text:span text:style-name="T38">TR: “</text:span><text:span text:style-name="T453">He realizes her garden pond is salt water and discovers a pair of bifocals in it. He confronts Evelyn about her "sister"; after Gittes slaps her, she admits that the woman, Katherine, is her sister and her daughter: her father raped her when she was fifteen. She says that the eyeglasses are not Mulwray's, as he did not wear bifocals.<text:line-break/>Gittes arranges for the women to flee to Mexico and instructs Evelyn to meet him at her butler's home in Chinatown. He summons Cross to the Mulwray home to settle their deal. Cross admits his intention to annex the Northwest Valley into the City of Los Angeles, then irrigate and develop it. Gittes accuses Cross of murdering Mulwray.</text:span><text:span text:style-name="T38">”<text:line-break/><text:line-break/>HEMP: "retirement home"</text:span><text:span text:style-name="T39"> </text:span><text:span text:style-name="T40">[, ]</text:span><text:span text:style-name="T38"><text:line-break/>MHP: </text:span><text:span text:style-name="T39"><text:s/></text:span><text:span text:style-name="T40">[, ]</text:span><text:span text:style-name="T187"><text:line-break/></text:span><text:soft-page-break/><text:span text:style-name="T187"><text:line-break/></text:span><text:span text:style-name="T338">I concetti della domanda e delle risposte sono contenuti nel TR, ma sono parecchio distanti fra loro. Questo costituisce la parte interessante della domanda, specialmente perché è noto che i modelli faticano a collegare concetti a lunga distanza. Inoltre richiede un buon livello di astrazione, anche se tecnicamente non viene mai detto esplicitamente che Mulwray è stato assassinato nello stagno (“pond”), </text:span><text:span text:style-name="T339">quindi si potrebbe avere dubbi legittimi sulla risposta attesa</text:span><text:span text:style-name="T338">. </text:span><text:span text:style-name="T340">Sicuramente la seconda risposta è errata, dato che viene esplicitamente detto che nei polmoni della vittima viene ritrovata acqua salata, e quindi non può essere annegati nella riserva, composta da acqua dolce. </text:span><text:span text:style-name="T342">Essa tra l’altro fa riferimento ad una sezione del riassunto non riportata nel TR, che comunque risulta necessaria per costruire il ragionamento che porta alla risposta </text:span><text:span text:style-name="T343">attesa</text:span><text:span text:style-name="T342">.</text:span><text:span text:style-name="T338"><text:line-break/></text:span><text:span text:style-name="T251">ConceptNet potrebbe </text:span><text:span text:style-name="T338">forse </text:span><text:span text:style-name="T251">aiutare </text:span><text:span text:style-name="T341">a </text:span><text:span text:style-name="T251">collega</text:span><text:span text:style-name="T341">re le</text:span><text:span text:style-name="T251"> varie parti del riassunto, </text:span><text:span text:style-name="T342">ad esempio </text:span><text:span text:style-name="T344">unendo</text:span><text:span text:style-name="T342"> “</text:span><text:span text:style-name="T345">murdered</text:span><text:span text:style-name="T342">”, </text:span><text:span text:style-name="T345">presente nella domanda, a “drowned”, presente nel riassunto (ma non nel TR), e a sua volta a “lungs” </text:span><text:span text:style-name="T346">e a “water”, in cui il primo termine è presente nel riassunto, mentre il secondo è contenuto nel TR; quest’ultimo potrebbe essere collegato a “salt”, </text:span><text:span text:style-name="T347">presente nel TR</text:span><text:span text:style-name="T251">.<text:line-break/><text:line-break/></text:span><text:span text:style-name="T348">HEMP risulta essere errata, proponendo una sottostringa che non è nemmeno vicina a qualche frase o espressione relativa al ragionamento richiesto dalla domanda. </text:span><text:span text:style-name="T349">D’altronde, visto come è strutturato il modello, difficilmente si poteva ottenere il ragionamento atteso, visto che non è previsto alcun tipo di </text:span><text:span text:style-name="T350">operazione</text:span><text:span text:style-name="T349"> per l’astrazione </text:span><text:span text:style-name="T351">del senso logico del testo</text:span><text:span text:style-name="T349">.</text:span><text:span text:style-name="T187"><text:line-break/></text:span></text:p>
        </text:list-item>
        <text:list-item>
          <text:p text:style-name="P74"><text:span text:style-name="T370">Who is the imposter Mrs. Mulwray? </text:span><text:span text:style-name="T187"><text:line-break/></text:span><text:span text:style-name="T259">1. </text:span><text:span text:style-name="T187">Ida Sessions. </text:span><text:span text:style-name="T36"><text:line-break/></text:span><text:span text:style-name="T37">2. Ida Sessions<text:line-break/><text:line-break/></text:span><text:span text:style-name="T38">TR: “</text:span><text:span text:style-name="T453">Back at his office, Gittes receives a call from Ida Sessions, who identifies herself as the imposter Mrs. Mulwray.</text:span><text:span text:style-name="T38">”<text:line-break/><text:line-break/>HEMP: "ida sessions"</text:span><text:span text:style-name="T39"> </text:span><text:span text:style-name="T40">[, ]</text:span><text:span text:style-name="T38"><text:line-break/>MHP: </text:span><text:span text:style-name="T39"><text:s/></text:span><text:span text:style-name="T40">[, ]</text:span><text:span text:style-name="T187"><text:line-break/><text:line-break/></text:span><text:span text:style-name="T188">Simile alla domanda 16</text:span><text:span text:style-name="T352">. </text:span><text:span text:style-name="T353">I concetti della domanda e delle risposte sono contenuti nel TR</text:span><text:span text:style-name="T252">, </text:span><text:span text:style-name="T353">per cui</text:span><text:span text:style-name="T252"> ConceptNet </text:span><text:span text:style-name="T353">non dovrebbe essere d’aiuto</text:span><text:span text:style-name="T252">.<text:line-break/><text:line-break/></text:span><text:span text:style-name="T354">HEMP conferma l’analisi, proponendo la risposta esatta.</text:span><text:span text:style-name="T188"><text:line-break/></text:span></text:p>
        </text:list-item>
      </text:list>
      <text:p text:style-name="P2"><text:span text:style-name="T194">Domande simili o identiche: </text:span><text:span text:style-name="T197">5</text:span><text:span text:style-name="T195"><text:line-break/></text:span><text:span text:style-name="T196">Domande con risposte apparentemente mancanti nel </text:span><text:span text:style-name="T253">riassunto</text:span><text:span text:style-name="T196">: </text:span><text:span text:style-name="T337">0</text:span></text:p>
      <text:p text:style-name="P15"/>
      <text:p text:style-name="P3"><text:span text:style-name="T371">T</text:span><text:span text:style-name="T368">OTALE</text:span></text:p>
      <text:p text:style-name="P13"/>
      <text:p text:style-name="P9"><text:span text:style-name="T372">Domande simili o identiche: </text:span><text:span text:style-name="T385">7</text:span><text:span text:style-name="T376">+</text:span><text:span text:style-name="T391">6</text:span><text:span text:style-name="T377">+</text:span><text:span text:style-name="T380">6</text:span><text:span text:style-name="T378">+</text:span><text:span text:style-name="T383">5</text:span><text:span text:style-name="T378"> = </text:span><text:span text:style-name="T383">2</text:span><text:span text:style-name="T391">4</text:span><text:span text:style-name="T373"><text:line-break/>Domande con risposte errate: </text:span><text:span text:style-name="T379">0</text:span><text:span text:style-name="T375">+</text:span><text:span text:style-name="T392">1</text:span><text:span text:style-name="T377">+</text:span><text:span text:style-name="T380">0</text:span><text:span text:style-name="T378">+</text:span><text:span text:style-name="T383">0</text:span><text:span text:style-name="T378"> = </text:span><text:span text:style-name="T392">1</text:span><text:span text:style-name="T378"><text:line-break/></text:span><text:span text:style-name="T374">Domande con risposte apparentemente mancanti nel </text:span><text:span text:style-name="T381">riassunto</text:span><text:span text:style-name="T374">: </text:span><text:span text:style-name="T382">0+0+0+</text:span><text:span text:style-name="T390">0</text:span><text:span text:style-name="T374"> </text:span><text:span text:style-name="T382">= </text:span><text:span text:style-name="T390">0</text:span><text:span text:style-name="T376"><text:line-break/>Domande totali: 29+</text:span><text:span text:style-name="T377">30+</text:span><text:span text:style-name="T378">30+28 = 117</text:span></text:p>
      <text:p text:style-name="P10"><text:span text:style-name="T378">D</text:span><text:span text:style-name="T368">omande totali con risposte corrette </text:span><text:span text:style-name="T384">e presenti nel riassunto</text:span><text:span text:style-name="T368"> = </text:span><text:span text:style-name="T384">11</text:span><text:span text:style-name="T392">6</text:span></text:p>
      <text:p text:style-name="P11"><text:soft-page-break/><text:span text:style-name="T378">D</text:span><text:span text:style-name="T384">omande totali con risposte corrette e presenti nel riassunto </text:span><text:span text:style-name="T385">(senza doppioni)</text:span><text:span text:style-name="T384"> = </text:span><text:span text:style-name="T386">9</text:span><text:span text:style-name="T39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1-04-07T23:18:50.326000000</dc:date>
    <meta:editing-duration>P12DT59M30S</meta:editing-duration>
    <meta:editing-cycles>894</meta:editing-cycles>
    <meta:document-statistic meta:table-count="0" meta:image-count="0" meta:object-count="0" meta:page-count="42" meta:paragraph-count="160" meta:word-count="12462" meta:character-count="76203" meta:non-whitespace-character-count="63289"/>
  </office:meta>
</office:document-meta>
</file>